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0" table:default-cell-style-name="Default"/>
        <table:table-row table:style-name="ro1">
          <table:table-cell office:value-type="string" calcext:value-type="string">
            <text:p>8 sensing cosst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 calcext:value-type="string">
            <text:p>MCTS- 100 iterations</text:p>
          </table:table-cell>
          <table:table-cell/>
          <table:table-cell office:value-type="string" calcext:value-type="string">
            <text:p>50 budget</text:p>
          </table:table-cell>
          <table:table-cell table:number-columns-repeated="47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9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1" calcext:value-type="float">
            <text:p>11</text:p>
          </table:table-cell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4"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4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4"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4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4"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4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4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4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number-columns-repeated="50" table:default-cell-style-name="Default"/>
        <table:table-row table:style-name="ro1">
          <table:table-cell table:number-columns-repeated="50"/>
        </table:table-row>
        <table:table-row table:style-name="ro1">
          <table:table-cell office:value-type="float" office:value="1105.78302910484" calcext:value-type="float">
            <text:p>1105.7830291048</text:p>
          </table:table-cell>
          <table:table-cell office:value-type="float" office:value="1109.3841338635" calcext:value-type="float">
            <text:p>1109.3841338635</text:p>
          </table:table-cell>
          <table:table-cell office:value-type="float" office:value="1093.65793692755" calcext:value-type="float">
            <text:p>1093.6579369276</text:p>
          </table:table-cell>
          <table:table-cell office:value-type="float" office:value="1116.74191475941" calcext:value-type="float">
            <text:p>1116.7419147594</text:p>
          </table:table-cell>
          <table:table-cell office:value-type="float" office:value="1108.85167671663" calcext:value-type="float">
            <text:p>1108.8516767166</text:p>
          </table:table-cell>
          <table:table-cell office:value-type="float" office:value="1098.07995811989" calcext:value-type="float">
            <text:p>1098.0799581199</text:p>
          </table:table-cell>
          <table:table-cell office:value-type="float" office:value="1091.78088371728" calcext:value-type="float">
            <text:p>1091.7808837173</text:p>
          </table:table-cell>
          <table:table-cell office:value-type="float" office:value="1122.55230840311" calcext:value-type="float">
            <text:p>1122.5523084031</text:p>
          </table:table-cell>
          <table:table-cell office:value-type="float" office:value="1118.37043550371" calcext:value-type="float">
            <text:p>1118.3704355037</text:p>
          </table:table-cell>
          <table:table-cell office:value-type="float" office:value="1105.45846814858" calcext:value-type="float">
            <text:p>1105.4584681486</text:p>
          </table:table-cell>
          <table:table-cell office:value-type="float" office:value="1114.98965398145" calcext:value-type="float">
            <text:p>1114.9896539815</text:p>
          </table:table-cell>
          <table:table-cell office:value-type="float" office:value="1099.58528549041" calcext:value-type="float">
            <text:p>1099.5852854904</text:p>
          </table:table-cell>
          <table:table-cell office:value-type="float" office:value="1119.26672823264" calcext:value-type="float">
            <text:p>1119.2667282326</text:p>
          </table:table-cell>
          <table:table-cell office:value-type="float" office:value="1120.54663627878" calcext:value-type="float">
            <text:p>1120.5466362788</text:p>
          </table:table-cell>
          <table:table-cell office:value-type="float" office:value="1123.3830366899" calcext:value-type="float">
            <text:p>1123.3830366899</text:p>
          </table:table-cell>
          <table:table-cell office:value-type="float" office:value="1105.82497963122" calcext:value-type="float">
            <text:p>1105.8249796312</text:p>
          </table:table-cell>
          <table:table-cell office:value-type="float" office:value="1118.74380754832" calcext:value-type="float">
            <text:p>1118.7438075483</text:p>
          </table:table-cell>
          <table:table-cell office:value-type="float" office:value="1106.32154829184" calcext:value-type="float">
            <text:p>1106.3215482918</text:p>
          </table:table-cell>
          <table:table-cell office:value-type="float" office:value="1114.95535582054" calcext:value-type="float">
            <text:p>1114.9553558205</text:p>
          </table:table-cell>
          <table:table-cell office:value-type="float" office:value="1119.33503741326" calcext:value-type="float">
            <text:p>1119.3350374133</text:p>
          </table:table-cell>
          <table:table-cell office:value-type="float" office:value="1105.34815993388" calcext:value-type="float">
            <text:p>1105.3481599339</text:p>
          </table:table-cell>
          <table:table-cell office:value-type="float" office:value="1120.84596081968" calcext:value-type="float">
            <text:p>1120.8459608197</text:p>
          </table:table-cell>
          <table:table-cell office:value-type="float" office:value="1100.94462571034" calcext:value-type="float">
            <text:p>1100.9446257103</text:p>
          </table:table-cell>
          <table:table-cell office:value-type="float" office:value="1100.03683746004" calcext:value-type="float">
            <text:p>1100.03683746</text:p>
          </table:table-cell>
          <table:table-cell office:value-type="float" office:value="1124.19159188185" calcext:value-type="float">
            <text:p>1124.1915918819</text:p>
          </table:table-cell>
          <table:table-cell office:value-type="float" office:value="1117.98351443782" calcext:value-type="float">
            <text:p>1117.9835144378</text:p>
          </table:table-cell>
          <table:table-cell office:value-type="float" office:value="1123.77696867454" calcext:value-type="float">
            <text:p>1123.7769686745</text:p>
          </table:table-cell>
          <table:table-cell office:value-type="float" office:value="1098.10953815063" calcext:value-type="float">
            <text:p>1098.1095381506</text:p>
          </table:table-cell>
          <table:table-cell office:value-type="float" office:value="1115.77011910723" calcext:value-type="float">
            <text:p>1115.7701191072</text:p>
          </table:table-cell>
          <table:table-cell office:value-type="float" office:value="1105.5916098537" calcext:value-type="float">
            <text:p>1105.5916098537</text:p>
          </table:table-cell>
          <table:table-cell office:value-type="float" office:value="1120.41372957141" calcext:value-type="float">
            <text:p>1120.4137295714</text:p>
          </table:table-cell>
          <table:table-cell office:value-type="float" office:value="1116.88683978146" calcext:value-type="float">
            <text:p>1116.8868397815</text:p>
          </table:table-cell>
          <table:table-cell office:value-type="float" office:value="1081.98660366702" calcext:value-type="float">
            <text:p>1081.986603667</text:p>
          </table:table-cell>
          <table:table-cell office:value-type="float" office:value="1124.19074941846" calcext:value-type="float">
            <text:p>1124.1907494185</text:p>
          </table:table-cell>
          <table:table-cell office:value-type="float" office:value="1107.90526964277" calcext:value-type="float">
            <text:p>1107.9052696428</text:p>
          </table:table-cell>
          <table:table-cell office:value-type="float" office:value="1100.00376583676" calcext:value-type="float">
            <text:p>1100.0037658368</text:p>
          </table:table-cell>
          <table:table-cell office:value-type="float" office:value="1111.77741547221" calcext:value-type="float">
            <text:p>1111.7774154722</text:p>
          </table:table-cell>
          <table:table-cell office:value-type="float" office:value="1095.91637211752" calcext:value-type="float">
            <text:p>1095.9163721175</text:p>
          </table:table-cell>
          <table:table-cell office:value-type="float" office:value="1115.26517769713" calcext:value-type="float">
            <text:p>1115.2651776971</text:p>
          </table:table-cell>
          <table:table-cell office:value-type="float" office:value="1120.18667380653" calcext:value-type="float">
            <text:p>1120.1866738065</text:p>
          </table:table-cell>
          <table:table-cell office:value-type="float" office:value="1110.67068700015" calcext:value-type="float">
            <text:p>1110.6706870002</text:p>
          </table:table-cell>
          <table:table-cell office:value-type="float" office:value="1103.56076456111" calcext:value-type="float">
            <text:p>1103.5607645611</text:p>
          </table:table-cell>
          <table:table-cell office:value-type="float" office:value="1124.44306798444" calcext:value-type="float">
            <text:p>1124.4430679844</text:p>
          </table:table-cell>
          <table:table-cell office:value-type="float" office:value="1093.00191020812" calcext:value-type="float">
            <text:p>1093.0019102081</text:p>
          </table:table-cell>
          <table:table-cell office:value-type="float" office:value="1124.97898359617" calcext:value-type="float">
            <text:p>1124.9789835962</text:p>
          </table:table-cell>
          <table:table-cell office:value-type="float" office:value="1092.19680135745" calcext:value-type="float">
            <text:p>1092.1968013575</text:p>
          </table:table-cell>
          <table:table-cell office:value-type="float" office:value="1116.62105109853" calcext:value-type="float">
            <text:p>1116.6210510985</text:p>
          </table:table-cell>
          <table:table-cell office:value-type="float" office:value="1105.69560506035" calcext:value-type="float">
            <text:p>1105.6956050604</text:p>
          </table:table-cell>
          <table:table-cell office:value-type="float" office:value="1120.83364006983" calcext:value-type="float">
            <text:p>1120.8336400698</text:p>
          </table:table-cell>
          <table:table-cell office:value-type="float" office:value="1104.24967016522" calcext:value-type="float">
            <text:p>1104.2496701652</text:p>
          </table:table-cell>
        </table:table-row>
        <table:table-row table:style-name="ro1">
          <table:table-cell office:value-type="float" office:value="1104.11104734629" calcext:value-type="float">
            <text:p>1104.1110473463</text:p>
          </table:table-cell>
          <table:table-cell office:value-type="float" office:value="1109.35810205521" calcext:value-type="float">
            <text:p>1109.3581020552</text:p>
          </table:table-cell>
          <table:table-cell office:value-type="float" office:value="1091.6290238765" calcext:value-type="float">
            <text:p>1091.6290238765</text:p>
          </table:table-cell>
          <table:table-cell office:value-type="float" office:value="1105.22262580086" calcext:value-type="float">
            <text:p>1105.2226258009</text:p>
          </table:table-cell>
          <table:table-cell office:value-type="float" office:value="1090.97251893821" calcext:value-type="float">
            <text:p>1090.9725189382</text:p>
          </table:table-cell>
          <table:table-cell office:value-type="float" office:value="1097.17225245306" calcext:value-type="float">
            <text:p>1097.1722524531</text:p>
          </table:table-cell>
          <table:table-cell office:value-type="float" office:value="1063.88685407344" calcext:value-type="float">
            <text:p>1063.8868540734</text:p>
          </table:table-cell>
          <table:table-cell office:value-type="float" office:value="1115.81204530191" calcext:value-type="float">
            <text:p>1115.8120453019</text:p>
          </table:table-cell>
          <table:table-cell office:value-type="float" office:value="1091.62108911076" calcext:value-type="float">
            <text:p>1091.6210891108</text:p>
          </table:table-cell>
          <table:table-cell office:value-type="float" office:value="1102.14976702968" calcext:value-type="float">
            <text:p>1102.1497670297</text:p>
          </table:table-cell>
          <table:table-cell office:value-type="float" office:value="1100.55006412003" calcext:value-type="float">
            <text:p>1100.55006412</text:p>
          </table:table-cell>
          <table:table-cell office:value-type="float" office:value="1077.49293169128" calcext:value-type="float">
            <text:p>1077.4929316913</text:p>
          </table:table-cell>
          <table:table-cell office:value-type="float" office:value="1115.46338490277" calcext:value-type="float">
            <text:p>1115.4633849028</text:p>
          </table:table-cell>
          <table:table-cell office:value-type="float" office:value="1109.02870887756" calcext:value-type="float">
            <text:p>1109.0287088776</text:p>
          </table:table-cell>
          <table:table-cell office:value-type="float" office:value="1082.98600824647" calcext:value-type="float">
            <text:p>1082.9860082465</text:p>
          </table:table-cell>
          <table:table-cell office:value-type="float" office:value="1085.06498893734" calcext:value-type="float">
            <text:p>1085.0649889373</text:p>
          </table:table-cell>
          <table:table-cell office:value-type="float" office:value="1110.15416343031" calcext:value-type="float">
            <text:p>1110.1541634303</text:p>
          </table:table-cell>
          <table:table-cell office:value-type="float" office:value="1078.65441053036" calcext:value-type="float">
            <text:p>1078.6544105304</text:p>
          </table:table-cell>
          <table:table-cell office:value-type="float" office:value="1113.04463904412" calcext:value-type="float">
            <text:p>1113.0446390441</text:p>
          </table:table-cell>
          <table:table-cell office:value-type="float" office:value="1116.51880797924" calcext:value-type="float">
            <text:p>1116.5188079792</text:p>
          </table:table-cell>
          <table:table-cell office:value-type="float" office:value="1102.74871416751" calcext:value-type="float">
            <text:p>1102.7487141675</text:p>
          </table:table-cell>
          <table:table-cell office:value-type="float" office:value="1109.31743859093" calcext:value-type="float">
            <text:p>1109.3174385909</text:p>
          </table:table-cell>
          <table:table-cell office:value-type="float" office:value="1090.73501904041" calcext:value-type="float">
            <text:p>1090.7350190404</text:p>
          </table:table-cell>
          <table:table-cell office:value-type="float" office:value="1109.03846111264" calcext:value-type="float">
            <text:p>1109.0384611126</text:p>
          </table:table-cell>
          <table:table-cell office:value-type="float" office:value="1123.89019300411" calcext:value-type="float">
            <text:p>1123.8901930041</text:p>
          </table:table-cell>
          <table:table-cell office:value-type="float" office:value="1104.36379581023" calcext:value-type="float">
            <text:p>1104.3637958102</text:p>
          </table:table-cell>
          <table:table-cell office:value-type="float" office:value="1113.95179971766" calcext:value-type="float">
            <text:p>1113.9517997177</text:p>
          </table:table-cell>
          <table:table-cell office:value-type="float" office:value="1085.95806444625" calcext:value-type="float">
            <text:p>1085.9580644463</text:p>
          </table:table-cell>
          <table:table-cell office:value-type="float" office:value="1107.58663682173" calcext:value-type="float">
            <text:p>1107.5866368217</text:p>
          </table:table-cell>
          <table:table-cell office:value-type="float" office:value="1093.9370749326" calcext:value-type="float">
            <text:p>1093.9370749326</text:p>
          </table:table-cell>
          <table:table-cell office:value-type="float" office:value="1105.58024452178" calcext:value-type="float">
            <text:p>1105.5802445218</text:p>
          </table:table-cell>
          <table:table-cell office:value-type="float" office:value="1099.19266899812" calcext:value-type="float">
            <text:p>1099.1926689981</text:p>
          </table:table-cell>
          <table:table-cell office:value-type="float" office:value="1067.4577036288" calcext:value-type="float">
            <text:p>1067.4577036288</text:p>
          </table:table-cell>
          <table:table-cell office:value-type="float" office:value="1121.52836123149" calcext:value-type="float">
            <text:p>1121.5283612315</text:p>
          </table:table-cell>
          <table:table-cell office:value-type="float" office:value="1094.79780950798" calcext:value-type="float">
            <text:p>1094.797809508</text:p>
          </table:table-cell>
          <table:table-cell office:value-type="float" office:value="1067.74738158286" calcext:value-type="float">
            <text:p>1067.7473815829</text:p>
          </table:table-cell>
          <table:table-cell office:value-type="float" office:value="1090.06660547416" calcext:value-type="float">
            <text:p>1090.0666054742</text:p>
          </table:table-cell>
          <table:table-cell office:value-type="float" office:value="1091.72482936225" calcext:value-type="float">
            <text:p>1091.7248293623</text:p>
          </table:table-cell>
          <table:table-cell office:value-type="float" office:value="1102.35970338372" calcext:value-type="float">
            <text:p>1102.3597033837</text:p>
          </table:table-cell>
          <table:table-cell office:value-type="float" office:value="1108.09580994491" calcext:value-type="float">
            <text:p>1108.0958099449</text:p>
          </table:table-cell>
          <table:table-cell office:value-type="float" office:value="1095.35048110566" calcext:value-type="float">
            <text:p>1095.3504811057</text:p>
          </table:table-cell>
          <table:table-cell office:value-type="float" office:value="1074.50777934582" calcext:value-type="float">
            <text:p>1074.5077793458</text:p>
          </table:table-cell>
          <table:table-cell office:value-type="float" office:value="1104.04422546528" calcext:value-type="float">
            <text:p>1104.0442254653</text:p>
          </table:table-cell>
          <table:table-cell office:value-type="float" office:value="1073.8597274556" calcext:value-type="float">
            <text:p>1073.8597274556</text:p>
          </table:table-cell>
          <table:table-cell office:value-type="float" office:value="1117.06424506961" calcext:value-type="float">
            <text:p>1117.0642450696</text:p>
          </table:table-cell>
          <table:table-cell office:value-type="float" office:value="1084.27204023225" calcext:value-type="float">
            <text:p>1084.2720402323</text:p>
          </table:table-cell>
          <table:table-cell office:value-type="float" office:value="1098.3056720534" calcext:value-type="float">
            <text:p>1098.3056720534</text:p>
          </table:table-cell>
          <table:table-cell office:value-type="float" office:value="1102.20846299412" calcext:value-type="float">
            <text:p>1102.2084629941</text:p>
          </table:table-cell>
          <table:table-cell office:value-type="float" office:value="1108.79497643851" calcext:value-type="float">
            <text:p>1108.7949764385</text:p>
          </table:table-cell>
          <table:table-cell office:value-type="float" office:value="1082.96276365593" calcext:value-type="float">
            <text:p>1082.9627636559</text:p>
          </table:table-cell>
        </table:table-row>
        <table:table-row table:style-name="ro1">
          <table:table-cell office:value-type="float" office:value="1088.13072674194" calcext:value-type="float">
            <text:p>1088.1307267419</text:p>
          </table:table-cell>
          <table:table-cell office:value-type="float" office:value="1108.77584283724" calcext:value-type="float">
            <text:p>1108.7758428372</text:p>
          </table:table-cell>
          <table:table-cell office:value-type="float" office:value="1076.43201008433" calcext:value-type="float">
            <text:p>1076.4320100843</text:p>
          </table:table-cell>
          <table:table-cell office:value-type="float" office:value="1089.80103188586" calcext:value-type="float">
            <text:p>1089.8010318859</text:p>
          </table:table-cell>
          <table:table-cell office:value-type="float" office:value="1087.70298257218" calcext:value-type="float">
            <text:p>1087.7029825722</text:p>
          </table:table-cell>
          <table:table-cell office:value-type="float" office:value="1099.75740660613" calcext:value-type="float">
            <text:p>1099.7574066061</text:p>
          </table:table-cell>
          <table:table-cell office:value-type="float" office:value="1046.66002245217" calcext:value-type="float">
            <text:p>1046.6600224522</text:p>
          </table:table-cell>
          <table:table-cell office:value-type="float" office:value="1115.12722122301" calcext:value-type="float">
            <text:p>1115.127221223</text:p>
          </table:table-cell>
          <table:table-cell office:value-type="float" office:value="1081.78726343328" calcext:value-type="float">
            <text:p>1081.7872634333</text:p>
          </table:table-cell>
          <table:table-cell office:value-type="float" office:value="1089.34759123964" calcext:value-type="float">
            <text:p>1089.3475912396</text:p>
          </table:table-cell>
          <table:table-cell office:value-type="float" office:value="1091.7962917217" calcext:value-type="float">
            <text:p>1091.7962917217</text:p>
          </table:table-cell>
          <table:table-cell office:value-type="float" office:value="1068.72731399268" calcext:value-type="float">
            <text:p>1068.7273139927</text:p>
          </table:table-cell>
          <table:table-cell office:value-type="float" office:value="1093.74539163061" calcext:value-type="float">
            <text:p>1093.7453916306</text:p>
          </table:table-cell>
          <table:table-cell office:value-type="float" office:value="1080.2189717277" calcext:value-type="float">
            <text:p>1080.2189717277</text:p>
          </table:table-cell>
          <table:table-cell office:value-type="float" office:value="1068.11393167065" calcext:value-type="float">
            <text:p>1068.1139316707</text:p>
          </table:table-cell>
          <table:table-cell office:value-type="float" office:value="1074.07709874556" calcext:value-type="float">
            <text:p>1074.0770987456</text:p>
          </table:table-cell>
          <table:table-cell office:value-type="float" office:value="1109.11498979641" calcext:value-type="float">
            <text:p>1109.1149897964</text:p>
          </table:table-cell>
          <table:table-cell office:value-type="float" office:value="1076.69315889711" calcext:value-type="float">
            <text:p>1076.6931588971</text:p>
          </table:table-cell>
          <table:table-cell office:value-type="float" office:value="1103.93511121347" calcext:value-type="float">
            <text:p>1103.9351112135</text:p>
          </table:table-cell>
          <table:table-cell office:value-type="float" office:value="1116.51880797924" calcext:value-type="float">
            <text:p>1116.5188079792</text:p>
          </table:table-cell>
          <table:table-cell office:value-type="float" office:value="1102.50535217116" calcext:value-type="float">
            <text:p>1102.5053521712</text:p>
          </table:table-cell>
          <table:table-cell office:value-type="float" office:value="1107.05816436676" calcext:value-type="float">
            <text:p>1107.0581643668</text:p>
          </table:table-cell>
          <table:table-cell office:value-type="float" office:value="1078.30533361333" calcext:value-type="float">
            <text:p>1078.3053336133</text:p>
          </table:table-cell>
          <table:table-cell office:value-type="float" office:value="1102.73590751521" calcext:value-type="float">
            <text:p>1102.7359075152</text:p>
          </table:table-cell>
          <table:table-cell office:value-type="float" office:value="1076.50592642928" calcext:value-type="float">
            <text:p>1076.5059264293</text:p>
          </table:table-cell>
          <table:table-cell office:value-type="float" office:value="1099.87618449189" calcext:value-type="float">
            <text:p>1099.8761844919</text:p>
          </table:table-cell>
          <table:table-cell office:value-type="float" office:value="1106.08416686271" calcext:value-type="float">
            <text:p>1106.0841668627</text:p>
          </table:table-cell>
          <table:table-cell office:value-type="float" office:value="1076.56664808413" calcext:value-type="float">
            <text:p>1076.5666480841</text:p>
          </table:table-cell>
          <table:table-cell office:value-type="float" office:value="1097.62139210373" calcext:value-type="float">
            <text:p>1097.6213921037</text:p>
          </table:table-cell>
          <table:table-cell office:value-type="float" office:value="1083.69368978215" calcext:value-type="float">
            <text:p>1083.6936897822</text:p>
          </table:table-cell>
          <table:table-cell office:value-type="float" office:value="1101.24155821387" calcext:value-type="float">
            <text:p>1101.2415582139</text:p>
          </table:table-cell>
          <table:table-cell office:value-type="float" office:value="1075.33878133492" calcext:value-type="float">
            <text:p>1075.3387813349</text:p>
          </table:table-cell>
          <table:table-cell office:value-type="float" office:value="1039.2824835521" calcext:value-type="float">
            <text:p>1039.2824835521</text:p>
          </table:table-cell>
          <table:table-cell office:value-type="float" office:value="1121.03165015219" calcext:value-type="float">
            <text:p>1121.0316501522</text:p>
          </table:table-cell>
          <table:table-cell office:value-type="float" office:value="1084.88616648009" calcext:value-type="float">
            <text:p>1084.8861664801</text:p>
          </table:table-cell>
          <table:table-cell office:value-type="float" office:value="1063.46447104051" calcext:value-type="float">
            <text:p>1063.4644710405</text:p>
          </table:table-cell>
          <table:table-cell office:value-type="float" office:value="1069.61968680833" calcext:value-type="float">
            <text:p>1069.6196868083</text:p>
          </table:table-cell>
          <table:table-cell office:value-type="float" office:value="1071.97687527185" calcext:value-type="float">
            <text:p>1071.9768752719</text:p>
          </table:table-cell>
          <table:table-cell office:value-type="float" office:value="1104.5909430867" calcext:value-type="float">
            <text:p>1104.5909430867</text:p>
          </table:table-cell>
          <table:table-cell office:value-type="float" office:value="1111.30711907695" calcext:value-type="float">
            <text:p>1111.307119077</text:p>
          </table:table-cell>
          <table:table-cell office:value-type="float" office:value="1079.90150028208" calcext:value-type="float">
            <text:p>1079.9015002821</text:p>
          </table:table-cell>
          <table:table-cell office:value-type="float" office:value="1048.9160547876" calcext:value-type="float">
            <text:p>1048.9160547876</text:p>
          </table:table-cell>
          <table:table-cell office:value-type="float" office:value="1083.86116198952" calcext:value-type="float">
            <text:p>1083.8611619895</text:p>
          </table:table-cell>
          <table:table-cell office:value-type="float" office:value="1067.82909939692" calcext:value-type="float">
            <text:p>1067.8290993969</text:p>
          </table:table-cell>
          <table:table-cell office:value-type="float" office:value="1105.99528264436" calcext:value-type="float">
            <text:p>1105.9952826444</text:p>
          </table:table-cell>
          <table:table-cell office:value-type="float" office:value="1069.04008630536" calcext:value-type="float">
            <text:p>1069.0400863054</text:p>
          </table:table-cell>
          <table:table-cell office:value-type="float" office:value="1089.43934689939" calcext:value-type="float">
            <text:p>1089.4393468994</text:p>
          </table:table-cell>
          <table:table-cell office:value-type="float" office:value="1086.69039448573" calcext:value-type="float">
            <text:p>1086.6903944857</text:p>
          </table:table-cell>
          <table:table-cell office:value-type="float" office:value="1102.53469307574" calcext:value-type="float">
            <text:p>1102.5346930757</text:p>
          </table:table-cell>
          <table:table-cell office:value-type="float" office:value="1075.10697854649" calcext:value-type="float">
            <text:p>1075.1069785465</text:p>
          </table:table-cell>
        </table:table-row>
        <table:table-row table:style-name="ro1">
          <table:table-cell office:value-type="float" office:value="1090.59272956661" calcext:value-type="float">
            <text:p>1090.5927295666</text:p>
          </table:table-cell>
          <table:table-cell office:value-type="float" office:value="1099.61447283362" calcext:value-type="float">
            <text:p>1099.6144728336</text:p>
          </table:table-cell>
          <table:table-cell office:value-type="float" office:value="1070.44987695912" calcext:value-type="float">
            <text:p>1070.4498769591</text:p>
          </table:table-cell>
          <table:table-cell office:value-type="float" office:value="1071.54448422157" calcext:value-type="float">
            <text:p>1071.5444842216</text:p>
          </table:table-cell>
          <table:table-cell office:value-type="float" office:value="1080.61294636637" calcext:value-type="float">
            <text:p>1080.6129463664</text:p>
          </table:table-cell>
          <table:table-cell office:value-type="float" office:value="1098.04343018558" calcext:value-type="float">
            <text:p>1098.0434301856</text:p>
          </table:table-cell>
          <table:table-cell office:value-type="float" office:value="1019.25596427109" calcext:value-type="float">
            <text:p>1019.2559642711</text:p>
          </table:table-cell>
          <table:table-cell office:value-type="float" office:value="1092.49731034202" calcext:value-type="float">
            <text:p>1092.497310342</text:p>
          </table:table-cell>
          <table:table-cell office:value-type="float" office:value="1063.83065596958" calcext:value-type="float">
            <text:p>1063.8306559696</text:p>
          </table:table-cell>
          <table:table-cell office:value-type="float" office:value="1076.25670680524" calcext:value-type="float">
            <text:p>1076.2567068052</text:p>
          </table:table-cell>
          <table:table-cell office:value-type="float" office:value="1071.17478375697" calcext:value-type="float">
            <text:p>1071.174783757</text:p>
          </table:table-cell>
          <table:table-cell office:value-type="float" office:value="1068.50542035084" calcext:value-type="float">
            <text:p>1068.5054203508</text:p>
          </table:table-cell>
          <table:table-cell office:value-type="float" office:value="1061.54183392069" calcext:value-type="float">
            <text:p>1061.5418339207</text:p>
          </table:table-cell>
          <table:table-cell office:value-type="float" office:value="1074.31560347771" calcext:value-type="float">
            <text:p>1074.3156034777</text:p>
          </table:table-cell>
          <table:table-cell office:value-type="float" office:value="1064.50544483488" calcext:value-type="float">
            <text:p>1064.5054448349</text:p>
          </table:table-cell>
          <table:table-cell office:value-type="float" office:value="1085.44244871074" calcext:value-type="float">
            <text:p>1085.4424487107</text:p>
          </table:table-cell>
          <table:table-cell office:value-type="float" office:value="1109.11498979641" calcext:value-type="float">
            <text:p>1109.1149897964</text:p>
          </table:table-cell>
          <table:table-cell office:value-type="float" office:value="1077.3427584539" calcext:value-type="float">
            <text:p>1077.3427584539</text:p>
          </table:table-cell>
          <table:table-cell office:value-type="float" office:value="1089.63869900855" calcext:value-type="float">
            <text:p>1089.6386990086</text:p>
          </table:table-cell>
          <table:table-cell office:value-type="float" office:value="1113.47254450415" calcext:value-type="float">
            <text:p>1113.4725445042</text:p>
          </table:table-cell>
          <table:table-cell office:value-type="float" office:value="1103.74426156043" calcext:value-type="float">
            <text:p>1103.7442615604</text:p>
          </table:table-cell>
          <table:table-cell office:value-type="float" office:value="1108.22266193901" calcext:value-type="float">
            <text:p>1108.222661939</text:p>
          </table:table-cell>
          <table:table-cell office:value-type="float" office:value="1058.63217167276" calcext:value-type="float">
            <text:p>1058.6321716728</text:p>
          </table:table-cell>
          <table:table-cell office:value-type="float" office:value="1080.21255797457" calcext:value-type="float">
            <text:p>1080.2125579746</text:p>
          </table:table-cell>
          <table:table-cell office:value-type="float" office:value="1065.22948028654" calcext:value-type="float">
            <text:p>1065.2294802865</text:p>
          </table:table-cell>
          <table:table-cell office:value-type="float" office:value="1107.3292095981" calcext:value-type="float">
            <text:p>1107.3292095981</text:p>
          </table:table-cell>
          <table:table-cell office:value-type="float" office:value="1106.11330232531" calcext:value-type="float">
            <text:p>1106.1133023253</text:p>
          </table:table-cell>
          <table:table-cell office:value-type="float" office:value="1077.98174111724" calcext:value-type="float">
            <text:p>1077.9817411172</text:p>
          </table:table-cell>
          <table:table-cell office:value-type="float" office:value="1072.12135225128" calcext:value-type="float">
            <text:p>1072.1213522513</text:p>
          </table:table-cell>
          <table:table-cell office:value-type="float" office:value="1063.52028044072" calcext:value-type="float">
            <text:p>1063.5202804407</text:p>
          </table:table-cell>
          <table:table-cell office:value-type="float" office:value="1084.41454235308" calcext:value-type="float">
            <text:p>1084.4145423531</text:p>
          </table:table-cell>
          <table:table-cell office:value-type="float" office:value="1061.97169932522" calcext:value-type="float">
            <text:p>1061.9716993252</text:p>
          </table:table-cell>
          <table:table-cell office:value-type="float" office:value="1029.01106421831" calcext:value-type="float">
            <text:p>1029.0110642183</text:p>
          </table:table-cell>
          <table:table-cell office:value-type="float" office:value="1107.8038618366" calcext:value-type="float">
            <text:p>1107.8038618366</text:p>
          </table:table-cell>
          <table:table-cell office:value-type="float" office:value="1072.14872747126" calcext:value-type="float">
            <text:p>1072.1487274713</text:p>
          </table:table-cell>
          <table:table-cell office:value-type="float" office:value="1043.30817682216" calcext:value-type="float">
            <text:p>1043.3081768222</text:p>
          </table:table-cell>
          <table:table-cell office:value-type="float" office:value="1069.30680795686" calcext:value-type="float">
            <text:p>1069.3068079569</text:p>
          </table:table-cell>
          <table:table-cell office:value-type="float" office:value="1074.36279112107" calcext:value-type="float">
            <text:p>1074.3627911211</text:p>
          </table:table-cell>
          <table:table-cell office:value-type="float" office:value="1095.31729960391" calcext:value-type="float">
            <text:p>1095.3172996039</text:p>
          </table:table-cell>
          <table:table-cell office:value-type="float" office:value="1104.86920240253" calcext:value-type="float">
            <text:p>1104.8692024025</text:p>
          </table:table-cell>
          <table:table-cell office:value-type="float" office:value="1077.80839418512" calcext:value-type="float">
            <text:p>1077.8083941851</text:p>
          </table:table-cell>
          <table:table-cell office:value-type="float" office:value="1039.31992435085" calcext:value-type="float">
            <text:p>1039.3199243509</text:p>
          </table:table-cell>
          <table:table-cell office:value-type="float" office:value="1071.55156872353" calcext:value-type="float">
            <text:p>1071.5515687235</text:p>
          </table:table-cell>
          <table:table-cell office:value-type="float" office:value="1071.63585676209" calcext:value-type="float">
            <text:p>1071.6358567621</text:p>
          </table:table-cell>
          <table:table-cell office:value-type="float" office:value="1109.51974322913" calcext:value-type="float">
            <text:p>1109.5197432291</text:p>
          </table:table-cell>
          <table:table-cell office:value-type="float" office:value="1062.95063293739" calcext:value-type="float">
            <text:p>1062.9506329374</text:p>
          </table:table-cell>
          <table:table-cell office:value-type="float" office:value="1064.53573313045" calcext:value-type="float">
            <text:p>1064.5357331305</text:p>
          </table:table-cell>
          <table:table-cell office:value-type="float" office:value="1067.95181301518" calcext:value-type="float">
            <text:p>1067.9518130152</text:p>
          </table:table-cell>
          <table:table-cell office:value-type="float" office:value="1112.50390444282" calcext:value-type="float">
            <text:p>1112.5039044428</text:p>
          </table:table-cell>
          <table:table-cell office:value-type="float" office:value="1079.25229029271" calcext:value-type="float">
            <text:p>1079.2522902927</text:p>
          </table:table-cell>
        </table:table-row>
        <table:table-row table:style-name="ro1">
          <table:table-cell office:value-type="float" office:value="1069.24391234516" calcext:value-type="float">
            <text:p>1069.2439123452</text:p>
          </table:table-cell>
          <table:table-cell office:value-type="float" office:value="1093.61775367887" calcext:value-type="float">
            <text:p>1093.6177536789</text:p>
          </table:table-cell>
          <table:table-cell office:value-type="float" office:value="1065.94253846875" calcext:value-type="float">
            <text:p>1065.9425384688</text:p>
          </table:table-cell>
          <table:table-cell office:value-type="float" office:value="1068.63062804034" calcext:value-type="float">
            <text:p>1068.6306280403</text:p>
          </table:table-cell>
          <table:table-cell office:value-type="float" office:value="1066.00110521804" calcext:value-type="float">
            <text:p>1066.001105218</text:p>
          </table:table-cell>
          <table:table-cell office:value-type="float" office:value="1095.28430245409" calcext:value-type="float">
            <text:p>1095.2843024541</text:p>
          </table:table-cell>
          <table:table-cell office:value-type="float" office:value="1020.46171097498" calcext:value-type="float">
            <text:p>1020.461710975</text:p>
          </table:table-cell>
          <table:table-cell office:value-type="float" office:value="1099.42617810155" calcext:value-type="float">
            <text:p>1099.4261781016</text:p>
          </table:table-cell>
          <table:table-cell office:value-type="float" office:value="1060.90211050899" calcext:value-type="float">
            <text:p>1060.902110509</text:p>
          </table:table-cell>
          <table:table-cell office:value-type="float" office:value="1059.14525438475" calcext:value-type="float">
            <text:p>1059.1452543848</text:p>
          </table:table-cell>
          <table:table-cell office:value-type="float" office:value="1069.75796697049" calcext:value-type="float">
            <text:p>1069.7579669705</text:p>
          </table:table-cell>
          <table:table-cell office:value-type="float" office:value="1065.39047738825" calcext:value-type="float">
            <text:p>1065.3904773883</text:p>
          </table:table-cell>
          <table:table-cell office:value-type="float" office:value="1059.62470779362" calcext:value-type="float">
            <text:p>1059.6247077936</text:p>
          </table:table-cell>
          <table:table-cell office:value-type="float" office:value="1071.25196518565" calcext:value-type="float">
            <text:p>1071.2519651857</text:p>
          </table:table-cell>
          <table:table-cell office:value-type="float" office:value="1065.423611652" calcext:value-type="float">
            <text:p>1065.423611652</text:p>
          </table:table-cell>
          <table:table-cell office:value-type="float" office:value="1079.40264455787" calcext:value-type="float">
            <text:p>1079.4026445579</text:p>
          </table:table-cell>
          <table:table-cell office:value-type="float" office:value="1087.57967469885" calcext:value-type="float">
            <text:p>1087.5796746989</text:p>
          </table:table-cell>
          <table:table-cell office:value-type="float" office:value="1063.2953063986" calcext:value-type="float">
            <text:p>1063.2953063986</text:p>
          </table:table-cell>
          <table:table-cell office:value-type="float" office:value="1093.90888287484" calcext:value-type="float">
            <text:p>1093.9088828748</text:p>
          </table:table-cell>
          <table:table-cell office:value-type="float" office:value="1100.7622117034" calcext:value-type="float">
            <text:p>1100.7622117034</text:p>
          </table:table-cell>
          <table:table-cell office:value-type="float" office:value="1103.76270315149" calcext:value-type="float">
            <text:p>1103.7627031515</text:p>
          </table:table-cell>
          <table:table-cell office:value-type="float" office:value="1094.56411307159" calcext:value-type="float">
            <text:p>1094.5641130716</text:p>
          </table:table-cell>
          <table:table-cell office:value-type="float" office:value="1057.24317871106" calcext:value-type="float">
            <text:p>1057.2431787111</text:p>
          </table:table-cell>
          <table:table-cell office:value-type="float" office:value="1080.21255797457" calcext:value-type="float">
            <text:p>1080.2125579746</text:p>
          </table:table-cell>
          <table:table-cell office:value-type="float" office:value="1065.59845315995" calcext:value-type="float">
            <text:p>1065.59845316</text:p>
          </table:table-cell>
          <table:table-cell office:value-type="float" office:value="1069.4793768883" calcext:value-type="float">
            <text:p>1069.4793768883</text:p>
          </table:table-cell>
          <table:table-cell office:value-type="float" office:value="1085.55986170846" calcext:value-type="float">
            <text:p>1085.5598617085</text:p>
          </table:table-cell>
          <table:table-cell office:value-type="float" office:value="1061.4853402877" calcext:value-type="float">
            <text:p>1061.4853402877</text:p>
          </table:table-cell>
          <table:table-cell office:value-type="float" office:value="1069.66063723845" calcext:value-type="float">
            <text:p>1069.6606372385</text:p>
          </table:table-cell>
          <table:table-cell office:value-type="float" office:value="1059.80945718329" calcext:value-type="float">
            <text:p>1059.8094571833</text:p>
          </table:table-cell>
          <table:table-cell office:value-type="float" office:value="1083.30230878724" calcext:value-type="float">
            <text:p>1083.3023087872</text:p>
          </table:table-cell>
          <table:table-cell office:value-type="float" office:value="1060.5811057107" calcext:value-type="float">
            <text:p>1060.5811057107</text:p>
          </table:table-cell>
          <table:table-cell office:value-type="float" office:value="1026.04474945302" calcext:value-type="float">
            <text:p>1026.044749453</text:p>
          </table:table-cell>
          <table:table-cell office:value-type="float" office:value="1086.03845106637" calcext:value-type="float">
            <text:p>1086.0384510664</text:p>
          </table:table-cell>
          <table:table-cell office:value-type="float" office:value="1070.96570506829" calcext:value-type="float">
            <text:p>1070.9657050683</text:p>
          </table:table-cell>
          <table:table-cell office:value-type="float" office:value="1044.0464535011" calcext:value-type="float">
            <text:p>1044.0464535011</text:p>
          </table:table-cell>
          <table:table-cell office:value-type="float" office:value="1055.17705733627" calcext:value-type="float">
            <text:p>1055.1770573363</text:p>
          </table:table-cell>
          <table:table-cell office:value-type="float" office:value="1071.65643353866" calcext:value-type="float">
            <text:p>1071.6564335387</text:p>
          </table:table-cell>
          <table:table-cell office:value-type="float" office:value="1091.16864091165" calcext:value-type="float">
            <text:p>1091.1686409117</text:p>
          </table:table-cell>
          <table:table-cell office:value-type="float" office:value="1106.13986701233" calcext:value-type="float">
            <text:p>1106.1398670123</text:p>
          </table:table-cell>
          <table:table-cell office:value-type="float" office:value="1069.3909543376" calcext:value-type="float">
            <text:p>1069.3909543376</text:p>
          </table:table-cell>
          <table:table-cell office:value-type="float" office:value="1043.78556310213" calcext:value-type="float">
            <text:p>1043.7855631021</text:p>
          </table:table-cell>
          <table:table-cell office:value-type="float" office:value="1050.4727862011" calcext:value-type="float">
            <text:p>1050.4727862011</text:p>
          </table:table-cell>
          <table:table-cell office:value-type="float" office:value="1059.79379583923" calcext:value-type="float">
            <text:p>1059.7937958392</text:p>
          </table:table-cell>
          <table:table-cell office:value-type="float" office:value="1089.31829245211" calcext:value-type="float">
            <text:p>1089.3182924521</text:p>
          </table:table-cell>
          <table:table-cell office:value-type="float" office:value="1057.74334357189" calcext:value-type="float">
            <text:p>1057.7433435719</text:p>
          </table:table-cell>
          <table:table-cell office:value-type="float" office:value="1052.24007149338" calcext:value-type="float">
            <text:p>1052.2400714934</text:p>
          </table:table-cell>
          <table:table-cell office:value-type="float" office:value="1049.84782635383" calcext:value-type="float">
            <text:p>1049.8478263538</text:p>
          </table:table-cell>
          <table:table-cell office:value-type="float" office:value="1107.13300987554" calcext:value-type="float">
            <text:p>1107.1330098755</text:p>
          </table:table-cell>
          <table:table-cell office:value-type="float" office:value="1076.64992585077" calcext:value-type="float">
            <text:p>1076.6499258508</text:p>
          </table:table-cell>
        </table:table-row>
        <table:table-row table:style-name="ro1">
          <table:table-cell office:value-type="float" office:value="1057.145390415" calcext:value-type="float">
            <text:p>1057.145390415</text:p>
          </table:table-cell>
          <table:table-cell office:value-type="float" office:value="1079.44437761431" calcext:value-type="float">
            <text:p>1079.4443776143</text:p>
          </table:table-cell>
          <table:table-cell office:value-type="float" office:value="1061.3296064988" calcext:value-type="float">
            <text:p>1061.3296064988</text:p>
          </table:table-cell>
          <table:table-cell office:value-type="float" office:value="1058.66662250025" calcext:value-type="float">
            <text:p>1058.6666225003</text:p>
          </table:table-cell>
          <table:table-cell office:value-type="float" office:value="1070.88282954773" calcext:value-type="float">
            <text:p>1070.8828295477</text:p>
          </table:table-cell>
          <table:table-cell office:value-type="float" office:value="1092.18877283742" calcext:value-type="float">
            <text:p>1092.1887728374</text:p>
          </table:table-cell>
          <table:table-cell office:value-type="float" office:value="1019.67773501441" calcext:value-type="float">
            <text:p>1019.6777350144</text:p>
          </table:table-cell>
          <table:table-cell office:value-type="float" office:value="1079.65999902757" calcext:value-type="float">
            <text:p>1079.6599990276</text:p>
          </table:table-cell>
          <table:table-cell office:value-type="float" office:value="1057.76578888069" calcext:value-type="float">
            <text:p>1057.7657888807</text:p>
          </table:table-cell>
          <table:table-cell office:value-type="float" office:value="1028.23943150666" calcext:value-type="float">
            <text:p>1028.2394315067</text:p>
          </table:table-cell>
          <table:table-cell office:value-type="float" office:value="1056.48470480698" calcext:value-type="float">
            <text:p>1056.484704807</text:p>
          </table:table-cell>
          <table:table-cell office:value-type="float" office:value="1054.15222326818" calcext:value-type="float">
            <text:p>1054.1522232682</text:p>
          </table:table-cell>
          <table:table-cell office:value-type="float" office:value="1056.24922974477" calcext:value-type="float">
            <text:p>1056.2492297448</text:p>
          </table:table-cell>
          <table:table-cell office:value-type="float" office:value="1073.23746870254" calcext:value-type="float">
            <text:p>1073.2374687025</text:p>
          </table:table-cell>
          <table:table-cell office:value-type="float" office:value="1064.46555978227" calcext:value-type="float">
            <text:p>1064.4655597823</text:p>
          </table:table-cell>
          <table:table-cell office:value-type="float" office:value="1079.06509713087" calcext:value-type="float">
            <text:p>1079.0650971309</text:p>
          </table:table-cell>
          <table:table-cell office:value-type="float" office:value="1090.35429200837" calcext:value-type="float">
            <text:p>1090.3542920084</text:p>
          </table:table-cell>
          <table:table-cell office:value-type="float" office:value="1061.48686534143" calcext:value-type="float">
            <text:p>1061.4868653414</text:p>
          </table:table-cell>
          <table:table-cell office:value-type="float" office:value="1074.27833769364" calcext:value-type="float">
            <text:p>1074.2783376936</text:p>
          </table:table-cell>
          <table:table-cell office:value-type="float" office:value="1075.30803759639" calcext:value-type="float">
            <text:p>1075.3080375964</text:p>
          </table:table-cell>
          <table:table-cell office:value-type="float" office:value="1102.25097790825" calcext:value-type="float">
            <text:p>1102.2509779083</text:p>
          </table:table-cell>
          <table:table-cell office:value-type="float" office:value="1079.29002660868" calcext:value-type="float">
            <text:p>1079.2900266087</text:p>
          </table:table-cell>
          <table:table-cell office:value-type="float" office:value="1061.44930106255" calcext:value-type="float">
            <text:p>1061.4493010626</text:p>
          </table:table-cell>
          <table:table-cell office:value-type="float" office:value="1064.1712309817" calcext:value-type="float">
            <text:p>1064.1712309817</text:p>
          </table:table-cell>
          <table:table-cell office:value-type="float" office:value="1070.65829883306" calcext:value-type="float">
            <text:p>1070.6582988331</text:p>
          </table:table-cell>
          <table:table-cell office:value-type="float" office:value="1061.71594101486" calcext:value-type="float">
            <text:p>1061.7159410149</text:p>
          </table:table-cell>
          <table:table-cell office:value-type="float" office:value="1075.88046200002" calcext:value-type="float">
            <text:p>1075.880462</text:p>
          </table:table-cell>
          <table:table-cell office:value-type="float" office:value="1060.57996718361" calcext:value-type="float">
            <text:p>1060.5799671836</text:p>
          </table:table-cell>
          <table:table-cell office:value-type="float" office:value="1063.09124718916" calcext:value-type="float">
            <text:p>1063.0912471892</text:p>
          </table:table-cell>
          <table:table-cell office:value-type="float" office:value="1046.73532707167" calcext:value-type="float">
            <text:p>1046.7353270717</text:p>
          </table:table-cell>
          <table:table-cell office:value-type="float" office:value="1073.39191431973" calcext:value-type="float">
            <text:p>1073.3919143197</text:p>
          </table:table-cell>
          <table:table-cell office:value-type="float" office:value="1046.33529701126" calcext:value-type="float">
            <text:p>1046.3352970113</text:p>
          </table:table-cell>
          <table:table-cell office:value-type="float" office:value="1024.75490463165" calcext:value-type="float">
            <text:p>1024.7549046317</text:p>
          </table:table-cell>
          <table:table-cell office:value-type="float" office:value="1083.31041976225" calcext:value-type="float">
            <text:p>1083.3104197623</text:p>
          </table:table-cell>
          <table:table-cell office:value-type="float" office:value="1072.55191141314" calcext:value-type="float">
            <text:p>1072.5519114131</text:p>
          </table:table-cell>
          <table:table-cell office:value-type="float" office:value="1044.00761948024" calcext:value-type="float">
            <text:p>1044.0076194802</text:p>
          </table:table-cell>
          <table:table-cell office:value-type="float" office:value="1049.19112098213" calcext:value-type="float">
            <text:p>1049.1911209821</text:p>
          </table:table-cell>
          <table:table-cell office:value-type="float" office:value="1065.04234807815" calcext:value-type="float">
            <text:p>1065.0423480782</text:p>
          </table:table-cell>
          <table:table-cell office:value-type="float" office:value="1079.91799814308" calcext:value-type="float">
            <text:p>1079.9179981431</text:p>
          </table:table-cell>
          <table:table-cell office:value-type="float" office:value="1090.19850154649" calcext:value-type="float">
            <text:p>1090.1985015465</text:p>
          </table:table-cell>
          <table:table-cell office:value-type="float" office:value="1071.72533315452" calcext:value-type="float">
            <text:p>1071.7253331545</text:p>
          </table:table-cell>
          <table:table-cell office:value-type="float" office:value="1031.21442488029" calcext:value-type="float">
            <text:p>1031.2144248803</text:p>
          </table:table-cell>
          <table:table-cell office:value-type="float" office:value="1049.17658368727" calcext:value-type="float">
            <text:p>1049.1765836873</text:p>
          </table:table-cell>
          <table:table-cell office:value-type="float" office:value="1056.32907551575" calcext:value-type="float">
            <text:p>1056.3290755158</text:p>
          </table:table-cell>
          <table:table-cell office:value-type="float" office:value="1059.62254885783" calcext:value-type="float">
            <text:p>1059.6225488578</text:p>
          </table:table-cell>
          <table:table-cell office:value-type="float" office:value="1050.84938786894" calcext:value-type="float">
            <text:p>1050.8493878689</text:p>
          </table:table-cell>
          <table:table-cell office:value-type="float" office:value="1043.74804703933" calcext:value-type="float">
            <text:p>1043.7480470393</text:p>
          </table:table-cell>
          <table:table-cell office:value-type="float" office:value="1046.99086348603" calcext:value-type="float">
            <text:p>1046.990863486</text:p>
          </table:table-cell>
          <table:table-cell office:value-type="float" office:value="1088.18495803192" calcext:value-type="float">
            <text:p>1088.1849580319</text:p>
          </table:table-cell>
          <table:table-cell office:value-type="float" office:value="1070.30602690058" calcext:value-type="float">
            <text:p>1070.3060269006</text:p>
          </table:table-cell>
        </table:table-row>
        <table:table-row table:style-name="ro1">
          <table:table-cell office:value-type="float" office:value="1046.4057965985" calcext:value-type="float">
            <text:p>1046.4057965985</text:p>
          </table:table-cell>
          <table:table-cell office:value-type="float" office:value="1066.11028513985" calcext:value-type="float">
            <text:p>1066.1102851399</text:p>
          </table:table-cell>
          <table:table-cell office:value-type="float" office:value="1060.499737484" calcext:value-type="float">
            <text:p>1060.499737484</text:p>
          </table:table-cell>
          <table:table-cell office:value-type="float" office:value="1059.36009622389" calcext:value-type="float">
            <text:p>1059.3600962239</text:p>
          </table:table-cell>
          <table:table-cell office:value-type="float" office:value="1063.43116270821" calcext:value-type="float">
            <text:p>1063.4311627082</text:p>
          </table:table-cell>
          <table:table-cell office:value-type="float" office:value="1080.16286597376" calcext:value-type="float">
            <text:p>1080.1628659738</text:p>
          </table:table-cell>
          <table:table-cell office:value-type="float" office:value="1008.57644699442" calcext:value-type="float">
            <text:p>1008.5764469944</text:p>
          </table:table-cell>
          <table:table-cell office:value-type="float" office:value="1085.59123816163" calcext:value-type="float">
            <text:p>1085.5912381616</text:p>
          </table:table-cell>
          <table:table-cell office:value-type="float" office:value="1052.81754007682" calcext:value-type="float">
            <text:p>1052.8175400768</text:p>
          </table:table-cell>
          <table:table-cell office:value-type="float" office:value="1018.4214377886" calcext:value-type="float">
            <text:p>1018.4214377886</text:p>
          </table:table-cell>
          <table:table-cell office:value-type="float" office:value="1058.2778480682" calcext:value-type="float">
            <text:p>1058.2778480682</text:p>
          </table:table-cell>
          <table:table-cell office:value-type="float" office:value="1041.14977119681" calcext:value-type="float">
            <text:p>1041.1497711968</text:p>
          </table:table-cell>
          <table:table-cell office:value-type="float" office:value="1053.24558971217" calcext:value-type="float">
            <text:p>1053.2455897122</text:p>
          </table:table-cell>
          <table:table-cell office:value-type="float" office:value="1063.83650259612" calcext:value-type="float">
            <text:p>1063.8365025961</text:p>
          </table:table-cell>
          <table:table-cell office:value-type="float" office:value="1042.30278056852" calcext:value-type="float">
            <text:p>1042.3027805685</text:p>
          </table:table-cell>
          <table:table-cell office:value-type="float" office:value="1079.04210679335" calcext:value-type="float">
            <text:p>1079.0421067934</text:p>
          </table:table-cell>
          <table:table-cell office:value-type="float" office:value="1090.35429200837" calcext:value-type="float">
            <text:p>1090.3542920084</text:p>
          </table:table-cell>
          <table:table-cell office:value-type="float" office:value="1054.64345487186" calcext:value-type="float">
            <text:p>1054.6434548719</text:p>
          </table:table-cell>
          <table:table-cell office:value-type="float" office:value="1076.25755405717" calcext:value-type="float">
            <text:p>1076.2575540572</text:p>
          </table:table-cell>
          <table:table-cell office:value-type="float" office:value="1072.04736634198" calcext:value-type="float">
            <text:p>1072.047366342</text:p>
          </table:table-cell>
          <table:table-cell office:value-type="float" office:value="1102.25194255404" calcext:value-type="float">
            <text:p>1102.251942554</text:p>
          </table:table-cell>
          <table:table-cell office:value-type="float" office:value="1079.29002660868" calcext:value-type="float">
            <text:p>1079.2900266087</text:p>
          </table:table-cell>
          <table:table-cell office:value-type="float" office:value="1064.21676792858" calcext:value-type="float">
            <text:p>1064.2167679286</text:p>
          </table:table-cell>
          <table:table-cell office:value-type="float" office:value="1051.78118260869" calcext:value-type="float">
            <text:p>1051.7811826087</text:p>
          </table:table-cell>
          <table:table-cell office:value-type="float" office:value="1073.15502476527" calcext:value-type="float">
            <text:p>1073.1550247653</text:p>
          </table:table-cell>
          <table:table-cell office:value-type="float" office:value="1058.78578065201" calcext:value-type="float">
            <text:p>1058.785780652</text:p>
          </table:table-cell>
          <table:table-cell office:value-type="float" office:value="1050.24434939384" calcext:value-type="float">
            <text:p>1050.2443493938</text:p>
          </table:table-cell>
          <table:table-cell office:value-type="float" office:value="1047.73068892282" calcext:value-type="float">
            <text:p>1047.7306889228</text:p>
          </table:table-cell>
          <table:table-cell office:value-type="float" office:value="1058.89556355809" calcext:value-type="float">
            <text:p>1058.8955635581</text:p>
          </table:table-cell>
          <table:table-cell office:value-type="float" office:value="1054.68865162494" calcext:value-type="float">
            <text:p>1054.6886516249</text:p>
          </table:table-cell>
          <table:table-cell office:value-type="float" office:value="1065.74694806627" calcext:value-type="float">
            <text:p>1065.7469480663</text:p>
          </table:table-cell>
          <table:table-cell office:value-type="float" office:value="1032.40454328293" calcext:value-type="float">
            <text:p>1032.4045432829</text:p>
          </table:table-cell>
          <table:table-cell office:value-type="float" office:value="1011.75461851261" calcext:value-type="float">
            <text:p>1011.7546185126</text:p>
          </table:table-cell>
          <table:table-cell office:value-type="float" office:value="1076.54852229102" calcext:value-type="float">
            <text:p>1076.548522291</text:p>
          </table:table-cell>
          <table:table-cell office:value-type="float" office:value="1055.7924575561" calcext:value-type="float">
            <text:p>1055.7924575561</text:p>
          </table:table-cell>
          <table:table-cell office:value-type="float" office:value="1033.72895661921" calcext:value-type="float">
            <text:p>1033.7289566192</text:p>
          </table:table-cell>
          <table:table-cell office:value-type="float" office:value="1048.71973414182" calcext:value-type="float">
            <text:p>1048.7197341418</text:p>
          </table:table-cell>
          <table:table-cell office:value-type="float" office:value="1063.43162167506" calcext:value-type="float">
            <text:p>1063.4316216751</text:p>
          </table:table-cell>
          <table:table-cell office:value-type="float" office:value="1074.04631648521" calcext:value-type="float">
            <text:p>1074.0463164852</text:p>
          </table:table-cell>
          <table:table-cell office:value-type="float" office:value="1067.58715988061" calcext:value-type="float">
            <text:p>1067.5871598806</text:p>
          </table:table-cell>
          <table:table-cell office:value-type="float" office:value="1067.64970040749" calcext:value-type="float">
            <text:p>1067.6497004075</text:p>
          </table:table-cell>
          <table:table-cell office:value-type="float" office:value="1020.24508735218" calcext:value-type="float">
            <text:p>1020.2450873522</text:p>
          </table:table-cell>
          <table:table-cell office:value-type="float" office:value="1050.53807411106" calcext:value-type="float">
            <text:p>1050.5380741111</text:p>
          </table:table-cell>
          <table:table-cell office:value-type="float" office:value="1056.21573958503" calcext:value-type="float">
            <text:p>1056.215739585</text:p>
          </table:table-cell>
          <table:table-cell office:value-type="float" office:value="1050.58358370854" calcext:value-type="float">
            <text:p>1050.5835837085</text:p>
          </table:table-cell>
          <table:table-cell office:value-type="float" office:value="1046.20858805112" calcext:value-type="float">
            <text:p>1046.2085880511</text:p>
          </table:table-cell>
          <table:table-cell office:value-type="float" office:value="1037.86867381408" calcext:value-type="float">
            <text:p>1037.8686738141</text:p>
          </table:table-cell>
          <table:table-cell office:value-type="float" office:value="1019.60720142761" calcext:value-type="float">
            <text:p>1019.6072014276</text:p>
          </table:table-cell>
          <table:table-cell office:value-type="float" office:value="1079.45558149012" calcext:value-type="float">
            <text:p>1079.4555814901</text:p>
          </table:table-cell>
          <table:table-cell office:value-type="float" office:value="1068.59577378864" calcext:value-type="float">
            <text:p>1068.5957737886</text:p>
          </table:table-cell>
        </table:table-row>
        <table:table-row table:style-name="ro1">
          <table:table-cell office:value-type="float" office:value="1044.7124270448" calcext:value-type="float">
            <text:p>1044.7124270448</text:p>
          </table:table-cell>
          <table:table-cell office:value-type="float" office:value="1062.81360743591" calcext:value-type="float">
            <text:p>1062.8136074359</text:p>
          </table:table-cell>
          <table:table-cell office:value-type="float" office:value="1054.08796479018" calcext:value-type="float">
            <text:p>1054.0879647902</text:p>
          </table:table-cell>
          <table:table-cell office:value-type="float" office:value="1061.10053670103" calcext:value-type="float">
            <text:p>1061.100536701</text:p>
          </table:table-cell>
          <table:table-cell office:value-type="float" office:value="1054.61332928599" calcext:value-type="float">
            <text:p>1054.613329286</text:p>
          </table:table-cell>
          <table:table-cell office:value-type="float" office:value="1059.83778876522" calcext:value-type="float">
            <text:p>1059.8377887652</text:p>
          </table:table-cell>
          <table:table-cell office:value-type="float" office:value="990.329890540725" calcext:value-type="float">
            <text:p>990.3298905407</text:p>
          </table:table-cell>
          <table:table-cell office:value-type="float" office:value="1088.38544608366" calcext:value-type="float">
            <text:p>1088.3854460837</text:p>
          </table:table-cell>
          <table:table-cell office:value-type="float" office:value="1052.98744870554" calcext:value-type="float">
            <text:p>1052.9874487055</text:p>
          </table:table-cell>
          <table:table-cell office:value-type="float" office:value="1016.65357815411" calcext:value-type="float">
            <text:p>1016.6535781541</text:p>
          </table:table-cell>
          <table:table-cell office:value-type="float" office:value="1061.11893428557" calcext:value-type="float">
            <text:p>1061.1189342856</text:p>
          </table:table-cell>
          <table:table-cell office:value-type="float" office:value="1030.62380709393" calcext:value-type="float">
            <text:p>1030.6238070939</text:p>
          </table:table-cell>
          <table:table-cell office:value-type="float" office:value="1055.77032731525" calcext:value-type="float">
            <text:p>1055.7703273153</text:p>
          </table:table-cell>
          <table:table-cell office:value-type="float" office:value="1062.37373420344" calcext:value-type="float">
            <text:p>1062.3737342034</text:p>
          </table:table-cell>
          <table:table-cell office:value-type="float" office:value="1037.46197479945" calcext:value-type="float">
            <text:p>1037.4619747995</text:p>
          </table:table-cell>
          <table:table-cell office:value-type="float" office:value="1078.65815161453" calcext:value-type="float">
            <text:p>1078.6581516145</text:p>
          </table:table-cell>
          <table:table-cell office:value-type="float" office:value="1091.18346742535" calcext:value-type="float">
            <text:p>1091.1834674254</text:p>
          </table:table-cell>
          <table:table-cell office:value-type="float" office:value="1045.03100400327" calcext:value-type="float">
            <text:p>1045.0310040033</text:p>
          </table:table-cell>
          <table:table-cell office:value-type="float" office:value="1070.2896142847" calcext:value-type="float">
            <text:p>1070.2896142847</text:p>
          </table:table-cell>
          <table:table-cell office:value-type="float" office:value="1073.80651011337" calcext:value-type="float">
            <text:p>1073.8065101134</text:p>
          </table:table-cell>
          <table:table-cell office:value-type="float" office:value="1108.47203416962" calcext:value-type="float">
            <text:p>1108.4720341696</text:p>
          </table:table-cell>
          <table:table-cell office:value-type="float" office:value="1079.29002660868" calcext:value-type="float">
            <text:p>1079.2900266087</text:p>
          </table:table-cell>
          <table:table-cell office:value-type="float" office:value="1045.97397996491" calcext:value-type="float">
            <text:p>1045.9739799649</text:p>
          </table:table-cell>
          <table:table-cell office:value-type="float" office:value="1037.43887796733" calcext:value-type="float">
            <text:p>1037.4388779673</text:p>
          </table:table-cell>
          <table:table-cell office:value-type="float" office:value="1044.23146741119" calcext:value-type="float">
            <text:p>1044.2314674112</text:p>
          </table:table-cell>
          <table:table-cell office:value-type="float" office:value="1058.78578065201" calcext:value-type="float">
            <text:p>1058.785780652</text:p>
          </table:table-cell>
          <table:table-cell office:value-type="float" office:value="1052.04859882643" calcext:value-type="float">
            <text:p>1052.0485988264</text:p>
          </table:table-cell>
          <table:table-cell office:value-type="float" office:value="1045.8980270239" calcext:value-type="float">
            <text:p>1045.8980270239</text:p>
          </table:table-cell>
          <table:table-cell office:value-type="float" office:value="1037.6921513309" calcext:value-type="float">
            <text:p>1037.6921513309</text:p>
          </table:table-cell>
          <table:table-cell office:value-type="float" office:value="1056.59365981563" calcext:value-type="float">
            <text:p>1056.5936598156</text:p>
          </table:table-cell>
          <table:table-cell office:value-type="float" office:value="1065.72949826817" calcext:value-type="float">
            <text:p>1065.7294982682</text:p>
          </table:table-cell>
          <table:table-cell office:value-type="float" office:value="1025.15425463454" calcext:value-type="float">
            <text:p>1025.1542546345</text:p>
          </table:table-cell>
          <table:table-cell office:value-type="float" office:value="980.695555684886" calcext:value-type="float">
            <text:p>980.6955556849</text:p>
          </table:table-cell>
          <table:table-cell office:value-type="float" office:value="1066.60433616347" calcext:value-type="float">
            <text:p>1066.6043361635</text:p>
          </table:table-cell>
          <table:table-cell office:value-type="float" office:value="1046.22066364776" calcext:value-type="float">
            <text:p>1046.2206636478</text:p>
          </table:table-cell>
          <table:table-cell office:value-type="float" office:value="1018.47114481416" calcext:value-type="float">
            <text:p>1018.4711448142</text:p>
          </table:table-cell>
          <table:table-cell office:value-type="float" office:value="1046.54061751477" calcext:value-type="float">
            <text:p>1046.5406175148</text:p>
          </table:table-cell>
          <table:table-cell office:value-type="float" office:value="1056.36033568181" calcext:value-type="float">
            <text:p>1056.3603356818</text:p>
          </table:table-cell>
          <table:table-cell office:value-type="float" office:value="1073.96435394658" calcext:value-type="float">
            <text:p>1073.9643539466</text:p>
          </table:table-cell>
          <table:table-cell office:value-type="float" office:value="1050.12576525852" calcext:value-type="float">
            <text:p>1050.1257652585</text:p>
          </table:table-cell>
          <table:table-cell office:value-type="float" office:value="1050.28657351125" calcext:value-type="float">
            <text:p>1050.2865735113</text:p>
          </table:table-cell>
          <table:table-cell office:value-type="float" office:value="1014.08715973156" calcext:value-type="float">
            <text:p>1014.0871597316</text:p>
          </table:table-cell>
          <table:table-cell office:value-type="float" office:value="1034.37627733745" calcext:value-type="float">
            <text:p>1034.3762773375</text:p>
          </table:table-cell>
          <table:table-cell office:value-type="float" office:value="1051.51815259617" calcext:value-type="float">
            <text:p>1051.5181525962</text:p>
          </table:table-cell>
          <table:table-cell office:value-type="float" office:value="1040.42868045866" calcext:value-type="float">
            <text:p>1040.4286804587</text:p>
          </table:table-cell>
          <table:table-cell office:value-type="float" office:value="1041.82656543619" calcext:value-type="float">
            <text:p>1041.8265654362</text:p>
          </table:table-cell>
          <table:table-cell office:value-type="float" office:value="1029.86397213733" calcext:value-type="float">
            <text:p>1029.8639721373</text:p>
          </table:table-cell>
          <table:table-cell office:value-type="float" office:value="1001.9194472772" calcext:value-type="float">
            <text:p>1001.9194472772</text:p>
          </table:table-cell>
          <table:table-cell office:value-type="float" office:value="1055.35515769872" calcext:value-type="float">
            <text:p>1055.3551576987</text:p>
          </table:table-cell>
          <table:table-cell office:value-type="float" office:value="1055.27163919181" calcext:value-type="float">
            <text:p>1055.2716391918</text:p>
          </table:table-cell>
        </table:table-row>
        <table:table-row table:style-name="ro1">
          <table:table-cell office:value-type="float" office:value="1039.89245793272" calcext:value-type="float">
            <text:p>1039.8924579327</text:p>
          </table:table-cell>
          <table:table-cell office:value-type="float" office:value="1065.01298260743" calcext:value-type="float">
            <text:p>1065.0129826074</text:p>
          </table:table-cell>
          <table:table-cell office:value-type="float" office:value="1054.48349572215" calcext:value-type="float">
            <text:p>1054.4834957222</text:p>
          </table:table-cell>
          <table:table-cell office:value-type="float" office:value="1047.14460922181" calcext:value-type="float">
            <text:p>1047.1446092218</text:p>
          </table:table-cell>
          <table:table-cell office:value-type="float" office:value="1047.9975060802" calcext:value-type="float">
            <text:p>1047.9975060802</text:p>
          </table:table-cell>
          <table:table-cell office:value-type="float" office:value="1042.25418774918" calcext:value-type="float">
            <text:p>1042.2541877492</text:p>
          </table:table-cell>
          <table:table-cell office:value-type="float" office:value="979.312800468126" calcext:value-type="float">
            <text:p>979.3128004681</text:p>
          </table:table-cell>
          <table:table-cell office:value-type="float" office:value="1079.77961829826" calcext:value-type="float">
            <text:p>1079.7796182983</text:p>
          </table:table-cell>
          <table:table-cell office:value-type="float" office:value="1054.2034996915" calcext:value-type="float">
            <text:p>1054.2034996915</text:p>
          </table:table-cell>
          <table:table-cell office:value-type="float" office:value="1004.99213026397" calcext:value-type="float">
            <text:p>1004.992130264</text:p>
          </table:table-cell>
          <table:table-cell office:value-type="float" office:value="1050.70556037174" calcext:value-type="float">
            <text:p>1050.7055603717</text:p>
          </table:table-cell>
          <table:table-cell office:value-type="float" office:value="1030.23452964676" calcext:value-type="float">
            <text:p>1030.2345296468</text:p>
          </table:table-cell>
          <table:table-cell office:value-type="float" office:value="1047.60969293453" calcext:value-type="float">
            <text:p>1047.6096929345</text:p>
          </table:table-cell>
          <table:table-cell office:value-type="float" office:value="1057.02564774942" calcext:value-type="float">
            <text:p>1057.0256477494</text:p>
          </table:table-cell>
          <table:table-cell office:value-type="float" office:value="1041.13405926967" calcext:value-type="float">
            <text:p>1041.1340592697</text:p>
          </table:table-cell>
          <table:table-cell office:value-type="float" office:value="1075.46622126086" calcext:value-type="float">
            <text:p>1075.4662212609</text:p>
          </table:table-cell>
          <table:table-cell office:value-type="float" office:value="1082.28116141435" calcext:value-type="float">
            <text:p>1082.2811614144</text:p>
          </table:table-cell>
          <table:table-cell office:value-type="float" office:value="1045.03100400327" calcext:value-type="float">
            <text:p>1045.0310040033</text:p>
          </table:table-cell>
          <table:table-cell office:value-type="float" office:value="1066.8109737025" calcext:value-type="float">
            <text:p>1066.8109737025</text:p>
          </table:table-cell>
          <table:table-cell office:value-type="float" office:value="1068.05379913398" calcext:value-type="float">
            <text:p>1068.053799134</text:p>
          </table:table-cell>
          <table:table-cell office:value-type="float" office:value="1108.47208997626" calcext:value-type="float">
            <text:p>1108.4720899763</text:p>
          </table:table-cell>
          <table:table-cell office:value-type="float" office:value="1074.90601987414" calcext:value-type="float">
            <text:p>1074.9060198741</text:p>
          </table:table-cell>
          <table:table-cell office:value-type="float" office:value="1033.16330053993" calcext:value-type="float">
            <text:p>1033.1633005399</text:p>
          </table:table-cell>
          <table:table-cell office:value-type="float" office:value="1035.750665877" calcext:value-type="float">
            <text:p>1035.750665877</text:p>
          </table:table-cell>
          <table:table-cell office:value-type="float" office:value="1031.22380122588" calcext:value-type="float">
            <text:p>1031.2238012259</text:p>
          </table:table-cell>
          <table:table-cell office:value-type="float" office:value="1049.42337964021" calcext:value-type="float">
            <text:p>1049.4233796402</text:p>
          </table:table-cell>
          <table:table-cell office:value-type="float" office:value="1055.67803068857" calcext:value-type="float">
            <text:p>1055.6780306886</text:p>
          </table:table-cell>
          <table:table-cell office:value-type="float" office:value="1047.10385544439" calcext:value-type="float">
            <text:p>1047.1038554444</text:p>
          </table:table-cell>
          <table:table-cell office:value-type="float" office:value="1021.49543605047" calcext:value-type="float">
            <text:p>1021.4954360505</text:p>
          </table:table-cell>
          <table:table-cell office:value-type="float" office:value="1043.05469448333" calcext:value-type="float">
            <text:p>1043.0546944833</text:p>
          </table:table-cell>
          <table:table-cell office:value-type="float" office:value="1057.61274849279" calcext:value-type="float">
            <text:p>1057.6127484928</text:p>
          </table:table-cell>
          <table:table-cell office:value-type="float" office:value="1011.03784503407" calcext:value-type="float">
            <text:p>1011.0378450341</text:p>
          </table:table-cell>
          <table:table-cell office:value-type="float" office:value="973.890678655885" calcext:value-type="float">
            <text:p>973.8906786559</text:p>
          </table:table-cell>
          <table:table-cell office:value-type="float" office:value="1063.6796170875" calcext:value-type="float">
            <text:p>1063.6796170875</text:p>
          </table:table-cell>
          <table:table-cell office:value-type="float" office:value="1038.65687072477" calcext:value-type="float">
            <text:p>1038.6568707248</text:p>
          </table:table-cell>
          <table:table-cell office:value-type="float" office:value="1023.81594508873" calcext:value-type="float">
            <text:p>1023.8159450887</text:p>
          </table:table-cell>
          <table:table-cell office:value-type="float" office:value="1049.09009205011" calcext:value-type="float">
            <text:p>1049.0900920501</text:p>
          </table:table-cell>
          <table:table-cell office:value-type="float" office:value="1047.29232501629" calcext:value-type="float">
            <text:p>1047.2923250163</text:p>
          </table:table-cell>
          <table:table-cell office:value-type="float" office:value="1063.82973763006" calcext:value-type="float">
            <text:p>1063.8297376301</text:p>
          </table:table-cell>
          <table:table-cell office:value-type="float" office:value="1046.72915417716" calcext:value-type="float">
            <text:p>1046.7291541772</text:p>
          </table:table-cell>
          <table:table-cell office:value-type="float" office:value="1036.07335660122" calcext:value-type="float">
            <text:p>1036.0733566012</text:p>
          </table:table-cell>
          <table:table-cell office:value-type="float" office:value="1008.16123101121" calcext:value-type="float">
            <text:p>1008.1612310112</text:p>
          </table:table-cell>
          <table:table-cell office:value-type="float" office:value="1013.64818599254" calcext:value-type="float">
            <text:p>1013.6481859925</text:p>
          </table:table-cell>
          <table:table-cell office:value-type="float" office:value="1049.32443771916" calcext:value-type="float">
            <text:p>1049.3244377192</text:p>
          </table:table-cell>
          <table:table-cell office:value-type="float" office:value="1036.32400364176" calcext:value-type="float">
            <text:p>1036.3240036418</text:p>
          </table:table-cell>
          <table:table-cell office:value-type="float" office:value="1038.64302662292" calcext:value-type="float">
            <text:p>1038.6430266229</text:p>
          </table:table-cell>
          <table:table-cell office:value-type="float" office:value="1006.63909433728" calcext:value-type="float">
            <text:p>1006.6390943373</text:p>
          </table:table-cell>
          <table:table-cell office:value-type="float" office:value="992.430426520013" calcext:value-type="float">
            <text:p>992.43042652</text:p>
          </table:table-cell>
          <table:table-cell office:value-type="float" office:value="1049.57184536518" calcext:value-type="float">
            <text:p>1049.5718453652</text:p>
          </table:table-cell>
          <table:table-cell office:value-type="float" office:value="1043.82504965562" calcext:value-type="float">
            <text:p>1043.8250496556</text:p>
          </table:table-cell>
        </table:table-row>
        <table:table-row table:style-name="ro1">
          <table:table-cell office:value-type="float" office:value="1039.85710117918" calcext:value-type="float">
            <text:p>1039.8571011792</text:p>
          </table:table-cell>
          <table:table-cell office:value-type="float" office:value="1064.14018521653" calcext:value-type="float">
            <text:p>1064.1401852165</text:p>
          </table:table-cell>
          <table:table-cell office:value-type="float" office:value="1047.70883808187" calcext:value-type="float">
            <text:p>1047.7088380819</text:p>
          </table:table-cell>
          <table:table-cell office:value-type="float" office:value="1046.70363427975" calcext:value-type="float">
            <text:p>1046.7036342798</text:p>
          </table:table-cell>
          <table:table-cell office:value-type="float" office:value="1047.9975060802" calcext:value-type="float">
            <text:p>1047.9975060802</text:p>
          </table:table-cell>
          <table:table-cell office:value-type="float" office:value="1042.66739123159" calcext:value-type="float">
            <text:p>1042.6673912316</text:p>
          </table:table-cell>
          <table:table-cell office:value-type="float" office:value="981.499269335361" calcext:value-type="float">
            <text:p>981.4992693354</text:p>
          </table:table-cell>
          <table:table-cell office:value-type="float" office:value="1073.97353933496" calcext:value-type="float">
            <text:p>1073.973539335</text:p>
          </table:table-cell>
          <table:table-cell office:value-type="float" office:value="1051.20048203442" calcext:value-type="float">
            <text:p>1051.2004820344</text:p>
          </table:table-cell>
          <table:table-cell office:value-type="float" office:value="1002.94900064772" calcext:value-type="float">
            <text:p>1002.9490006477</text:p>
          </table:table-cell>
          <table:table-cell office:value-type="float" office:value="1055.23622292644" calcext:value-type="float">
            <text:p>1055.2362229264</text:p>
          </table:table-cell>
          <table:table-cell office:value-type="float" office:value="1035.96247524336" calcext:value-type="float">
            <text:p>1035.9624752434</text:p>
          </table:table-cell>
          <table:table-cell office:value-type="float" office:value="1043.85021177438" calcext:value-type="float">
            <text:p>1043.8502117744</text:p>
          </table:table-cell>
          <table:table-cell office:value-type="float" office:value="1058.447750457" calcext:value-type="float">
            <text:p>1058.447750457</text:p>
          </table:table-cell>
          <table:table-cell office:value-type="float" office:value="1042.81047584366" calcext:value-type="float">
            <text:p>1042.8104758437</text:p>
          </table:table-cell>
          <table:table-cell office:value-type="float" office:value="1078.92407531175" calcext:value-type="float">
            <text:p>1078.9240753118</text:p>
          </table:table-cell>
          <table:table-cell office:value-type="float" office:value="1077.37148060138" calcext:value-type="float">
            <text:p>1077.3714806014</text:p>
          </table:table-cell>
          <table:table-cell office:value-type="float" office:value="1048.84143474352" calcext:value-type="float">
            <text:p>1048.8414347435</text:p>
          </table:table-cell>
          <table:table-cell office:value-type="float" office:value="1066.74137627099" calcext:value-type="float">
            <text:p>1066.741376271</text:p>
          </table:table-cell>
          <table:table-cell office:value-type="float" office:value="1070.06044683985" calcext:value-type="float">
            <text:p>1070.0604468399</text:p>
          </table:table-cell>
          <table:table-cell office:value-type="float" office:value="1094.8146172384" calcext:value-type="float">
            <text:p>1094.8146172384</text:p>
          </table:table-cell>
          <table:table-cell office:value-type="float" office:value="1072.18207208312" calcext:value-type="float">
            <text:p>1072.1820720831</text:p>
          </table:table-cell>
          <table:table-cell office:value-type="float" office:value="1027.67834155476" calcext:value-type="float">
            <text:p>1027.6783415548</text:p>
          </table:table-cell>
          <table:table-cell office:value-type="float" office:value="1034.7011967614" calcext:value-type="float">
            <text:p>1034.7011967614</text:p>
          </table:table-cell>
          <table:table-cell office:value-type="float" office:value="1033.1428599984" calcext:value-type="float">
            <text:p>1033.1428599984</text:p>
          </table:table-cell>
          <table:table-cell office:value-type="float" office:value="1043.60231951" calcext:value-type="float">
            <text:p>1043.60231951</text:p>
          </table:table-cell>
          <table:table-cell office:value-type="float" office:value="1042.75676804196" calcext:value-type="float">
            <text:p>1042.756768042</text:p>
          </table:table-cell>
          <table:table-cell office:value-type="float" office:value="1026.67696381196" calcext:value-type="float">
            <text:p>1026.676963812</text:p>
          </table:table-cell>
          <table:table-cell office:value-type="float" office:value="1025.36105535139" calcext:value-type="float">
            <text:p>1025.3610553514</text:p>
          </table:table-cell>
          <table:table-cell office:value-type="float" office:value="1032.48361005846" calcext:value-type="float">
            <text:p>1032.4836100585</text:p>
          </table:table-cell>
          <table:table-cell office:value-type="float" office:value="1054.23342399623" calcext:value-type="float">
            <text:p>1054.2334239962</text:p>
          </table:table-cell>
          <table:table-cell office:value-type="float" office:value="1017.73432888644" calcext:value-type="float">
            <text:p>1017.7343288864</text:p>
          </table:table-cell>
          <table:table-cell office:value-type="float" office:value="966.943809712828" calcext:value-type="float">
            <text:p>966.9438097128</text:p>
          </table:table-cell>
          <table:table-cell office:value-type="float" office:value="1063.62333629052" calcext:value-type="float">
            <text:p>1063.6233362905</text:p>
          </table:table-cell>
          <table:table-cell office:value-type="float" office:value="1031.87610991007" calcext:value-type="float">
            <text:p>1031.8761099101</text:p>
          </table:table-cell>
          <table:table-cell office:value-type="float" office:value="1001.5635804444" calcext:value-type="float">
            <text:p>1001.5635804444</text:p>
          </table:table-cell>
          <table:table-cell office:value-type="float" office:value="1048.49730282977" calcext:value-type="float">
            <text:p>1048.4973028298</text:p>
          </table:table-cell>
          <table:table-cell office:value-type="float" office:value="1029.06359976489" calcext:value-type="float">
            <text:p>1029.0635997649</text:p>
          </table:table-cell>
          <table:table-cell office:value-type="float" office:value="1057.17756506662" calcext:value-type="float">
            <text:p>1057.1775650666</text:p>
          </table:table-cell>
          <table:table-cell office:value-type="float" office:value="1041.0641113149" calcext:value-type="float">
            <text:p>1041.0641113149</text:p>
          </table:table-cell>
          <table:table-cell office:value-type="float" office:value="1021.18730501247" calcext:value-type="float">
            <text:p>1021.1873050125</text:p>
          </table:table-cell>
          <table:table-cell office:value-type="float" office:value="1005.5498388037" calcext:value-type="float">
            <text:p>1005.5498388037</text:p>
          </table:table-cell>
          <table:table-cell office:value-type="float" office:value="1003.08610001057" calcext:value-type="float">
            <text:p>1003.0861000106</text:p>
          </table:table-cell>
          <table:table-cell office:value-type="float" office:value="1045.08592790414" calcext:value-type="float">
            <text:p>1045.0859279041</text:p>
          </table:table-cell>
          <table:table-cell office:value-type="float" office:value="1026.40854559316" calcext:value-type="float">
            <text:p>1026.4085455932</text:p>
          </table:table-cell>
          <table:table-cell office:value-type="float" office:value="1037.53814273524" calcext:value-type="float">
            <text:p>1037.5381427352</text:p>
          </table:table-cell>
          <table:table-cell office:value-type="float" office:value="995.558280697889" calcext:value-type="float">
            <text:p>995.5582806979</text:p>
          </table:table-cell>
          <table:table-cell office:value-type="float" office:value="993.432965177925" calcext:value-type="float">
            <text:p>993.4329651779</text:p>
          </table:table-cell>
          <table:table-cell office:value-type="float" office:value="1043.42432848414" calcext:value-type="float">
            <text:p>1043.4243284841</text:p>
          </table:table-cell>
          <table:table-cell office:value-type="float" office:value="1038.4830923405" calcext:value-type="float">
            <text:p>1038.4830923405</text:p>
          </table:table-cell>
        </table:table-row>
        <table:table-row table:style-name="ro1">
          <table:table-cell office:value-type="float" office:value="1030.61487138519" calcext:value-type="float">
            <text:p>1030.6148713852</text:p>
          </table:table-cell>
          <table:table-cell office:value-type="float" office:value="1060.99433159608" calcext:value-type="float">
            <text:p>1060.9943315961</text:p>
          </table:table-cell>
          <table:table-cell office:value-type="float" office:value="1044.18676378493" calcext:value-type="float">
            <text:p>1044.1867637849</text:p>
          </table:table-cell>
          <table:table-cell office:value-type="float" office:value="1046.70254803" calcext:value-type="float">
            <text:p>1046.70254803</text:p>
          </table:table-cell>
          <table:table-cell office:value-type="float" office:value="1044.03989598876" calcext:value-type="float">
            <text:p>1044.0398959888</text:p>
          </table:table-cell>
          <table:table-cell office:value-type="float" office:value="1040.2884101187" calcext:value-type="float">
            <text:p>1040.2884101187</text:p>
          </table:table-cell>
          <table:table-cell office:value-type="float" office:value="977.889303249823" calcext:value-type="float">
            <text:p>977.8893032498</text:p>
          </table:table-cell>
          <table:table-cell office:value-type="float" office:value="1062.91537347485" calcext:value-type="float">
            <text:p>1062.9153734749</text:p>
          </table:table-cell>
          <table:table-cell office:value-type="float" office:value="1039.4857835627" calcext:value-type="float">
            <text:p>1039.4857835627</text:p>
          </table:table-cell>
          <table:table-cell office:value-type="float" office:value="1004.03901492548" calcext:value-type="float">
            <text:p>1004.0390149255</text:p>
          </table:table-cell>
          <table:table-cell office:value-type="float" office:value="1033.62010601587" calcext:value-type="float">
            <text:p>1033.6201060159</text:p>
          </table:table-cell>
          <table:table-cell office:value-type="float" office:value="1028.2529944116" calcext:value-type="float">
            <text:p>1028.2529944116</text:p>
          </table:table-cell>
          <table:table-cell office:value-type="float" office:value="1033.8455747543" calcext:value-type="float">
            <text:p>1033.8455747543</text:p>
          </table:table-cell>
          <table:table-cell office:value-type="float" office:value="1035.08744464397" calcext:value-type="float">
            <text:p>1035.087444644</text:p>
          </table:table-cell>
          <table:table-cell office:value-type="float" office:value="1027.96220328226" calcext:value-type="float">
            <text:p>1027.9622032823</text:p>
          </table:table-cell>
          <table:table-cell office:value-type="float" office:value="1078.92407531175" calcext:value-type="float">
            <text:p>1078.9240753118</text:p>
          </table:table-cell>
          <table:table-cell office:value-type="float" office:value="1059.67766039454" calcext:value-type="float">
            <text:p>1059.6776603945</text:p>
          </table:table-cell>
          <table:table-cell office:value-type="float" office:value="1047.93048439943" calcext:value-type="float">
            <text:p>1047.9304843994</text:p>
          </table:table-cell>
          <table:table-cell office:value-type="float" office:value="1061.73160432203" calcext:value-type="float">
            <text:p>1061.731604322</text:p>
          </table:table-cell>
          <table:table-cell office:value-type="float" office:value="1063.77808416645" calcext:value-type="float">
            <text:p>1063.7780841665</text:p>
          </table:table-cell>
          <table:table-cell office:value-type="float" office:value="1094.81462139275" calcext:value-type="float">
            <text:p>1094.8146213928</text:p>
          </table:table-cell>
          <table:table-cell office:value-type="float" office:value="1057.77223859434" calcext:value-type="float">
            <text:p>1057.7722385943</text:p>
          </table:table-cell>
          <table:table-cell office:value-type="float" office:value="1014.25281072328" calcext:value-type="float">
            <text:p>1014.2528107233</text:p>
          </table:table-cell>
          <table:table-cell office:value-type="float" office:value="1034.6155779662" calcext:value-type="float">
            <text:p>1034.6155779662</text:p>
          </table:table-cell>
          <table:table-cell office:value-type="float" office:value="1030.10905994196" calcext:value-type="float">
            <text:p>1030.109059942</text:p>
          </table:table-cell>
          <table:table-cell office:value-type="float" office:value="1043.60231951" calcext:value-type="float">
            <text:p>1043.60231951</text:p>
          </table:table-cell>
          <table:table-cell office:value-type="float" office:value="1035.71728974821" calcext:value-type="float">
            <text:p>1035.7172897482</text:p>
          </table:table-cell>
          <table:table-cell office:value-type="float" office:value="1023.74454439612" calcext:value-type="float">
            <text:p>1023.7445443961</text:p>
          </table:table-cell>
          <table:table-cell office:value-type="float" office:value="1029.19087788147" calcext:value-type="float">
            <text:p>1029.1908778815</text:p>
          </table:table-cell>
          <table:table-cell office:value-type="float" office:value="1027.79591347063" calcext:value-type="float">
            <text:p>1027.7959134706</text:p>
          </table:table-cell>
          <table:table-cell office:value-type="float" office:value="1052.8274103469" calcext:value-type="float">
            <text:p>1052.8274103469</text:p>
          </table:table-cell>
          <table:table-cell office:value-type="float" office:value="1014.26076029349" calcext:value-type="float">
            <text:p>1014.2607602935</text:p>
          </table:table-cell>
          <table:table-cell office:value-type="float" office:value="941.579631192355" calcext:value-type="float">
            <text:p>941.5796311924</text:p>
          </table:table-cell>
          <table:table-cell office:value-type="float" office:value="1063.62333629052" calcext:value-type="float">
            <text:p>1063.6233362905</text:p>
          </table:table-cell>
          <table:table-cell office:value-type="float" office:value="1016.35270634524" calcext:value-type="float">
            <text:p>1016.3527063452</text:p>
          </table:table-cell>
          <table:table-cell office:value-type="float" office:value="998.489835807041" calcext:value-type="float">
            <text:p>998.489835807</text:p>
          </table:table-cell>
          <table:table-cell office:value-type="float" office:value="1045.24737415504" calcext:value-type="float">
            <text:p>1045.247374155</text:p>
          </table:table-cell>
          <table:table-cell office:value-type="float" office:value="1027.97396850638" calcext:value-type="float">
            <text:p>1027.9739685064</text:p>
          </table:table-cell>
          <table:table-cell office:value-type="float" office:value="1050.88240057056" calcext:value-type="float">
            <text:p>1050.8824005706</text:p>
          </table:table-cell>
          <table:table-cell office:value-type="float" office:value="1041.0641113149" calcext:value-type="float">
            <text:p>1041.0641113149</text:p>
          </table:table-cell>
          <table:table-cell office:value-type="float" office:value="1010.34270228383" calcext:value-type="float">
            <text:p>1010.3427022838</text:p>
          </table:table-cell>
          <table:table-cell office:value-type="float" office:value="1002.65452851063" calcext:value-type="float">
            <text:p>1002.6545285106</text:p>
          </table:table-cell>
          <table:table-cell office:value-type="float" office:value="1000.08451048673" calcext:value-type="float">
            <text:p>1000.0845104867</text:p>
          </table:table-cell>
          <table:table-cell office:value-type="float" office:value="1033.00638081635" calcext:value-type="float">
            <text:p>1033.0063808164</text:p>
          </table:table-cell>
          <table:table-cell office:value-type="float" office:value="1018.14602920853" calcext:value-type="float">
            <text:p>1018.1460292085</text:p>
          </table:table-cell>
          <table:table-cell office:value-type="float" office:value="1036.89901794765" calcext:value-type="float">
            <text:p>1036.8990179477</text:p>
          </table:table-cell>
          <table:table-cell office:value-type="float" office:value="993.88344042598" calcext:value-type="float">
            <text:p>993.883440426</text:p>
          </table:table-cell>
          <table:table-cell office:value-type="float" office:value="995.32897819928" calcext:value-type="float">
            <text:p>995.3289781993</text:p>
          </table:table-cell>
          <table:table-cell office:value-type="float" office:value="1040.78748386915" calcext:value-type="float">
            <text:p>1040.7874838692</text:p>
          </table:table-cell>
          <table:table-cell office:value-type="float" office:value="1040.28953785327" calcext:value-type="float">
            <text:p>1040.2895378533</text:p>
          </table:table-cell>
        </table:table-row>
        <table:table-row table:style-name="ro1">
          <table:table-cell office:value-type="float" office:value="1030.01741838051" calcext:value-type="float">
            <text:p>1030.0174183805</text:p>
          </table:table-cell>
          <table:table-cell office:value-type="float" office:value="1060.99433159608" calcext:value-type="float">
            <text:p>1060.9943315961</text:p>
          </table:table-cell>
          <table:table-cell office:value-type="float" office:value="1046.62115415381" calcext:value-type="float">
            <text:p>1046.6211541538</text:p>
          </table:table-cell>
          <table:table-cell office:value-type="float" office:value="1046.34296903067" calcext:value-type="float">
            <text:p>1046.3429690307</text:p>
          </table:table-cell>
          <table:table-cell office:value-type="float" office:value="1023.55164966209" calcext:value-type="float">
            <text:p>1023.5516496621</text:p>
          </table:table-cell>
          <table:table-cell office:value-type="float" office:value="1038.74992653788" calcext:value-type="float">
            <text:p>1038.7499265379</text:p>
          </table:table-cell>
          <table:table-cell office:value-type="float" office:value="978.72252404681" calcext:value-type="float">
            <text:p>978.7225240468</text:p>
          </table:table-cell>
          <table:table-cell office:value-type="float" office:value="1054.97282923106" calcext:value-type="float">
            <text:p>1054.9728292311</text:p>
          </table:table-cell>
          <table:table-cell office:value-type="float" office:value="1039.99915566782" calcext:value-type="float">
            <text:p>1039.9991556678</text:p>
          </table:table-cell>
          <table:table-cell office:value-type="float" office:value="980.019446852439" calcext:value-type="float">
            <text:p>980.0194468524</text:p>
          </table:table-cell>
          <table:table-cell office:value-type="float" office:value="1027.08190447343" calcext:value-type="float">
            <text:p>1027.0819044734</text:p>
          </table:table-cell>
          <table:table-cell office:value-type="float" office:value="1017.89515738306" calcext:value-type="float">
            <text:p>1017.8951573831</text:p>
          </table:table-cell>
          <table:table-cell office:value-type="float" office:value="1032.49542152029" calcext:value-type="float">
            <text:p>1032.4954215203</text:p>
          </table:table-cell>
          <table:table-cell office:value-type="float" office:value="1038.37692270722" calcext:value-type="float">
            <text:p>1038.3769227072</text:p>
          </table:table-cell>
          <table:table-cell office:value-type="float" office:value="1022.95233773169" calcext:value-type="float">
            <text:p>1022.9523377317</text:p>
          </table:table-cell>
          <table:table-cell office:value-type="float" office:value="1068.02456457626" calcext:value-type="float">
            <text:p>1068.0245645763</text:p>
          </table:table-cell>
          <table:table-cell office:value-type="float" office:value="1044.44685753099" calcext:value-type="float">
            <text:p>1044.446857531</text:p>
          </table:table-cell>
          <table:table-cell office:value-type="float" office:value="1049.67508419021" calcext:value-type="float">
            <text:p>1049.6750841902</text:p>
          </table:table-cell>
          <table:table-cell office:value-type="float" office:value="1058.89593629684" calcext:value-type="float">
            <text:p>1058.8959362968</text:p>
          </table:table-cell>
          <table:table-cell office:value-type="float" office:value="1054.87506153068" calcext:value-type="float">
            <text:p>1054.8750615307</text:p>
          </table:table-cell>
          <table:table-cell office:value-type="float" office:value="1095.74497692856" calcext:value-type="float">
            <text:p>1095.7449769286</text:p>
          </table:table-cell>
          <table:table-cell office:value-type="float" office:value="1040.07897658607" calcext:value-type="float">
            <text:p>1040.0789765861</text:p>
          </table:table-cell>
          <table:table-cell office:value-type="float" office:value="1013.97827525494" calcext:value-type="float">
            <text:p>1013.9782752549</text:p>
          </table:table-cell>
          <table:table-cell office:value-type="float" office:value="1031.98227414915" calcext:value-type="float">
            <text:p>1031.9822741492</text:p>
          </table:table-cell>
          <table:table-cell office:value-type="float" office:value="1022.54182251176" calcext:value-type="float">
            <text:p>1022.5418225118</text:p>
          </table:table-cell>
          <table:table-cell office:value-type="float" office:value="1040.57476940919" calcext:value-type="float">
            <text:p>1040.5747694092</text:p>
          </table:table-cell>
          <table:table-cell office:value-type="float" office:value="1033.11666741491" calcext:value-type="float">
            <text:p>1033.1166674149</text:p>
          </table:table-cell>
          <table:table-cell office:value-type="float" office:value="1020.91206606868" calcext:value-type="float">
            <text:p>1020.9120660687</text:p>
          </table:table-cell>
          <table:table-cell office:value-type="float" office:value="1023.26177155295" calcext:value-type="float">
            <text:p>1023.261771553</text:p>
          </table:table-cell>
          <table:table-cell office:value-type="float" office:value="1027.79591347063" calcext:value-type="float">
            <text:p>1027.7959134706</text:p>
          </table:table-cell>
          <table:table-cell office:value-type="float" office:value="1036.52139275969" calcext:value-type="float">
            <text:p>1036.5213927597</text:p>
          </table:table-cell>
          <table:table-cell office:value-type="float" office:value="988.222862553956" calcext:value-type="float">
            <text:p>988.222862554</text:p>
          </table:table-cell>
          <table:table-cell office:value-type="float" office:value="940.307040163801" calcext:value-type="float">
            <text:p>940.3070401638</text:p>
          </table:table-cell>
          <table:table-cell office:value-type="float" office:value="1049.10501490954" calcext:value-type="float">
            <text:p>1049.1050149095</text:p>
          </table:table-cell>
          <table:table-cell office:value-type="float" office:value="1011.11707800739" calcext:value-type="float">
            <text:p>1011.1170780074</text:p>
          </table:table-cell>
          <table:table-cell office:value-type="float" office:value="993.17382546047" calcext:value-type="float">
            <text:p>993.1738254605</text:p>
          </table:table-cell>
          <table:table-cell office:value-type="float" office:value="1047.32456047374" calcext:value-type="float">
            <text:p>1047.3245604737</text:p>
          </table:table-cell>
          <table:table-cell office:value-type="float" office:value="1013.21414540038" calcext:value-type="float">
            <text:p>1013.2141454004</text:p>
          </table:table-cell>
          <table:table-cell office:value-type="float" office:value="1043.42196680824" calcext:value-type="float">
            <text:p>1043.4219668082</text:p>
          </table:table-cell>
          <table:table-cell office:value-type="float" office:value="1040.76470997082" calcext:value-type="float">
            <text:p>1040.7647099708</text:p>
          </table:table-cell>
          <table:table-cell office:value-type="float" office:value="1004.63653074962" calcext:value-type="float">
            <text:p>1004.6365307496</text:p>
          </table:table-cell>
          <table:table-cell office:value-type="float" office:value="1003.41809264983" calcext:value-type="float">
            <text:p>1003.4180926498</text:p>
          </table:table-cell>
          <table:table-cell office:value-type="float" office:value="1000.08451048673" calcext:value-type="float">
            <text:p>1000.0845104867</text:p>
          </table:table-cell>
          <table:table-cell office:value-type="float" office:value="1000.99509567416" calcext:value-type="float">
            <text:p>1000.9950956742</text:p>
          </table:table-cell>
          <table:table-cell office:value-type="float" office:value="1012.10698957179" calcext:value-type="float">
            <text:p>1012.1069895718</text:p>
          </table:table-cell>
          <table:table-cell office:value-type="float" office:value="1035.33769993944" calcext:value-type="float">
            <text:p>1035.3376999394</text:p>
          </table:table-cell>
          <table:table-cell office:value-type="float" office:value="978.191268095521" calcext:value-type="float">
            <text:p>978.1912680955</text:p>
          </table:table-cell>
          <table:table-cell office:value-type="float" office:value="990.599551971248" calcext:value-type="float">
            <text:p>990.5995519712</text:p>
          </table:table-cell>
          <table:table-cell office:value-type="float" office:value="1032.98429299306" calcext:value-type="float">
            <text:p>1032.9842929931</text:p>
          </table:table-cell>
          <table:table-cell office:value-type="float" office:value="1040.28953785327" calcext:value-type="float">
            <text:p>1040.2895378533</text:p>
          </table:table-cell>
        </table:table-row>
        <table:table-row table:style-name="ro1">
          <table:table-cell office:value-type="float" office:value="1029.80735161932" calcext:value-type="float">
            <text:p>1029.8073516193</text:p>
          </table:table-cell>
          <table:table-cell office:value-type="float" office:value="1056.15005604197" calcext:value-type="float">
            <text:p>1056.150056042</text:p>
          </table:table-cell>
          <table:table-cell office:value-type="float" office:value="1020.43921817557" calcext:value-type="float">
            <text:p>1020.4392181756</text:p>
          </table:table-cell>
          <table:table-cell office:value-type="float" office:value="1007.39572297626" calcext:value-type="float">
            <text:p>1007.3957229763</text:p>
          </table:table-cell>
          <table:table-cell office:value-type="float" office:value="998.968608107162" calcext:value-type="float">
            <text:p>998.9686081072</text:p>
          </table:table-cell>
          <table:table-cell office:value-type="float" office:value="1032.52774568079" calcext:value-type="float">
            <text:p>1032.5277456808</text:p>
          </table:table-cell>
          <table:table-cell office:value-type="float" office:value="967.666287097126" calcext:value-type="float">
            <text:p>967.6662870971</text:p>
          </table:table-cell>
          <table:table-cell office:value-type="float" office:value="1051.86867793691" calcext:value-type="float">
            <text:p>1051.8686779369</text:p>
          </table:table-cell>
          <table:table-cell office:value-type="float" office:value="1039.28057348711" calcext:value-type="float">
            <text:p>1039.2805734871</text:p>
          </table:table-cell>
          <table:table-cell office:value-type="float" office:value="976.084833310423" calcext:value-type="float">
            <text:p>976.0848333104</text:p>
          </table:table-cell>
          <table:table-cell office:value-type="float" office:value="1029.01314701187" calcext:value-type="float">
            <text:p>1029.0131470119</text:p>
          </table:table-cell>
          <table:table-cell office:value-type="float" office:value="1013.5542021922" calcext:value-type="float">
            <text:p>1013.5542021922</text:p>
          </table:table-cell>
          <table:table-cell office:value-type="float" office:value="1027.74009094376" calcext:value-type="float">
            <text:p>1027.7400909438</text:p>
          </table:table-cell>
          <table:table-cell office:value-type="float" office:value="1023.87242520879" calcext:value-type="float">
            <text:p>1023.8724252088</text:p>
          </table:table-cell>
          <table:table-cell office:value-type="float" office:value="1020.34010055508" calcext:value-type="float">
            <text:p>1020.3401005551</text:p>
          </table:table-cell>
          <table:table-cell office:value-type="float" office:value="1075.49595660521" calcext:value-type="float">
            <text:p>1075.4959566052</text:p>
          </table:table-cell>
          <table:table-cell office:value-type="float" office:value="1042.17916622395" calcext:value-type="float">
            <text:p>1042.179166224</text:p>
          </table:table-cell>
          <table:table-cell office:value-type="float" office:value="1030.41782925129" calcext:value-type="float">
            <text:p>1030.4178292513</text:p>
          </table:table-cell>
          <table:table-cell office:value-type="float" office:value="1051.54475436392" calcext:value-type="float">
            <text:p>1051.5447543639</text:p>
          </table:table-cell>
          <table:table-cell office:value-type="float" office:value="1049.74719879872" calcext:value-type="float">
            <text:p>1049.7471987987</text:p>
          </table:table-cell>
          <table:table-cell office:value-type="float" office:value="1096.41752796882" calcext:value-type="float">
            <text:p>1096.4175279688</text:p>
          </table:table-cell>
          <table:table-cell office:value-type="float" office:value="1040.27335712319" calcext:value-type="float">
            <text:p>1040.2733571232</text:p>
          </table:table-cell>
          <table:table-cell office:value-type="float" office:value="1010.4589129635" calcext:value-type="float">
            <text:p>1010.4589129635</text:p>
          </table:table-cell>
          <table:table-cell office:value-type="float" office:value="1027.39003353948" calcext:value-type="float">
            <text:p>1027.3900335395</text:p>
          </table:table-cell>
          <table:table-cell office:value-type="float" office:value="1007.07727394777" calcext:value-type="float">
            <text:p>1007.0772739478</text:p>
          </table:table-cell>
          <table:table-cell office:value-type="float" office:value="1037.59600315626" calcext:value-type="float">
            <text:p>1037.5960031563</text:p>
          </table:table-cell>
          <table:table-cell office:value-type="float" office:value="1033.11666741491" calcext:value-type="float">
            <text:p>1033.1166674149</text:p>
          </table:table-cell>
          <table:table-cell office:value-type="float" office:value="1016.42032576954" calcext:value-type="float">
            <text:p>1016.4203257695</text:p>
          </table:table-cell>
          <table:table-cell office:value-type="float" office:value="1016.30987168696" calcext:value-type="float">
            <text:p>1016.309871687</text:p>
          </table:table-cell>
          <table:table-cell office:value-type="float" office:value="1016.03574405059" calcext:value-type="float">
            <text:p>1016.0357440506</text:p>
          </table:table-cell>
          <table:table-cell office:value-type="float" office:value="1027.36215287712" calcext:value-type="float">
            <text:p>1027.3621528771</text:p>
          </table:table-cell>
          <table:table-cell office:value-type="float" office:value="967.457202062513" calcext:value-type="float">
            <text:p>967.4572020625</text:p>
          </table:table-cell>
          <table:table-cell office:value-type="float" office:value="941.83616274868" calcext:value-type="float">
            <text:p>941.8361627487</text:p>
          </table:table-cell>
          <table:table-cell office:value-type="float" office:value="1032.74286350131" calcext:value-type="float">
            <text:p>1032.7428635013</text:p>
          </table:table-cell>
          <table:table-cell office:value-type="float" office:value="1007.4126000448" calcext:value-type="float">
            <text:p>1007.4126000448</text:p>
          </table:table-cell>
          <table:table-cell office:value-type="float" office:value="997.32323749696" calcext:value-type="float">
            <text:p>997.323237497</text:p>
          </table:table-cell>
          <table:table-cell office:value-type="float" office:value="1040.17754633074" calcext:value-type="float">
            <text:p>1040.1775463307</text:p>
          </table:table-cell>
          <table:table-cell office:value-type="float" office:value="989.430234831379" calcext:value-type="float">
            <text:p>989.4302348314</text:p>
          </table:table-cell>
          <table:table-cell office:value-type="float" office:value="1042.53623483647" calcext:value-type="float">
            <text:p>1042.5362348365</text:p>
          </table:table-cell>
          <table:table-cell office:value-type="float" office:value="1036.50069142205" calcext:value-type="float">
            <text:p>1036.5006914221</text:p>
          </table:table-cell>
          <table:table-cell office:value-type="float" office:value="999.925336825336" calcext:value-type="float">
            <text:p>999.9253368253</text:p>
          </table:table-cell>
          <table:table-cell office:value-type="float" office:value="995.97743175356" calcext:value-type="float">
            <text:p>995.9774317536</text:p>
          </table:table-cell>
          <table:table-cell office:value-type="float" office:value="963.65231982667" calcext:value-type="float">
            <text:p>963.6523198267</text:p>
          </table:table-cell>
          <table:table-cell office:value-type="float" office:value="994.534812055258" calcext:value-type="float">
            <text:p>994.5348120553</text:p>
          </table:table-cell>
          <table:table-cell office:value-type="float" office:value="999.922967215562" calcext:value-type="float">
            <text:p>999.9229672156</text:p>
          </table:table-cell>
          <table:table-cell office:value-type="float" office:value="1033.27156297201" calcext:value-type="float">
            <text:p>1033.271562972</text:p>
          </table:table-cell>
          <table:table-cell office:value-type="float" office:value="968.70319897808" calcext:value-type="float">
            <text:p>968.7031989781</text:p>
          </table:table-cell>
          <table:table-cell office:value-type="float" office:value="990.857878232907" calcext:value-type="float">
            <text:p>990.8578782329</text:p>
          </table:table-cell>
          <table:table-cell office:value-type="float" office:value="1026.15285231816" calcext:value-type="float">
            <text:p>1026.1528523182</text:p>
          </table:table-cell>
          <table:table-cell office:value-type="float" office:value="1040.28953785327" calcext:value-type="float">
            <text:p>1040.2895378533</text:p>
          </table:table-cell>
        </table:table-row>
        <table:table-row table:style-name="ro1">
          <table:table-cell office:value-type="float" office:value="1022.32896037148" calcext:value-type="float">
            <text:p>1022.3289603715</text:p>
          </table:table-cell>
          <table:table-cell office:value-type="float" office:value="1042.14456002857" calcext:value-type="float">
            <text:p>1042.1445600286</text:p>
          </table:table-cell>
          <table:table-cell office:value-type="float" office:value="1010.17168380119" calcext:value-type="float">
            <text:p>1010.1716838012</text:p>
          </table:table-cell>
          <table:table-cell office:value-type="float" office:value="990.445892148712" calcext:value-type="float">
            <text:p>990.4458921487</text:p>
          </table:table-cell>
          <table:table-cell office:value-type="float" office:value="992.664444373781" calcext:value-type="float">
            <text:p>992.6644443738</text:p>
          </table:table-cell>
          <table:table-cell office:value-type="float" office:value="1030.8835083024" calcext:value-type="float">
            <text:p>1030.8835083024</text:p>
          </table:table-cell>
          <table:table-cell office:value-type="float" office:value="963.873313957149" calcext:value-type="float">
            <text:p>963.8733139571</text:p>
          </table:table-cell>
          <table:table-cell office:value-type="float" office:value="1045.45632279744" calcext:value-type="float">
            <text:p>1045.4563227974</text:p>
          </table:table-cell>
          <table:table-cell office:value-type="float" office:value="1040.61293831634" calcext:value-type="float">
            <text:p>1040.6129383163</text:p>
          </table:table-cell>
          <table:table-cell office:value-type="float" office:value="977.375564980735" calcext:value-type="float">
            <text:p>977.3755649807</text:p>
          </table:table-cell>
          <table:table-cell office:value-type="float" office:value="1029.01314701187" calcext:value-type="float">
            <text:p>1029.0131470119</text:p>
          </table:table-cell>
          <table:table-cell office:value-type="float" office:value="1002.8573748455" calcext:value-type="float">
            <text:p>1002.8573748455</text:p>
          </table:table-cell>
          <table:table-cell office:value-type="float" office:value="1012.97112953757" calcext:value-type="float">
            <text:p>1012.9711295376</text:p>
          </table:table-cell>
          <table:table-cell office:value-type="float" office:value="1010.16403827224" calcext:value-type="float">
            <text:p>1010.1640382722</text:p>
          </table:table-cell>
          <table:table-cell office:value-type="float" office:value="1020.16437689385" calcext:value-type="float">
            <text:p>1020.1643768939</text:p>
          </table:table-cell>
          <table:table-cell office:value-type="float" office:value="1056.82412276733" calcext:value-type="float">
            <text:p>1056.8241227673</text:p>
          </table:table-cell>
          <table:table-cell office:value-type="float" office:value="1046.73164712603" calcext:value-type="float">
            <text:p>1046.731647126</text:p>
          </table:table-cell>
          <table:table-cell office:value-type="float" office:value="1028.99781549852" calcext:value-type="float">
            <text:p>1028.9978154985</text:p>
          </table:table-cell>
          <table:table-cell office:value-type="float" office:value="1053.97500566835" calcext:value-type="float">
            <text:p>1053.9750056684</text:p>
          </table:table-cell>
          <table:table-cell office:value-type="float" office:value="1044.20359408089" calcext:value-type="float">
            <text:p>1044.2035940809</text:p>
          </table:table-cell>
          <table:table-cell office:value-type="float" office:value="1091.11782727723" calcext:value-type="float">
            <text:p>1091.1178272772</text:p>
          </table:table-cell>
          <table:table-cell office:value-type="float" office:value="1034.97843698422" calcext:value-type="float">
            <text:p>1034.9784369842</text:p>
          </table:table-cell>
          <table:table-cell office:value-type="float" office:value="1009.97872519419" calcext:value-type="float">
            <text:p>1009.9787251942</text:p>
          </table:table-cell>
          <table:table-cell office:value-type="float" office:value="1024.67577858926" calcext:value-type="float">
            <text:p>1024.6757785893</text:p>
          </table:table-cell>
          <table:table-cell office:value-type="float" office:value="992.568999297258" calcext:value-type="float">
            <text:p>992.5689992973</text:p>
          </table:table-cell>
          <table:table-cell office:value-type="float" office:value="1031.4606966829" calcext:value-type="float">
            <text:p>1031.4606966829</text:p>
          </table:table-cell>
          <table:table-cell office:value-type="float" office:value="1015.52063213136" calcext:value-type="float">
            <text:p>1015.5206321314</text:p>
          </table:table-cell>
          <table:table-cell office:value-type="float" office:value="1015.60898408177" calcext:value-type="float">
            <text:p>1015.6089840818</text:p>
          </table:table-cell>
          <table:table-cell office:value-type="float" office:value="987.998842637447" calcext:value-type="float">
            <text:p>987.9988426374</text:p>
          </table:table-cell>
          <table:table-cell office:value-type="float" office:value="1012.20743847681" calcext:value-type="float">
            <text:p>1012.2074384768</text:p>
          </table:table-cell>
          <table:table-cell office:value-type="float" office:value="1024.49878554942" calcext:value-type="float">
            <text:p>1024.4987855494</text:p>
          </table:table-cell>
          <table:table-cell office:value-type="float" office:value="968.002292614939" calcext:value-type="float">
            <text:p>968.0022926149</text:p>
          </table:table-cell>
          <table:table-cell office:value-type="float" office:value="940.99720084194" calcext:value-type="float">
            <text:p>940.9972008419</text:p>
          </table:table-cell>
          <table:table-cell office:value-type="float" office:value="1025.34616962937" calcext:value-type="float">
            <text:p>1025.3461696294</text:p>
          </table:table-cell>
          <table:table-cell office:value-type="float" office:value="1005.95713553259" calcext:value-type="float">
            <text:p>1005.9571355326</text:p>
          </table:table-cell>
          <table:table-cell office:value-type="float" office:value="996.196371462127" calcext:value-type="float">
            <text:p>996.1963714621</text:p>
          </table:table-cell>
          <table:table-cell office:value-type="float" office:value="1038.0287993243" calcext:value-type="float">
            <text:p>1038.0287993243</text:p>
          </table:table-cell>
          <table:table-cell office:value-type="float" office:value="982.998197169927" calcext:value-type="float">
            <text:p>982.9981971699</text:p>
          </table:table-cell>
          <table:table-cell office:value-type="float" office:value="1038.31107233998" calcext:value-type="float">
            <text:p>1038.31107234</text:p>
          </table:table-cell>
          <table:table-cell office:value-type="float" office:value="1032.95915766948" calcext:value-type="float">
            <text:p>1032.9591576695</text:p>
          </table:table-cell>
          <table:table-cell office:value-type="float" office:value="1002.30901847918" calcext:value-type="float">
            <text:p>1002.3090184792</text:p>
          </table:table-cell>
          <table:table-cell office:value-type="float" office:value="991.974907269153" calcext:value-type="float">
            <text:p>991.9749072692</text:p>
          </table:table-cell>
          <table:table-cell office:value-type="float" office:value="958.657113848924" calcext:value-type="float">
            <text:p>958.6571138489</text:p>
          </table:table-cell>
          <table:table-cell office:value-type="float" office:value="990.247544286815" calcext:value-type="float">
            <text:p>990.2475442868</text:p>
          </table:table-cell>
          <table:table-cell office:value-type="float" office:value="1003.33133964906" calcext:value-type="float">
            <text:p>1003.3313396491</text:p>
          </table:table-cell>
          <table:table-cell office:value-type="float" office:value="1031.04958990829" calcext:value-type="float">
            <text:p>1031.0495899083</text:p>
          </table:table-cell>
          <table:table-cell office:value-type="float" office:value="967.580768225438" calcext:value-type="float">
            <text:p>967.5807682254</text:p>
          </table:table-cell>
          <table:table-cell office:value-type="float" office:value="986.675051946972" calcext:value-type="float">
            <text:p>986.675051947</text:p>
          </table:table-cell>
          <table:table-cell office:value-type="float" office:value="1023.90757598486" calcext:value-type="float">
            <text:p>1023.9075759849</text:p>
          </table:table-cell>
          <table:table-cell office:value-type="float" office:value="1029.73306060862" calcext:value-type="float">
            <text:p>1029.7330606086</text:p>
          </table:table-cell>
        </table:table-row>
        <table:table-row table:style-name="ro1">
          <table:table-cell office:value-type="float" office:value="1018.11000442661" calcext:value-type="float">
            <text:p>1018.1100044266</text:p>
          </table:table-cell>
          <table:table-cell office:value-type="float" office:value="1049.48438816375" calcext:value-type="float">
            <text:p>1049.4843881638</text:p>
          </table:table-cell>
          <table:table-cell office:value-type="float" office:value="1002.46666010262" calcext:value-type="float">
            <text:p>1002.4666601026</text:p>
          </table:table-cell>
          <table:table-cell office:value-type="float" office:value="982.676502509878" calcext:value-type="float">
            <text:p>982.6765025099</text:p>
          </table:table-cell>
          <table:table-cell office:value-type="float" office:value="990.031720581054" calcext:value-type="float">
            <text:p>990.0317205811</text:p>
          </table:table-cell>
          <table:table-cell office:value-type="float" office:value="1026.25377208758" calcext:value-type="float">
            <text:p>1026.2537720876</text:p>
          </table:table-cell>
          <table:table-cell office:value-type="float" office:value="964.931705143759" calcext:value-type="float">
            <text:p>964.9317051438</text:p>
          </table:table-cell>
          <table:table-cell office:value-type="float" office:value="1042.04554387475" calcext:value-type="float">
            <text:p>1042.0455438748</text:p>
          </table:table-cell>
          <table:table-cell office:value-type="float" office:value="1043.5283083646" calcext:value-type="float">
            <text:p>1043.5283083646</text:p>
          </table:table-cell>
          <table:table-cell office:value-type="float" office:value="976.293008953211" calcext:value-type="float">
            <text:p>976.2930089532</text:p>
          </table:table-cell>
          <table:table-cell office:value-type="float" office:value="1027.85059772328" calcext:value-type="float">
            <text:p>1027.8505977233</text:p>
          </table:table-cell>
          <table:table-cell office:value-type="float" office:value="993.089552934099" calcext:value-type="float">
            <text:p>993.0895529341</text:p>
          </table:table-cell>
          <table:table-cell office:value-type="float" office:value="1015.95507433441" calcext:value-type="float">
            <text:p>1015.9550743344</text:p>
          </table:table-cell>
          <table:table-cell office:value-type="float" office:value="1013.85035463638" calcext:value-type="float">
            <text:p>1013.8503546364</text:p>
          </table:table-cell>
          <table:table-cell office:value-type="float" office:value="1018.11782439215" calcext:value-type="float">
            <text:p>1018.1178243922</text:p>
          </table:table-cell>
          <table:table-cell office:value-type="float" office:value="1044.83073545255" calcext:value-type="float">
            <text:p>1044.8307354526</text:p>
          </table:table-cell>
          <table:table-cell office:value-type="float" office:value="1035.82377209374" calcext:value-type="float">
            <text:p>1035.8237720937</text:p>
          </table:table-cell>
          <table:table-cell office:value-type="float" office:value="1020.04428971947" calcext:value-type="float">
            <text:p>1020.0442897195</text:p>
          </table:table-cell>
          <table:table-cell office:value-type="float" office:value="1053.27569799403" calcext:value-type="float">
            <text:p>1053.275697994</text:p>
          </table:table-cell>
          <table:table-cell office:value-type="float" office:value="1043.59836823202" calcext:value-type="float">
            <text:p>1043.598368232</text:p>
          </table:table-cell>
          <table:table-cell office:value-type="float" office:value="1079.0957325346" calcext:value-type="float">
            <text:p>1079.0957325346</text:p>
          </table:table-cell>
          <table:table-cell office:value-type="float" office:value="1031.10352564737" calcext:value-type="float">
            <text:p>1031.1035256474</text:p>
          </table:table-cell>
          <table:table-cell office:value-type="float" office:value="1004.14392844936" calcext:value-type="float">
            <text:p>1004.1439284494</text:p>
          </table:table-cell>
          <table:table-cell office:value-type="float" office:value="1018.81891146459" calcext:value-type="float">
            <text:p>1018.8189114646</text:p>
          </table:table-cell>
          <table:table-cell office:value-type="float" office:value="977.229911749212" calcext:value-type="float">
            <text:p>977.2299117492</text:p>
          </table:table-cell>
          <table:table-cell office:value-type="float" office:value="1012.07829954627" calcext:value-type="float">
            <text:p>1012.0782995463</text:p>
          </table:table-cell>
          <table:table-cell office:value-type="float" office:value="1000.19342442584" calcext:value-type="float">
            <text:p>1000.1934244258</text:p>
          </table:table-cell>
          <table:table-cell office:value-type="float" office:value="998.266375815936" calcext:value-type="float">
            <text:p>998.2663758159</text:p>
          </table:table-cell>
          <table:table-cell office:value-type="float" office:value="991.847903050215" calcext:value-type="float">
            <text:p>991.8479030502</text:p>
          </table:table-cell>
          <table:table-cell office:value-type="float" office:value="1002.24664499681" calcext:value-type="float">
            <text:p>1002.2466449968</text:p>
          </table:table-cell>
          <table:table-cell office:value-type="float" office:value="1031.16480111978" calcext:value-type="float">
            <text:p>1031.1648011198</text:p>
          </table:table-cell>
          <table:table-cell office:value-type="float" office:value="967.054783039837" calcext:value-type="float">
            <text:p>967.0547830398</text:p>
          </table:table-cell>
          <table:table-cell office:value-type="float" office:value="938.890192536198" calcext:value-type="float">
            <text:p>938.8901925362</text:p>
          </table:table-cell>
          <table:table-cell office:value-type="float" office:value="1023.98270969665" calcext:value-type="float">
            <text:p>1023.9827096967</text:p>
          </table:table-cell>
          <table:table-cell office:value-type="float" office:value="990.605961093841" calcext:value-type="float">
            <text:p>990.6059610938</text:p>
          </table:table-cell>
          <table:table-cell office:value-type="float" office:value="990.944265819636" calcext:value-type="float">
            <text:p>990.9442658196</text:p>
          </table:table-cell>
          <table:table-cell office:value-type="float" office:value="1035.95269294114" calcext:value-type="float">
            <text:p>1035.9526929411</text:p>
          </table:table-cell>
          <table:table-cell office:value-type="float" office:value="979.255005776884" calcext:value-type="float">
            <text:p>979.2550057769</text:p>
          </table:table-cell>
          <table:table-cell office:value-type="float" office:value="1017.20125249797" calcext:value-type="float">
            <text:p>1017.201252498</text:p>
          </table:table-cell>
          <table:table-cell office:value-type="float" office:value="1032.2962730172" calcext:value-type="float">
            <text:p>1032.2962730172</text:p>
          </table:table-cell>
          <table:table-cell office:value-type="float" office:value="994.346721093512" calcext:value-type="float">
            <text:p>994.3467210935</text:p>
          </table:table-cell>
          <table:table-cell office:value-type="float" office:value="977.871151863174" calcext:value-type="float">
            <text:p>977.8711518632</text:p>
          </table:table-cell>
          <table:table-cell office:value-type="float" office:value="939.131815928415" calcext:value-type="float">
            <text:p>939.1318159284</text:p>
          </table:table-cell>
          <table:table-cell office:value-type="float" office:value="985.995645750378" calcext:value-type="float">
            <text:p>985.9956457504</text:p>
          </table:table-cell>
          <table:table-cell office:value-type="float" office:value="1000.65943982363" calcext:value-type="float">
            <text:p>1000.6594398236</text:p>
          </table:table-cell>
          <table:table-cell office:value-type="float" office:value="1032.92432734652" calcext:value-type="float">
            <text:p>1032.9243273465</text:p>
          </table:table-cell>
          <table:table-cell office:value-type="float" office:value="965.808414930982" calcext:value-type="float">
            <text:p>965.808414931</text:p>
          </table:table-cell>
          <table:table-cell office:value-type="float" office:value="983.421403165112" calcext:value-type="float">
            <text:p>983.4214031651</text:p>
          </table:table-cell>
          <table:table-cell office:value-type="float" office:value="1007.49305231127" calcext:value-type="float">
            <text:p>1007.4930523113</text:p>
          </table:table-cell>
          <table:table-cell office:value-type="float" office:value="1029.73306060862" calcext:value-type="float">
            <text:p>1029.7330606086</text:p>
          </table:table-cell>
        </table:table-row>
        <table:table-row table:style-name="ro1">
          <table:table-cell office:value-type="float" office:value="1015.84644831106" calcext:value-type="float">
            <text:p>1015.8464483111</text:p>
          </table:table-cell>
          <table:table-cell office:value-type="float" office:value="1054.84263928376" calcext:value-type="float">
            <text:p>1054.8426392838</text:p>
          </table:table-cell>
          <table:table-cell office:value-type="float" office:value="991.270390903358" calcext:value-type="float">
            <text:p>991.2703909034</text:p>
          </table:table-cell>
          <table:table-cell office:value-type="float" office:value="972.528782480331" calcext:value-type="float">
            <text:p>972.5287824803</text:p>
          </table:table-cell>
          <table:table-cell office:value-type="float" office:value="987.704097264038" calcext:value-type="float">
            <text:p>987.704097264</text:p>
          </table:table-cell>
          <table:table-cell office:value-type="float" office:value="1025.74691835339" calcext:value-type="float">
            <text:p>1025.7469183534</text:p>
          </table:table-cell>
          <table:table-cell office:value-type="float" office:value="958.429391282642" calcext:value-type="float">
            <text:p>958.4293912826</text:p>
          </table:table-cell>
          <table:table-cell office:value-type="float" office:value="1033.81685366526" calcext:value-type="float">
            <text:p>1033.8168536653</text:p>
          </table:table-cell>
          <table:table-cell office:value-type="float" office:value="1040.13445579055" calcext:value-type="float">
            <text:p>1040.1344557906</text:p>
          </table:table-cell>
          <table:table-cell office:value-type="float" office:value="980.100245655993" calcext:value-type="float">
            <text:p>980.100245656</text:p>
          </table:table-cell>
          <table:table-cell office:value-type="float" office:value="1011.74874896515" calcext:value-type="float">
            <text:p>1011.7487489652</text:p>
          </table:table-cell>
          <table:table-cell office:value-type="float" office:value="988.147112933364" calcext:value-type="float">
            <text:p>988.1471129334</text:p>
          </table:table-cell>
          <table:table-cell office:value-type="float" office:value="1010.00942257549" calcext:value-type="float">
            <text:p>1010.0094225755</text:p>
          </table:table-cell>
          <table:table-cell office:value-type="float" office:value="1007.05482694514" calcext:value-type="float">
            <text:p>1007.0548269451</text:p>
          </table:table-cell>
          <table:table-cell office:value-type="float" office:value="999.711538566954" calcext:value-type="float">
            <text:p>999.711538567</text:p>
          </table:table-cell>
          <table:table-cell office:value-type="float" office:value="1035.59225653" calcext:value-type="float">
            <text:p>1035.59225653</text:p>
          </table:table-cell>
          <table:table-cell office:value-type="float" office:value="1032.36582950854" calcext:value-type="float">
            <text:p>1032.3658295085</text:p>
          </table:table-cell>
          <table:table-cell office:value-type="float" office:value="1018.68402442587" calcext:value-type="float">
            <text:p>1018.6840244259</text:p>
          </table:table-cell>
          <table:table-cell office:value-type="float" office:value="1042.74984442332" calcext:value-type="float">
            <text:p>1042.7498444233</text:p>
          </table:table-cell>
          <table:table-cell office:value-type="float" office:value="1030.20936327808" calcext:value-type="float">
            <text:p>1030.2093632781</text:p>
          </table:table-cell>
          <table:table-cell office:value-type="float" office:value="1076.01742003921" calcext:value-type="float">
            <text:p>1076.0174200392</text:p>
          </table:table-cell>
          <table:table-cell office:value-type="float" office:value="1029.7217826672" calcext:value-type="float">
            <text:p>1029.7217826672</text:p>
          </table:table-cell>
          <table:table-cell office:value-type="float" office:value="1004.14392844936" calcext:value-type="float">
            <text:p>1004.1439284494</text:p>
          </table:table-cell>
          <table:table-cell office:value-type="float" office:value="1019.38444502131" calcext:value-type="float">
            <text:p>1019.3844450213</text:p>
          </table:table-cell>
          <table:table-cell office:value-type="float" office:value="975.572926367489" calcext:value-type="float">
            <text:p>975.5729263675</text:p>
          </table:table-cell>
          <table:table-cell office:value-type="float" office:value="1012.07829954627" calcext:value-type="float">
            <text:p>1012.0782995463</text:p>
          </table:table-cell>
          <table:table-cell office:value-type="float" office:value="1000.19342442584" calcext:value-type="float">
            <text:p>1000.1934244258</text:p>
          </table:table-cell>
          <table:table-cell office:value-type="float" office:value="989.618581646974" calcext:value-type="float">
            <text:p>989.618581647</text:p>
          </table:table-cell>
          <table:table-cell office:value-type="float" office:value="990.734067548491" calcext:value-type="float">
            <text:p>990.7340675485</text:p>
          </table:table-cell>
          <table:table-cell office:value-type="float" office:value="998.101744225361" calcext:value-type="float">
            <text:p>998.1017442254</text:p>
          </table:table-cell>
          <table:table-cell office:value-type="float" office:value="1024.77473179752" calcext:value-type="float">
            <text:p>1024.7747317975</text:p>
          </table:table-cell>
          <table:table-cell office:value-type="float" office:value="967.054783039837" calcext:value-type="float">
            <text:p>967.0547830398</text:p>
          </table:table-cell>
          <table:table-cell office:value-type="float" office:value="934.993186241561" calcext:value-type="float">
            <text:p>934.9931862416</text:p>
          </table:table-cell>
          <table:table-cell office:value-type="float" office:value="1021.54181415469" calcext:value-type="float">
            <text:p>1021.5418141547</text:p>
          </table:table-cell>
          <table:table-cell office:value-type="float" office:value="979.840227961538" calcext:value-type="float">
            <text:p>979.8402279615</text:p>
          </table:table-cell>
          <table:table-cell office:value-type="float" office:value="985.573940784525" calcext:value-type="float">
            <text:p>985.5739407845</text:p>
          </table:table-cell>
          <table:table-cell office:value-type="float" office:value="1035.76573280097" calcext:value-type="float">
            <text:p>1035.765732801</text:p>
          </table:table-cell>
          <table:table-cell office:value-type="float" office:value="974.585461711065" calcext:value-type="float">
            <text:p>974.5854617111</text:p>
          </table:table-cell>
          <table:table-cell office:value-type="float" office:value="997.790818154795" calcext:value-type="float">
            <text:p>997.7908181548</text:p>
          </table:table-cell>
          <table:table-cell office:value-type="float" office:value="1032.27014016953" calcext:value-type="float">
            <text:p>1032.2701401695</text:p>
          </table:table-cell>
          <table:table-cell office:value-type="float" office:value="976.86243847481" calcext:value-type="float">
            <text:p>976.8624384748</text:p>
          </table:table-cell>
          <table:table-cell office:value-type="float" office:value="975.125179393722" calcext:value-type="float">
            <text:p>975.1251793937</text:p>
          </table:table-cell>
          <table:table-cell office:value-type="float" office:value="934.50581368142" calcext:value-type="float">
            <text:p>934.5058136814</text:p>
          </table:table-cell>
          <table:table-cell office:value-type="float" office:value="975.233659132362" calcext:value-type="float">
            <text:p>975.2336591324</text:p>
          </table:table-cell>
          <table:table-cell office:value-type="float" office:value="992.691002940291" calcext:value-type="float">
            <text:p>992.6910029403</text:p>
          </table:table-cell>
          <table:table-cell office:value-type="float" office:value="1017.30471552996" calcext:value-type="float">
            <text:p>1017.30471553</text:p>
          </table:table-cell>
          <table:table-cell office:value-type="float" office:value="956.165853882801" calcext:value-type="float">
            <text:p>956.1658538828</text:p>
          </table:table-cell>
          <table:table-cell office:value-type="float" office:value="985.177745744428" calcext:value-type="float">
            <text:p>985.1777457444</text:p>
          </table:table-cell>
          <table:table-cell office:value-type="float" office:value="1003.2220132063" calcext:value-type="float">
            <text:p>1003.2220132063</text:p>
          </table:table-cell>
          <table:table-cell office:value-type="float" office:value="1017.45296668185" calcext:value-type="float">
            <text:p>1017.4529666819</text:p>
          </table:table-cell>
        </table:table-row>
        <table:table-row table:style-name="ro1">
          <table:table-cell office:value-type="float" office:value="1013.38653336147" calcext:value-type="float">
            <text:p>1013.3865333615</text:p>
          </table:table-cell>
          <table:table-cell office:value-type="float" office:value="1048.77170188944" calcext:value-type="float">
            <text:p>1048.7717018894</text:p>
          </table:table-cell>
          <table:table-cell office:value-type="float" office:value="989.062720929853" calcext:value-type="float">
            <text:p>989.0627209299</text:p>
          </table:table-cell>
          <table:table-cell office:value-type="float" office:value="965.590964381299" calcext:value-type="float">
            <text:p>965.5909643813</text:p>
          </table:table-cell>
          <table:table-cell office:value-type="float" office:value="970.464349768768" calcext:value-type="float">
            <text:p>970.4643497688</text:p>
          </table:table-cell>
          <table:table-cell office:value-type="float" office:value="1026.76636015855" calcext:value-type="float">
            <text:p>1026.7663601586</text:p>
          </table:table-cell>
          <table:table-cell office:value-type="float" office:value="947.718463154449" calcext:value-type="float">
            <text:p>947.7184631544</text:p>
          </table:table-cell>
          <table:table-cell office:value-type="float" office:value="1025.04629519345" calcext:value-type="float">
            <text:p>1025.0462951935</text:p>
          </table:table-cell>
          <table:table-cell office:value-type="float" office:value="1040.43288052098" calcext:value-type="float">
            <text:p>1040.432880521</text:p>
          </table:table-cell>
          <table:table-cell office:value-type="float" office:value="973.879685380269" calcext:value-type="float">
            <text:p>973.8796853803</text:p>
          </table:table-cell>
          <table:table-cell office:value-type="float" office:value="1004.46759544557" calcext:value-type="float">
            <text:p>1004.4675954456</text:p>
          </table:table-cell>
          <table:table-cell office:value-type="float" office:value="984.206728240193" calcext:value-type="float">
            <text:p>984.2067282402</text:p>
          </table:table-cell>
          <table:table-cell office:value-type="float" office:value="992.167833861924" calcext:value-type="float">
            <text:p>992.1678338619</text:p>
          </table:table-cell>
          <table:table-cell office:value-type="float" office:value="978.833928316914" calcext:value-type="float">
            <text:p>978.8339283169</text:p>
          </table:table-cell>
          <table:table-cell office:value-type="float" office:value="1010.47523150601" calcext:value-type="float">
            <text:p>1010.475231506</text:p>
          </table:table-cell>
          <table:table-cell office:value-type="float" office:value="1036.61443222564" calcext:value-type="float">
            <text:p>1036.6144322256</text:p>
          </table:table-cell>
          <table:table-cell office:value-type="float" office:value="1023.03953399115" calcext:value-type="float">
            <text:p>1023.0395339912</text:p>
          </table:table-cell>
          <table:table-cell office:value-type="float" office:value="1018.13806102545" calcext:value-type="float">
            <text:p>1018.1380610255</text:p>
          </table:table-cell>
          <table:table-cell office:value-type="float" office:value="1027.07682082833" calcext:value-type="float">
            <text:p>1027.0768208283</text:p>
          </table:table-cell>
          <table:table-cell office:value-type="float" office:value="1029.9076080926" calcext:value-type="float">
            <text:p>1029.9076080926</text:p>
          </table:table-cell>
          <table:table-cell office:value-type="float" office:value="1068.15171291506" calcext:value-type="float">
            <text:p>1068.1517129151</text:p>
          </table:table-cell>
          <table:table-cell office:value-type="float" office:value="1028.61399135127" calcext:value-type="float">
            <text:p>1028.6139913513</text:p>
          </table:table-cell>
          <table:table-cell office:value-type="float" office:value="981.604904655296" calcext:value-type="float">
            <text:p>981.6049046553</text:p>
          </table:table-cell>
          <table:table-cell office:value-type="float" office:value="1009.70829189975" calcext:value-type="float">
            <text:p>1009.7082918998</text:p>
          </table:table-cell>
          <table:table-cell office:value-type="float" office:value="968.228596886103" calcext:value-type="float">
            <text:p>968.2285968861</text:p>
          </table:table-cell>
          <table:table-cell office:value-type="float" office:value="1002.26521350426" calcext:value-type="float">
            <text:p>1002.2652135043</text:p>
          </table:table-cell>
          <table:table-cell office:value-type="float" office:value="981.368737306791" calcext:value-type="float">
            <text:p>981.3687373068</text:p>
          </table:table-cell>
          <table:table-cell office:value-type="float" office:value="978.491850070179" calcext:value-type="float">
            <text:p>978.4918500702</text:p>
          </table:table-cell>
          <table:table-cell office:value-type="float" office:value="975.024456061654" calcext:value-type="float">
            <text:p>975.0244560617</text:p>
          </table:table-cell>
          <table:table-cell office:value-type="float" office:value="993.363068751659" calcext:value-type="float">
            <text:p>993.3630687517</text:p>
          </table:table-cell>
          <table:table-cell office:value-type="float" office:value="1019.78512651459" calcext:value-type="float">
            <text:p>1019.7851265146</text:p>
          </table:table-cell>
          <table:table-cell office:value-type="float" office:value="0" calcext:value-type="float">
            <text:p>0</text:p>
          </table:table-cell>
          <table:table-cell office:value-type="float" office:value="912.270727038955" calcext:value-type="float">
            <text:p>912.270727039</text:p>
          </table:table-cell>
          <table:table-cell office:value-type="float" office:value="1009.81375697446" calcext:value-type="float">
            <text:p>1009.8137569745</text:p>
          </table:table-cell>
          <table:table-cell office:value-type="float" office:value="971.57756822924" calcext:value-type="float">
            <text:p>971.5775682292</text:p>
          </table:table-cell>
          <table:table-cell office:value-type="float" office:value="984.033415434918" calcext:value-type="float">
            <text:p>984.0334154349</text:p>
          </table:table-cell>
          <table:table-cell office:value-type="float" office:value="1022.02772714668" calcext:value-type="float">
            <text:p>1022.0277271467</text:p>
          </table:table-cell>
          <table:table-cell office:value-type="float" office:value="973.110996491943" calcext:value-type="float">
            <text:p>973.1109964919</text:p>
          </table:table-cell>
          <table:table-cell office:value-type="float" office:value="992.620692714034" calcext:value-type="float">
            <text:p>992.620692714</text:p>
          </table:table-cell>
          <table:table-cell office:value-type="float" office:value="1014.32634912807" calcext:value-type="float">
            <text:p>1014.3263491281</text:p>
          </table:table-cell>
          <table:table-cell office:value-type="float" office:value="966.190886128337" calcext:value-type="float">
            <text:p>966.1908861283</text:p>
          </table:table-cell>
          <table:table-cell office:value-type="float" office:value="967.832634526782" calcext:value-type="float">
            <text:p>967.8326345268</text:p>
          </table:table-cell>
          <table:table-cell office:value-type="float" office:value="0" calcext:value-type="float">
            <text:p>0</text:p>
          </table:table-cell>
          <table:table-cell office:value-type="float" office:value="963.396452918722" calcext:value-type="float">
            <text:p>963.3964529187</text:p>
          </table:table-cell>
          <table:table-cell office:value-type="float" office:value="990.574624059523" calcext:value-type="float">
            <text:p>990.5746240595</text:p>
          </table:table-cell>
          <table:table-cell office:value-type="float" office:value="1019.84644249522" calcext:value-type="float">
            <text:p>1019.8464424952</text:p>
          </table:table-cell>
          <table:table-cell office:value-type="float" office:value="948.549471202058" calcext:value-type="float">
            <text:p>948.5494712021</text:p>
          </table:table-cell>
          <table:table-cell office:value-type="float" office:value="981.627364231579" calcext:value-type="float">
            <text:p>981.6273642316</text:p>
          </table:table-cell>
          <table:table-cell office:value-type="float" office:value="989.169065533633" calcext:value-type="float">
            <text:p>989.1690655336</text:p>
          </table:table-cell>
          <table:table-cell office:value-type="float" office:value="1013.25719261591" calcext:value-type="float">
            <text:p>1013.2571926159</text:p>
          </table:table-cell>
        </table:table-row>
        <table:table-row table:style-name="ro1">
          <table:table-cell office:value-type="float" office:value="1011.62233810558" calcext:value-type="float">
            <text:p>1011.6223381056</text:p>
          </table:table-cell>
          <table:table-cell office:value-type="float" office:value="1045.19072602915" calcext:value-type="float">
            <text:p>1045.1907260292</text:p>
          </table:table-cell>
          <table:table-cell office:value-type="float" office:value="988.722432537533" calcext:value-type="float">
            <text:p>988.7224325375</text:p>
          </table:table-cell>
          <table:table-cell office:value-type="float" office:value="966.040465170115" calcext:value-type="float">
            <text:p>966.0404651701</text:p>
          </table:table-cell>
          <table:table-cell office:value-type="float" office:value="973.939885870093" calcext:value-type="float">
            <text:p>973.9398858701</text:p>
          </table:table-cell>
          <table:table-cell office:value-type="float" office:value="1022.53368708564" calcext:value-type="float">
            <text:p>1022.5336870856</text:p>
          </table:table-cell>
          <table:table-cell office:value-type="float" office:value="947.306426053497" calcext:value-type="float">
            <text:p>947.3064260535</text:p>
          </table:table-cell>
          <table:table-cell office:value-type="float" office:value="1017.99518637979" calcext:value-type="float">
            <text:p>1017.9951863798</text:p>
          </table:table-cell>
          <table:table-cell office:value-type="float" office:value="1028.89712206575" calcext:value-type="float">
            <text:p>1028.8971220658</text:p>
          </table:table-cell>
          <table:table-cell office:value-type="float" office:value="969.897682833939" calcext:value-type="float">
            <text:p>969.8976828339</text:p>
          </table:table-cell>
          <table:table-cell office:value-type="float" office:value="1006.98810662264" calcext:value-type="float">
            <text:p>1006.9881066226</text:p>
          </table:table-cell>
          <table:table-cell office:value-type="float" office:value="981.492942061463" calcext:value-type="float">
            <text:p>981.4929420615</text:p>
          </table:table-cell>
          <table:table-cell office:value-type="float" office:value="983.188824714946" calcext:value-type="float">
            <text:p>983.1888247149</text:p>
          </table:table-cell>
          <table:table-cell office:value-type="float" office:value="969.745554234834" calcext:value-type="float">
            <text:p>969.7455542348</text:p>
          </table:table-cell>
          <table:table-cell office:value-type="float" office:value="1000.25948715088" calcext:value-type="float">
            <text:p>1000.2594871509</text:p>
          </table:table-cell>
          <table:table-cell office:value-type="float" office:value="1036.99922990345" calcext:value-type="float">
            <text:p>1036.9992299035</text:p>
          </table:table-cell>
          <table:table-cell office:value-type="float" office:value="1020.57378314345" calcext:value-type="float">
            <text:p>1020.5737831435</text:p>
          </table:table-cell>
          <table:table-cell office:value-type="float" office:value="1018.15224240259" calcext:value-type="float">
            <text:p>1018.1522424026</text:p>
          </table:table-cell>
          <table:table-cell office:value-type="float" office:value="1018.87505856831" calcext:value-type="float">
            <text:p>1018.8750585683</text:p>
          </table:table-cell>
          <table:table-cell office:value-type="float" office:value="1034.56868106319" calcext:value-type="float">
            <text:p>1034.5686810632</text:p>
          </table:table-cell>
          <table:table-cell office:value-type="float" office:value="1067.7047023104" calcext:value-type="float">
            <text:p>1067.7047023104</text:p>
          </table:table-cell>
          <table:table-cell office:value-type="float" office:value="1025.99438353458" calcext:value-type="float">
            <text:p>1025.9943835346</text:p>
          </table:table-cell>
          <table:table-cell office:value-type="float" office:value="979.745526124149" calcext:value-type="float">
            <text:p>979.7455261241</text:p>
          </table:table-cell>
          <table:table-cell office:value-type="float" office:value="990.915343426688" calcext:value-type="float">
            <text:p>990.9153434267</text:p>
          </table:table-cell>
          <table:table-cell office:value-type="float" office:value="966.576861497334" calcext:value-type="float">
            <text:p>966.5768614973</text:p>
          </table:table-cell>
          <table:table-cell office:value-type="float" office:value="1000.91342622553" calcext:value-type="float">
            <text:p>1000.9134262255</text:p>
          </table:table-cell>
          <table:table-cell office:value-type="float" office:value="963.313813503865" calcext:value-type="float">
            <text:p>963.3138135039</text:p>
          </table:table-cell>
          <table:table-cell office:value-type="float" office:value="978.491850070179" calcext:value-type="float">
            <text:p>978.4918500702</text:p>
          </table:table-cell>
          <table:table-cell office:value-type="float" office:value="973.590529654364" calcext:value-type="float">
            <text:p>973.5905296544</text:p>
          </table:table-cell>
          <table:table-cell office:value-type="float" office:value="973.410755656211" calcext:value-type="float">
            <text:p>973.4107556562</text:p>
          </table:table-cell>
          <table:table-cell office:value-type="float" office:value="1012.63985571911" calcext:value-type="float">
            <text:p>1012.6398557191</text:p>
          </table:table-cell>
          <table:table-cell office:value-type="float" office:value="0" calcext:value-type="float">
            <text:p>0</text:p>
          </table:table-cell>
          <table:table-cell office:value-type="float" office:value="910.347945754689" calcext:value-type="float">
            <text:p>910.3479457547</text:p>
          </table:table-cell>
          <table:table-cell office:value-type="float" office:value="998.201052692412" calcext:value-type="float">
            <text:p>998.2010526924</text:p>
          </table:table-cell>
          <table:table-cell office:value-type="float" office:value="969.367056326213" calcext:value-type="float">
            <text:p>969.3670563262</text:p>
          </table:table-cell>
          <table:table-cell office:value-type="float" office:value="978.211810529585" calcext:value-type="float">
            <text:p>978.2118105296</text:p>
          </table:table-cell>
          <table:table-cell office:value-type="float" office:value="1010.96992029343" calcext:value-type="float">
            <text:p>1010.9699202934</text:p>
          </table:table-cell>
          <table:table-cell office:value-type="float" office:value="955.367815054226" calcext:value-type="float">
            <text:p>955.3678150542</text:p>
          </table:table-cell>
          <table:table-cell office:value-type="float" office:value="989.967001566022" calcext:value-type="float">
            <text:p>989.967001566</text:p>
          </table:table-cell>
          <table:table-cell office:value-type="float" office:value="1011.66117729908" calcext:value-type="float">
            <text:p>1011.6611772991</text:p>
          </table:table-cell>
          <table:table-cell office:value-type="float" office:value="955.330079198977" calcext:value-type="float">
            <text:p>955.330079199</text:p>
          </table:table-cell>
          <table:table-cell office:value-type="float" office:value="972.731070624391" calcext:value-type="float">
            <text:p>972.7310706244</text:p>
          </table:table-cell>
          <table:table-cell office:value-type="float" office:value="0" calcext:value-type="float">
            <text:p>0</text:p>
          </table:table-cell>
          <table:table-cell office:value-type="float" office:value="969.829336439424" calcext:value-type="float">
            <text:p>969.8293364394</text:p>
          </table:table-cell>
          <table:table-cell office:value-type="float" office:value="978.199053306731" calcext:value-type="float">
            <text:p>978.1990533067</text:p>
          </table:table-cell>
          <table:table-cell office:value-type="float" office:value="1011.54708138194" calcext:value-type="float">
            <text:p>1011.5470813819</text:p>
          </table:table-cell>
          <table:table-cell office:value-type="float" office:value="947.713691562957" calcext:value-type="float">
            <text:p>947.713691563</text:p>
          </table:table-cell>
          <table:table-cell office:value-type="float" office:value="975.010935063337" calcext:value-type="float">
            <text:p>975.0109350633</text:p>
          </table:table-cell>
          <table:table-cell office:value-type="float" office:value="990.295012450306" calcext:value-type="float">
            <text:p>990.2950124503</text:p>
          </table:table-cell>
          <table:table-cell office:value-type="float" office:value="1005.48420391535" calcext:value-type="float">
            <text:p>1005.4842039154</text:p>
          </table:table-cell>
        </table:table-row>
        <table:table-row table:style-name="ro1">
          <table:table-cell office:value-type="float" office:value="1011.68120346068" calcext:value-type="float">
            <text:p>1011.6812034607</text:p>
          </table:table-cell>
          <table:table-cell office:value-type="float" office:value="1042.88423395119" calcext:value-type="float">
            <text:p>1042.8842339512</text:p>
          </table:table-cell>
          <table:table-cell office:value-type="float" office:value="984.911242527571" calcext:value-type="float">
            <text:p>984.9112425276</text:p>
          </table:table-cell>
          <table:table-cell office:value-type="float" office:value="960.02476101319" calcext:value-type="float">
            <text:p>960.0247610132</text:p>
          </table:table-cell>
          <table:table-cell office:value-type="float" office:value="954.307125110005" calcext:value-type="float">
            <text:p>954.30712511</text:p>
          </table:table-cell>
          <table:table-cell office:value-type="float" office:value="1013.99508839032" calcext:value-type="float">
            <text:p>1013.9950883903</text:p>
          </table:table-cell>
          <table:table-cell office:value-type="float" office:value="947.83695952262" calcext:value-type="float">
            <text:p>947.8369595226</text:p>
          </table:table-cell>
          <table:table-cell office:value-type="float" office:value="1011.42474819523" calcext:value-type="float">
            <text:p>1011.4247481952</text:p>
          </table:table-cell>
          <table:table-cell office:value-type="float" office:value="1014.31325172548" calcext:value-type="float">
            <text:p>1014.3132517255</text:p>
          </table:table-cell>
          <table:table-cell office:value-type="float" office:value="962.446529344441" calcext:value-type="float">
            <text:p>962.4465293444</text:p>
          </table:table-cell>
          <table:table-cell office:value-type="float" office:value="1007.83417718623" calcext:value-type="float">
            <text:p>1007.8341771862</text:p>
          </table:table-cell>
          <table:table-cell office:value-type="float" office:value="980.030054788528" calcext:value-type="float">
            <text:p>980.0300547885</text:p>
          </table:table-cell>
          <table:table-cell office:value-type="float" office:value="982.685910935904" calcext:value-type="float">
            <text:p>982.6859109359</text:p>
          </table:table-cell>
          <table:table-cell office:value-type="float" office:value="973.752102866053" calcext:value-type="float">
            <text:p>973.7521028661</text:p>
          </table:table-cell>
          <table:table-cell office:value-type="float" office:value="977.159155386094" calcext:value-type="float">
            <text:p>977.1591553861</text:p>
          </table:table-cell>
          <table:table-cell office:value-type="float" office:value="1020.59634885147" calcext:value-type="float">
            <text:p>1020.5963488515</text:p>
          </table:table-cell>
          <table:table-cell office:value-type="float" office:value="1010.37801554241" calcext:value-type="float">
            <text:p>1010.3780155424</text:p>
          </table:table-cell>
          <table:table-cell office:value-type="float" office:value="1018.60350084379" calcext:value-type="float">
            <text:p>1018.6035008438</text:p>
          </table:table-cell>
          <table:table-cell office:value-type="float" office:value="1013.7967321963" calcext:value-type="float">
            <text:p>1013.7967321963</text:p>
          </table:table-cell>
          <table:table-cell office:value-type="float" office:value="1034.44388310077" calcext:value-type="float">
            <text:p>1034.4438831008</text:p>
          </table:table-cell>
          <table:table-cell office:value-type="float" office:value="1064.70778144269" calcext:value-type="float">
            <text:p>1064.7077814427</text:p>
          </table:table-cell>
          <table:table-cell office:value-type="float" office:value="1025.85421927596" calcext:value-type="float">
            <text:p>1025.854219276</text:p>
          </table:table-cell>
          <table:table-cell office:value-type="float" office:value="982.837808411884" calcext:value-type="float">
            <text:p>982.8378084119</text:p>
          </table:table-cell>
          <table:table-cell office:value-type="float" office:value="970.85393371969" calcext:value-type="float">
            <text:p>970.8539337197</text:p>
          </table:table-cell>
          <table:table-cell office:value-type="float" office:value="962.207225768386" calcext:value-type="float">
            <text:p>962.2072257684</text:p>
          </table:table-cell>
          <table:table-cell office:value-type="float" office:value="989.251335601985" calcext:value-type="float">
            <text:p>989.251335602</text:p>
          </table:table-cell>
          <table:table-cell office:value-type="float" office:value="973.096633102449" calcext:value-type="float">
            <text:p>973.0966331024</text:p>
          </table:table-cell>
          <table:table-cell office:value-type="float" office:value="961.207949590009" calcext:value-type="float">
            <text:p>961.20794959</text:p>
          </table:table-cell>
          <table:table-cell office:value-type="float" office:value="974.28228856215" calcext:value-type="float">
            <text:p>974.2822885622</text:p>
          </table:table-cell>
          <table:table-cell office:value-type="float" office:value="964.702207738508" calcext:value-type="float">
            <text:p>964.7022077385</text:p>
          </table:table-cell>
          <table:table-cell office:value-type="float" office:value="1005.7367229303" calcext:value-type="float">
            <text:p>1005.7367229303</text:p>
          </table:table-cell>
          <table:table-cell office:value-type="float" office:value="0" calcext:value-type="float">
            <text:p>0</text:p>
          </table:table-cell>
          <table:table-cell office:value-type="float" office:value="907.62992686246" calcext:value-type="float">
            <text:p>907.6299268625</text:p>
          </table:table-cell>
          <table:table-cell office:value-type="float" office:value="993.310076027587" calcext:value-type="float">
            <text:p>993.3100760276</text:p>
          </table:table-cell>
          <table:table-cell office:value-type="float" office:value="965.565256328657" calcext:value-type="float">
            <text:p>965.5652563287</text:p>
          </table:table-cell>
          <table:table-cell office:value-type="float" office:value="974.537789223958" calcext:value-type="float">
            <text:p>974.537789224</text:p>
          </table:table-cell>
          <table:table-cell office:value-type="float" office:value="998.049603735512" calcext:value-type="float">
            <text:p>998.0496037355</text:p>
          </table:table-cell>
          <table:table-cell office:value-type="float" office:value="952.841718217426" calcext:value-type="float">
            <text:p>952.8417182174</text:p>
          </table:table-cell>
          <table:table-cell office:value-type="float" office:value="986.275631726773" calcext:value-type="float">
            <text:p>986.2756317268</text:p>
          </table:table-cell>
          <table:table-cell office:value-type="float" office:value="994.489045728964" calcext:value-type="float">
            <text:p>994.489045729</text:p>
          </table:table-cell>
          <table:table-cell office:value-type="float" office:value="950.556338844993" calcext:value-type="float">
            <text:p>950.556338845</text:p>
          </table:table-cell>
          <table:table-cell office:value-type="float" office:value="929.543975034826" calcext:value-type="float">
            <text:p>929.5439750348</text:p>
          </table:table-cell>
          <table:table-cell office:value-type="float" office:value="0" calcext:value-type="float">
            <text:p>0</text:p>
          </table:table-cell>
          <table:table-cell office:value-type="float" office:value="967.02415276748" calcext:value-type="float">
            <text:p>967.0241527675</text:p>
          </table:table-cell>
          <table:table-cell office:value-type="float" office:value="961.830542997721" calcext:value-type="float">
            <text:p>961.8305429977</text:p>
          </table:table-cell>
          <table:table-cell office:value-type="float" office:value="1001.14399945448" calcext:value-type="float">
            <text:p>1001.1439994545</text:p>
          </table:table-cell>
          <table:table-cell office:value-type="float" office:value="949.407721717982" calcext:value-type="float">
            <text:p>949.407721718</text:p>
          </table:table-cell>
          <table:table-cell office:value-type="float" office:value="971.907238461747" calcext:value-type="float">
            <text:p>971.9072384617</text:p>
          </table:table-cell>
          <table:table-cell office:value-type="float" office:value="976.501882680321" calcext:value-type="float">
            <text:p>976.5018826803</text:p>
          </table:table-cell>
          <table:table-cell office:value-type="float" office:value="995.959095523591" calcext:value-type="float">
            <text:p>995.9590955236</text:p>
          </table:table-cell>
        </table:table-row>
        <table:table-row table:style-name="ro1">
          <table:table-cell office:value-type="float" office:value="1017.56128760184" calcext:value-type="float">
            <text:p>1017.5612876018</text:p>
          </table:table-cell>
          <table:table-cell office:value-type="float" office:value="1030.30359688219" calcext:value-type="float">
            <text:p>1030.3035968822</text:p>
          </table:table-cell>
          <table:table-cell office:value-type="float" office:value="984.108449991553" calcext:value-type="float">
            <text:p>984.1084499916</text:p>
          </table:table-cell>
          <table:table-cell office:value-type="float" office:value="951.858184410637" calcext:value-type="float">
            <text:p>951.8581844106</text:p>
          </table:table-cell>
          <table:table-cell office:value-type="float" office:value="954.371199668878" calcext:value-type="float">
            <text:p>954.3711996689</text:p>
          </table:table-cell>
          <table:table-cell office:value-type="float" office:value="995.392427393993" calcext:value-type="float">
            <text:p>995.392427394</text:p>
          </table:table-cell>
          <table:table-cell office:value-type="float" office:value="947.703367303399" calcext:value-type="float">
            <text:p>947.7033673034</text:p>
          </table:table-cell>
          <table:table-cell office:value-type="float" office:value="1003.1697382089" calcext:value-type="float">
            <text:p>1003.1697382089</text:p>
          </table:table-cell>
          <table:table-cell office:value-type="float" office:value="999.77647528542" calcext:value-type="float">
            <text:p>999.7764752854</text:p>
          </table:table-cell>
          <table:table-cell office:value-type="float" office:value="952.197652175177" calcext:value-type="float">
            <text:p>952.1976521752</text:p>
          </table:table-cell>
          <table:table-cell office:value-type="float" office:value="1006.98876433959" calcext:value-type="float">
            <text:p>1006.9887643396</text:p>
          </table:table-cell>
          <table:table-cell office:value-type="float" office:value="977.796864017826" calcext:value-type="float">
            <text:p>977.7968640178</text:p>
          </table:table-cell>
          <table:table-cell office:value-type="float" office:value="977.464026631368" calcext:value-type="float">
            <text:p>977.4640266314</text:p>
          </table:table-cell>
          <table:table-cell office:value-type="float" office:value="971.635527579441" calcext:value-type="float">
            <text:p>971.6355275794</text:p>
          </table:table-cell>
          <table:table-cell office:value-type="float" office:value="977.159155386094" calcext:value-type="float">
            <text:p>977.1591553861</text:p>
          </table:table-cell>
          <table:table-cell office:value-type="float" office:value="1006.47005813146" calcext:value-type="float">
            <text:p>1006.4700581315</text:p>
          </table:table-cell>
          <table:table-cell office:value-type="float" office:value="1006.0779458696" calcext:value-type="float">
            <text:p>1006.0779458696</text:p>
          </table:table-cell>
          <table:table-cell office:value-type="float" office:value="1009.38406713894" calcext:value-type="float">
            <text:p>1009.3840671389</text:p>
          </table:table-cell>
          <table:table-cell office:value-type="float" office:value="1008.03680167843" calcext:value-type="float">
            <text:p>1008.0368016784</text:p>
          </table:table-cell>
          <table:table-cell office:value-type="float" office:value="1036.13868660956" calcext:value-type="float">
            <text:p>1036.1386866096</text:p>
          </table:table-cell>
          <table:table-cell office:value-type="float" office:value="1062.59933888887" calcext:value-type="float">
            <text:p>1062.5993388889</text:p>
          </table:table-cell>
          <table:table-cell office:value-type="float" office:value="1025.85421927596" calcext:value-type="float">
            <text:p>1025.854219276</text:p>
          </table:table-cell>
          <table:table-cell office:value-type="float" office:value="982.369195361619" calcext:value-type="float">
            <text:p>982.3691953616</text:p>
          </table:table-cell>
          <table:table-cell office:value-type="float" office:value="966.202226045636" calcext:value-type="float">
            <text:p>966.2022260456</text:p>
          </table:table-cell>
          <table:table-cell office:value-type="float" office:value="959.665600094048" calcext:value-type="float">
            <text:p>959.665600094</text:p>
          </table:table-cell>
          <table:table-cell office:value-type="float" office:value="971.800734984072" calcext:value-type="float">
            <text:p>971.8007349841</text:p>
          </table:table-cell>
          <table:table-cell office:value-type="float" office:value="959.271223162548" calcext:value-type="float">
            <text:p>959.2712231625</text:p>
          </table:table-cell>
          <table:table-cell office:value-type="float" office:value="935.261851210443" calcext:value-type="float">
            <text:p>935.2618512104</text:p>
          </table:table-cell>
          <table:table-cell office:value-type="float" office:value="974.417671548275" calcext:value-type="float">
            <text:p>974.4176715483</text:p>
          </table:table-cell>
          <table:table-cell office:value-type="float" office:value="955.907217377181" calcext:value-type="float">
            <text:p>955.9072173772</text:p>
          </table:table-cell>
          <table:table-cell office:value-type="float" office:value="997.003204270672" calcext:value-type="float">
            <text:p>997.0032042707</text:p>
          </table:table-cell>
          <table:table-cell office:value-type="float" office:value="0" calcext:value-type="float">
            <text:p>0</text:p>
          </table:table-cell>
          <table:table-cell office:value-type="float" office:value="906.669092336233" calcext:value-type="float">
            <text:p>906.6690923362</text:p>
          </table:table-cell>
          <table:table-cell office:value-type="float" office:value="984.501414911835" calcext:value-type="float">
            <text:p>984.5014149118</text:p>
          </table:table-cell>
          <table:table-cell office:value-type="float" office:value="951.664236661432" calcext:value-type="float">
            <text:p>951.6642366614</text:p>
          </table:table-cell>
          <table:table-cell office:value-type="float" office:value="967.792525209351" calcext:value-type="float">
            <text:p>967.7925252094</text:p>
          </table:table-cell>
          <table:table-cell office:value-type="float" office:value="998.049603735512" calcext:value-type="float">
            <text:p>998.0496037355</text:p>
          </table:table-cell>
          <table:table-cell office:value-type="float" office:value="943.487743983896" calcext:value-type="float">
            <text:p>943.4877439839</text:p>
          </table:table-cell>
          <table:table-cell office:value-type="float" office:value="978.487092605581" calcext:value-type="float">
            <text:p>978.4870926056</text:p>
          </table:table-cell>
          <table:table-cell office:value-type="float" office:value="978.406065031974" calcext:value-type="float">
            <text:p>978.406065032</text:p>
          </table:table-cell>
          <table:table-cell office:value-type="float" office:value="946.561545375285" calcext:value-type="float">
            <text:p>946.5615453753</text:p>
          </table:table-cell>
          <table:table-cell office:value-type="float" office:value="931.726077772285" calcext:value-type="float">
            <text:p>931.7260777723</text:p>
          </table:table-cell>
          <table:table-cell office:value-type="float" office:value="0" calcext:value-type="float">
            <text:p>0</text:p>
          </table:table-cell>
          <table:table-cell office:value-type="float" office:value="960.796899671085" calcext:value-type="float">
            <text:p>960.7968996711</text:p>
          </table:table-cell>
          <table:table-cell office:value-type="float" office:value="945.711524884602" calcext:value-type="float">
            <text:p>945.7115248846</text:p>
          </table:table-cell>
          <table:table-cell office:value-type="float" office:value="1002.27197769181" calcext:value-type="float">
            <text:p>1002.2719776918</text:p>
          </table:table-cell>
          <table:table-cell office:value-type="float" office:value="944.450326476513" calcext:value-type="float">
            <text:p>944.4503264765</text:p>
          </table:table-cell>
          <table:table-cell office:value-type="float" office:value="970.441288125935" calcext:value-type="float">
            <text:p>970.4412881259</text:p>
          </table:table-cell>
          <table:table-cell office:value-type="float" office:value="976.785763529503" calcext:value-type="float">
            <text:p>976.7857635295</text:p>
          </table:table-cell>
          <table:table-cell office:value-type="float" office:value="986.072451018686" calcext:value-type="float">
            <text:p>986.0724510187</text:p>
          </table:table-cell>
        </table:table-row>
        <table:table-row table:style-name="ro1">
          <table:table-cell office:value-type="float" office:value="1018.56145944601" calcext:value-type="float">
            <text:p>1018.561459446</text:p>
          </table:table-cell>
          <table:table-cell office:value-type="float" office:value="1029.64076431756" calcext:value-type="float">
            <text:p>1029.6407643176</text:p>
          </table:table-cell>
          <table:table-cell office:value-type="float" office:value="970.264580241429" calcext:value-type="float">
            <text:p>970.2645802414</text:p>
          </table:table-cell>
          <table:table-cell office:value-type="float" office:value="953.941999039911" calcext:value-type="float">
            <text:p>953.9419990399</text:p>
          </table:table-cell>
          <table:table-cell office:value-type="float" office:value="952.970435098805" calcext:value-type="float">
            <text:p>952.9704350988</text:p>
          </table:table-cell>
          <table:table-cell office:value-type="float" office:value="996.857199658675" calcext:value-type="float">
            <text:p>996.8571996587</text:p>
          </table:table-cell>
          <table:table-cell office:value-type="float" office:value="947.587811303357" calcext:value-type="float">
            <text:p>947.5878113034</text:p>
          </table:table-cell>
          <table:table-cell office:value-type="float" office:value="1007.4026902466" calcext:value-type="float">
            <text:p>1007.4026902466</text:p>
          </table:table-cell>
          <table:table-cell office:value-type="float" office:value="998.651465903198" calcext:value-type="float">
            <text:p>998.6514659032</text:p>
          </table:table-cell>
          <table:table-cell office:value-type="float" office:value="938.753657961481" calcext:value-type="float">
            <text:p>938.7536579615</text:p>
          </table:table-cell>
          <table:table-cell office:value-type="float" office:value="1002.84105669132" calcext:value-type="float">
            <text:p>1002.8410566913</text:p>
          </table:table-cell>
          <table:table-cell office:value-type="float" office:value="977.796864017826" calcext:value-type="float">
            <text:p>977.7968640178</text:p>
          </table:table-cell>
          <table:table-cell office:value-type="float" office:value="975.102567819249" calcext:value-type="float">
            <text:p>975.1025678192</text:p>
          </table:table-cell>
          <table:table-cell office:value-type="float" office:value="971.988430197566" calcext:value-type="float">
            <text:p>971.9884301976</text:p>
          </table:table-cell>
          <table:table-cell office:value-type="float" office:value="968.84904774215" calcext:value-type="float">
            <text:p>968.8490477422</text:p>
          </table:table-cell>
          <table:table-cell office:value-type="float" office:value="994.18722977311" calcext:value-type="float">
            <text:p>994.1872297731</text:p>
          </table:table-cell>
          <table:table-cell office:value-type="float" office:value="994.132568330376" calcext:value-type="float">
            <text:p>994.1325683304</text:p>
          </table:table-cell>
          <table:table-cell office:value-type="float" office:value="1009.21337017301" calcext:value-type="float">
            <text:p>1009.213370173</text:p>
          </table:table-cell>
          <table:table-cell office:value-type="float" office:value="997.507968706168" calcext:value-type="float">
            <text:p>997.5079687062</text:p>
          </table:table-cell>
          <table:table-cell office:value-type="float" office:value="1032.81083220238" calcext:value-type="float">
            <text:p>1032.8108322024</text:p>
          </table:table-cell>
          <table:table-cell office:value-type="float" office:value="1058.90065239364" calcext:value-type="float">
            <text:p>1058.9006523936</text:p>
          </table:table-cell>
          <table:table-cell office:value-type="float" office:value="1019.932017431" calcext:value-type="float">
            <text:p>1019.932017431</text:p>
          </table:table-cell>
          <table:table-cell office:value-type="float" office:value="982.160619375632" calcext:value-type="float">
            <text:p>982.1606193756</text:p>
          </table:table-cell>
          <table:table-cell office:value-type="float" office:value="965.069192935536" calcext:value-type="float">
            <text:p>965.0691929355</text:p>
          </table:table-cell>
          <table:table-cell office:value-type="float" office:value="954.959764873506" calcext:value-type="float">
            <text:p>954.9597648735</text:p>
          </table:table-cell>
          <table:table-cell office:value-type="float" office:value="966.700679041892" calcext:value-type="float">
            <text:p>966.7006790419</text:p>
          </table:table-cell>
          <table:table-cell office:value-type="float" office:value="957.218303094461" calcext:value-type="float">
            <text:p>957.2183030945</text:p>
          </table:table-cell>
          <table:table-cell office:value-type="float" office:value="932.697250754944" calcext:value-type="float">
            <text:p>932.6972507549</text:p>
          </table:table-cell>
          <table:table-cell office:value-type="float" office:value="969.858333554406" calcext:value-type="float">
            <text:p>969.8583335544</text:p>
          </table:table-cell>
          <table:table-cell office:value-type="float" office:value="956.391040758848" calcext:value-type="float">
            <text:p>956.3910407588</text:p>
          </table:table-cell>
          <table:table-cell office:value-type="float" office:value="995.818354632567" calcext:value-type="float">
            <text:p>995.8183546326</text:p>
          </table:table-cell>
          <table:table-cell office:value-type="float" office:value="0" calcext:value-type="float">
            <text:p>0</text:p>
          </table:table-cell>
          <table:table-cell office:value-type="float" office:value="907.315548670582" calcext:value-type="float">
            <text:p>907.3155486706</text:p>
          </table:table-cell>
          <table:table-cell office:value-type="float" office:value="976.44200735044" calcext:value-type="float">
            <text:p>976.4420073504</text:p>
          </table:table-cell>
          <table:table-cell office:value-type="float" office:value="952.297300343591" calcext:value-type="float">
            <text:p>952.2973003436</text:p>
          </table:table-cell>
          <table:table-cell office:value-type="float" office:value="967.638796169519" calcext:value-type="float">
            <text:p>967.6387961695</text:p>
          </table:table-cell>
          <table:table-cell office:value-type="float" office:value="992.853207266391" calcext:value-type="float">
            <text:p>992.8532072664</text:p>
          </table:table-cell>
          <table:table-cell office:value-type="float" office:value="940.146676285377" calcext:value-type="float">
            <text:p>940.1466762854</text:p>
          </table:table-cell>
          <table:table-cell office:value-type="float" office:value="969.655442854256" calcext:value-type="float">
            <text:p>969.6554428543</text:p>
          </table:table-cell>
          <table:table-cell office:value-type="float" office:value="969.67844638585" calcext:value-type="float">
            <text:p>969.6784463859</text:p>
          </table:table-cell>
          <table:table-cell office:value-type="float" office:value="945.498492642758" calcext:value-type="float">
            <text:p>945.4984926428</text:p>
          </table:table-cell>
          <table:table-cell office:value-type="float" office:value="928.779792115456" calcext:value-type="float">
            <text:p>928.7797921155</text:p>
          </table:table-cell>
          <table:table-cell office:value-type="float" office:value="0" calcext:value-type="float">
            <text:p>0</text:p>
          </table:table-cell>
          <table:table-cell office:value-type="float" office:value="945.293963288833" calcext:value-type="float">
            <text:p>945.2939632888</text:p>
          </table:table-cell>
          <table:table-cell office:value-type="float" office:value="942.973119156585" calcext:value-type="float">
            <text:p>942.9731191566</text:p>
          </table:table-cell>
          <table:table-cell office:value-type="float" office:value="1002.27197769181" calcext:value-type="float">
            <text:p>1002.2719776918</text:p>
          </table:table-cell>
          <table:table-cell office:value-type="float" office:value="942.434574274608" calcext:value-type="float">
            <text:p>942.4345742746</text:p>
          </table:table-cell>
          <table:table-cell office:value-type="float" office:value="947.929425327709" calcext:value-type="float">
            <text:p>947.9294253277</text:p>
          </table:table-cell>
          <table:table-cell office:value-type="float" office:value="976.785763529503" calcext:value-type="float">
            <text:p>976.7857635295</text:p>
          </table:table-cell>
          <table:table-cell office:value-type="float" office:value="979.684963427132" calcext:value-type="float">
            <text:p>979.6849634271</text:p>
          </table:table-cell>
        </table:table-row>
        <table:table-row table:style-name="ro1">
          <table:table-cell office:value-type="float" office:value="1014.10688399544" calcext:value-type="float">
            <text:p>1014.1068839954</text:p>
          </table:table-cell>
          <table:table-cell office:value-type="float" office:value="1029.60070584845" calcext:value-type="float">
            <text:p>1029.6007058485</text:p>
          </table:table-cell>
          <table:table-cell office:value-type="float" office:value="952.070590558574" calcext:value-type="float">
            <text:p>952.0705905586</text:p>
          </table:table-cell>
          <table:table-cell office:value-type="float" office:value="956.162344484367" calcext:value-type="float">
            <text:p>956.1623444844</text:p>
          </table:table-cell>
          <table:table-cell office:value-type="float" office:value="944.457142144583" calcext:value-type="float">
            <text:p>944.4571421446</text:p>
          </table:table-cell>
          <table:table-cell office:value-type="float" office:value="990.731680186484" calcext:value-type="float">
            <text:p>990.7316801865</text:p>
          </table:table-cell>
          <table:table-cell office:value-type="float" office:value="939.673109759249" calcext:value-type="float">
            <text:p>939.6731097592</text:p>
          </table:table-cell>
          <table:table-cell office:value-type="float" office:value="1004.99003891221" calcext:value-type="float">
            <text:p>1004.9900389122</text:p>
          </table:table-cell>
          <table:table-cell office:value-type="float" office:value="1006.88391904171" calcext:value-type="float">
            <text:p>1006.8839190417</text:p>
          </table:table-cell>
          <table:table-cell office:value-type="float" office:value="938.331471913193" calcext:value-type="float">
            <text:p>938.3314719132</text:p>
          </table:table-cell>
          <table:table-cell office:value-type="float" office:value="1004.7230683565" calcext:value-type="float">
            <text:p>1004.7230683565</text:p>
          </table:table-cell>
          <table:table-cell office:value-type="float" office:value="977.079415767599" calcext:value-type="float">
            <text:p>977.0794157676</text:p>
          </table:table-cell>
          <table:table-cell office:value-type="float" office:value="964.683592090259" calcext:value-type="float">
            <text:p>964.6835920903</text:p>
          </table:table-cell>
          <table:table-cell office:value-type="float" office:value="955.47393082355" calcext:value-type="float">
            <text:p>955.4739308236</text:p>
          </table:table-cell>
          <table:table-cell office:value-type="float" office:value="968.84904774215" calcext:value-type="float">
            <text:p>968.8490477422</text:p>
          </table:table-cell>
          <table:table-cell office:value-type="float" office:value="984.614575527853" calcext:value-type="float">
            <text:p>984.6145755279</text:p>
          </table:table-cell>
          <table:table-cell office:value-type="float" office:value="995.640606903756" calcext:value-type="float">
            <text:p>995.6406069038</text:p>
          </table:table-cell>
          <table:table-cell office:value-type="float" office:value="1009.11528203058" calcext:value-type="float">
            <text:p>1009.1152820306</text:p>
          </table:table-cell>
          <table:table-cell office:value-type="float" office:value="989.89882393815" calcext:value-type="float">
            <text:p>989.8988239382</text:p>
          </table:table-cell>
          <table:table-cell office:value-type="float" office:value="1015.05941026407" calcext:value-type="float">
            <text:p>1015.0594102641</text:p>
          </table:table-cell>
          <table:table-cell office:value-type="float" office:value="1058.83247926023" calcext:value-type="float">
            <text:p>1058.8324792602</text:p>
          </table:table-cell>
          <table:table-cell office:value-type="float" office:value="998.515289507085" calcext:value-type="float">
            <text:p>998.5152895071</text:p>
          </table:table-cell>
          <table:table-cell office:value-type="float" office:value="978.606720064944" calcext:value-type="float">
            <text:p>978.6067200649</text:p>
          </table:table-cell>
          <table:table-cell office:value-type="float" office:value="965.069192935536" calcext:value-type="float">
            <text:p>965.0691929355</text:p>
          </table:table-cell>
          <table:table-cell office:value-type="float" office:value="949.76871976656" calcext:value-type="float">
            <text:p>949.7687197666</text:p>
          </table:table-cell>
          <table:table-cell office:value-type="float" office:value="963.6316506517" calcext:value-type="float">
            <text:p>963.6316506517</text:p>
          </table:table-cell>
          <table:table-cell office:value-type="float" office:value="941.426983248662" calcext:value-type="float">
            <text:p>941.4269832487</text:p>
          </table:table-cell>
          <table:table-cell office:value-type="float" office:value="931.810801690907" calcext:value-type="float">
            <text:p>931.8108016909</text:p>
          </table:table-cell>
          <table:table-cell office:value-type="float" office:value="968.938907290784" calcext:value-type="float">
            <text:p>968.9389072908</text:p>
          </table:table-cell>
          <table:table-cell office:value-type="float" office:value="959.004240911266" calcext:value-type="float">
            <text:p>959.0042409113</text:p>
          </table:table-cell>
          <table:table-cell office:value-type="float" office:value="993.426108463585" calcext:value-type="float">
            <text:p>993.4261084636</text:p>
          </table:table-cell>
          <table:table-cell office:value-type="float" office:value="0" calcext:value-type="float">
            <text:p>0</text:p>
          </table:table-cell>
          <table:table-cell office:value-type="float" office:value="904.816771168231" calcext:value-type="float">
            <text:p>904.8167711682</text:p>
          </table:table-cell>
          <table:table-cell office:value-type="float" office:value="978.643115756898" calcext:value-type="float">
            <text:p>978.6431157569</text:p>
          </table:table-cell>
          <table:table-cell office:value-type="float" office:value="925.479966616514" calcext:value-type="float">
            <text:p>925.4799666165</text:p>
          </table:table-cell>
          <table:table-cell office:value-type="float" office:value="969.248578643316" calcext:value-type="float">
            <text:p>969.2485786433</text:p>
          </table:table-cell>
          <table:table-cell office:value-type="float" office:value="976.33268962794" calcext:value-type="float">
            <text:p>976.3326896279</text:p>
          </table:table-cell>
          <table:table-cell office:value-type="float" office:value="934.332838987631" calcext:value-type="float">
            <text:p>934.3328389876</text:p>
          </table:table-cell>
          <table:table-cell office:value-type="float" office:value="957.084837774564" calcext:value-type="float">
            <text:p>957.0848377746</text:p>
          </table:table-cell>
          <table:table-cell office:value-type="float" office:value="969.67844638585" calcext:value-type="float">
            <text:p>969.6784463859</text:p>
          </table:table-cell>
          <table:table-cell office:value-type="float" office:value="935.13521196728" calcext:value-type="float">
            <text:p>935.1352119673</text:p>
          </table:table-cell>
          <table:table-cell office:value-type="float" office:value="920.022367433786" calcext:value-type="float">
            <text:p>920.0223674338</text:p>
          </table:table-cell>
          <table:table-cell office:value-type="float" office:value="0" calcext:value-type="float">
            <text:p>0</text:p>
          </table:table-cell>
          <table:table-cell office:value-type="float" office:value="944.992065166797" calcext:value-type="float">
            <text:p>944.9920651668</text:p>
          </table:table-cell>
          <table:table-cell office:value-type="float" office:value="944.573017121704" calcext:value-type="float">
            <text:p>944.5730171217</text:p>
          </table:table-cell>
          <table:table-cell office:value-type="float" office:value="995.632238708005" calcext:value-type="float">
            <text:p>995.632238708</text:p>
          </table:table-cell>
          <table:table-cell office:value-type="float" office:value="936.767938266634" calcext:value-type="float">
            <text:p>936.7679382666</text:p>
          </table:table-cell>
          <table:table-cell office:value-type="float" office:value="934.61568515285" calcext:value-type="float">
            <text:p>934.6156851529</text:p>
          </table:table-cell>
          <table:table-cell office:value-type="float" office:value="976.785763529503" calcext:value-type="float">
            <text:p>976.7857635295</text:p>
          </table:table-cell>
          <table:table-cell office:value-type="float" office:value="971.993499747409" calcext:value-type="float">
            <text:p>971.9934997474</text:p>
          </table:table-cell>
        </table:table-row>
        <table:table-row table:style-name="ro1">
          <table:table-cell office:value-type="float" office:value="1014.39381852502" calcext:value-type="float">
            <text:p>1014.393818525</text:p>
          </table:table-cell>
          <table:table-cell office:value-type="float" office:value="1029.59631169913" calcext:value-type="float">
            <text:p>1029.5963116991</text:p>
          </table:table-cell>
          <table:table-cell office:value-type="float" office:value="944.686292116498" calcext:value-type="float">
            <text:p>944.6862921165</text:p>
          </table:table-cell>
          <table:table-cell office:value-type="float" office:value="956.926031434412" calcext:value-type="float">
            <text:p>956.9260314344</text:p>
          </table:table-cell>
          <table:table-cell office:value-type="float" office:value="942.509496195303" calcext:value-type="float">
            <text:p>942.5094961953</text:p>
          </table:table-cell>
          <table:table-cell office:value-type="float" office:value="968.240844273453" calcext:value-type="float">
            <text:p>968.2408442735</text:p>
          </table:table-cell>
          <table:table-cell office:value-type="float" office:value="941.431058649085" calcext:value-type="float">
            <text:p>941.4310586491</text:p>
          </table:table-cell>
          <table:table-cell office:value-type="float" office:value="1001.41060842552" calcext:value-type="float">
            <text:p>1001.4106084255</text:p>
          </table:table-cell>
          <table:table-cell office:value-type="float" office:value="995.407215081417" calcext:value-type="float">
            <text:p>995.4072150814</text:p>
          </table:table-cell>
          <table:table-cell office:value-type="float" office:value="933.474862132877" calcext:value-type="float">
            <text:p>933.4748621329</text:p>
          </table:table-cell>
          <table:table-cell office:value-type="float" office:value="1000.47043187477" calcext:value-type="float">
            <text:p>1000.4704318748</text:p>
          </table:table-cell>
          <table:table-cell office:value-type="float" office:value="980.932399573526" calcext:value-type="float">
            <text:p>980.9323995735</text:p>
          </table:table-cell>
          <table:table-cell office:value-type="float" office:value="948.230832664987" calcext:value-type="float">
            <text:p>948.230832665</text:p>
          </table:table-cell>
          <table:table-cell office:value-type="float" office:value="927.899882055222" calcext:value-type="float">
            <text:p>927.8998820552</text:p>
          </table:table-cell>
          <table:table-cell office:value-type="float" office:value="968.84904774215" calcext:value-type="float">
            <text:p>968.8490477422</text:p>
          </table:table-cell>
          <table:table-cell office:value-type="float" office:value="985.693522135925" calcext:value-type="float">
            <text:p>985.6935221359</text:p>
          </table:table-cell>
          <table:table-cell office:value-type="float" office:value="988.674014059421" calcext:value-type="float">
            <text:p>988.6740140594</text:p>
          </table:table-cell>
          <table:table-cell office:value-type="float" office:value="1008.95069357719" calcext:value-type="float">
            <text:p>1008.9506935772</text:p>
          </table:table-cell>
          <table:table-cell office:value-type="float" office:value="977.678541153034" calcext:value-type="float">
            <text:p>977.678541153</text:p>
          </table:table-cell>
          <table:table-cell office:value-type="float" office:value="1019.69572589841" calcext:value-type="float">
            <text:p>1019.6957258984</text:p>
          </table:table-cell>
          <table:table-cell office:value-type="float" office:value="1054.20825416564" calcext:value-type="float">
            <text:p>1054.2082541656</text:p>
          </table:table-cell>
          <table:table-cell office:value-type="float" office:value="985.107597864318" calcext:value-type="float">
            <text:p>985.1075978643</text:p>
          </table:table-cell>
          <table:table-cell office:value-type="float" office:value="978.111825125864" calcext:value-type="float">
            <text:p>978.1118251259</text:p>
          </table:table-cell>
          <table:table-cell office:value-type="float" office:value="929.368678743978" calcext:value-type="float">
            <text:p>929.368678744</text:p>
          </table:table-cell>
          <table:table-cell office:value-type="float" office:value="903.333852807631" calcext:value-type="float">
            <text:p>903.3338528076</text:p>
          </table:table-cell>
          <table:table-cell office:value-type="float" office:value="962.719040629706" calcext:value-type="float">
            <text:p>962.7190406297</text:p>
          </table:table-cell>
          <table:table-cell office:value-type="float" office:value="934.778373465711" calcext:value-type="float">
            <text:p>934.7783734657</text:p>
          </table:table-cell>
          <table:table-cell office:value-type="float" office:value="930.114457146366" calcext:value-type="float">
            <text:p>930.1144571464</text:p>
          </table:table-cell>
          <table:table-cell office:value-type="float" office:value="967.160553107754" calcext:value-type="float">
            <text:p>967.1605531078</text:p>
          </table:table-cell>
          <table:table-cell office:value-type="float" office:value="958.923186996455" calcext:value-type="float">
            <text:p>958.9231869965</text:p>
          </table:table-cell>
          <table:table-cell office:value-type="float" office:value="977.450735263471" calcext:value-type="float">
            <text:p>977.4507352635</text:p>
          </table:table-cell>
          <table:table-cell office:value-type="float" office:value="0" calcext:value-type="float">
            <text:p>0</text:p>
          </table:table-cell>
          <table:table-cell office:value-type="float" office:value="888.117465461268" calcext:value-type="float">
            <text:p>888.1174654613</text:p>
          </table:table-cell>
          <table:table-cell office:value-type="float" office:value="980.067177871627" calcext:value-type="float">
            <text:p>980.0671778716</text:p>
          </table:table-cell>
          <table:table-cell office:value-type="float" office:value="911.793245446097" calcext:value-type="float">
            <text:p>911.7932454461</text:p>
          </table:table-cell>
          <table:table-cell office:value-type="float" office:value="962.895529890407" calcext:value-type="float">
            <text:p>962.8955298904</text:p>
          </table:table-cell>
          <table:table-cell office:value-type="float" office:value="977.746710158156" calcext:value-type="float">
            <text:p>977.7467101582</text:p>
          </table:table-cell>
          <table:table-cell office:value-type="float" office:value="932.548218611649" calcext:value-type="float">
            <text:p>932.5482186116</text:p>
          </table:table-cell>
          <table:table-cell office:value-type="float" office:value="946.787352461293" calcext:value-type="float">
            <text:p>946.7873524613</text:p>
          </table:table-cell>
          <table:table-cell office:value-type="float" office:value="966.477874733476" calcext:value-type="float">
            <text:p>966.4778747335</text:p>
          </table:table-cell>
          <table:table-cell office:value-type="float" office:value="928.76503808387" calcext:value-type="float">
            <text:p>928.7650380839</text:p>
          </table:table-cell>
          <table:table-cell office:value-type="float" office:value="922.09247852536" calcext:value-type="float">
            <text:p>922.0924785254</text:p>
          </table:table-cell>
          <table:table-cell office:value-type="float" office:value="0" calcext:value-type="float">
            <text:p>0</text:p>
          </table:table-cell>
          <table:table-cell office:value-type="float" office:value="933.82965322637" calcext:value-type="float">
            <text:p>933.8296532264</text:p>
          </table:table-cell>
          <table:table-cell office:value-type="float" office:value="933.123689226962" calcext:value-type="float">
            <text:p>933.123689227</text:p>
          </table:table-cell>
          <table:table-cell office:value-type="float" office:value="981.317354017876" calcext:value-type="float">
            <text:p>981.3173540179</text:p>
          </table:table-cell>
          <table:table-cell office:value-type="float" office:value="916.426696124473" calcext:value-type="float">
            <text:p>916.4266961245</text:p>
          </table:table-cell>
          <table:table-cell office:value-type="float" office:value="933.281910851971" calcext:value-type="float">
            <text:p>933.281910852</text:p>
          </table:table-cell>
          <table:table-cell office:value-type="float" office:value="951.343230422388" calcext:value-type="float">
            <text:p>951.3432304224</text:p>
          </table:table-cell>
          <table:table-cell office:value-type="float" office:value="955.681072721927" calcext:value-type="float">
            <text:p>955.6810727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7.55649970993" calcext:value-type="float">
            <text:p>1017.5564997099</text:p>
          </table:table-cell>
          <table:table-cell office:value-type="float" office:value="938.177025904944" calcext:value-type="float">
            <text:p>938.1770259049</text:p>
          </table:table-cell>
          <table:table-cell office:value-type="float" office:value="954.657546593204" calcext:value-type="float">
            <text:p>954.6575465932</text:p>
          </table:table-cell>
          <table:table-cell office:value-type="float" office:value="0" calcext:value-type="float">
            <text:p>0</text:p>
          </table:table-cell>
          <table:table-cell office:value-type="float" office:value="957.199567646184" calcext:value-type="float">
            <text:p>957.1995676462</text:p>
          </table:table-cell>
          <table:table-cell office:value-type="float" office:value="941.071280116856" calcext:value-type="float">
            <text:p>941.0712801169</text:p>
          </table:table-cell>
          <table:table-cell office:value-type="float" office:value="994.538598229936" calcext:value-type="float">
            <text:p>994.5385982299</text:p>
          </table:table-cell>
          <table:table-cell office:value-type="float" office:value="988.705390752008" calcext:value-type="float">
            <text:p>988.705390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4.602230803838" calcext:value-type="float">
            <text:p>974.6022308038</text:p>
          </table:table-cell>
          <table:table-cell office:value-type="float" office:value="933.231984063713" calcext:value-type="float">
            <text:p>933.2319840637</text:p>
          </table:table-cell>
          <table:table-cell office:value-type="float" office:value="920.778369355464" calcext:value-type="float">
            <text:p>920.7783693555</text:p>
          </table:table-cell>
          <table:table-cell office:value-type="float" office:value="959.90896754282" calcext:value-type="float">
            <text:p>959.9089675428</text:p>
          </table:table-cell>
          <table:table-cell office:value-type="float" office:value="0" calcext:value-type="float">
            <text:p>0</text:p>
          </table:table-cell>
          <table:table-cell office:value-type="float" office:value="978.667390838236" calcext:value-type="float">
            <text:p>978.6673908382</text:p>
          </table:table-cell>
          <table:table-cell office:value-type="float" office:value="1007.66123046392" calcext:value-type="float">
            <text:p>1007.6612304639</text:p>
          </table:table-cell>
          <table:table-cell office:value-type="float" office:value="974.968071377563" calcext:value-type="float">
            <text:p>974.9680713776</text:p>
          </table:table-cell>
          <table:table-cell office:value-type="float" office:value="1015.84596747336" calcext:value-type="float">
            <text:p>1015.8459674734</text:p>
          </table:table-cell>
          <table:table-cell office:value-type="float" office:value="1031.97021116088" calcext:value-type="float">
            <text:p>1031.9702111609</text:p>
          </table:table-cell>
          <table:table-cell office:value-type="float" office:value="972.61816946627" calcext:value-type="float">
            <text:p>972.6181694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2.77027612835" calcext:value-type="float">
            <text:p>882.7702761284</text:p>
          </table:table-cell>
          <table:table-cell office:value-type="float" office:value="957.45278691712" calcext:value-type="float">
            <text:p>957.4527869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7.158632151143" calcext:value-type="float">
            <text:p>967.1586321511</text:p>
          </table:table-cell>
          <table:table-cell office:value-type="float" office:value="945.497634628254" calcext:value-type="float">
            <text:p>945.4976346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4.246221951576" calcext:value-type="float">
            <text:p>944.2462219516</text:p>
          </table:table-cell>
          <table:table-cell office:value-type="float" office:value="904.073218997956" calcext:value-type="float">
            <text:p>904.073218998</text:p>
          </table:table-cell>
          <table:table-cell office:value-type="float" office:value="953.235466495241" calcext:value-type="float">
            <text:p>953.2354664952</text:p>
          </table:table-cell>
          <table:table-cell office:value-type="float" office:value="980.45775495309" calcext:value-type="float">
            <text:p>980.4577549531</text:p>
          </table:table-cell>
          <table:table-cell office:value-type="float" office:value="0" calcext:value-type="float">
            <text:p>0</text:p>
          </table:table-cell>
          <table:table-cell office:value-type="float" office:value="941.709432950726" calcext:value-type="float">
            <text:p>941.7094329507</text:p>
          </table:table-cell>
          <table:table-cell office:value-type="float" office:value="0" calcext:value-type="float">
            <text:p>0</text:p>
          </table:table-cell>
          <table:table-cell office:value-type="float" office:value="932.396495561035" calcext:value-type="float">
            <text:p>932.396495561</text:p>
          </table:table-cell>
          <table:table-cell office:value-type="float" office:value="920.400135087143" calcext:value-type="float">
            <text:p>920.4001350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7.703665815882" calcext:value-type="float">
            <text:p>927.7036658159</text:p>
          </table:table-cell>
          <table:table-cell office:value-type="float" office:value="982.617298394099" calcext:value-type="float">
            <text:p>982.61729839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7.46071103488" calcext:value-type="float">
            <text:p>1007.4607110349</text:p>
          </table:table-cell>
          <table:table-cell office:value-type="float" office:value="933.382231320147" calcext:value-type="float">
            <text:p>933.3822313201</text:p>
          </table:table-cell>
          <table:table-cell office:value-type="float" office:value="956.240613216618" calcext:value-type="float">
            <text:p>956.2406132166</text:p>
          </table:table-cell>
          <table:table-cell office:value-type="float" office:value="0" calcext:value-type="float">
            <text:p>0</text:p>
          </table:table-cell>
          <table:table-cell office:value-type="float" office:value="957.673543579566" calcext:value-type="float">
            <text:p>957.6735435796</text:p>
          </table:table-cell>
          <table:table-cell office:value-type="float" office:value="924.368093055" calcext:value-type="float">
            <text:p>924.368093055</text:p>
          </table:table-cell>
          <table:table-cell office:value-type="float" office:value="982.789614311291" calcext:value-type="float">
            <text:p>982.7896143113</text:p>
          </table:table-cell>
          <table:table-cell office:value-type="float" office:value="988.265879340591" calcext:value-type="float">
            <text:p>988.2658793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0.256646836194" calcext:value-type="float">
            <text:p>960.2566468362</text:p>
          </table:table-cell>
          <table:table-cell office:value-type="float" office:value="914.687225583977" calcext:value-type="float">
            <text:p>914.687225584</text:p>
          </table:table-cell>
          <table:table-cell office:value-type="float" office:value="919.101598472137" calcext:value-type="float">
            <text:p>919.1015984721</text:p>
          </table:table-cell>
          <table:table-cell office:value-type="float" office:value="952.287926432982" calcext:value-type="float">
            <text:p>952.287926433</text:p>
          </table:table-cell>
          <table:table-cell office:value-type="float" office:value="0" calcext:value-type="float">
            <text:p>0</text:p>
          </table:table-cell>
          <table:table-cell office:value-type="float" office:value="983.304597777786" calcext:value-type="float">
            <text:p>983.3045977778</text:p>
          </table:table-cell>
          <table:table-cell office:value-type="float" office:value="993.048755892511" calcext:value-type="float">
            <text:p>993.0487558925</text:p>
          </table:table-cell>
          <table:table-cell office:value-type="float" office:value="973.819088137254" calcext:value-type="float">
            <text:p>973.8190881373</text:p>
          </table:table-cell>
          <table:table-cell office:value-type="float" office:value="1008.40594876179" calcext:value-type="float">
            <text:p>1008.4059487618</text:p>
          </table:table-cell>
          <table:table-cell office:value-type="float" office:value="1029.35076806032" calcext:value-type="float">
            <text:p>1029.3507680603</text:p>
          </table:table-cell>
          <table:table-cell office:value-type="float" office:value="964.876361065841" calcext:value-type="float">
            <text:p>964.8763610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3.474609396615" calcext:value-type="float">
            <text:p>873.4746093966</text:p>
          </table:table-cell>
          <table:table-cell office:value-type="float" office:value="955.803148477039" calcext:value-type="float">
            <text:p>955.803148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5.014757283625" calcext:value-type="float">
            <text:p>965.0147572836</text:p>
          </table:table-cell>
          <table:table-cell office:value-type="float" office:value="951.57788437166" calcext:value-type="float">
            <text:p>951.57788437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1.930438162734" calcext:value-type="float">
            <text:p>921.9304381627</text:p>
          </table:table-cell>
          <table:table-cell office:value-type="float" office:value="897.678213110816" calcext:value-type="float">
            <text:p>897.6782131108</text:p>
          </table:table-cell>
          <table:table-cell office:value-type="float" office:value="945.733846223649" calcext:value-type="float">
            <text:p>945.7338462236</text:p>
          </table:table-cell>
          <table:table-cell office:value-type="float" office:value="976.543310727137" calcext:value-type="float">
            <text:p>976.5433107271</text:p>
          </table:table-cell>
          <table:table-cell office:value-type="float" office:value="0" calcext:value-type="float">
            <text:p>0</text:p>
          </table:table-cell>
          <table:table-cell office:value-type="float" office:value="933.215611438718" calcext:value-type="float">
            <text:p>933.2156114387</text:p>
          </table:table-cell>
          <table:table-cell office:value-type="float" office:value="0" calcext:value-type="float">
            <text:p>0</text:p>
          </table:table-cell>
          <table:table-cell office:value-type="float" office:value="928.85255781594" calcext:value-type="float">
            <text:p>928.8525578159</text:p>
          </table:table-cell>
          <table:table-cell office:value-type="float" office:value="919.967052548509" calcext:value-type="float">
            <text:p>919.9670525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1.913125225104" calcext:value-type="float">
            <text:p>921.9131252251</text:p>
          </table:table-cell>
          <table:table-cell office:value-type="float" office:value="979.624036743027" calcext:value-type="float">
            <text:p>979.6240367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1.96082781828" calcext:value-type="float">
            <text:p>1001.9608278183</text:p>
          </table:table-cell>
          <table:table-cell office:value-type="float" office:value="931.785590776727" calcext:value-type="float">
            <text:p>931.7855907767</text:p>
          </table:table-cell>
          <table:table-cell office:value-type="float" office:value="945.313078862352" calcext:value-type="float">
            <text:p>945.3130788624</text:p>
          </table:table-cell>
          <table:table-cell office:value-type="float" office:value="0" calcext:value-type="float">
            <text:p>0</text:p>
          </table:table-cell>
          <table:table-cell office:value-type="float" office:value="957.845795878875" calcext:value-type="float">
            <text:p>957.8457958789</text:p>
          </table:table-cell>
          <table:table-cell office:value-type="float" office:value="920.264622836763" calcext:value-type="float">
            <text:p>920.2646228368</text:p>
          </table:table-cell>
          <table:table-cell office:value-type="float" office:value="964.833283243107" calcext:value-type="float">
            <text:p>964.8332832431</text:p>
          </table:table-cell>
          <table:table-cell office:value-type="float" office:value="982.270738329478" calcext:value-type="float">
            <text:p>982.2707383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0.019888353241" calcext:value-type="float">
            <text:p>960.0198883532</text:p>
          </table:table-cell>
          <table:table-cell office:value-type="float" office:value="910.925168399171" calcext:value-type="float">
            <text:p>910.9251683992</text:p>
          </table:table-cell>
          <table:table-cell office:value-type="float" office:value="917.291908373631" calcext:value-type="float">
            <text:p>917.2919083736</text:p>
          </table:table-cell>
          <table:table-cell office:value-type="float" office:value="951.524607520805" calcext:value-type="float">
            <text:p>951.5246075208</text:p>
          </table:table-cell>
          <table:table-cell office:value-type="float" office:value="0" calcext:value-type="float">
            <text:p>0</text:p>
          </table:table-cell>
          <table:table-cell office:value-type="float" office:value="961.114959260896" calcext:value-type="float">
            <text:p>961.1149592609</text:p>
          </table:table-cell>
          <table:table-cell office:value-type="float" office:value="986.751198091304" calcext:value-type="float">
            <text:p>986.7511980913</text:p>
          </table:table-cell>
          <table:table-cell office:value-type="float" office:value="972.039219357541" calcext:value-type="float">
            <text:p>972.0392193575</text:p>
          </table:table-cell>
          <table:table-cell office:value-type="float" office:value="998.811064419419" calcext:value-type="float">
            <text:p>998.8110644194</text:p>
          </table:table-cell>
          <table:table-cell office:value-type="float" office:value="1016.66146979831" calcext:value-type="float">
            <text:p>1016.6614697983</text:p>
          </table:table-cell>
          <table:table-cell office:value-type="float" office:value="961.162214052743" calcext:value-type="float">
            <text:p>961.1622140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7.579175655971" calcext:value-type="float">
            <text:p>857.579175656</text:p>
          </table:table-cell>
          <table:table-cell office:value-type="float" office:value="955.576442322993" calcext:value-type="float">
            <text:p>955.576442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7.362092199623" calcext:value-type="float">
            <text:p>937.3620921996</text:p>
          </table:table-cell>
          <table:table-cell office:value-type="float" office:value="938.167539980143" calcext:value-type="float">
            <text:p>938.16753998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8.304851858205" calcext:value-type="float">
            <text:p>918.3048518582</text:p>
          </table:table-cell>
          <table:table-cell office:value-type="float" office:value="898.011279727514" calcext:value-type="float">
            <text:p>898.0112797275</text:p>
          </table:table-cell>
          <table:table-cell office:value-type="float" office:value="943.195576356976" calcext:value-type="float">
            <text:p>943.195576357</text:p>
          </table:table-cell>
          <table:table-cell office:value-type="float" office:value="974.67693388625" calcext:value-type="float">
            <text:p>974.6769338863</text:p>
          </table:table-cell>
          <table:table-cell office:value-type="float" office:value="0" calcext:value-type="float">
            <text:p>0</text:p>
          </table:table-cell>
          <table:table-cell office:value-type="float" office:value="933.215611438718" calcext:value-type="float">
            <text:p>933.2156114387</text:p>
          </table:table-cell>
          <table:table-cell office:value-type="float" office:value="0" calcext:value-type="float">
            <text:p>0</text:p>
          </table:table-cell>
          <table:table-cell office:value-type="float" office:value="935.350885900275" calcext:value-type="float">
            <text:p>935.3508859003</text:p>
          </table:table-cell>
          <table:table-cell office:value-type="float" office:value="920.365930458848" calcext:value-type="float">
            <text:p>920.3659304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9.543261204283" calcext:value-type="float">
            <text:p>909.5432612043</text:p>
          </table:table-cell>
          <table:table-cell office:value-type="float" office:value="944.630565939543" calcext:value-type="float">
            <text:p>944.63056593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3.721601246929" calcext:value-type="float">
            <text:p>993.7216012469</text:p>
          </table:table-cell>
          <table:table-cell office:value-type="float" office:value="931.785590776727" calcext:value-type="float">
            <text:p>931.7855907767</text:p>
          </table:table-cell>
          <table:table-cell office:value-type="float" office:value="933.117067813533" calcext:value-type="float">
            <text:p>933.1170678135</text:p>
          </table:table-cell>
          <table:table-cell office:value-type="float" office:value="0" calcext:value-type="float">
            <text:p>0</text:p>
          </table:table-cell>
          <table:table-cell office:value-type="float" office:value="948.342560163588" calcext:value-type="float">
            <text:p>948.3425601636</text:p>
          </table:table-cell>
          <table:table-cell office:value-type="float" office:value="919.353754263961" calcext:value-type="float">
            <text:p>919.353754264</text:p>
          </table:table-cell>
          <table:table-cell office:value-type="float" office:value="955.587777360885" calcext:value-type="float">
            <text:p>955.5877773609</text:p>
          </table:table-cell>
          <table:table-cell office:value-type="float" office:value="982.322644866155" calcext:value-type="float">
            <text:p>982.3226448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.785107380887" calcext:value-type="float">
            <text:p>961.7851073809</text:p>
          </table:table-cell>
          <table:table-cell office:value-type="float" office:value="909.544209751258" calcext:value-type="float">
            <text:p>909.5442097513</text:p>
          </table:table-cell>
          <table:table-cell office:value-type="float" office:value="906.549216744217" calcext:value-type="float">
            <text:p>906.5492167442</text:p>
          </table:table-cell>
          <table:table-cell office:value-type="float" office:value="951.524607520805" calcext:value-type="float">
            <text:p>951.5246075208</text:p>
          </table:table-cell>
          <table:table-cell office:value-type="float" office:value="0" calcext:value-type="float">
            <text:p>0</text:p>
          </table:table-cell>
          <table:table-cell office:value-type="float" office:value="956.570501894163" calcext:value-type="float">
            <text:p>956.5705018942</text:p>
          </table:table-cell>
          <table:table-cell office:value-type="float" office:value="986.751198091304" calcext:value-type="float">
            <text:p>986.7511980913</text:p>
          </table:table-cell>
          <table:table-cell office:value-type="float" office:value="949.257797418163" calcext:value-type="float">
            <text:p>949.2577974182</text:p>
          </table:table-cell>
          <table:table-cell office:value-type="float" office:value="994.348450269179" calcext:value-type="float">
            <text:p>994.3484502692</text:p>
          </table:table-cell>
          <table:table-cell office:value-type="float" office:value="1010.08942205819" calcext:value-type="float">
            <text:p>1010.0894220582</text:p>
          </table:table-cell>
          <table:table-cell office:value-type="float" office:value="949.601103819548" calcext:value-type="float">
            <text:p>949.6011038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5.901767354782" calcext:value-type="float">
            <text:p>855.9017673548</text:p>
          </table:table-cell>
          <table:table-cell office:value-type="float" office:value="932.782208509646" calcext:value-type="float">
            <text:p>932.7822085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3.803176275496" calcext:value-type="float">
            <text:p>923.8031762755</text:p>
          </table:table-cell>
          <table:table-cell office:value-type="float" office:value="942.154263426203" calcext:value-type="float">
            <text:p>942.1542634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2.667098953303" calcext:value-type="float">
            <text:p>912.6670989533</text:p>
          </table:table-cell>
          <table:table-cell office:value-type="float" office:value="893.208116274879" calcext:value-type="float">
            <text:p>893.2081162749</text:p>
          </table:table-cell>
          <table:table-cell office:value-type="float" office:value="925.403429773967" calcext:value-type="float">
            <text:p>925.403429774</text:p>
          </table:table-cell>
          <table:table-cell office:value-type="float" office:value="974.461549745692" calcext:value-type="float">
            <text:p>974.4615497457</text:p>
          </table:table-cell>
          <table:table-cell office:value-type="float" office:value="0" calcext:value-type="float">
            <text:p>0</text:p>
          </table:table-cell>
          <table:table-cell office:value-type="float" office:value="934.001303984495" calcext:value-type="float">
            <text:p>934.0013039845</text:p>
          </table:table-cell>
          <table:table-cell office:value-type="float" office:value="0" calcext:value-type="float">
            <text:p>0</text:p>
          </table:table-cell>
          <table:table-cell office:value-type="float" office:value="916.477903448909" calcext:value-type="float">
            <text:p>916.4779034489</text:p>
          </table:table-cell>
          <table:table-cell office:value-type="float" office:value="894.950094574092" calcext:value-type="float">
            <text:p>894.9500945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5.584497318817" calcext:value-type="float">
            <text:p>905.5844973188</text:p>
          </table:table-cell>
          <table:table-cell office:value-type="float" office:value="926.402255209172" calcext:value-type="float">
            <text:p>926.40225520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0.04683047259" calcext:value-type="float">
            <text:p>990.0468304726</text:p>
          </table:table-cell>
          <table:table-cell office:value-type="float" office:value="931.785590776727" calcext:value-type="float">
            <text:p>931.7855907767</text:p>
          </table:table-cell>
          <table:table-cell office:value-type="float" office:value="920.607093343322" calcext:value-type="float">
            <text:p>920.6070933433</text:p>
          </table:table-cell>
          <table:table-cell office:value-type="float" office:value="0" calcext:value-type="float">
            <text:p>0</text:p>
          </table:table-cell>
          <table:table-cell office:value-type="float" office:value="950.090140596755" calcext:value-type="float">
            <text:p>950.0901405968</text:p>
          </table:table-cell>
          <table:table-cell office:value-type="float" office:value="918.1496281559" calcext:value-type="float">
            <text:p>918.1496281559</text:p>
          </table:table-cell>
          <table:table-cell office:value-type="float" office:value="946.280359773916" calcext:value-type="float">
            <text:p>946.2803597739</text:p>
          </table:table-cell>
          <table:table-cell office:value-type="float" office:value="983.252267264437" calcext:value-type="float">
            <text:p>983.2522672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9.395799507952" calcext:value-type="float">
            <text:p>959.395799508</text:p>
          </table:table-cell>
          <table:table-cell office:value-type="float" office:value="905.732724686597" calcext:value-type="float">
            <text:p>905.7327246866</text:p>
          </table:table-cell>
          <table:table-cell office:value-type="float" office:value="906.549216744217" calcext:value-type="float">
            <text:p>906.5492167442</text:p>
          </table:table-cell>
          <table:table-cell office:value-type="float" office:value="926.931041284706" calcext:value-type="float">
            <text:p>926.9310412847</text:p>
          </table:table-cell>
          <table:table-cell office:value-type="float" office:value="0" calcext:value-type="float">
            <text:p>0</text:p>
          </table:table-cell>
          <table:table-cell office:value-type="float" office:value="948.58738743091" calcext:value-type="float">
            <text:p>948.5873874309</text:p>
          </table:table-cell>
          <table:table-cell office:value-type="float" office:value="979.971249862292" calcext:value-type="float">
            <text:p>979.9712498623</text:p>
          </table:table-cell>
          <table:table-cell office:value-type="float" office:value="949.257797418163" calcext:value-type="float">
            <text:p>949.2577974182</text:p>
          </table:table-cell>
          <table:table-cell office:value-type="float" office:value="993.159728735266" calcext:value-type="float">
            <text:p>993.1597287353</text:p>
          </table:table-cell>
          <table:table-cell office:value-type="float" office:value="1007.75735370596" calcext:value-type="float">
            <text:p>1007.757353706</text:p>
          </table:table-cell>
          <table:table-cell office:value-type="float" office:value="946.822739635884" calcext:value-type="float">
            <text:p>946.8227396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9.104414766523" calcext:value-type="float">
            <text:p>859.1044147665</text:p>
          </table:table-cell>
          <table:table-cell office:value-type="float" office:value="932.836110507026" calcext:value-type="float">
            <text:p>932.836110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9.071026763344" calcext:value-type="float">
            <text:p>919.0710267633</text:p>
          </table:table-cell>
          <table:table-cell office:value-type="float" office:value="940.794001688458" calcext:value-type="float">
            <text:p>940.79400168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8.35471872186" calcext:value-type="float">
            <text:p>908.3547187219</text:p>
          </table:table-cell>
          <table:table-cell office:value-type="float" office:value="894.185607624729" calcext:value-type="float">
            <text:p>894.1856076247</text:p>
          </table:table-cell>
          <table:table-cell office:value-type="float" office:value="930.298645971097" calcext:value-type="float">
            <text:p>930.2986459711</text:p>
          </table:table-cell>
          <table:table-cell office:value-type="float" office:value="969.155377507199" calcext:value-type="float">
            <text:p>969.1553775072</text:p>
          </table:table-cell>
          <table:table-cell office:value-type="float" office:value="0" calcext:value-type="float">
            <text:p>0</text:p>
          </table:table-cell>
          <table:table-cell office:value-type="float" office:value="933.678356270582" calcext:value-type="float">
            <text:p>933.6783562706</text:p>
          </table:table-cell>
          <table:table-cell office:value-type="float" office:value="0" calcext:value-type="float">
            <text:p>0</text:p>
          </table:table-cell>
          <table:table-cell office:value-type="float" office:value="886.165939396436" calcext:value-type="float">
            <text:p>886.1659393964</text:p>
          </table:table-cell>
          <table:table-cell office:value-type="float" office:value="890.036752600258" calcext:value-type="float">
            <text:p>890.0367526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4.25210237346" calcext:value-type="float">
            <text:p>904.2521023735</text:p>
          </table:table-cell>
          <table:table-cell office:value-type="float" office:value="918.883528582617" calcext:value-type="float">
            <text:p>918.88352858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5.154666970246" calcext:value-type="float">
            <text:p>985.1546669702</text:p>
          </table:table-cell>
          <table:table-cell office:value-type="float" office:value="923.567129849261" calcext:value-type="float">
            <text:p>923.5671298493</text:p>
          </table:table-cell>
          <table:table-cell office:value-type="float" office:value="901.054351949418" calcext:value-type="float">
            <text:p>901.0543519494</text:p>
          </table:table-cell>
          <table:table-cell office:value-type="float" office:value="0" calcext:value-type="float">
            <text:p>0</text:p>
          </table:table-cell>
          <table:table-cell office:value-type="float" office:value="939.847091022438" calcext:value-type="float">
            <text:p>939.8470910224</text:p>
          </table:table-cell>
          <table:table-cell office:value-type="float" office:value="918.141884433793" calcext:value-type="float">
            <text:p>918.1418844338</text:p>
          </table:table-cell>
          <table:table-cell office:value-type="float" office:value="945.51577486553" calcext:value-type="float">
            <text:p>945.5157748655</text:p>
          </table:table-cell>
          <table:table-cell office:value-type="float" office:value="974.694973163039" calcext:value-type="float">
            <text:p>974.694973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8.566484787064" calcext:value-type="float">
            <text:p>958.5664847871</text:p>
          </table:table-cell>
          <table:table-cell office:value-type="float" office:value="893.385202598473" calcext:value-type="float">
            <text:p>893.3852025985</text:p>
          </table:table-cell>
          <table:table-cell office:value-type="float" office:value="905.076550582148" calcext:value-type="float">
            <text:p>905.0765505821</text:p>
          </table:table-cell>
          <table:table-cell office:value-type="float" office:value="926.049236960179" calcext:value-type="float">
            <text:p>926.0492369602</text:p>
          </table:table-cell>
          <table:table-cell office:value-type="float" office:value="0" calcext:value-type="float">
            <text:p>0</text:p>
          </table:table-cell>
          <table:table-cell office:value-type="float" office:value="938.111614276183" calcext:value-type="float">
            <text:p>938.1116142762</text:p>
          </table:table-cell>
          <table:table-cell office:value-type="float" office:value="976.280203956841" calcext:value-type="float">
            <text:p>976.2802039568</text:p>
          </table:table-cell>
          <table:table-cell office:value-type="float" office:value="937.568224777249" calcext:value-type="float">
            <text:p>937.5682247772</text:p>
          </table:table-cell>
          <table:table-cell office:value-type="float" office:value="991.480804920495" calcext:value-type="float">
            <text:p>991.4808049205</text:p>
          </table:table-cell>
          <table:table-cell office:value-type="float" office:value="1009.34593781143" calcext:value-type="float">
            <text:p>1009.3459378114</text:p>
          </table:table-cell>
          <table:table-cell office:value-type="float" office:value="931.716238334979" calcext:value-type="float">
            <text:p>931.716238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5.94779847473" calcext:value-type="float">
            <text:p>855.9477984747</text:p>
          </table:table-cell>
          <table:table-cell office:value-type="float" office:value="931.654505391454" calcext:value-type="float">
            <text:p>931.6545053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5.786204645683" calcext:value-type="float">
            <text:p>925.7862046457</text:p>
          </table:table-cell>
          <table:table-cell office:value-type="float" office:value="943.368286494934" calcext:value-type="float">
            <text:p>943.3682864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0.982583398537" calcext:value-type="float">
            <text:p>910.9825833985</text:p>
          </table:table-cell>
          <table:table-cell office:value-type="float" office:value="880.992913279942" calcext:value-type="float">
            <text:p>880.9929132799</text:p>
          </table:table-cell>
          <table:table-cell office:value-type="float" office:value="928.084863119515" calcext:value-type="float">
            <text:p>928.0848631195</text:p>
          </table:table-cell>
          <table:table-cell office:value-type="float" office:value="961.69057882779" calcext:value-type="float">
            <text:p>961.6905788278</text:p>
          </table:table-cell>
          <table:table-cell office:value-type="float" office:value="0" calcext:value-type="float">
            <text:p>0</text:p>
          </table:table-cell>
          <table:table-cell office:value-type="float" office:value="937.903555215781" calcext:value-type="float">
            <text:p>937.9035552158</text:p>
          </table:table-cell>
          <table:table-cell office:value-type="float" office:value="0" calcext:value-type="float">
            <text:p>0</text:p>
          </table:table-cell>
          <table:table-cell office:value-type="float" office:value="883.721131982274" calcext:value-type="float">
            <text:p>883.7211319823</text:p>
          </table:table-cell>
          <table:table-cell office:value-type="float" office:value="891.391851470225" calcext:value-type="float">
            <text:p>891.3918514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.545235610048" calcext:value-type="float">
            <text:p>900.54523561</text:p>
          </table:table-cell>
          <table:table-cell office:value-type="float" office:value="909.772731491311" calcext:value-type="float">
            <text:p>909.77273149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4.822631405513" calcext:value-type="float">
            <text:p>984.8226314055</text:p>
          </table:table-cell>
          <table:table-cell office:value-type="float" office:value="901.86112160788" calcext:value-type="float">
            <text:p>901.8611216079</text:p>
          </table:table-cell>
          <table:table-cell office:value-type="float" office:value="896.198579953513" calcext:value-type="float">
            <text:p>896.1985799535</text:p>
          </table:table-cell>
          <table:table-cell office:value-type="float" office:value="0" calcext:value-type="float">
            <text:p>0</text:p>
          </table:table-cell>
          <table:table-cell office:value-type="float" office:value="933.788237097738" calcext:value-type="float">
            <text:p>933.7882370977</text:p>
          </table:table-cell>
          <table:table-cell office:value-type="float" office:value="918.022922414194" calcext:value-type="float">
            <text:p>918.0229224142</text:p>
          </table:table-cell>
          <table:table-cell office:value-type="float" office:value="945.298225393976" calcext:value-type="float">
            <text:p>945.298225394</text:p>
          </table:table-cell>
          <table:table-cell office:value-type="float" office:value="976.277233305689" calcext:value-type="float">
            <text:p>976.2772333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7.44922482737" calcext:value-type="float">
            <text:p>957.4492248274</text:p>
          </table:table-cell>
          <table:table-cell office:value-type="float" office:value="885.7229810697" calcext:value-type="float">
            <text:p>885.7229810697</text:p>
          </table:table-cell>
          <table:table-cell office:value-type="float" office:value="905.076550582148" calcext:value-type="float">
            <text:p>905.0765505821</text:p>
          </table:table-cell>
          <table:table-cell office:value-type="float" office:value="912.040058778911" calcext:value-type="float">
            <text:p>912.0400587789</text:p>
          </table:table-cell>
          <table:table-cell office:value-type="float" office:value="0" calcext:value-type="float">
            <text:p>0</text:p>
          </table:table-cell>
          <table:table-cell office:value-type="float" office:value="937.025728689117" calcext:value-type="float">
            <text:p>937.0257286891</text:p>
          </table:table-cell>
          <table:table-cell office:value-type="float" office:value="973.688964169418" calcext:value-type="float">
            <text:p>973.6889641694</text:p>
          </table:table-cell>
          <table:table-cell office:value-type="float" office:value="936.502868301238" calcext:value-type="float">
            <text:p>936.5028683012</text:p>
          </table:table-cell>
          <table:table-cell office:value-type="float" office:value="983.878087588774" calcext:value-type="float">
            <text:p>983.8780875888</text:p>
          </table:table-cell>
          <table:table-cell office:value-type="float" office:value="1008.55750809035" calcext:value-type="float">
            <text:p>1008.5575080904</text:p>
          </table:table-cell>
          <table:table-cell office:value-type="float" office:value="925.454917154697" calcext:value-type="float">
            <text:p>925.4549171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6.718720394931" calcext:value-type="float">
            <text:p>846.7187203949</text:p>
          </table:table-cell>
          <table:table-cell office:value-type="float" office:value="931.654505391454" calcext:value-type="float">
            <text:p>931.6545053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7.251669789292" calcext:value-type="float">
            <text:p>927.2516697893</text:p>
          </table:table-cell>
          <table:table-cell office:value-type="float" office:value="940.042217182818" calcext:value-type="float">
            <text:p>940.0422171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9.967527349099" calcext:value-type="float">
            <text:p>909.9675273491</text:p>
          </table:table-cell>
          <table:table-cell office:value-type="float" office:value="875.579875708389" calcext:value-type="float">
            <text:p>875.5798757084</text:p>
          </table:table-cell>
          <table:table-cell office:value-type="float" office:value="925.205427326746" calcext:value-type="float">
            <text:p>925.2054273267</text:p>
          </table:table-cell>
          <table:table-cell office:value-type="float" office:value="949.818685871488" calcext:value-type="float">
            <text:p>949.8186858715</text:p>
          </table:table-cell>
          <table:table-cell office:value-type="float" office:value="0" calcext:value-type="float">
            <text:p>0</text:p>
          </table:table-cell>
          <table:table-cell office:value-type="float" office:value="937.927301643992" calcext:value-type="float">
            <text:p>937.927301644</text:p>
          </table:table-cell>
          <table:table-cell office:value-type="float" office:value="0" calcext:value-type="float">
            <text:p>0</text:p>
          </table:table-cell>
          <table:table-cell office:value-type="float" office:value="873.263335183484" calcext:value-type="float">
            <text:p>873.2633351835</text:p>
          </table:table-cell>
          <table:table-cell office:value-type="float" office:value="887.249576868058" calcext:value-type="float">
            <text:p>887.2495768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.30086239236" calcext:value-type="float">
            <text:p>900.3008623924</text:p>
          </table:table-cell>
          <table:table-cell office:value-type="float" office:value="909.499842432885" calcext:value-type="float">
            <text:p>909.49984243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917.863814986793" calcext:value-type="float">
            <text:p>917.8638149868</text:p>
          </table:table-cell>
          <table:table-cell office:value-type="float" office:value="0" calcext:value-type="float">
            <text:p>0</text:p>
          </table:table-cell>
          <table:table-cell office:value-type="float" office:value="979.827079247609" calcext:value-type="float">
            <text:p>979.827079247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91.902349315272" calcext:value-type="float">
            <text:p>991.9023493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6.572955343588" calcext:value-type="float">
            <text:p>846.57295534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23.560980220274" calcext:value-type="float">
            <text:p>923.56098022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9.902748065019" calcext:value-type="float">
            <text:p>869.9027480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8.815409815928" calcext:value-type="float">
            <text:p>898.815409815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920.190134975329" calcext:value-type="float">
            <text:p>920.1901349753</text:p>
          </table:table-cell>
          <table:table-cell office:value-type="float" office:value="0" calcext:value-type="float">
            <text:p>0</text:p>
          </table:table-cell>
          <table:table-cell office:value-type="float" office:value="982.480795549687" calcext:value-type="float">
            <text:p>982.480795549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82.75618505548" calcext:value-type="float">
            <text:p>982.75618505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6.657040508827" calcext:value-type="float">
            <text:p>846.657040508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18.186644379557" calcext:value-type="float">
            <text:p>918.1866443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4.812936854976" calcext:value-type="float">
            <text:p>864.8129368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8.741513265953" calcext:value-type="float">
            <text:p>898.7415132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920.875505116699" calcext:value-type="float">
            <text:p>920.8755051167</text:p>
          </table:table-cell>
          <table:table-cell office:value-type="float" office:value="0" calcext:value-type="float">
            <text:p>0</text:p>
          </table:table-cell>
          <table:table-cell office:value-type="float" office:value="981.119007771416" calcext:value-type="float">
            <text:p>981.119007771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78.552271156483" calcext:value-type="float">
            <text:p>978.55227115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6.441001295006" calcext:value-type="float">
            <text:p>846.44100129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05.180030461222" calcext:value-type="float">
            <text:p>905.18003046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8.216879899274" calcext:value-type="float">
            <text:p>858.2168798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7.577349968506" calcext:value-type="float">
            <text:p>897.577349968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917.259005219313" calcext:value-type="float">
            <text:p>917.2590052193</text:p>
          </table:table-cell>
          <table:table-cell office:value-type="float" office:value="0" calcext:value-type="float">
            <text:p>0</text:p>
          </table:table-cell>
          <table:table-cell office:value-type="float" office:value="974.937048225359" calcext:value-type="float">
            <text:p>974.937048225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56.530493130722" calcext:value-type="float">
            <text:p>956.5304931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6.60361136727" calcext:value-type="float">
            <text:p>846.60361136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08.770965949269" calcext:value-type="float">
            <text:p>908.77096594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5.132338355641" calcext:value-type="float">
            <text:p>855.1323383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0.898068171291" calcext:value-type="float">
            <text:p>890.89806817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899.876034807235" calcext:value-type="float">
            <text:p>899.8760348072</text:p>
          </table:table-cell>
          <table:table-cell office:value-type="float" office:value="0" calcext:value-type="float">
            <text:p>0</text:p>
          </table:table-cell>
          <table:table-cell office:value-type="float" office:value="972.459750068398" calcext:value-type="float">
            <text:p>972.459750068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54.025600968892" calcext:value-type="float">
            <text:p>954.02560096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0.303359709052" calcext:value-type="float">
            <text:p>840.30335970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98.155840780647" calcext:value-type="float">
            <text:p>898.15584078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7.934794348505" calcext:value-type="float">
            <text:p>837.93479434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4.908132149501" calcext:value-type="float">
            <text:p>884.908132149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899.876034807235" calcext:value-type="float">
            <text:p>899.8760348072</text:p>
          </table:table-cell>
          <table:table-cell office:value-type="float" office:value="0" calcext:value-type="float">
            <text:p>0</text:p>
          </table:table-cell>
          <table:table-cell office:value-type="float" office:value="976.845931696756" calcext:value-type="float">
            <text:p>976.845931696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50.562553474519" calcext:value-type="float">
            <text:p>950.56255347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6.709342405653" calcext:value-type="float">
            <text:p>836.709342405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88.584281393829" calcext:value-type="float">
            <text:p>888.58428139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5.052079206047" calcext:value-type="float">
            <text:p>825.0520792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4.66465878871" calcext:value-type="float">
            <text:p>884.664658788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902.425117198878" calcext:value-type="float">
            <text:p>902.4251171989</text:p>
          </table:table-cell>
          <table:table-cell office:value-type="float" office:value="0" calcext:value-type="float">
            <text:p>0</text:p>
          </table:table-cell>
          <table:table-cell office:value-type="float" office:value="960.917618694877" calcext:value-type="float">
            <text:p>960.917618694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47.275652493538" calcext:value-type="float">
            <text:p>947.27565249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.223189317213" calcext:value-type="float">
            <text:p>812.22318931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85.222270928422" calcext:value-type="float">
            <text:p>885.22227092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0.745368472657" calcext:value-type="float">
            <text:p>820.74536847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4.94501341172" calcext:value-type="float">
            <text:p>884.94501341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1" table:number-columns-repeated="50" table:default-cell-style-name="Default"/>
        <table:table-row table:style-name="ro1">
          <table:table-cell table:number-columns-repeated="50"/>
        </table:table-row>
        <table:table-row table:style-name="ro1">
          <table:table-cell office:value-type="float" office:value="351.162465121811" calcext:value-type="float">
            <text:p>351.1624651218</text:p>
          </table:table-cell>
          <table:table-cell office:value-type="float" office:value="348.202913792699" calcext:value-type="float">
            <text:p>348.2029137927</text:p>
          </table:table-cell>
          <table:table-cell office:value-type="float" office:value="367.579091109128" calcext:value-type="float">
            <text:p>367.5790911091</text:p>
          </table:table-cell>
          <table:table-cell office:value-type="float" office:value="349.281247538895" calcext:value-type="float">
            <text:p>349.2812475389</text:p>
          </table:table-cell>
          <table:table-cell office:value-type="float" office:value="357.798960587341" calcext:value-type="float">
            <text:p>357.7989605873</text:p>
          </table:table-cell>
          <table:table-cell office:value-type="float" office:value="364.183060901036" calcext:value-type="float">
            <text:p>364.183060901</text:p>
          </table:table-cell>
          <table:table-cell office:value-type="float" office:value="367.107593057448" calcext:value-type="float">
            <text:p>367.1075930574</text:p>
          </table:table-cell>
          <table:table-cell office:value-type="float" office:value="343.542582964805" calcext:value-type="float">
            <text:p>343.5425829648</text:p>
          </table:table-cell>
          <table:table-cell office:value-type="float" office:value="348.569229631139" calcext:value-type="float">
            <text:p>348.5692296311</text:p>
          </table:table-cell>
          <table:table-cell office:value-type="float" office:value="344.254137026128" calcext:value-type="float">
            <text:p>344.2541370261</text:p>
          </table:table-cell>
          <table:table-cell office:value-type="float" office:value="335.97681075636" calcext:value-type="float">
            <text:p>335.9768107564</text:p>
          </table:table-cell>
          <table:table-cell office:value-type="float" office:value="365.751033961536" calcext:value-type="float">
            <text:p>365.7510339615</text:p>
          </table:table-cell>
          <table:table-cell office:value-type="float" office:value="345.851114821876" calcext:value-type="float">
            <text:p>345.8511148219</text:p>
          </table:table-cell>
          <table:table-cell office:value-type="float" office:value="345.839300745569" calcext:value-type="float">
            <text:p>345.8393007456</text:p>
          </table:table-cell>
          <table:table-cell office:value-type="float" office:value="344.079291860744" calcext:value-type="float">
            <text:p>344.0792918607</text:p>
          </table:table-cell>
          <table:table-cell office:value-type="float" office:value="360.245988621642" calcext:value-type="float">
            <text:p>360.2459886216</text:p>
          </table:table-cell>
          <table:table-cell office:value-type="float" office:value="350.26558237619" calcext:value-type="float">
            <text:p>350.2655823762</text:p>
          </table:table-cell>
          <table:table-cell office:value-type="float" office:value="341.665635180577" calcext:value-type="float">
            <text:p>341.6656351806</text:p>
          </table:table-cell>
          <table:table-cell office:value-type="float" office:value="338.11738732307" calcext:value-type="float">
            <text:p>338.1173873231</text:p>
          </table:table-cell>
          <table:table-cell office:value-type="float" office:value="342.652252584668" calcext:value-type="float">
            <text:p>342.6522525847</text:p>
          </table:table-cell>
          <table:table-cell office:value-type="float" office:value="329.670911430181" calcext:value-type="float">
            <text:p>329.6709114302</text:p>
          </table:table-cell>
          <table:table-cell office:value-type="float" office:value="347.63311650287" calcext:value-type="float">
            <text:p>347.6331165029</text:p>
          </table:table-cell>
          <table:table-cell office:value-type="float" office:value="332.443442596823" calcext:value-type="float">
            <text:p>332.4434425968</text:p>
          </table:table-cell>
          <table:table-cell office:value-type="float" office:value="362.486817831712" calcext:value-type="float">
            <text:p>362.4868178317</text:p>
          </table:table-cell>
          <table:table-cell office:value-type="float" office:value="344.332071448463" calcext:value-type="float">
            <text:p>344.3320714485</text:p>
          </table:table-cell>
          <table:table-cell office:value-type="float" office:value="347.539844468147" calcext:value-type="float">
            <text:p>347.5398444681</text:p>
          </table:table-cell>
          <table:table-cell office:value-type="float" office:value="340.74754219538" calcext:value-type="float">
            <text:p>340.7475421954</text:p>
          </table:table-cell>
          <table:table-cell office:value-type="float" office:value="367.048550874746" calcext:value-type="float">
            <text:p>367.0485508747</text:p>
          </table:table-cell>
          <table:table-cell office:value-type="float" office:value="334.120582723845" calcext:value-type="float">
            <text:p>334.1205827238</text:p>
          </table:table-cell>
          <table:table-cell office:value-type="float" office:value="353.774507734323" calcext:value-type="float">
            <text:p>353.7745077343</text:p>
          </table:table-cell>
          <table:table-cell office:value-type="float" office:value="343.381879605907" calcext:value-type="float">
            <text:p>343.3818796059</text:p>
          </table:table-cell>
          <table:table-cell office:value-type="float" office:value="343.109403372039" calcext:value-type="float">
            <text:p>343.109403372</text:p>
          </table:table-cell>
          <table:table-cell office:value-type="float" office:value="360.660792824177" calcext:value-type="float">
            <text:p>360.6607928242</text:p>
          </table:table-cell>
          <table:table-cell office:value-type="float" office:value="337.956040186652" calcext:value-type="float">
            <text:p>337.9560401867</text:p>
          </table:table-cell>
          <table:table-cell office:value-type="float" office:value="353.526763873812" calcext:value-type="float">
            <text:p>353.5267638738</text:p>
          </table:table-cell>
          <table:table-cell office:value-type="float" office:value="363.96661979747" calcext:value-type="float">
            <text:p>363.9666197975</text:p>
          </table:table-cell>
          <table:table-cell office:value-type="float" office:value="349.841522599434" calcext:value-type="float">
            <text:p>349.8415225994</text:p>
          </table:table-cell>
          <table:table-cell office:value-type="float" office:value="354.057388427058" calcext:value-type="float">
            <text:p>354.0573884271</text:p>
          </table:table-cell>
          <table:table-cell office:value-type="float" office:value="348.696865353798" calcext:value-type="float">
            <text:p>348.6968653538</text:p>
          </table:table-cell>
          <table:table-cell office:value-type="float" office:value="339.057202232805" calcext:value-type="float">
            <text:p>339.0572022328</text:p>
          </table:table-cell>
          <table:table-cell office:value-type="float" office:value="352.346110787542" calcext:value-type="float">
            <text:p>352.3461107875</text:p>
          </table:table-cell>
          <table:table-cell office:value-type="float" office:value="360.499881383402" calcext:value-type="float">
            <text:p>360.4998813834</text:p>
          </table:table-cell>
          <table:table-cell office:value-type="float" office:value="342.88965221861" calcext:value-type="float">
            <text:p>342.8896522186</text:p>
          </table:table-cell>
          <table:table-cell office:value-type="float" office:value="352.36851417889" calcext:value-type="float">
            <text:p>352.3685141789</text:p>
          </table:table-cell>
          <table:table-cell office:value-type="float" office:value="341.333333333331" calcext:value-type="float">
            <text:p>341.3333333333</text:p>
          </table:table-cell>
          <table:table-cell office:value-type="float" office:value="360.02435962629" calcext:value-type="float">
            <text:p>360.0243596263</text:p>
          </table:table-cell>
          <table:table-cell office:value-type="float" office:value="337.247692845181" calcext:value-type="float">
            <text:p>337.2476928452</text:p>
          </table:table-cell>
          <table:table-cell office:value-type="float" office:value="360.671258781677" calcext:value-type="float">
            <text:p>360.6712587817</text:p>
          </table:table-cell>
          <table:table-cell office:value-type="float" office:value="341.588233850316" calcext:value-type="float">
            <text:p>341.5882338503</text:p>
          </table:table-cell>
          <table:table-cell office:value-type="float" office:value="351.345647320291" calcext:value-type="float">
            <text:p>351.3456473203</text:p>
          </table:table-cell>
        </table:table-row>
        <table:table-row table:style-name="ro1">
          <table:table-cell office:value-type="float" office:value="352.549625125387" calcext:value-type="float">
            <text:p>352.5496251254</text:p>
          </table:table-cell>
          <table:table-cell office:value-type="float" office:value="345.43284822976" calcext:value-type="float">
            <text:p>345.4328482298</text:p>
          </table:table-cell>
          <table:table-cell office:value-type="float" office:value="368.816867536244" calcext:value-type="float">
            <text:p>368.8168675362</text:p>
          </table:table-cell>
          <table:table-cell office:value-type="float" office:value="354.247170060592" calcext:value-type="float">
            <text:p>354.2471700606</text:p>
          </table:table-cell>
          <table:table-cell office:value-type="float" office:value="361.627342001123" calcext:value-type="float">
            <text:p>361.6273420011</text:p>
          </table:table-cell>
          <table:table-cell office:value-type="float" office:value="364.542478293787" calcext:value-type="float">
            <text:p>364.5424782938</text:p>
          </table:table-cell>
          <table:table-cell office:value-type="float" office:value="375.243150866434" calcext:value-type="float">
            <text:p>375.2431508664</text:p>
          </table:table-cell>
          <table:table-cell office:value-type="float" office:value="350.937043577628" calcext:value-type="float">
            <text:p>350.9370435776</text:p>
          </table:table-cell>
          <table:table-cell office:value-type="float" office:value="350.87747243128" calcext:value-type="float">
            <text:p>350.8774724313</text:p>
          </table:table-cell>
          <table:table-cell office:value-type="float" office:value="358.417980395785" calcext:value-type="float">
            <text:p>358.4179803958</text:p>
          </table:table-cell>
          <table:table-cell office:value-type="float" office:value="358.803701263405" calcext:value-type="float">
            <text:p>358.8037012634</text:p>
          </table:table-cell>
          <table:table-cell office:value-type="float" office:value="376.92603262831" calcext:value-type="float">
            <text:p>376.9260326283</text:p>
          </table:table-cell>
          <table:table-cell office:value-type="float" office:value="348.374337540834" calcext:value-type="float">
            <text:p>348.3743375408</text:p>
          </table:table-cell>
          <table:table-cell office:value-type="float" office:value="360.058453351506" calcext:value-type="float">
            <text:p>360.0584533515</text:p>
          </table:table-cell>
          <table:table-cell office:value-type="float" office:value="359.865983915115" calcext:value-type="float">
            <text:p>359.8659839151</text:p>
          </table:table-cell>
          <table:table-cell office:value-type="float" office:value="363.804545665494" calcext:value-type="float">
            <text:p>363.8045456655</text:p>
          </table:table-cell>
          <table:table-cell office:value-type="float" office:value="355.420771195556" calcext:value-type="float">
            <text:p>355.4207711956</text:p>
          </table:table-cell>
          <table:table-cell office:value-type="float" office:value="360.161002012575" calcext:value-type="float">
            <text:p>360.1610020126</text:p>
          </table:table-cell>
          <table:table-cell office:value-type="float" office:value="346.488905496139" calcext:value-type="float">
            <text:p>346.4889054961</text:p>
          </table:table-cell>
          <table:table-cell office:value-type="float" office:value="340.224791397021" calcext:value-type="float">
            <text:p>340.224791397</text:p>
          </table:table-cell>
          <table:table-cell office:value-type="float" office:value="327.730418053359" calcext:value-type="float">
            <text:p>327.7304180534</text:p>
          </table:table-cell>
          <table:table-cell office:value-type="float" office:value="352.54649675095" calcext:value-type="float">
            <text:p>352.546496751</text:p>
          </table:table-cell>
          <table:table-cell office:value-type="float" office:value="352.200846587004" calcext:value-type="float">
            <text:p>352.200846587</text:p>
          </table:table-cell>
          <table:table-cell office:value-type="float" office:value="357.645544574807" calcext:value-type="float">
            <text:p>357.6455445748</text:p>
          </table:table-cell>
          <table:table-cell office:value-type="float" office:value="344.34143797825" calcext:value-type="float">
            <text:p>344.3414379783</text:p>
          </table:table-cell>
          <table:table-cell office:value-type="float" office:value="354.418753047698" calcext:value-type="float">
            <text:p>354.4187530477</text:p>
          </table:table-cell>
          <table:table-cell office:value-type="float" office:value="333.733262978962" calcext:value-type="float">
            <text:p>333.733262979</text:p>
          </table:table-cell>
          <table:table-cell office:value-type="float" office:value="372.818745165997" calcext:value-type="float">
            <text:p>372.818745166</text:p>
          </table:table-cell>
          <table:table-cell office:value-type="float" office:value="330.196787499027" calcext:value-type="float">
            <text:p>330.196787499</text:p>
          </table:table-cell>
          <table:table-cell office:value-type="float" office:value="360.569578352107" calcext:value-type="float">
            <text:p>360.5695783521</text:p>
          </table:table-cell>
          <table:table-cell office:value-type="float" office:value="349.805089924752" calcext:value-type="float">
            <text:p>349.8050899248</text:p>
          </table:table-cell>
          <table:table-cell office:value-type="float" office:value="348.124881718992" calcext:value-type="float">
            <text:p>348.124881719</text:p>
          </table:table-cell>
          <table:table-cell office:value-type="float" office:value="370.964347157983" calcext:value-type="float">
            <text:p>370.964347158</text:p>
          </table:table-cell>
          <table:table-cell office:value-type="float" office:value="345.141069124892" calcext:value-type="float">
            <text:p>345.1410691249</text:p>
          </table:table-cell>
          <table:table-cell office:value-type="float" office:value="365.453979131706" calcext:value-type="float">
            <text:p>365.4539791317</text:p>
          </table:table-cell>
          <table:table-cell office:value-type="float" office:value="382.867365246263" calcext:value-type="float">
            <text:p>382.8673652463</text:p>
          </table:table-cell>
          <table:table-cell office:value-type="float" office:value="363.760681518208" calcext:value-type="float">
            <text:p>363.7606815182</text:p>
          </table:table-cell>
          <table:table-cell office:value-type="float" office:value="354.678484757893" calcext:value-type="float">
            <text:p>354.6784847579</text:p>
          </table:table-cell>
          <table:table-cell office:value-type="float" office:value="352.599652016876" calcext:value-type="float">
            <text:p>352.5996520169</text:p>
          </table:table-cell>
          <table:table-cell office:value-type="float" office:value="345.631232482621" calcext:value-type="float">
            <text:p>345.6312324826</text:p>
          </table:table-cell>
          <table:table-cell office:value-type="float" office:value="360.366214961098" calcext:value-type="float">
            <text:p>360.3662149611</text:p>
          </table:table-cell>
          <table:table-cell office:value-type="float" office:value="371.406792745836" calcext:value-type="float">
            <text:p>371.4067927458</text:p>
          </table:table-cell>
          <table:table-cell office:value-type="float" office:value="350.381323601471" calcext:value-type="float">
            <text:p>350.3813236015</text:p>
          </table:table-cell>
          <table:table-cell office:value-type="float" office:value="365.832413709884" calcext:value-type="float">
            <text:p>365.8324137099</text:p>
          </table:table-cell>
          <table:table-cell office:value-type="float" office:value="353.907017706989" calcext:value-type="float">
            <text:p>353.907017707</text:p>
          </table:table-cell>
          <table:table-cell office:value-type="float" office:value="371.254784265205" calcext:value-type="float">
            <text:p>371.2547842652</text:p>
          </table:table-cell>
          <table:table-cell office:value-type="float" office:value="333.618541427582" calcext:value-type="float">
            <text:p>333.6185414276</text:p>
          </table:table-cell>
          <table:table-cell office:value-type="float" office:value="358.95851101673" calcext:value-type="float">
            <text:p>358.9585110167</text:p>
          </table:table-cell>
          <table:table-cell office:value-type="float" office:value="355.959632861633" calcext:value-type="float">
            <text:p>355.9596328616</text:p>
          </table:table-cell>
          <table:table-cell office:value-type="float" office:value="356.637621213245" calcext:value-type="float">
            <text:p>356.6376212132</text:p>
          </table:table-cell>
        </table:table-row>
        <table:table-row table:style-name="ro1">
          <table:table-cell office:value-type="float" office:value="353.138936020328" calcext:value-type="float">
            <text:p>353.1389360203</text:p>
          </table:table-cell>
          <table:table-cell office:value-type="float" office:value="350.411950239181" calcext:value-type="float">
            <text:p>350.4119502392</text:p>
          </table:table-cell>
          <table:table-cell office:value-type="float" office:value="370.015383418145" calcext:value-type="float">
            <text:p>370.0153834181</text:p>
          </table:table-cell>
          <table:table-cell office:value-type="float" office:value="360.050997639786" calcext:value-type="float">
            <text:p>360.0509976398</text:p>
          </table:table-cell>
          <table:table-cell office:value-type="float" office:value="357.38491893541" calcext:value-type="float">
            <text:p>357.3849189354</text:p>
          </table:table-cell>
          <table:table-cell office:value-type="float" office:value="362.520588036419" calcext:value-type="float">
            <text:p>362.5205880364</text:p>
          </table:table-cell>
          <table:table-cell office:value-type="float" office:value="379.59738013398" calcext:value-type="float">
            <text:p>379.597380134</text:p>
          </table:table-cell>
          <table:table-cell office:value-type="float" office:value="351.247800224893" calcext:value-type="float">
            <text:p>351.2478002249</text:p>
          </table:table-cell>
          <table:table-cell office:value-type="float" office:value="355.407331986747" calcext:value-type="float">
            <text:p>355.4073319867</text:p>
          </table:table-cell>
          <table:table-cell office:value-type="float" office:value="372.005111501631" calcext:value-type="float">
            <text:p>372.0051115016</text:p>
          </table:table-cell>
          <table:table-cell office:value-type="float" office:value="371.032289802576" calcext:value-type="float">
            <text:p>371.0322898026</text:p>
          </table:table-cell>
          <table:table-cell office:value-type="float" office:value="381.118646282198" calcext:value-type="float">
            <text:p>381.1186462822</text:p>
          </table:table-cell>
          <table:table-cell office:value-type="float" office:value="358.721299373898" calcext:value-type="float">
            <text:p>358.7212993739</text:p>
          </table:table-cell>
          <table:table-cell office:value-type="float" office:value="365.360151442096" calcext:value-type="float">
            <text:p>365.3601514421</text:p>
          </table:table-cell>
          <table:table-cell office:value-type="float" office:value="358.541001330923" calcext:value-type="float">
            <text:p>358.5410013309</text:p>
          </table:table-cell>
          <table:table-cell office:value-type="float" office:value="364.887729408146" calcext:value-type="float">
            <text:p>364.8877294081</text:p>
          </table:table-cell>
          <table:table-cell office:value-type="float" office:value="353.271567994961" calcext:value-type="float">
            <text:p>353.271567995</text:p>
          </table:table-cell>
          <table:table-cell office:value-type="float" office:value="358.83337011557" calcext:value-type="float">
            <text:p>358.8333701156</text:p>
          </table:table-cell>
          <table:table-cell office:value-type="float" office:value="352.265039802326" calcext:value-type="float">
            <text:p>352.2650398023</text:p>
          </table:table-cell>
          <table:table-cell office:value-type="float" office:value="340.224791397021" calcext:value-type="float">
            <text:p>340.224791397</text:p>
          </table:table-cell>
          <table:table-cell office:value-type="float" office:value="327.48117343298" calcext:value-type="float">
            <text:p>327.481173433</text:p>
          </table:table-cell>
          <table:table-cell office:value-type="float" office:value="354.569046721793" calcext:value-type="float">
            <text:p>354.5690467218</text:p>
          </table:table-cell>
          <table:table-cell office:value-type="float" office:value="362.282582409735" calcext:value-type="float">
            <text:p>362.2825824097</text:p>
          </table:table-cell>
          <table:table-cell office:value-type="float" office:value="362.023390570557" calcext:value-type="float">
            <text:p>362.0233905706</text:p>
          </table:table-cell>
          <table:table-cell office:value-type="float" office:value="354.206452938429" calcext:value-type="float">
            <text:p>354.2064529384</text:p>
          </table:table-cell>
          <table:table-cell office:value-type="float" office:value="357.868267610519" calcext:value-type="float">
            <text:p>357.8682676105</text:p>
          </table:table-cell>
          <table:table-cell office:value-type="float" office:value="353.657759066487" calcext:value-type="float">
            <text:p>353.6577590665</text:p>
          </table:table-cell>
          <table:table-cell office:value-type="float" office:value="376.44126886876" calcext:value-type="float">
            <text:p>376.4412688688</text:p>
          </table:table-cell>
          <table:table-cell office:value-type="float" office:value="346.591988274021" calcext:value-type="float">
            <text:p>346.591988274</text:p>
          </table:table-cell>
          <table:table-cell office:value-type="float" office:value="368.735573678497" calcext:value-type="float">
            <text:p>368.7355736785</text:p>
          </table:table-cell>
          <table:table-cell office:value-type="float" office:value="355.901392293203" calcext:value-type="float">
            <text:p>355.9013922932</text:p>
          </table:table-cell>
          <table:table-cell office:value-type="float" office:value="352.158841715003" calcext:value-type="float">
            <text:p>352.158841715</text:p>
          </table:table-cell>
          <table:table-cell office:value-type="float" office:value="371.515629994526" calcext:value-type="float">
            <text:p>371.5156299945</text:p>
          </table:table-cell>
          <table:table-cell office:value-type="float" office:value="346.61442723032" calcext:value-type="float">
            <text:p>346.6144272303</text:p>
          </table:table-cell>
          <table:table-cell office:value-type="float" office:value="366.411533198153" calcext:value-type="float">
            <text:p>366.4115331982</text:p>
          </table:table-cell>
          <table:table-cell office:value-type="float" office:value="384.669203330041" calcext:value-type="float">
            <text:p>384.66920333</text:p>
          </table:table-cell>
          <table:table-cell office:value-type="float" office:value="364.511506371501" calcext:value-type="float">
            <text:p>364.5115063715</text:p>
          </table:table-cell>
          <table:table-cell office:value-type="float" office:value="356.932480066566" calcext:value-type="float">
            <text:p>356.9324800666</text:p>
          </table:table-cell>
          <table:table-cell office:value-type="float" office:value="351.744840189211" calcext:value-type="float">
            <text:p>351.7448401892</text:p>
          </table:table-cell>
          <table:table-cell office:value-type="float" office:value="348.664976836553" calcext:value-type="float">
            <text:p>348.6649768366</text:p>
          </table:table-cell>
          <table:table-cell office:value-type="float" office:value="357.195137978786" calcext:value-type="float">
            <text:p>357.1951379788</text:p>
          </table:table-cell>
          <table:table-cell office:value-type="float" office:value="379.060087740101" calcext:value-type="float">
            <text:p>379.0600877401</text:p>
          </table:table-cell>
          <table:table-cell office:value-type="float" office:value="357.184922187028" calcext:value-type="float">
            <text:p>357.184922187</text:p>
          </table:table-cell>
          <table:table-cell office:value-type="float" office:value="357.751612030913" calcext:value-type="float">
            <text:p>357.7516120309</text:p>
          </table:table-cell>
          <table:table-cell office:value-type="float" office:value="359.147285280818" calcext:value-type="float">
            <text:p>359.1472852808</text:p>
          </table:table-cell>
          <table:table-cell office:value-type="float" office:value="383.151045352308" calcext:value-type="float">
            <text:p>383.1510453523</text:p>
          </table:table-cell>
          <table:table-cell office:value-type="float" office:value="335.818083711092" calcext:value-type="float">
            <text:p>335.8180837111</text:p>
          </table:table-cell>
          <table:table-cell office:value-type="float" office:value="368.344593347322" calcext:value-type="float">
            <text:p>368.3445933473</text:p>
          </table:table-cell>
          <table:table-cell office:value-type="float" office:value="358.448805636228" calcext:value-type="float">
            <text:p>358.4488056362</text:p>
          </table:table-cell>
          <table:table-cell office:value-type="float" office:value="355.725961455578" calcext:value-type="float">
            <text:p>355.7259614556</text:p>
          </table:table-cell>
        </table:table-row>
        <table:table-row table:style-name="ro1">
          <table:table-cell office:value-type="float" office:value="347.058818487382" calcext:value-type="float">
            <text:p>347.0588184874</text:p>
          </table:table-cell>
          <table:table-cell office:value-type="float" office:value="358.193486660624" calcext:value-type="float">
            <text:p>358.1934866606</text:p>
          </table:table-cell>
          <table:table-cell office:value-type="float" office:value="366.689326972325" calcext:value-type="float">
            <text:p>366.6893269723</text:p>
          </table:table-cell>
          <table:table-cell office:value-type="float" office:value="345.8811856208" calcext:value-type="float">
            <text:p>345.8811856208</text:p>
          </table:table-cell>
          <table:table-cell office:value-type="float" office:value="358.922423821389" calcext:value-type="float">
            <text:p>358.9224238214</text:p>
          </table:table-cell>
          <table:table-cell office:value-type="float" office:value="349.694697281328" calcext:value-type="float">
            <text:p>349.6946972813</text:p>
          </table:table-cell>
          <table:table-cell office:value-type="float" office:value="396.640636572775" calcext:value-type="float">
            <text:p>396.6406365728</text:p>
          </table:table-cell>
          <table:table-cell office:value-type="float" office:value="366.464793490617" calcext:value-type="float">
            <text:p>366.4647934906</text:p>
          </table:table-cell>
          <table:table-cell office:value-type="float" office:value="356.135202321163" calcext:value-type="float">
            <text:p>356.1352023212</text:p>
          </table:table-cell>
          <table:table-cell office:value-type="float" office:value="379.720625222036" calcext:value-type="float">
            <text:p>379.720625222</text:p>
          </table:table-cell>
          <table:table-cell office:value-type="float" office:value="378.100128635293" calcext:value-type="float">
            <text:p>378.1001286353</text:p>
          </table:table-cell>
          <table:table-cell office:value-type="float" office:value="381.414903500063" calcext:value-type="float">
            <text:p>381.4149035001</text:p>
          </table:table-cell>
          <table:table-cell office:value-type="float" office:value="382.077514614366" calcext:value-type="float">
            <text:p>382.0775146144</text:p>
          </table:table-cell>
          <table:table-cell office:value-type="float" office:value="376.777728594565" calcext:value-type="float">
            <text:p>376.7777285946</text:p>
          </table:table-cell>
          <table:table-cell office:value-type="float" office:value="356.959374517819" calcext:value-type="float">
            <text:p>356.9593745178</text:p>
          </table:table-cell>
          <table:table-cell office:value-type="float" office:value="361.862125068814" calcext:value-type="float">
            <text:p>361.8621250688</text:p>
          </table:table-cell>
          <table:table-cell office:value-type="float" office:value="353.271567994961" calcext:value-type="float">
            <text:p>353.271567995</text:p>
          </table:table-cell>
          <table:table-cell office:value-type="float" office:value="362.686776573377" calcext:value-type="float">
            <text:p>362.6867765734</text:p>
          </table:table-cell>
          <table:table-cell office:value-type="float" office:value="356.052212066064" calcext:value-type="float">
            <text:p>356.0522120661</text:p>
          </table:table-cell>
          <table:table-cell office:value-type="float" office:value="338.526342128866" calcext:value-type="float">
            <text:p>338.5263421289</text:p>
          </table:table-cell>
          <table:table-cell office:value-type="float" office:value="340.488858197529" calcext:value-type="float">
            <text:p>340.4888581975</text:p>
          </table:table-cell>
          <table:table-cell office:value-type="float" office:value="350.350453426824" calcext:value-type="float">
            <text:p>350.3504534268</text:p>
          </table:table-cell>
          <table:table-cell office:value-type="float" office:value="364.940661648142" calcext:value-type="float">
            <text:p>364.9406616481</text:p>
          </table:table-cell>
          <table:table-cell office:value-type="float" office:value="367.596384032232" calcext:value-type="float">
            <text:p>367.5963840322</text:p>
          </table:table-cell>
          <table:table-cell office:value-type="float" office:value="364.622911849946" calcext:value-type="float">
            <text:p>364.6229118499</text:p>
          </table:table-cell>
          <table:table-cell office:value-type="float" office:value="351.612937223111" calcext:value-type="float">
            <text:p>351.6129372231</text:p>
          </table:table-cell>
          <table:table-cell office:value-type="float" office:value="351.629122792568" calcext:value-type="float">
            <text:p>351.6291227926</text:p>
          </table:table-cell>
          <table:table-cell office:value-type="float" office:value="374.07705910579" calcext:value-type="float">
            <text:p>374.0770591058</text:p>
          </table:table-cell>
          <table:table-cell office:value-type="float" office:value="360.635501256751" calcext:value-type="float">
            <text:p>360.6355012568</text:p>
          </table:table-cell>
          <table:table-cell office:value-type="float" office:value="370.229741254107" calcext:value-type="float">
            <text:p>370.2297412541</text:p>
          </table:table-cell>
          <table:table-cell office:value-type="float" office:value="354.631497881854" calcext:value-type="float">
            <text:p>354.6314978819</text:p>
          </table:table-cell>
          <table:table-cell office:value-type="float" office:value="356.332434071286" calcext:value-type="float">
            <text:p>356.3324340713</text:p>
          </table:table-cell>
          <table:table-cell office:value-type="float" office:value="372.074661168445" calcext:value-type="float">
            <text:p>372.0746611684</text:p>
          </table:table-cell>
          <table:table-cell office:value-type="float" office:value="356.834183023872" calcext:value-type="float">
            <text:p>356.8341830239</text:p>
          </table:table-cell>
          <table:table-cell office:value-type="float" office:value="363.088713269399" calcext:value-type="float">
            <text:p>363.0887132694</text:p>
          </table:table-cell>
          <table:table-cell office:value-type="float" office:value="393.459915788289" calcext:value-type="float">
            <text:p>393.4599157883</text:p>
          </table:table-cell>
          <table:table-cell office:value-type="float" office:value="363.550215322253" calcext:value-type="float">
            <text:p>363.5502153223</text:p>
          </table:table-cell>
          <table:table-cell office:value-type="float" office:value="356.849981113927" calcext:value-type="float">
            <text:p>356.8499811139</text:p>
          </table:table-cell>
          <table:table-cell office:value-type="float" office:value="350.960584107668" calcext:value-type="float">
            <text:p>350.9605841077</text:p>
          </table:table-cell>
          <table:table-cell office:value-type="float" office:value="351.354586428734" calcext:value-type="float">
            <text:p>351.3545864287</text:p>
          </table:table-cell>
          <table:table-cell office:value-type="float" office:value="356.09183496175" calcext:value-type="float">
            <text:p>356.0918349618</text:p>
          </table:table-cell>
          <table:table-cell office:value-type="float" office:value="376.850305064987" calcext:value-type="float">
            <text:p>376.850305065</text:p>
          </table:table-cell>
          <table:table-cell office:value-type="float" office:value="363.665759309012" calcext:value-type="float">
            <text:p>363.665759309</text:p>
          </table:table-cell>
          <table:table-cell office:value-type="float" office:value="358.695935991507" calcext:value-type="float">
            <text:p>358.6959359915</text:p>
          </table:table-cell>
          <table:table-cell office:value-type="float" office:value="362.098208825042" calcext:value-type="float">
            <text:p>362.098208825</text:p>
          </table:table-cell>
          <table:table-cell office:value-type="float" office:value="381.208987971722" calcext:value-type="float">
            <text:p>381.2089879717</text:p>
          </table:table-cell>
          <table:table-cell office:value-type="float" office:value="356.976305562852" calcext:value-type="float">
            <text:p>356.9763055629</text:p>
          </table:table-cell>
          <table:table-cell office:value-type="float" office:value="375.044548784255" calcext:value-type="float">
            <text:p>375.0445487843</text:p>
          </table:table-cell>
          <table:table-cell office:value-type="float" office:value="351.570176857303" calcext:value-type="float">
            <text:p>351.5701768573</text:p>
          </table:table-cell>
          <table:table-cell office:value-type="float" office:value="356.460728826711" calcext:value-type="float">
            <text:p>356.4607288267</text:p>
          </table:table-cell>
        </table:table-row>
        <table:table-row table:style-name="ro1">
          <table:table-cell office:value-type="float" office:value="366.9723454863" calcext:value-type="float">
            <text:p>366.9723454863</text:p>
          </table:table-cell>
          <table:table-cell office:value-type="float" office:value="361.793785248942" calcext:value-type="float">
            <text:p>361.7937852489</text:p>
          </table:table-cell>
          <table:table-cell office:value-type="float" office:value="368.821303502795" calcext:value-type="float">
            <text:p>368.8213035028</text:p>
          </table:table-cell>
          <table:table-cell office:value-type="float" office:value="356.653163296639" calcext:value-type="float">
            <text:p>356.6531632966</text:p>
          </table:table-cell>
          <table:table-cell office:value-type="float" office:value="359.837406897274" calcext:value-type="float">
            <text:p>359.8374068973</text:p>
          </table:table-cell>
          <table:table-cell office:value-type="float" office:value="349.731896643323" calcext:value-type="float">
            <text:p>349.7318966433</text:p>
          </table:table-cell>
          <table:table-cell office:value-type="float" office:value="396.48997879657" calcext:value-type="float">
            <text:p>396.4899787966</text:p>
          </table:table-cell>
          <table:table-cell office:value-type="float" office:value="365.849508622561" calcext:value-type="float">
            <text:p>365.8495086226</text:p>
          </table:table-cell>
          <table:table-cell office:value-type="float" office:value="355.167057496213" calcext:value-type="float">
            <text:p>355.1670574962</text:p>
          </table:table-cell>
          <table:table-cell office:value-type="float" office:value="390.103016818326" calcext:value-type="float">
            <text:p>390.1030168183</text:p>
          </table:table-cell>
          <table:table-cell office:value-type="float" office:value="377.236422977677" calcext:value-type="float">
            <text:p>377.2364229777</text:p>
          </table:table-cell>
          <table:table-cell office:value-type="float" office:value="383.745171185282" calcext:value-type="float">
            <text:p>383.7451711853</text:p>
          </table:table-cell>
          <table:table-cell office:value-type="float" office:value="381.053812859919" calcext:value-type="float">
            <text:p>381.0538128599</text:p>
          </table:table-cell>
          <table:table-cell office:value-type="float" office:value="374.544291252069" calcext:value-type="float">
            <text:p>374.5442912521</text:p>
          </table:table-cell>
          <table:table-cell office:value-type="float" office:value="363.85566756915" calcext:value-type="float">
            <text:p>363.8556675692</text:p>
          </table:table-cell>
          <table:table-cell office:value-type="float" office:value="355.66555895361" calcext:value-type="float">
            <text:p>355.6655589536</text:p>
          </table:table-cell>
          <table:table-cell office:value-type="float" office:value="360.808526207022" calcext:value-type="float">
            <text:p>360.808526207</text:p>
          </table:table-cell>
          <table:table-cell office:value-type="float" office:value="369.131357050007" calcext:value-type="float">
            <text:p>369.13135705</text:p>
          </table:table-cell>
          <table:table-cell office:value-type="float" office:value="347.774110499434" calcext:value-type="float">
            <text:p>347.7741104994</text:p>
          </table:table-cell>
          <table:table-cell office:value-type="float" office:value="357.373935438025" calcext:value-type="float">
            <text:p>357.373935438</text:p>
          </table:table-cell>
          <table:table-cell office:value-type="float" office:value="340.462028273808" calcext:value-type="float">
            <text:p>340.4620282738</text:p>
          </table:table-cell>
          <table:table-cell office:value-type="float" office:value="353.091412110436" calcext:value-type="float">
            <text:p>353.0914121104</text:p>
          </table:table-cell>
          <table:table-cell office:value-type="float" office:value="364.226100849863" calcext:value-type="float">
            <text:p>364.2261008499</text:p>
          </table:table-cell>
          <table:table-cell office:value-type="float" office:value="367.596384032232" calcext:value-type="float">
            <text:p>367.5963840322</text:p>
          </table:table-cell>
          <table:table-cell office:value-type="float" office:value="366.720683421963" calcext:value-type="float">
            <text:p>366.720683422</text:p>
          </table:table-cell>
          <table:table-cell office:value-type="float" office:value="362.629213985408" calcext:value-type="float">
            <text:p>362.6292139854</text:p>
          </table:table-cell>
          <table:table-cell office:value-type="float" office:value="354.091988954829" calcext:value-type="float">
            <text:p>354.0919889548</text:p>
          </table:table-cell>
          <table:table-cell office:value-type="float" office:value="385.354739690144" calcext:value-type="float">
            <text:p>385.3547396901</text:p>
          </table:table-cell>
          <table:table-cell office:value-type="float" office:value="361.946096370143" calcext:value-type="float">
            <text:p>361.9460963701</text:p>
          </table:table-cell>
          <table:table-cell office:value-type="float" office:value="368.559224315438" calcext:value-type="float">
            <text:p>368.5592243154</text:p>
          </table:table-cell>
          <table:table-cell office:value-type="float" office:value="357.126352200591" calcext:value-type="float">
            <text:p>357.1263522006</text:p>
          </table:table-cell>
          <table:table-cell office:value-type="float" office:value="364.168678931516" calcext:value-type="float">
            <text:p>364.1686789315</text:p>
          </table:table-cell>
          <table:table-cell office:value-type="float" office:value="369.810821407702" calcext:value-type="float">
            <text:p>369.8108214077</text:p>
          </table:table-cell>
          <table:table-cell office:value-type="float" office:value="362.019780913163" calcext:value-type="float">
            <text:p>362.0197809132</text:p>
          </table:table-cell>
          <table:table-cell office:value-type="float" office:value="361.662927322135" calcext:value-type="float">
            <text:p>361.6629273221</text:p>
          </table:table-cell>
          <table:table-cell office:value-type="float" office:value="392.975432039478" calcext:value-type="float">
            <text:p>392.9754320395</text:p>
          </table:table-cell>
          <table:table-cell office:value-type="float" office:value="368.141986134937" calcext:value-type="float">
            <text:p>368.1419861349</text:p>
          </table:table-cell>
          <table:table-cell office:value-type="float" office:value="357.308521847852" calcext:value-type="float">
            <text:p>357.3085218479</text:p>
          </table:table-cell>
          <table:table-cell office:value-type="float" office:value="351.783005230765" calcext:value-type="float">
            <text:p>351.7830052308</text:p>
          </table:table-cell>
          <table:table-cell office:value-type="float" office:value="354.134758290422" calcext:value-type="float">
            <text:p>354.1347582904</text:p>
          </table:table-cell>
          <table:table-cell office:value-type="float" office:value="357.552157672725" calcext:value-type="float">
            <text:p>357.5521576727</text:p>
          </table:table-cell>
          <table:table-cell office:value-type="float" office:value="382.899107554238" calcext:value-type="float">
            <text:p>382.8991075542</text:p>
          </table:table-cell>
          <table:table-cell office:value-type="float" office:value="377.458486795535" calcext:value-type="float">
            <text:p>377.4584867955</text:p>
          </table:table-cell>
          <table:table-cell office:value-type="float" office:value="362.556861032724" calcext:value-type="float">
            <text:p>362.5568610327</text:p>
          </table:table-cell>
          <table:table-cell office:value-type="float" office:value="373.496503970001" calcext:value-type="float">
            <text:p>373.49650397</text:p>
          </table:table-cell>
          <table:table-cell office:value-type="float" office:value="388.923290143877" calcext:value-type="float">
            <text:p>388.9232901439</text:p>
          </table:table-cell>
          <table:table-cell office:value-type="float" office:value="355.889749460791" calcext:value-type="float">
            <text:p>355.8897494608</text:p>
          </table:table-cell>
          <table:table-cell office:value-type="float" office:value="385.110010027069" calcext:value-type="float">
            <text:p>385.1100100271</text:p>
          </table:table-cell>
          <table:table-cell office:value-type="float" office:value="354.594174293814" calcext:value-type="float">
            <text:p>354.5941742938</text:p>
          </table:table-cell>
          <table:table-cell office:value-type="float" office:value="354.121797383875" calcext:value-type="float">
            <text:p>354.1217973839</text:p>
          </table:table-cell>
        </table:table-row>
        <table:table-row table:style-name="ro1">
          <table:table-cell office:value-type="float" office:value="374.628465607501" calcext:value-type="float">
            <text:p>374.6284656075</text:p>
          </table:table-cell>
          <table:table-cell office:value-type="float" office:value="368.887921025816" calcext:value-type="float">
            <text:p>368.8879210258</text:p>
          </table:table-cell>
          <table:table-cell office:value-type="float" office:value="368.555540319601" calcext:value-type="float">
            <text:p>368.5555403196</text:p>
          </table:table-cell>
          <table:table-cell office:value-type="float" office:value="366.069242319227" calcext:value-type="float">
            <text:p>366.0692423192</text:p>
          </table:table-cell>
          <table:table-cell office:value-type="float" office:value="355.350011213826" calcext:value-type="float">
            <text:p>355.3500112138</text:p>
          </table:table-cell>
          <table:table-cell office:value-type="float" office:value="345.200191984612" calcext:value-type="float">
            <text:p>345.2001919846</text:p>
          </table:table-cell>
          <table:table-cell office:value-type="float" office:value="396.027309580116" calcext:value-type="float">
            <text:p>396.0273095801</text:p>
          </table:table-cell>
          <table:table-cell office:value-type="float" office:value="370.735710697547" calcext:value-type="float">
            <text:p>370.7357106975</text:p>
          </table:table-cell>
          <table:table-cell office:value-type="float" office:value="356.758975247462" calcext:value-type="float">
            <text:p>356.7589752475</text:p>
          </table:table-cell>
          <table:table-cell office:value-type="float" office:value="406.007757380608" calcext:value-type="float">
            <text:p>406.0077573806</text:p>
          </table:table-cell>
          <table:table-cell office:value-type="float" office:value="376.121628566665" calcext:value-type="float">
            <text:p>376.1216285667</text:p>
          </table:table-cell>
          <table:table-cell office:value-type="float" office:value="380.47585745683" calcext:value-type="float">
            <text:p>380.4758574568</text:p>
          </table:table-cell>
          <table:table-cell office:value-type="float" office:value="381.988063166723" calcext:value-type="float">
            <text:p>381.9880631667</text:p>
          </table:table-cell>
          <table:table-cell office:value-type="float" office:value="366.565619636361" calcext:value-type="float">
            <text:p>366.5656196364</text:p>
          </table:table-cell>
          <table:table-cell office:value-type="float" office:value="364.742921293033" calcext:value-type="float">
            <text:p>364.742921293</text:p>
          </table:table-cell>
          <table:table-cell office:value-type="float" office:value="355.523983873523" calcext:value-type="float">
            <text:p>355.5239838735</text:p>
          </table:table-cell>
          <table:table-cell office:value-type="float" office:value="353.142199055061" calcext:value-type="float">
            <text:p>353.1421990551</text:p>
          </table:table-cell>
          <table:table-cell office:value-type="float" office:value="366.145591467325" calcext:value-type="float">
            <text:p>366.1455914673</text:p>
          </table:table-cell>
          <table:table-cell office:value-type="float" office:value="362.887617022172" calcext:value-type="float">
            <text:p>362.8876170222</text:p>
          </table:table-cell>
          <table:table-cell office:value-type="float" office:value="360.147422337291" calcext:value-type="float">
            <text:p>360.1474223373</text:p>
          </table:table-cell>
          <table:table-cell office:value-type="float" office:value="340.135891451515" calcext:value-type="float">
            <text:p>340.1358914515</text:p>
          </table:table-cell>
          <table:table-cell office:value-type="float" office:value="357.045672490246" calcext:value-type="float">
            <text:p>357.0456724902</text:p>
          </table:table-cell>
          <table:table-cell office:value-type="float" office:value="376.242599685595" calcext:value-type="float">
            <text:p>376.2425996856</text:p>
          </table:table-cell>
          <table:table-cell office:value-type="float" office:value="379.162712009337" calcext:value-type="float">
            <text:p>379.1627120093</text:p>
          </table:table-cell>
          <table:table-cell office:value-type="float" office:value="373.446620964095" calcext:value-type="float">
            <text:p>373.4466209641</text:p>
          </table:table-cell>
          <table:table-cell office:value-type="float" office:value="365.647208686415" calcext:value-type="float">
            <text:p>365.6472086864</text:p>
          </table:table-cell>
          <table:table-cell office:value-type="float" office:value="360.647992929451" calcext:value-type="float">
            <text:p>360.6479929295</text:p>
          </table:table-cell>
          <table:table-cell office:value-type="float" office:value="389.571157275999" calcext:value-type="float">
            <text:p>389.571157276</text:p>
          </table:table-cell>
          <table:table-cell office:value-type="float" office:value="366.57108901485" calcext:value-type="float">
            <text:p>366.5710890149</text:p>
          </table:table-cell>
          <table:table-cell office:value-type="float" office:value="373.123429394382" calcext:value-type="float">
            <text:p>373.1234293944</text:p>
          </table:table-cell>
          <table:table-cell office:value-type="float" office:value="359.762882263201" calcext:value-type="float">
            <text:p>359.7628822632</text:p>
          </table:table-cell>
          <table:table-cell office:value-type="float" office:value="372.44934150387" calcext:value-type="float">
            <text:p>372.4493415039</text:p>
          </table:table-cell>
          <table:table-cell office:value-type="float" office:value="373.407264121632" calcext:value-type="float">
            <text:p>373.4072641216</text:p>
          </table:table-cell>
          <table:table-cell office:value-type="float" office:value="363.906312796381" calcext:value-type="float">
            <text:p>363.9063127964</text:p>
          </table:table-cell>
          <table:table-cell office:value-type="float" office:value="367.788410044436" calcext:value-type="float">
            <text:p>367.7884100444</text:p>
          </table:table-cell>
          <table:table-cell office:value-type="float" office:value="392.938745847693" calcext:value-type="float">
            <text:p>392.9387458477</text:p>
          </table:table-cell>
          <table:table-cell office:value-type="float" office:value="370.540944052274" calcext:value-type="float">
            <text:p>370.5409440523</text:p>
          </table:table-cell>
          <table:table-cell office:value-type="float" office:value="371.536361628317" calcext:value-type="float">
            <text:p>371.5363616283</text:p>
          </table:table-cell>
          <table:table-cell office:value-type="float" office:value="356.44228472779" calcext:value-type="float">
            <text:p>356.4422847278</text:p>
          </table:table-cell>
          <table:table-cell office:value-type="float" office:value="357.843610965902" calcext:value-type="float">
            <text:p>357.8436109659</text:p>
          </table:table-cell>
          <table:table-cell office:value-type="float" office:value="359.633275350539" calcext:value-type="float">
            <text:p>359.6332753505</text:p>
          </table:table-cell>
          <table:table-cell office:value-type="float" office:value="388.204754604156" calcext:value-type="float">
            <text:p>388.2047546042</text:p>
          </table:table-cell>
          <table:table-cell office:value-type="float" office:value="376.07879466849" calcext:value-type="float">
            <text:p>376.0787946685</text:p>
          </table:table-cell>
          <table:table-cell office:value-type="float" office:value="369.665419213031" calcext:value-type="float">
            <text:p>369.665419213</text:p>
          </table:table-cell>
          <table:table-cell office:value-type="float" office:value="385.494543336835" calcext:value-type="float">
            <text:p>385.4945433368</text:p>
          </table:table-cell>
          <table:table-cell office:value-type="float" office:value="391.485771531858" calcext:value-type="float">
            <text:p>391.4857715319</text:p>
          </table:table-cell>
          <table:table-cell office:value-type="float" office:value="356.163502182133" calcext:value-type="float">
            <text:p>356.1635021821</text:p>
          </table:table-cell>
          <table:table-cell office:value-type="float" office:value="385.692612774463" calcext:value-type="float">
            <text:p>385.6926127745</text:p>
          </table:table-cell>
          <table:table-cell office:value-type="float" office:value="366.965810491652" calcext:value-type="float">
            <text:p>366.9658104917</text:p>
          </table:table-cell>
          <table:table-cell office:value-type="float" office:value="372.709857278911" calcext:value-type="float">
            <text:p>372.7098572789</text:p>
          </table:table-cell>
        </table:table-row>
        <table:table-row table:style-name="ro1">
          <table:table-cell office:value-type="float" office:value="381.456239841254" calcext:value-type="float">
            <text:p>381.4562398413</text:p>
          </table:table-cell>
          <table:table-cell office:value-type="float" office:value="370.405823464154" calcext:value-type="float">
            <text:p>370.4058234642</text:p>
          </table:table-cell>
          <table:table-cell office:value-type="float" office:value="369.127974291386" calcext:value-type="float">
            <text:p>369.1279742914</text:p>
          </table:table-cell>
          <table:table-cell office:value-type="float" office:value="362.65770996921" calcext:value-type="float">
            <text:p>362.6577099692</text:p>
          </table:table-cell>
          <table:table-cell office:value-type="float" office:value="358.690516513137" calcext:value-type="float">
            <text:p>358.6905165131</text:p>
          </table:table-cell>
          <table:table-cell office:value-type="float" office:value="358.862492370324" calcext:value-type="float">
            <text:p>358.8624923703</text:p>
          </table:table-cell>
          <table:table-cell office:value-type="float" office:value="399.652468899803" calcext:value-type="float">
            <text:p>399.6524688998</text:p>
          </table:table-cell>
          <table:table-cell office:value-type="float" office:value="366.820595961615" calcext:value-type="float">
            <text:p>366.8205959616</text:p>
          </table:table-cell>
          <table:table-cell office:value-type="float" office:value="357.967831457225" calcext:value-type="float">
            <text:p>357.9678314572</text:p>
          </table:table-cell>
          <table:table-cell office:value-type="float" office:value="409.277050879186" calcext:value-type="float">
            <text:p>409.2770508792</text:p>
          </table:table-cell>
          <table:table-cell office:value-type="float" office:value="382.62968088816" calcext:value-type="float">
            <text:p>382.6296808882</text:p>
          </table:table-cell>
          <table:table-cell office:value-type="float" office:value="387.324548483354" calcext:value-type="float">
            <text:p>387.3245484834</text:p>
          </table:table-cell>
          <table:table-cell office:value-type="float" office:value="382.812501267763" calcext:value-type="float">
            <text:p>382.8125012678</text:p>
          </table:table-cell>
          <table:table-cell office:value-type="float" office:value="380.14867653786" calcext:value-type="float">
            <text:p>380.1486765379</text:p>
          </table:table-cell>
          <table:table-cell office:value-type="float" office:value="380.075721174931" calcext:value-type="float">
            <text:p>380.0757211749</text:p>
          </table:table-cell>
          <table:table-cell office:value-type="float" office:value="356.424824053534" calcext:value-type="float">
            <text:p>356.4248240535</text:p>
          </table:table-cell>
          <table:table-cell office:value-type="float" office:value="353.142199055061" calcext:value-type="float">
            <text:p>353.1421990551</text:p>
          </table:table-cell>
          <table:table-cell office:value-type="float" office:value="370.889274361464" calcext:value-type="float">
            <text:p>370.8892743615</text:p>
          </table:table-cell>
          <table:table-cell office:value-type="float" office:value="366.238020529182" calcext:value-type="float">
            <text:p>366.2380205292</text:p>
          </table:table-cell>
          <table:table-cell office:value-type="float" office:value="360.305272409521" calcext:value-type="float">
            <text:p>360.3052724095</text:p>
          </table:table-cell>
          <table:table-cell office:value-type="float" office:value="340.134400266204" calcext:value-type="float">
            <text:p>340.1344002662</text:p>
          </table:table-cell>
          <table:table-cell office:value-type="float" office:value="357.045672490246" calcext:value-type="float">
            <text:p>357.0456724902</text:p>
          </table:table-cell>
          <table:table-cell office:value-type="float" office:value="373.569252223899" calcext:value-type="float">
            <text:p>373.5692522239</text:p>
          </table:table-cell>
          <table:table-cell office:value-type="float" office:value="385.315209893015" calcext:value-type="float">
            <text:p>385.315209893</text:p>
          </table:table-cell>
          <table:table-cell office:value-type="float" office:value="378.551517319463" calcext:value-type="float">
            <text:p>378.5515173195</text:p>
          </table:table-cell>
          <table:table-cell office:value-type="float" office:value="368.736460237474" calcext:value-type="float">
            <text:p>368.7364602375</text:p>
          </table:table-cell>
          <table:table-cell office:value-type="float" office:value="360.139131251351" calcext:value-type="float">
            <text:p>360.1391312514</text:p>
          </table:table-cell>
          <table:table-cell office:value-type="float" office:value="389.860894571931" calcext:value-type="float">
            <text:p>389.8608945719</text:p>
          </table:table-cell>
          <table:table-cell office:value-type="float" office:value="371.471571196179" calcext:value-type="float">
            <text:p>371.4715711962</text:p>
          </table:table-cell>
          <table:table-cell office:value-type="float" office:value="373.920872955496" calcext:value-type="float">
            <text:p>373.9208729555</text:p>
          </table:table-cell>
          <table:table-cell office:value-type="float" office:value="368.439695314387" calcext:value-type="float">
            <text:p>368.4396953144</text:p>
          </table:table-cell>
          <table:table-cell office:value-type="float" office:value="382.017975647447" calcext:value-type="float">
            <text:p>382.0179756474</text:p>
          </table:table-cell>
          <table:table-cell office:value-type="float" office:value="388.925329661769" calcext:value-type="float">
            <text:p>388.9253296618</text:p>
          </table:table-cell>
          <table:table-cell office:value-type="float" office:value="368.164743556219" calcext:value-type="float">
            <text:p>368.1647435562</text:p>
          </table:table-cell>
          <table:table-cell office:value-type="float" office:value="387.977143322583" calcext:value-type="float">
            <text:p>387.9771433226</text:p>
          </table:table-cell>
          <table:table-cell office:value-type="float" office:value="396.22070558276" calcext:value-type="float">
            <text:p>396.2207055828</text:p>
          </table:table-cell>
          <table:table-cell office:value-type="float" office:value="369.625390238614" calcext:value-type="float">
            <text:p>369.6253902386</text:p>
          </table:table-cell>
          <table:table-cell office:value-type="float" office:value="372.816708731402" calcext:value-type="float">
            <text:p>372.8167087314</text:p>
          </table:table-cell>
          <table:table-cell office:value-type="float" office:value="354.703250789537" calcext:value-type="float">
            <text:p>354.7032507895</text:p>
          </table:table-cell>
          <table:table-cell office:value-type="float" office:value="362.937686743923" calcext:value-type="float">
            <text:p>362.9376867439</text:p>
          </table:table-cell>
          <table:table-cell office:value-type="float" office:value="370.606648427374" calcext:value-type="float">
            <text:p>370.6066484274</text:p>
          </table:table-cell>
          <table:table-cell office:value-type="float" office:value="392.903161169166" calcext:value-type="float">
            <text:p>392.9031611692</text:p>
          </table:table-cell>
          <table:table-cell office:value-type="float" office:value="374.533959102796" calcext:value-type="float">
            <text:p>374.5339591028</text:p>
          </table:table-cell>
          <table:table-cell office:value-type="float" office:value="360.841317647875" calcext:value-type="float">
            <text:p>360.8413176479</text:p>
          </table:table-cell>
          <table:table-cell office:value-type="float" office:value="386.554356150095" calcext:value-type="float">
            <text:p>386.5543561501</text:p>
          </table:table-cell>
          <table:table-cell office:value-type="float" office:value="399.028736840196" calcext:value-type="float">
            <text:p>399.0287368402</text:p>
          </table:table-cell>
          <table:table-cell office:value-type="float" office:value="358.99665881991" calcext:value-type="float">
            <text:p>358.9966588199</text:p>
          </table:table-cell>
          <table:table-cell office:value-type="float" office:value="404.497780870431" calcext:value-type="float">
            <text:p>404.4977808704</text:p>
          </table:table-cell>
          <table:table-cell office:value-type="float" office:value="371.551290226105" calcext:value-type="float">
            <text:p>371.5512902261</text:p>
          </table:table-cell>
          <table:table-cell office:value-type="float" office:value="371.517549727786" calcext:value-type="float">
            <text:p>371.5175497278</text:p>
          </table:table-cell>
        </table:table-row>
        <table:table-row table:style-name="ro1">
          <table:table-cell office:value-type="float" office:value="381.901825064432" calcext:value-type="float">
            <text:p>381.9018250644</text:p>
          </table:table-cell>
          <table:table-cell office:value-type="float" office:value="369.301322973017" calcext:value-type="float">
            <text:p>369.301322973</text:p>
          </table:table-cell>
          <table:table-cell office:value-type="float" office:value="375.932187505181" calcext:value-type="float">
            <text:p>375.9321875052</text:p>
          </table:table-cell>
          <table:table-cell office:value-type="float" office:value="366.589681715709" calcext:value-type="float">
            <text:p>366.5896817157</text:p>
          </table:table-cell>
          <table:table-cell office:value-type="float" office:value="362.814061719071" calcext:value-type="float">
            <text:p>362.8140617191</text:p>
          </table:table-cell>
          <table:table-cell office:value-type="float" office:value="368.470560881283" calcext:value-type="float">
            <text:p>368.4705608813</text:p>
          </table:table-cell>
          <table:table-cell office:value-type="float" office:value="396.781816729407" calcext:value-type="float">
            <text:p>396.7818167294</text:p>
          </table:table-cell>
          <table:table-cell office:value-type="float" office:value="364.957016759558" calcext:value-type="float">
            <text:p>364.9570167596</text:p>
          </table:table-cell>
          <table:table-cell office:value-type="float" office:value="355.206520393333" calcext:value-type="float">
            <text:p>355.2065203933</text:p>
          </table:table-cell>
          <table:table-cell office:value-type="float" office:value="407.389645478631" calcext:value-type="float">
            <text:p>407.3896454786</text:p>
          </table:table-cell>
          <table:table-cell office:value-type="float" office:value="379.149298979141" calcext:value-type="float">
            <text:p>379.1492989791</text:p>
          </table:table-cell>
          <table:table-cell office:value-type="float" office:value="388.406694688376" calcext:value-type="float">
            <text:p>388.4066946884</text:p>
          </table:table-cell>
          <table:table-cell office:value-type="float" office:value="383.388785191257" calcext:value-type="float">
            <text:p>383.3887851913</text:p>
          </table:table-cell>
          <table:table-cell office:value-type="float" office:value="379.961731759435" calcext:value-type="float">
            <text:p>379.9617317594</text:p>
          </table:table-cell>
          <table:table-cell office:value-type="float" office:value="384.500795411405" calcext:value-type="float">
            <text:p>384.5007954114</text:p>
          </table:table-cell>
          <table:table-cell office:value-type="float" office:value="353.241910262896" calcext:value-type="float">
            <text:p>353.2419102629</text:p>
          </table:table-cell>
          <table:table-cell office:value-type="float" office:value="356.578611238939" calcext:value-type="float">
            <text:p>356.5786112389</text:p>
          </table:table-cell>
          <table:table-cell office:value-type="float" office:value="389.229425991797" calcext:value-type="float">
            <text:p>389.2294259918</text:p>
          </table:table-cell>
          <table:table-cell office:value-type="float" office:value="369.084971939419" calcext:value-type="float">
            <text:p>369.0849719394</text:p>
          </table:table-cell>
          <table:table-cell office:value-type="float" office:value="364.370935105683" calcext:value-type="float">
            <text:p>364.3709351057</text:p>
          </table:table-cell>
          <table:table-cell office:value-type="float" office:value="338.942785866353" calcext:value-type="float">
            <text:p>338.9427858664</text:p>
          </table:table-cell>
          <table:table-cell office:value-type="float" office:value="357.045672490246" calcext:value-type="float">
            <text:p>357.0456724902</text:p>
          </table:table-cell>
          <table:table-cell office:value-type="float" office:value="391.931334599772" calcext:value-type="float">
            <text:p>391.9313345998</text:p>
          </table:table-cell>
          <table:table-cell office:value-type="float" office:value="394.627169962212" calcext:value-type="float">
            <text:p>394.6271699622</text:p>
          </table:table-cell>
          <table:table-cell office:value-type="float" office:value="388.577391279197" calcext:value-type="float">
            <text:p>388.5773912792</text:p>
          </table:table-cell>
          <table:table-cell office:value-type="float" office:value="368.736460237474" calcext:value-type="float">
            <text:p>368.7364602375</text:p>
          </table:table-cell>
          <table:table-cell office:value-type="float" office:value="358.48462436243" calcext:value-type="float">
            <text:p>358.4846243624</text:p>
          </table:table-cell>
          <table:table-cell office:value-type="float" office:value="391.841535294045" calcext:value-type="float">
            <text:p>391.841535294</text:p>
          </table:table-cell>
          <table:table-cell office:value-type="float" office:value="376.377635022733" calcext:value-type="float">
            <text:p>376.3776350227</text:p>
          </table:table-cell>
          <table:table-cell office:value-type="float" office:value="372.391212255318" calcext:value-type="float">
            <text:p>372.3912122553</text:p>
          </table:table-cell>
          <table:table-cell office:value-type="float" office:value="367.376399374346" calcext:value-type="float">
            <text:p>367.3763993743</text:p>
          </table:table-cell>
          <table:table-cell office:value-type="float" office:value="381.578272194449" calcext:value-type="float">
            <text:p>381.5782721944</text:p>
          </table:table-cell>
          <table:table-cell office:value-type="float" office:value="409.911308934262" calcext:value-type="float">
            <text:p>409.9113089343</text:p>
          </table:table-cell>
          <table:table-cell office:value-type="float" office:value="373.361800678759" calcext:value-type="float">
            <text:p>373.3618006788</text:p>
          </table:table-cell>
          <table:table-cell office:value-type="float" office:value="390.926222532301" calcext:value-type="float">
            <text:p>390.9262225323</text:p>
          </table:table-cell>
          <table:table-cell office:value-type="float" office:value="396.959775766645" calcext:value-type="float">
            <text:p>396.9597757666</text:p>
          </table:table-cell>
          <table:table-cell office:value-type="float" office:value="370.1652953747" calcext:value-type="float">
            <text:p>370.1652953747</text:p>
          </table:table-cell>
          <table:table-cell office:value-type="float" office:value="377.447469135663" calcext:value-type="float">
            <text:p>377.4474691357</text:p>
          </table:table-cell>
          <table:table-cell office:value-type="float" office:value="354.660434800796" calcext:value-type="float">
            <text:p>354.6604348008</text:p>
          </table:table-cell>
          <table:table-cell office:value-type="float" office:value="369.516968427517" calcext:value-type="float">
            <text:p>369.5169684275</text:p>
          </table:table-cell>
          <table:table-cell office:value-type="float" office:value="377.788176711528" calcext:value-type="float">
            <text:p>377.7881767115</text:p>
          </table:table-cell>
          <table:table-cell office:value-type="float" office:value="396.206751010329" calcext:value-type="float">
            <text:p>396.2067510103</text:p>
          </table:table-cell>
          <table:table-cell office:value-type="float" office:value="384.93414810445" calcext:value-type="float">
            <text:p>384.9341481045</text:p>
          </table:table-cell>
          <table:table-cell office:value-type="float" office:value="360.055594324793" calcext:value-type="float">
            <text:p>360.0555943248</text:p>
          </table:table-cell>
          <table:table-cell office:value-type="float" office:value="387.970109183499" calcext:value-type="float">
            <text:p>387.9701091835</text:p>
          </table:table-cell>
          <table:table-cell office:value-type="float" office:value="401.402883629642" calcext:value-type="float">
            <text:p>401.4028836296</text:p>
          </table:table-cell>
          <table:table-cell office:value-type="float" office:value="358.574552248006" calcext:value-type="float">
            <text:p>358.574552248</text:p>
          </table:table-cell>
          <table:table-cell office:value-type="float" office:value="406.752937522152" calcext:value-type="float">
            <text:p>406.7529375222</text:p>
          </table:table-cell>
          <table:table-cell office:value-type="float" office:value="379.592306826701" calcext:value-type="float">
            <text:p>379.5923068267</text:p>
          </table:table-cell>
          <table:table-cell office:value-type="float" office:value="383.804884621864" calcext:value-type="float">
            <text:p>383.8048846219</text:p>
          </table:table-cell>
        </table:table-row>
        <table:table-row table:style-name="ro1">
          <table:table-cell office:value-type="float" office:value="383.714234505635" calcext:value-type="float">
            <text:p>383.7142345056</text:p>
          </table:table-cell>
          <table:table-cell office:value-type="float" office:value="365.897925737267" calcext:value-type="float">
            <text:p>365.8979257373</text:p>
          </table:table-cell>
          <table:table-cell office:value-type="float" office:value="383.772934549343" calcext:value-type="float">
            <text:p>383.7729345493</text:p>
          </table:table-cell>
          <table:table-cell office:value-type="float" office:value="373.18301862978" calcext:value-type="float">
            <text:p>373.1830186298</text:p>
          </table:table-cell>
          <table:table-cell office:value-type="float" office:value="368.621294225932" calcext:value-type="float">
            <text:p>368.6212942259</text:p>
          </table:table-cell>
          <table:table-cell office:value-type="float" office:value="378.584111814889" calcext:value-type="float">
            <text:p>378.5841118149</text:p>
          </table:table-cell>
          <table:table-cell office:value-type="float" office:value="393.440144362579" calcext:value-type="float">
            <text:p>393.4401443626</text:p>
          </table:table-cell>
          <table:table-cell office:value-type="float" office:value="367.270684616875" calcext:value-type="float">
            <text:p>367.2706846169</text:p>
          </table:table-cell>
          <table:table-cell office:value-type="float" office:value="353.903810623242" calcext:value-type="float">
            <text:p>353.9038106232</text:p>
          </table:table-cell>
          <table:table-cell office:value-type="float" office:value="408.225875486556" calcext:value-type="float">
            <text:p>408.2258754866</text:p>
          </table:table-cell>
          <table:table-cell office:value-type="float" office:value="390.20216047498" calcext:value-type="float">
            <text:p>390.202160475</text:p>
          </table:table-cell>
          <table:table-cell office:value-type="float" office:value="389.754246993942" calcext:value-type="float">
            <text:p>389.7542469939</text:p>
          </table:table-cell>
          <table:table-cell office:value-type="float" office:value="384.156069418793" calcext:value-type="float">
            <text:p>384.1560694188</text:p>
          </table:table-cell>
          <table:table-cell office:value-type="float" office:value="382.458004787459" calcext:value-type="float">
            <text:p>382.4580047875</text:p>
          </table:table-cell>
          <table:table-cell office:value-type="float" office:value="383.019171045612" calcext:value-type="float">
            <text:p>383.0191710456</text:p>
          </table:table-cell>
          <table:table-cell office:value-type="float" office:value="358.005025428315" calcext:value-type="float">
            <text:p>358.0050254283</text:p>
          </table:table-cell>
          <table:table-cell office:value-type="float" office:value="368.803983077797" calcext:value-type="float">
            <text:p>368.8039830778</text:p>
          </table:table-cell>
          <table:table-cell office:value-type="float" office:value="389.229425991797" calcext:value-type="float">
            <text:p>389.2294259918</text:p>
          </table:table-cell>
          <table:table-cell office:value-type="float" office:value="373.092644304138" calcext:value-type="float">
            <text:p>373.0926443041</text:p>
          </table:table-cell>
          <table:table-cell office:value-type="float" office:value="357.513941603019" calcext:value-type="float">
            <text:p>357.513941603</text:p>
          </table:table-cell>
          <table:table-cell office:value-type="float" office:value="338.942697641679" calcext:value-type="float">
            <text:p>338.9426976417</text:p>
          </table:table-cell>
          <table:table-cell office:value-type="float" office:value="355.656572334865" calcext:value-type="float">
            <text:p>355.6565723349</text:p>
          </table:table-cell>
          <table:table-cell office:value-type="float" office:value="400.129137085875" calcext:value-type="float">
            <text:p>400.1291370859</text:p>
          </table:table-cell>
          <table:table-cell office:value-type="float" office:value="393.914420085733" calcext:value-type="float">
            <text:p>393.9144200857</text:p>
          </table:table-cell>
          <table:table-cell office:value-type="float" office:value="391.655851733584" calcext:value-type="float">
            <text:p>391.6558517336</text:p>
          </table:table-cell>
          <table:table-cell office:value-type="float" office:value="375.503334576658" calcext:value-type="float">
            <text:p>375.5033345767</text:p>
          </table:table-cell>
          <table:table-cell office:value-type="float" office:value="369.143086521559" calcext:value-type="float">
            <text:p>369.1430865216</text:p>
          </table:table-cell>
          <table:table-cell office:value-type="float" office:value="392.546617201424" calcext:value-type="float">
            <text:p>392.5466172014</text:p>
          </table:table-cell>
          <table:table-cell office:value-type="float" office:value="381.014383795321" calcext:value-type="float">
            <text:p>381.0143837953</text:p>
          </table:table-cell>
          <table:table-cell office:value-type="float" office:value="381.37673246257" calcext:value-type="float">
            <text:p>381.3767324626</text:p>
          </table:table-cell>
          <table:table-cell office:value-type="float" office:value="372.770871393371" calcext:value-type="float">
            <text:p>372.7708713934</text:p>
          </table:table-cell>
          <table:table-cell office:value-type="float" office:value="381.762596151131" calcext:value-type="float">
            <text:p>381.7625961511</text:p>
          </table:table-cell>
          <table:table-cell office:value-type="float" office:value="413.375830922261" calcext:value-type="float">
            <text:p>413.3758309223</text:p>
          </table:table-cell>
          <table:table-cell office:value-type="float" office:value="373.634398870467" calcext:value-type="float">
            <text:p>373.6343988705</text:p>
          </table:table-cell>
          <table:table-cell office:value-type="float" office:value="390.785982543584" calcext:value-type="float">
            <text:p>390.7859825436</text:p>
          </table:table-cell>
          <table:table-cell office:value-type="float" office:value="403.313308200893" calcext:value-type="float">
            <text:p>403.3133082009</text:p>
          </table:table-cell>
          <table:table-cell office:value-type="float" office:value="373.485465262052" calcext:value-type="float">
            <text:p>373.4854652621</text:p>
          </table:table-cell>
          <table:table-cell office:value-type="float" office:value="380.071458039416" calcext:value-type="float">
            <text:p>380.0714580394</text:p>
          </table:table-cell>
          <table:table-cell office:value-type="float" office:value="349.289386894956" calcext:value-type="float">
            <text:p>349.289386895</text:p>
          </table:table-cell>
          <table:table-cell office:value-type="float" office:value="370.091265311889" calcext:value-type="float">
            <text:p>370.0912653119</text:p>
          </table:table-cell>
          <table:table-cell office:value-type="float" office:value="386.928466072624" calcext:value-type="float">
            <text:p>386.9284660726</text:p>
          </table:table-cell>
          <table:table-cell office:value-type="float" office:value="405.811271174206" calcext:value-type="float">
            <text:p>405.8112711742</text:p>
          </table:table-cell>
          <table:table-cell office:value-type="float" office:value="387.744175037509" calcext:value-type="float">
            <text:p>387.7441750375</text:p>
          </table:table-cell>
          <table:table-cell office:value-type="float" office:value="362.183700303139" calcext:value-type="float">
            <text:p>362.1837003031</text:p>
          </table:table-cell>
          <table:table-cell office:value-type="float" office:value="388.803935264297" calcext:value-type="float">
            <text:p>388.8039352643</text:p>
          </table:table-cell>
          <table:table-cell office:value-type="float" office:value="403.955198801163" calcext:value-type="float">
            <text:p>403.9551988012</text:p>
          </table:table-cell>
          <table:table-cell office:value-type="float" office:value="368.323862278244" calcext:value-type="float">
            <text:p>368.3238622782</text:p>
          </table:table-cell>
          <table:table-cell office:value-type="float" office:value="405.382108740322" calcext:value-type="float">
            <text:p>405.3821087403</text:p>
          </table:table-cell>
          <table:table-cell office:value-type="float" office:value="383.358518221044" calcext:value-type="float">
            <text:p>383.358518221</text:p>
          </table:table-cell>
          <table:table-cell office:value-type="float" office:value="390.673294229694" calcext:value-type="float">
            <text:p>390.6732942297</text:p>
          </table:table-cell>
        </table:table-row>
        <table:table-row table:style-name="ro1">
          <table:table-cell office:value-type="float" office:value="383.723216208479" calcext:value-type="float">
            <text:p>383.7232162085</text:p>
          </table:table-cell>
          <table:table-cell office:value-type="float" office:value="365.382144196985" calcext:value-type="float">
            <text:p>365.382144197</text:p>
          </table:table-cell>
          <table:table-cell office:value-type="float" office:value="382.443799523063" calcext:value-type="float">
            <text:p>382.4437995231</text:p>
          </table:table-cell>
          <table:table-cell office:value-type="float" office:value="377.323800651363" calcext:value-type="float">
            <text:p>377.3238006514</text:p>
          </table:table-cell>
          <table:table-cell office:value-type="float" office:value="368.621294225932" calcext:value-type="float">
            <text:p>368.6212942259</text:p>
          </table:table-cell>
          <table:table-cell office:value-type="float" office:value="381.40074876447" calcext:value-type="float">
            <text:p>381.4007487645</text:p>
          </table:table-cell>
          <table:table-cell office:value-type="float" office:value="395.957963125667" calcext:value-type="float">
            <text:p>395.9579631257</text:p>
          </table:table-cell>
          <table:table-cell office:value-type="float" office:value="359.499631996978" calcext:value-type="float">
            <text:p>359.499631997</text:p>
          </table:table-cell>
          <table:table-cell office:value-type="float" office:value="354.441174309821" calcext:value-type="float">
            <text:p>354.4411743098</text:p>
          </table:table-cell>
          <table:table-cell office:value-type="float" office:value="419.5154067677" calcext:value-type="float">
            <text:p>419.5154067677</text:p>
          </table:table-cell>
          <table:table-cell office:value-type="float" office:value="382.790754163999" calcext:value-type="float">
            <text:p>382.790754164</text:p>
          </table:table-cell>
          <table:table-cell office:value-type="float" office:value="397.099352420404" calcext:value-type="float">
            <text:p>397.0993524204</text:p>
          </table:table-cell>
          <table:table-cell office:value-type="float" office:value="393.292111119649" calcext:value-type="float">
            <text:p>393.2921111196</text:p>
          </table:table-cell>
          <table:table-cell office:value-type="float" office:value="380.017698269424" calcext:value-type="float">
            <text:p>380.0176982694</text:p>
          </table:table-cell>
          <table:table-cell office:value-type="float" office:value="382.17569904938" calcext:value-type="float">
            <text:p>382.1756990494</text:p>
          </table:table-cell>
          <table:table-cell office:value-type="float" office:value="353.881869998802" calcext:value-type="float">
            <text:p>353.8818699988</text:p>
          </table:table-cell>
          <table:table-cell office:value-type="float" office:value="368.262934558701" calcext:value-type="float">
            <text:p>368.2629345587</text:p>
          </table:table-cell>
          <table:table-cell office:value-type="float" office:value="385.700243602276" calcext:value-type="float">
            <text:p>385.7002436023</text:p>
          </table:table-cell>
          <table:table-cell office:value-type="float" office:value="370.327528954713" calcext:value-type="float">
            <text:p>370.3275289547</text:p>
          </table:table-cell>
          <table:table-cell office:value-type="float" office:value="363.585569111074" calcext:value-type="float">
            <text:p>363.5855691111</text:p>
          </table:table-cell>
          <table:table-cell office:value-type="float" office:value="345.708350777975" calcext:value-type="float">
            <text:p>345.708350778</text:p>
          </table:table-cell>
          <table:table-cell office:value-type="float" office:value="361.281289982196" calcext:value-type="float">
            <text:p>361.2812899822</text:p>
          </table:table-cell>
          <table:table-cell office:value-type="float" office:value="405.268174153207" calcext:value-type="float">
            <text:p>405.2681741532</text:p>
          </table:table-cell>
          <table:table-cell office:value-type="float" office:value="392.658151255235" calcext:value-type="float">
            <text:p>392.6581512552</text:p>
          </table:table-cell>
          <table:table-cell office:value-type="float" office:value="392.681666202656" calcext:value-type="float">
            <text:p>392.6816662027</text:p>
          </table:table-cell>
          <table:table-cell office:value-type="float" office:value="378.068742034278" calcext:value-type="float">
            <text:p>378.0687420343</text:p>
          </table:table-cell>
          <table:table-cell office:value-type="float" office:value="381.228579620568" calcext:value-type="float">
            <text:p>381.2285796206</text:p>
          </table:table-cell>
          <table:table-cell office:value-type="float" office:value="396.056351952053" calcext:value-type="float">
            <text:p>396.0563519521</text:p>
          </table:table-cell>
          <table:table-cell office:value-type="float" office:value="384.42756044944" calcext:value-type="float">
            <text:p>384.4275604494</text:p>
          </table:table-cell>
          <table:table-cell office:value-type="float" office:value="380.539688274605" calcext:value-type="float">
            <text:p>380.5396882746</text:p>
          </table:table-cell>
          <table:table-cell office:value-type="float" office:value="375.419227717581" calcext:value-type="float">
            <text:p>375.4192277176</text:p>
          </table:table-cell>
          <table:table-cell office:value-type="float" office:value="386.767920382098" calcext:value-type="float">
            <text:p>386.7679203821</text:p>
          </table:table-cell>
          <table:table-cell office:value-type="float" office:value="417.646257474897" calcext:value-type="float">
            <text:p>417.6462574749</text:p>
          </table:table-cell>
          <table:table-cell office:value-type="float" office:value="373.629285923544" calcext:value-type="float">
            <text:p>373.6292859235</text:p>
          </table:table-cell>
          <table:table-cell office:value-type="float" office:value="400.701241388342" calcext:value-type="float">
            <text:p>400.7012413883</text:p>
          </table:table-cell>
          <table:table-cell office:value-type="float" office:value="408.787313906921" calcext:value-type="float">
            <text:p>408.7873139069</text:p>
          </table:table-cell>
          <table:table-cell office:value-type="float" office:value="382.383356440616" calcext:value-type="float">
            <text:p>382.3833564406</text:p>
          </table:table-cell>
          <table:table-cell office:value-type="float" office:value="385.705815459949" calcext:value-type="float">
            <text:p>385.7058154599</text:p>
          </table:table-cell>
          <table:table-cell office:value-type="float" office:value="349.283464236511" calcext:value-type="float">
            <text:p>349.2834642365</text:p>
          </table:table-cell>
          <table:table-cell office:value-type="float" office:value="374.54223263801" calcext:value-type="float">
            <text:p>374.542232638</text:p>
          </table:table-cell>
          <table:table-cell office:value-type="float" office:value="393.681310078989" calcext:value-type="float">
            <text:p>393.681310079</text:p>
          </table:table-cell>
          <table:table-cell office:value-type="float" office:value="407.594564850071" calcext:value-type="float">
            <text:p>407.5945648501</text:p>
          </table:table-cell>
          <table:table-cell office:value-type="float" office:value="400.120304353169" calcext:value-type="float">
            <text:p>400.1203043532</text:p>
          </table:table-cell>
          <table:table-cell office:value-type="float" office:value="365.079212653129" calcext:value-type="float">
            <text:p>365.0792126531</text:p>
          </table:table-cell>
          <table:table-cell office:value-type="float" office:value="387.510410084177" calcext:value-type="float">
            <text:p>387.5104100842</text:p>
          </table:table-cell>
          <table:table-cell office:value-type="float" office:value="400.818192920807" calcext:value-type="float">
            <text:p>400.8181929208</text:p>
          </table:table-cell>
          <table:table-cell office:value-type="float" office:value="377.145883040281" calcext:value-type="float">
            <text:p>377.1458830403</text:p>
          </table:table-cell>
          <table:table-cell office:value-type="float" office:value="407.641222351675" calcext:value-type="float">
            <text:p>407.6412223517</text:p>
          </table:table-cell>
          <table:table-cell office:value-type="float" office:value="386.069561147851" calcext:value-type="float">
            <text:p>386.0695611479</text:p>
          </table:table-cell>
          <table:table-cell office:value-type="float" office:value="393.289220801778" calcext:value-type="float">
            <text:p>393.2892208018</text:p>
          </table:table-cell>
        </table:table-row>
        <table:table-row table:style-name="ro1">
          <table:table-cell office:value-type="float" office:value="389.279135255192" calcext:value-type="float">
            <text:p>389.2791352552</text:p>
          </table:table-cell>
          <table:table-cell office:value-type="float" office:value="367.524609998681" calcext:value-type="float">
            <text:p>367.5246099987</text:p>
          </table:table-cell>
          <table:table-cell office:value-type="float" office:value="382.237937234823" calcext:value-type="float">
            <text:p>382.2379372348</text:p>
          </table:table-cell>
          <table:table-cell office:value-type="float" office:value="377.325551426063" calcext:value-type="float">
            <text:p>377.3255514261</text:p>
          </table:table-cell>
          <table:table-cell office:value-type="float" office:value="370.844301273104" calcext:value-type="float">
            <text:p>370.8443012731</text:p>
          </table:table-cell>
          <table:table-cell office:value-type="float" office:value="381.475252984051" calcext:value-type="float">
            <text:p>381.4752529841</text:p>
          </table:table-cell>
          <table:table-cell office:value-type="float" office:value="408.86337828688" calcext:value-type="float">
            <text:p>408.8633782869</text:p>
          </table:table-cell>
          <table:table-cell office:value-type="float" office:value="376.613421803032" calcext:value-type="float">
            <text:p>376.613421803</text:p>
          </table:table-cell>
          <table:table-cell office:value-type="float" office:value="363.276720069476" calcext:value-type="float">
            <text:p>363.2767200695</text:p>
          </table:table-cell>
          <table:table-cell office:value-type="float" office:value="418.821765448652" calcext:value-type="float">
            <text:p>418.8217654487</text:p>
          </table:table-cell>
          <table:table-cell office:value-type="float" office:value="398.034793196994" calcext:value-type="float">
            <text:p>398.034793197</text:p>
          </table:table-cell>
          <table:table-cell office:value-type="float" office:value="403.15614069918" calcext:value-type="float">
            <text:p>403.1561406992</text:p>
          </table:table-cell>
          <table:table-cell office:value-type="float" office:value="405.309748736652" calcext:value-type="float">
            <text:p>405.3097487367</text:p>
          </table:table-cell>
          <table:table-cell office:value-type="float" office:value="398.508254230924" calcext:value-type="float">
            <text:p>398.5082542309</text:p>
          </table:table-cell>
          <table:table-cell office:value-type="float" office:value="384.328930762806" calcext:value-type="float">
            <text:p>384.3289307628</text:p>
          </table:table-cell>
          <table:table-cell office:value-type="float" office:value="353.881869998802" calcext:value-type="float">
            <text:p>353.8818699988</text:p>
          </table:table-cell>
          <table:table-cell office:value-type="float" office:value="381.151517433655" calcext:value-type="float">
            <text:p>381.1515174337</text:p>
          </table:table-cell>
          <table:table-cell office:value-type="float" office:value="385.562029866996" calcext:value-type="float">
            <text:p>385.562029867</text:p>
          </table:table-cell>
          <table:table-cell office:value-type="float" office:value="384.871926448532" calcext:value-type="float">
            <text:p>384.8719264485</text:p>
          </table:table-cell>
          <table:table-cell office:value-type="float" office:value="364.41236566214" calcext:value-type="float">
            <text:p>364.4123656621</text:p>
          </table:table-cell>
          <table:table-cell office:value-type="float" office:value="345.708346057008" calcext:value-type="float">
            <text:p>345.708346057</text:p>
          </table:table-cell>
          <table:table-cell office:value-type="float" office:value="375.143598603225" calcext:value-type="float">
            <text:p>375.1435986032</text:p>
          </table:table-cell>
          <table:table-cell office:value-type="float" office:value="416.529763180359" calcext:value-type="float">
            <text:p>416.5297631804</text:p>
          </table:table-cell>
          <table:table-cell office:value-type="float" office:value="390.177083454995" calcext:value-type="float">
            <text:p>390.177083455</text:p>
          </table:table-cell>
          <table:table-cell office:value-type="float" office:value="394.45790464416" calcext:value-type="float">
            <text:p>394.4579046442</text:p>
          </table:table-cell>
          <table:table-cell office:value-type="float" office:value="378.068742034278" calcext:value-type="float">
            <text:p>378.0687420343</text:p>
          </table:table-cell>
          <table:table-cell office:value-type="float" office:value="386.05187247976" calcext:value-type="float">
            <text:p>386.0518724798</text:p>
          </table:table-cell>
          <table:table-cell office:value-type="float" office:value="396.151997728315" calcext:value-type="float">
            <text:p>396.1519977283</text:p>
          </table:table-cell>
          <table:table-cell office:value-type="float" office:value="386.647966609716" calcext:value-type="float">
            <text:p>386.6479666097</text:p>
          </table:table-cell>
          <table:table-cell office:value-type="float" office:value="380.079325215358" calcext:value-type="float">
            <text:p>380.0793252154</text:p>
          </table:table-cell>
          <table:table-cell office:value-type="float" office:value="376.06324811567" calcext:value-type="float">
            <text:p>376.0632481157</text:p>
          </table:table-cell>
          <table:table-cell office:value-type="float" office:value="399.717142540149" calcext:value-type="float">
            <text:p>399.7171425401</text:p>
          </table:table-cell>
          <table:table-cell office:value-type="float" office:value="434.39124489306" calcext:value-type="float">
            <text:p>434.3912448931</text:p>
          </table:table-cell>
          <table:table-cell office:value-type="float" office:value="373.629285923544" calcext:value-type="float">
            <text:p>373.6292859235</text:p>
          </table:table-cell>
          <table:table-cell office:value-type="float" office:value="401.824213847144" calcext:value-type="float">
            <text:p>401.8242138471</text:p>
          </table:table-cell>
          <table:table-cell office:value-type="float" office:value="408.684672842204" calcext:value-type="float">
            <text:p>408.6846728422</text:p>
          </table:table-cell>
          <table:table-cell office:value-type="float" office:value="386.814250978031" calcext:value-type="float">
            <text:p>386.814250978</text:p>
          </table:table-cell>
          <table:table-cell office:value-type="float" office:value="388.12610555757" calcext:value-type="float">
            <text:p>388.1261055576</text:p>
          </table:table-cell>
          <table:table-cell office:value-type="float" office:value="364.475163990757" calcext:value-type="float">
            <text:p>364.4751639908</text:p>
          </table:table-cell>
          <table:table-cell office:value-type="float" office:value="374.54223263801" calcext:value-type="float">
            <text:p>374.542232638</text:p>
          </table:table-cell>
          <table:table-cell office:value-type="float" office:value="396.299595116922" calcext:value-type="float">
            <text:p>396.2995951169</text:p>
          </table:table-cell>
          <table:table-cell office:value-type="float" office:value="404.940408098249" calcext:value-type="float">
            <text:p>404.9404080982</text:p>
          </table:table-cell>
          <table:table-cell office:value-type="float" office:value="402.168688768099" calcext:value-type="float">
            <text:p>402.1686887681</text:p>
          </table:table-cell>
          <table:table-cell office:value-type="float" office:value="374.053361634399" calcext:value-type="float">
            <text:p>374.0533616344</text:p>
          </table:table-cell>
          <table:table-cell office:value-type="float" office:value="392.203847523146" calcext:value-type="float">
            <text:p>392.2038475231</text:p>
          </table:table-cell>
          <table:table-cell office:value-type="float" office:value="397.016385996003" calcext:value-type="float">
            <text:p>397.016385996</text:p>
          </table:table-cell>
          <table:table-cell office:value-type="float" office:value="378.51210311334" calcext:value-type="float">
            <text:p>378.5121031133</text:p>
          </table:table-cell>
          <table:table-cell office:value-type="float" office:value="408.903432733563" calcext:value-type="float">
            <text:p>408.9034327336</text:p>
          </table:table-cell>
          <table:table-cell office:value-type="float" office:value="388.148549841749" calcext:value-type="float">
            <text:p>388.1485498417</text:p>
          </table:table-cell>
          <table:table-cell office:value-type="float" office:value="392.529171194689" calcext:value-type="float">
            <text:p>392.5291711947</text:p>
          </table:table-cell>
        </table:table-row>
        <table:table-row table:style-name="ro1">
          <table:table-cell office:value-type="float" office:value="389.495267894626" calcext:value-type="float">
            <text:p>389.4952678946</text:p>
          </table:table-cell>
          <table:table-cell office:value-type="float" office:value="367.524609998681" calcext:value-type="float">
            <text:p>367.5246099987</text:p>
          </table:table-cell>
          <table:table-cell office:value-type="float" office:value="388.461363331243" calcext:value-type="float">
            <text:p>388.4613633312</text:p>
          </table:table-cell>
          <table:table-cell office:value-type="float" office:value="377.860034325594" calcext:value-type="float">
            <text:p>377.8600343256</text:p>
          </table:table-cell>
          <table:table-cell office:value-type="float" office:value="385.602081889333" calcext:value-type="float">
            <text:p>385.6020818893</text:p>
          </table:table-cell>
          <table:table-cell office:value-type="float" office:value="380.903737151574" calcext:value-type="float">
            <text:p>380.9037371516</text:p>
          </table:table-cell>
          <table:table-cell office:value-type="float" office:value="404.037623084508" calcext:value-type="float">
            <text:p>404.0376230845</text:p>
          </table:table-cell>
          <table:table-cell office:value-type="float" office:value="383.282325326459" calcext:value-type="float">
            <text:p>383.2823253265</text:p>
          </table:table-cell>
          <table:table-cell office:value-type="float" office:value="363.095294771165" calcext:value-type="float">
            <text:p>363.0952947712</text:p>
          </table:table-cell>
          <table:table-cell office:value-type="float" office:value="427.107351953205" calcext:value-type="float">
            <text:p>427.1073519532</text:p>
          </table:table-cell>
          <table:table-cell office:value-type="float" office:value="403.214496402288" calcext:value-type="float">
            <text:p>403.2144964023</text:p>
          </table:table-cell>
          <table:table-cell office:value-type="float" office:value="410.860017187249" calcext:value-type="float">
            <text:p>410.8600171872</text:p>
          </table:table-cell>
          <table:table-cell office:value-type="float" office:value="408.060969274121" calcext:value-type="float">
            <text:p>408.0609692741</text:p>
          </table:table-cell>
          <table:table-cell office:value-type="float" office:value="393.790647755215" calcext:value-type="float">
            <text:p>393.7906477552</text:p>
          </table:table-cell>
          <table:table-cell office:value-type="float" office:value="383.303090598692" calcext:value-type="float">
            <text:p>383.3030905987</text:p>
          </table:table-cell>
          <table:table-cell office:value-type="float" office:value="358.037094698762" calcext:value-type="float">
            <text:p>358.0370946988</text:p>
          </table:table-cell>
          <table:table-cell office:value-type="float" office:value="383.405680168189" calcext:value-type="float">
            <text:p>383.4056801682</text:p>
          </table:table-cell>
          <table:table-cell office:value-type="float" office:value="384.299912308313" calcext:value-type="float">
            <text:p>384.2999123083</text:p>
          </table:table-cell>
          <table:table-cell office:value-type="float" office:value="384.089297715668" calcext:value-type="float">
            <text:p>384.0892977157</text:p>
          </table:table-cell>
          <table:table-cell office:value-type="float" office:value="371.312553192945" calcext:value-type="float">
            <text:p>371.3125531929</text:p>
          </table:table-cell>
          <table:table-cell office:value-type="float" office:value="338.609360546921" calcext:value-type="float">
            <text:p>338.6093605469</text:p>
          </table:table-cell>
          <table:table-cell office:value-type="float" office:value="382.062553641501" calcext:value-type="float">
            <text:p>382.0625536415</text:p>
          </table:table-cell>
          <table:table-cell office:value-type="float" office:value="418.473198974355" calcext:value-type="float">
            <text:p>418.4731989744</text:p>
          </table:table-cell>
          <table:table-cell office:value-type="float" office:value="390.989987550953" calcext:value-type="float">
            <text:p>390.989987551</text:p>
          </table:table-cell>
          <table:table-cell office:value-type="float" office:value="399.928650084199" calcext:value-type="float">
            <text:p>399.9286500842</text:p>
          </table:table-cell>
          <table:table-cell office:value-type="float" office:value="379.337349100327" calcext:value-type="float">
            <text:p>379.3373491003</text:p>
          </table:table-cell>
          <table:table-cell office:value-type="float" office:value="387.302736926519" calcext:value-type="float">
            <text:p>387.3027369265</text:p>
          </table:table-cell>
          <table:table-cell office:value-type="float" office:value="400.633380231332" calcext:value-type="float">
            <text:p>400.6333802313</text:p>
          </table:table-cell>
          <table:table-cell office:value-type="float" office:value="394.219731162889" calcext:value-type="float">
            <text:p>394.2197311629</text:p>
          </table:table-cell>
          <table:table-cell office:value-type="float" office:value="380.079325215358" calcext:value-type="float">
            <text:p>380.0793252154</text:p>
          </table:table-cell>
          <table:table-cell office:value-type="float" office:value="385.239564556611" calcext:value-type="float">
            <text:p>385.2395645566</text:p>
          </table:table-cell>
          <table:table-cell office:value-type="float" office:value="412.631387489119" calcext:value-type="float">
            <text:p>412.6313874891</text:p>
          </table:table-cell>
          <table:table-cell office:value-type="float" office:value="433.40940055349" calcext:value-type="float">
            <text:p>433.4094005535</text:p>
          </table:table-cell>
          <table:table-cell office:value-type="float" office:value="383.684016925642" calcext:value-type="float">
            <text:p>383.6840169256</text:p>
          </table:table-cell>
          <table:table-cell office:value-type="float" office:value="402.656649265927" calcext:value-type="float">
            <text:p>402.6566492659</text:p>
          </table:table-cell>
          <table:table-cell office:value-type="float" office:value="416.162827441121" calcext:value-type="float">
            <text:p>416.1628274411</text:p>
          </table:table-cell>
          <table:table-cell office:value-type="float" office:value="382.712277264424" calcext:value-type="float">
            <text:p>382.7122772644</text:p>
          </table:table-cell>
          <table:table-cell office:value-type="float" office:value="392.777721905476" calcext:value-type="float">
            <text:p>392.7777219055</text:p>
          </table:table-cell>
          <table:table-cell office:value-type="float" office:value="364.154471015186" calcext:value-type="float">
            <text:p>364.1544710152</text:p>
          </table:table-cell>
          <table:table-cell office:value-type="float" office:value="374.536797340709" calcext:value-type="float">
            <text:p>374.5367973407</text:p>
          </table:table-cell>
          <table:table-cell office:value-type="float" office:value="395.084942874656" calcext:value-type="float">
            <text:p>395.0849428747</text:p>
          </table:table-cell>
          <table:table-cell office:value-type="float" office:value="404.427019157749" calcext:value-type="float">
            <text:p>404.4270191577</text:p>
          </table:table-cell>
          <table:table-cell office:value-type="float" office:value="402.168688768099" calcext:value-type="float">
            <text:p>402.1686887681</text:p>
          </table:table-cell>
          <table:table-cell office:value-type="float" office:value="378.557839736907" calcext:value-type="float">
            <text:p>378.5578397369</text:p>
          </table:table-cell>
          <table:table-cell office:value-type="float" office:value="394.638820287943" calcext:value-type="float">
            <text:p>394.6388202879</text:p>
          </table:table-cell>
          <table:table-cell office:value-type="float" office:value="391.736653659702" calcext:value-type="float">
            <text:p>391.7366536597</text:p>
          </table:table-cell>
          <table:table-cell office:value-type="float" office:value="389.968123852409" calcext:value-type="float">
            <text:p>389.9681238524</text:p>
          </table:table-cell>
          <table:table-cell office:value-type="float" office:value="412.919235234097" calcext:value-type="float">
            <text:p>412.9192352341</text:p>
          </table:table-cell>
          <table:table-cell office:value-type="float" office:value="392.383942692893" calcext:value-type="float">
            <text:p>392.3839426929</text:p>
          </table:table-cell>
          <table:table-cell office:value-type="float" office:value="392.529171194689" calcext:value-type="float">
            <text:p>392.5291711947</text:p>
          </table:table-cell>
        </table:table-row>
        <table:table-row table:style-name="ro1">
          <table:table-cell office:value-type="float" office:value="385.132544660333" calcext:value-type="float">
            <text:p>385.1325446603</text:p>
          </table:table-cell>
          <table:table-cell office:value-type="float" office:value="371.374194024064" calcext:value-type="float">
            <text:p>371.3741940241</text:p>
          </table:table-cell>
          <table:table-cell office:value-type="float" office:value="401.889002910416" calcext:value-type="float">
            <text:p>401.8890029104</text:p>
          </table:table-cell>
          <table:table-cell office:value-type="float" office:value="397.248328937856" calcext:value-type="float">
            <text:p>397.2483289379</text:p>
          </table:table-cell>
          <table:table-cell office:value-type="float" office:value="392.721936906405" calcext:value-type="float">
            <text:p>392.7219369064</text:p>
          </table:table-cell>
          <table:table-cell office:value-type="float" office:value="385.235744358622" calcext:value-type="float">
            <text:p>385.2357443586</text:p>
          </table:table-cell>
          <table:table-cell office:value-type="float" office:value="415.394228542275" calcext:value-type="float">
            <text:p>415.3942285423</text:p>
          </table:table-cell>
          <table:table-cell office:value-type="float" office:value="384.893855302416" calcext:value-type="float">
            <text:p>384.8938553024</text:p>
          </table:table-cell>
          <table:table-cell office:value-type="float" office:value="363.316227016845" calcext:value-type="float">
            <text:p>363.3162270168</text:p>
          </table:table-cell>
          <table:table-cell office:value-type="float" office:value="427.183825258115" calcext:value-type="float">
            <text:p>427.1838252581</text:p>
          </table:table-cell>
          <table:table-cell office:value-type="float" office:value="401.800370606943" calcext:value-type="float">
            <text:p>401.8003706069</text:p>
          </table:table-cell>
          <table:table-cell office:value-type="float" office:value="412.67603061972" calcext:value-type="float">
            <text:p>412.6760306197</text:p>
          </table:table-cell>
          <table:table-cell office:value-type="float" office:value="404.478642067368" calcext:value-type="float">
            <text:p>404.4786420674</text:p>
          </table:table-cell>
          <table:table-cell office:value-type="float" office:value="396.845432920049" calcext:value-type="float">
            <text:p>396.84543292</text:p>
          </table:table-cell>
          <table:table-cell office:value-type="float" office:value="392.796964042857" calcext:value-type="float">
            <text:p>392.7969640429</text:p>
          </table:table-cell>
          <table:table-cell office:value-type="float" office:value="357.464214518778" calcext:value-type="float">
            <text:p>357.4642145188</text:p>
          </table:table-cell>
          <table:table-cell office:value-type="float" office:value="385.47217791495" calcext:value-type="float">
            <text:p>385.472177915</text:p>
          </table:table-cell>
          <table:table-cell office:value-type="float" office:value="393.706109547048" calcext:value-type="float">
            <text:p>393.706109547</text:p>
          </table:table-cell>
          <table:table-cell office:value-type="float" office:value="390.601248062799" calcext:value-type="float">
            <text:p>390.6012480628</text:p>
          </table:table-cell>
          <table:table-cell office:value-type="float" office:value="378.02698121561" calcext:value-type="float">
            <text:p>378.0269812156</text:p>
          </table:table-cell>
          <table:table-cell office:value-type="float" office:value="344.489802428163" calcext:value-type="float">
            <text:p>344.4898024282</text:p>
          </table:table-cell>
          <table:table-cell office:value-type="float" office:value="381.819193618772" calcext:value-type="float">
            <text:p>381.8191936188</text:p>
          </table:table-cell>
          <table:table-cell office:value-type="float" office:value="421.280202234867" calcext:value-type="float">
            <text:p>421.2802022349</text:p>
          </table:table-cell>
          <table:table-cell office:value-type="float" office:value="401.379377706394" calcext:value-type="float">
            <text:p>401.3793777064</text:p>
          </table:table-cell>
          <table:table-cell office:value-type="float" office:value="403.00684637319" calcext:value-type="float">
            <text:p>403.0068463732</text:p>
          </table:table-cell>
          <table:table-cell office:value-type="float" office:value="380.227529351618" calcext:value-type="float">
            <text:p>380.2275293516</text:p>
          </table:table-cell>
          <table:table-cell office:value-type="float" office:value="387.302736926519" calcext:value-type="float">
            <text:p>387.3027369265</text:p>
          </table:table-cell>
          <table:table-cell office:value-type="float" office:value="406.453644661573" calcext:value-type="float">
            <text:p>406.4536446616</text:p>
          </table:table-cell>
          <table:table-cell office:value-type="float" office:value="399.182925484434" calcext:value-type="float">
            <text:p>399.1829254844</text:p>
          </table:table-cell>
          <table:table-cell office:value-type="float" office:value="386.258562188254" calcext:value-type="float">
            <text:p>386.2585621883</text:p>
          </table:table-cell>
          <table:table-cell office:value-type="float" office:value="384.481218829834" calcext:value-type="float">
            <text:p>384.4812188298</text:p>
          </table:table-cell>
          <table:table-cell office:value-type="float" office:value="423.087867026777" calcext:value-type="float">
            <text:p>423.0878670268</text:p>
          </table:table-cell>
          <table:table-cell office:value-type="float" office:value="430.543505035705" calcext:value-type="float">
            <text:p>430.5435050357</text:p>
          </table:table-cell>
          <table:table-cell office:value-type="float" office:value="386.856045860996" calcext:value-type="float">
            <text:p>386.856045861</text:p>
          </table:table-cell>
          <table:table-cell office:value-type="float" office:value="401.429654960877" calcext:value-type="float">
            <text:p>401.4296549609</text:p>
          </table:table-cell>
          <table:table-cell office:value-type="float" office:value="412.50007553575" calcext:value-type="float">
            <text:p>412.5000755358</text:p>
          </table:table-cell>
          <table:table-cell office:value-type="float" office:value="385.925824437915" calcext:value-type="float">
            <text:p>385.9258244379</text:p>
          </table:table-cell>
          <table:table-cell office:value-type="float" office:value="405.069408454943" calcext:value-type="float">
            <text:p>405.0694084549</text:p>
          </table:table-cell>
          <table:table-cell office:value-type="float" office:value="362.898521328524" calcext:value-type="float">
            <text:p>362.8985213285</text:p>
          </table:table-cell>
          <table:table-cell office:value-type="float" office:value="376.337597400098" calcext:value-type="float">
            <text:p>376.3375974001</text:p>
          </table:table-cell>
          <table:table-cell office:value-type="float" office:value="389.693739123831" calcext:value-type="float">
            <text:p>389.6937391238</text:p>
          </table:table-cell>
          <table:table-cell office:value-type="float" office:value="405.637244472325" calcext:value-type="float">
            <text:p>405.6372444723</text:p>
          </table:table-cell>
          <table:table-cell office:value-type="float" office:value="425.186870251783" calcext:value-type="float">
            <text:p>425.1868702518</text:p>
          </table:table-cell>
          <table:table-cell office:value-type="float" office:value="381.079857550549" calcext:value-type="float">
            <text:p>381.0798575505</text:p>
          </table:table-cell>
          <table:table-cell office:value-type="float" office:value="384.592127967166" calcext:value-type="float">
            <text:p>384.5921279672</text:p>
          </table:table-cell>
          <table:table-cell office:value-type="float" office:value="404.686847081515" calcext:value-type="float">
            <text:p>404.6868470815</text:p>
          </table:table-cell>
          <table:table-cell office:value-type="float" office:value="394.529450143857" calcext:value-type="float">
            <text:p>394.5294501439</text:p>
          </table:table-cell>
          <table:table-cell office:value-type="float" office:value="413.225337896255" calcext:value-type="float">
            <text:p>413.2253378963</text:p>
          </table:table-cell>
          <table:table-cell office:value-type="float" office:value="394.286672096029" calcext:value-type="float">
            <text:p>394.286672096</text:p>
          </table:table-cell>
          <table:table-cell office:value-type="float" office:value="392.529171194689" calcext:value-type="float">
            <text:p>392.5291711947</text:p>
          </table:table-cell>
        </table:table-row>
        <table:table-row table:style-name="ro1">
          <table:table-cell office:value-type="float" office:value="398.311295490024" calcext:value-type="float">
            <text:p>398.31129549</text:p>
          </table:table-cell>
          <table:table-cell office:value-type="float" office:value="374.888121370227" calcext:value-type="float">
            <text:p>374.8881213702</text:p>
          </table:table-cell>
          <table:table-cell office:value-type="float" office:value="406.118613463906" calcext:value-type="float">
            <text:p>406.1186134639</text:p>
          </table:table-cell>
          <table:table-cell office:value-type="float" office:value="403.906255165242" calcext:value-type="float">
            <text:p>403.9062551652</text:p>
          </table:table-cell>
          <table:table-cell office:value-type="float" office:value="392.112610283456" calcext:value-type="float">
            <text:p>392.1126102835</text:p>
          </table:table-cell>
          <table:table-cell office:value-type="float" office:value="385.054823180305" calcext:value-type="float">
            <text:p>385.0548231803</text:p>
          </table:table-cell>
          <table:table-cell office:value-type="float" office:value="416.67471272174" calcext:value-type="float">
            <text:p>416.6747127217</text:p>
          </table:table-cell>
          <table:table-cell office:value-type="float" office:value="387.732883552736" calcext:value-type="float">
            <text:p>387.7328835527</text:p>
          </table:table-cell>
          <table:table-cell office:value-type="float" office:value="363.582043700657" calcext:value-type="float">
            <text:p>363.5820437007</text:p>
          </table:table-cell>
          <table:table-cell office:value-type="float" office:value="427.0853517894" calcext:value-type="float">
            <text:p>427.0853517894</text:p>
          </table:table-cell>
          <table:table-cell office:value-type="float" office:value="401.800370606943" calcext:value-type="float">
            <text:p>401.8003706069</text:p>
          </table:table-cell>
          <table:table-cell office:value-type="float" office:value="417.120217038709" calcext:value-type="float">
            <text:p>417.1202170387</text:p>
          </table:table-cell>
          <table:table-cell office:value-type="float" office:value="403.817331665834" calcext:value-type="float">
            <text:p>403.8173316658</text:p>
          </table:table-cell>
          <table:table-cell office:value-type="float" office:value="396.304076181029" calcext:value-type="float">
            <text:p>396.304076181</text:p>
          </table:table-cell>
          <table:table-cell office:value-type="float" office:value="396.289673846662" calcext:value-type="float">
            <text:p>396.2896738467</text:p>
          </table:table-cell>
          <table:table-cell office:value-type="float" office:value="371.804107253137" calcext:value-type="float">
            <text:p>371.8041072531</text:p>
          </table:table-cell>
          <table:table-cell office:value-type="float" office:value="385.182870844323" calcext:value-type="float">
            <text:p>385.1828708443</text:p>
          </table:table-cell>
          <table:table-cell office:value-type="float" office:value="391.607528593718" calcext:value-type="float">
            <text:p>391.6075285937</text:p>
          </table:table-cell>
          <table:table-cell office:value-type="float" office:value="389.344700978264" calcext:value-type="float">
            <text:p>389.3447009783</text:p>
          </table:table-cell>
          <table:table-cell office:value-type="float" office:value="380.434309082669" calcext:value-type="float">
            <text:p>380.4343090827</text:p>
          </table:table-cell>
          <table:table-cell office:value-type="float" office:value="351.63095293582" calcext:value-type="float">
            <text:p>351.6309529358</text:p>
          </table:table-cell>
          <table:table-cell office:value-type="float" office:value="381.827373702278" calcext:value-type="float">
            <text:p>381.8273737023</text:p>
          </table:table-cell>
          <table:table-cell office:value-type="float" office:value="421.735112671866" calcext:value-type="float">
            <text:p>421.7351126719</text:p>
          </table:table-cell>
          <table:table-cell office:value-type="float" office:value="402.715258461734" calcext:value-type="float">
            <text:p>402.7152584617</text:p>
          </table:table-cell>
          <table:table-cell office:value-type="float" office:value="397.157428228658" calcext:value-type="float">
            <text:p>397.1574282287</text:p>
          </table:table-cell>
          <table:table-cell office:value-type="float" office:value="384.492463320862" calcext:value-type="float">
            <text:p>384.4924633209</text:p>
          </table:table-cell>
          <table:table-cell office:value-type="float" office:value="395.423735653811" calcext:value-type="float">
            <text:p>395.4237356538</text:p>
          </table:table-cell>
          <table:table-cell office:value-type="float" office:value="400.474624477011" calcext:value-type="float">
            <text:p>400.474624477</text:p>
          </table:table-cell>
          <table:table-cell office:value-type="float" office:value="416.555740040103" calcext:value-type="float">
            <text:p>416.5557400401</text:p>
          </table:table-cell>
          <table:table-cell office:value-type="float" office:value="386.622539850846" calcext:value-type="float">
            <text:p>386.6225398508</text:p>
          </table:table-cell>
          <table:table-cell office:value-type="float" office:value="383.90429462021" calcext:value-type="float">
            <text:p>383.9042946202</text:p>
          </table:table-cell>
          <table:table-cell office:value-type="float" office:value="422.804613215909" calcext:value-type="float">
            <text:p>422.8046132159</text:p>
          </table:table-cell>
          <table:table-cell office:value-type="float" office:value="430.807725288748" calcext:value-type="float">
            <text:p>430.8077252887</text:p>
          </table:table-cell>
          <table:table-cell office:value-type="float" office:value="386.966179305615" calcext:value-type="float">
            <text:p>386.9661793056</text:p>
          </table:table-cell>
          <table:table-cell office:value-type="float" office:value="407.514159134797" calcext:value-type="float">
            <text:p>407.5141591348</text:p>
          </table:table-cell>
          <table:table-cell office:value-type="float" office:value="415.320104899692" calcext:value-type="float">
            <text:p>415.3201048997</text:p>
          </table:table-cell>
          <table:table-cell office:value-type="float" office:value="387.115868851654" calcext:value-type="float">
            <text:p>387.1158688517</text:p>
          </table:table-cell>
          <table:table-cell office:value-type="float" office:value="407.986262778197" calcext:value-type="float">
            <text:p>407.9862627782</text:p>
          </table:table-cell>
          <table:table-cell office:value-type="float" office:value="366.832426789468" calcext:value-type="float">
            <text:p>366.8324267895</text:p>
          </table:table-cell>
          <table:table-cell office:value-type="float" office:value="370.086583266124" calcext:value-type="float">
            <text:p>370.0865832661</text:p>
          </table:table-cell>
          <table:table-cell office:value-type="float" office:value="403.481578986965" calcext:value-type="float">
            <text:p>403.481578987</text:p>
          </table:table-cell>
          <table:table-cell office:value-type="float" office:value="413.198378670141" calcext:value-type="float">
            <text:p>413.1983786701</text:p>
          </table:table-cell>
          <table:table-cell office:value-type="float" office:value="428.690861276265" calcext:value-type="float">
            <text:p>428.6908612763</text:p>
          </table:table-cell>
          <table:table-cell office:value-type="float" office:value="382.127836505385" calcext:value-type="float">
            <text:p>382.1278365054</text:p>
          </table:table-cell>
          <table:table-cell office:value-type="float" office:value="397.555804272264" calcext:value-type="float">
            <text:p>397.5558042723</text:p>
          </table:table-cell>
          <table:table-cell office:value-type="float" office:value="407.471434872809" calcext:value-type="float">
            <text:p>407.4714348728</text:p>
          </table:table-cell>
          <table:table-cell office:value-type="float" office:value="390.444649688693" calcext:value-type="float">
            <text:p>390.4446496887</text:p>
          </table:table-cell>
          <table:table-cell office:value-type="float" office:value="414.455888569251" calcext:value-type="float">
            <text:p>414.4558885693</text:p>
          </table:table-cell>
          <table:table-cell office:value-type="float" office:value="398.549195504225" calcext:value-type="float">
            <text:p>398.5491955042</text:p>
          </table:table-cell>
          <table:table-cell office:value-type="float" office:value="403.795275459236" calcext:value-type="float">
            <text:p>403.7952754592</text:p>
          </table:table-cell>
        </table:table-row>
        <table:table-row table:style-name="ro1">
          <table:table-cell office:value-type="float" office:value="399.682163856735" calcext:value-type="float">
            <text:p>399.6821638567</text:p>
          </table:table-cell>
          <table:table-cell office:value-type="float" office:value="368.909946092815" calcext:value-type="float">
            <text:p>368.9099460928</text:p>
          </table:table-cell>
          <table:table-cell office:value-type="float" office:value="407.898279626901" calcext:value-type="float">
            <text:p>407.8982796269</text:p>
          </table:table-cell>
          <table:table-cell office:value-type="float" office:value="405.335706406739" calcext:value-type="float">
            <text:p>405.3357064067</text:p>
          </table:table-cell>
          <table:table-cell office:value-type="float" office:value="394.461572457506" calcext:value-type="float">
            <text:p>394.4615724575</text:p>
          </table:table-cell>
          <table:table-cell office:value-type="float" office:value="381.65194033392" calcext:value-type="float">
            <text:p>381.6519403339</text:p>
          </table:table-cell>
          <table:table-cell office:value-type="float" office:value="415.854533931721" calcext:value-type="float">
            <text:p>415.8545339317</text:p>
          </table:table-cell>
          <table:table-cell office:value-type="float" office:value="389.189681121249" calcext:value-type="float">
            <text:p>389.1896811212</text:p>
          </table:table-cell>
          <table:table-cell office:value-type="float" office:value="363.62908601301" calcext:value-type="float">
            <text:p>363.629086013</text:p>
          </table:table-cell>
          <table:table-cell office:value-type="float" office:value="427.675405465528" calcext:value-type="float">
            <text:p>427.6754054655</text:p>
          </table:table-cell>
          <table:table-cell office:value-type="float" office:value="402.311783872873" calcext:value-type="float">
            <text:p>402.3117838729</text:p>
          </table:table-cell>
          <table:table-cell office:value-type="float" office:value="420.792591326824" calcext:value-type="float">
            <text:p>420.7925913268</text:p>
          </table:table-cell>
          <table:table-cell office:value-type="float" office:value="403.741776668769" calcext:value-type="float">
            <text:p>403.7417766688</text:p>
          </table:table-cell>
          <table:table-cell office:value-type="float" office:value="397.682584807482" calcext:value-type="float">
            <text:p>397.6825848075</text:p>
          </table:table-cell>
          <table:table-cell office:value-type="float" office:value="398.679606408829" calcext:value-type="float">
            <text:p>398.6796064088</text:p>
          </table:table-cell>
          <table:table-cell office:value-type="float" office:value="373.50936499249" calcext:value-type="float">
            <text:p>373.5093649925</text:p>
          </table:table-cell>
          <table:table-cell office:value-type="float" office:value="389.064160296903" calcext:value-type="float">
            <text:p>389.0641602969</text:p>
          </table:table-cell>
          <table:table-cell office:value-type="float" office:value="399.054583407543" calcext:value-type="float">
            <text:p>399.0545834075</text:p>
          </table:table-cell>
          <table:table-cell office:value-type="float" office:value="388.518544109227" calcext:value-type="float">
            <text:p>388.5185441092</text:p>
          </table:table-cell>
          <table:table-cell office:value-type="float" office:value="380.781231542526" calcext:value-type="float">
            <text:p>380.7812315425</text:p>
          </table:table-cell>
          <table:table-cell office:value-type="float" office:value="354.312923934785" calcext:value-type="float">
            <text:p>354.3129239348</text:p>
          </table:table-cell>
          <table:table-cell office:value-type="float" office:value="382.016775875816" calcext:value-type="float">
            <text:p>382.0167758758</text:p>
          </table:table-cell>
          <table:table-cell office:value-type="float" office:value="424.405841740744" calcext:value-type="float">
            <text:p>424.4058417407</text:p>
          </table:table-cell>
          <table:table-cell office:value-type="float" office:value="408.095553680025" calcext:value-type="float">
            <text:p>408.09555368</text:p>
          </table:table-cell>
          <table:table-cell office:value-type="float" office:value="395.124637971887" calcext:value-type="float">
            <text:p>395.1246379719</text:p>
          </table:table-cell>
          <table:table-cell office:value-type="float" office:value="391.246038163967" calcext:value-type="float">
            <text:p>391.246038164</text:p>
          </table:table-cell>
          <table:table-cell office:value-type="float" office:value="397.921689449918" calcext:value-type="float">
            <text:p>397.9216894499</text:p>
          </table:table-cell>
          <table:table-cell office:value-type="float" office:value="409.719230096717" calcext:value-type="float">
            <text:p>409.7192300967</text:p>
          </table:table-cell>
          <table:table-cell office:value-type="float" office:value="413.504623879571" calcext:value-type="float">
            <text:p>413.5046238796</text:p>
          </table:table-cell>
          <table:table-cell office:value-type="float" office:value="387.95369321552" calcext:value-type="float">
            <text:p>387.9536932155</text:p>
          </table:table-cell>
          <table:table-cell office:value-type="float" office:value="391.983468559241" calcext:value-type="float">
            <text:p>391.9834685592</text:p>
          </table:table-cell>
          <table:table-cell office:value-type="float" office:value="432.692419813905" calcext:value-type="float">
            <text:p>432.6924198139</text:p>
          </table:table-cell>
          <table:table-cell office:value-type="float" office:value="431.592563183141" calcext:value-type="float">
            <text:p>431.5925631831</text:p>
          </table:table-cell>
          <table:table-cell office:value-type="float" office:value="386.772683879287" calcext:value-type="float">
            <text:p>386.7726838793</text:p>
          </table:table-cell>
          <table:table-cell office:value-type="float" office:value="412.252608377966" calcext:value-type="float">
            <text:p>412.252608378</text:p>
          </table:table-cell>
          <table:table-cell office:value-type="float" office:value="419.304173174237" calcext:value-type="float">
            <text:p>419.3041731742</text:p>
          </table:table-cell>
          <table:table-cell office:value-type="float" office:value="388.072412110356" calcext:value-type="float">
            <text:p>388.0724121104</text:p>
          </table:table-cell>
          <table:table-cell office:value-type="float" office:value="407.252584457467" calcext:value-type="float">
            <text:p>407.2525844575</text:p>
          </table:table-cell>
          <table:table-cell office:value-type="float" office:value="375.183961456551" calcext:value-type="float">
            <text:p>375.1839614566</text:p>
          </table:table-cell>
          <table:table-cell office:value-type="float" office:value="370.161919778332" calcext:value-type="float">
            <text:p>370.1619197783</text:p>
          </table:table-cell>
          <table:table-cell office:value-type="float" office:value="410.728662490362" calcext:value-type="float">
            <text:p>410.7286624904</text:p>
          </table:table-cell>
          <table:table-cell office:value-type="float" office:value="418.074302910296" calcext:value-type="float">
            <text:p>418.0743029103</text:p>
          </table:table-cell>
          <table:table-cell office:value-type="float" office:value="445.935594101366" calcext:value-type="float">
            <text:p>445.9355941014</text:p>
          </table:table-cell>
          <table:table-cell office:value-type="float" office:value="384.467538887155" calcext:value-type="float">
            <text:p>384.4675388872</text:p>
          </table:table-cell>
          <table:table-cell office:value-type="float" office:value="400.846986430464" calcext:value-type="float">
            <text:p>400.8469864305</text:p>
          </table:table-cell>
          <table:table-cell office:value-type="float" office:value="405.635037741805" calcext:value-type="float">
            <text:p>405.6350377418</text:p>
          </table:table-cell>
          <table:table-cell office:value-type="float" office:value="393.329234478827" calcext:value-type="float">
            <text:p>393.3292344788</text:p>
          </table:table-cell>
          <table:table-cell office:value-type="float" office:value="412.414745175103" calcext:value-type="float">
            <text:p>412.4147451751</text:p>
          </table:table-cell>
          <table:table-cell office:value-type="float" office:value="400.512423801724" calcext:value-type="float">
            <text:p>400.5124238017</text:p>
          </table:table-cell>
          <table:table-cell office:value-type="float" office:value="403.795275459236" calcext:value-type="float">
            <text:p>403.7952754592</text:p>
          </table:table-cell>
        </table:table-row>
        <table:table-row table:style-name="ro1">
          <table:table-cell office:value-type="float" office:value="391.520212822624" calcext:value-type="float">
            <text:p>391.5202128226</text:p>
          </table:table-cell>
          <table:table-cell office:value-type="float" office:value="371.064197547245" calcext:value-type="float">
            <text:p>371.0641975472</text:p>
          </table:table-cell>
          <table:table-cell office:value-type="float" office:value="405.856711193269" calcext:value-type="float">
            <text:p>405.8567111933</text:p>
          </table:table-cell>
          <table:table-cell office:value-type="float" office:value="409.458948663298" calcext:value-type="float">
            <text:p>409.4589486633</text:p>
          </table:table-cell>
          <table:table-cell office:value-type="float" office:value="395.082446294824" calcext:value-type="float">
            <text:p>395.0824462948</text:p>
          </table:table-cell>
          <table:table-cell office:value-type="float" office:value="388.137655582958" calcext:value-type="float">
            <text:p>388.137655583</text:p>
          </table:table-cell>
          <table:table-cell office:value-type="float" office:value="418.362170373991" calcext:value-type="float">
            <text:p>418.362170374</text:p>
          </table:table-cell>
          <table:table-cell office:value-type="float" office:value="391.558581000761" calcext:value-type="float">
            <text:p>391.5585810008</text:p>
          </table:table-cell>
          <table:table-cell office:value-type="float" office:value="365.520953169303" calcext:value-type="float">
            <text:p>365.5209531693</text:p>
          </table:table-cell>
          <table:table-cell office:value-type="float" office:value="431.461604066982" calcext:value-type="float">
            <text:p>431.461604067</text:p>
          </table:table-cell>
          <table:table-cell office:value-type="float" office:value="407.381728375173" calcext:value-type="float">
            <text:p>407.3817283752</text:p>
          </table:table-cell>
          <table:table-cell office:value-type="float" office:value="425.443180598068" calcext:value-type="float">
            <text:p>425.4431805981</text:p>
          </table:table-cell>
          <table:table-cell office:value-type="float" office:value="409.184884002594" calcext:value-type="float">
            <text:p>409.1848840026</text:p>
          </table:table-cell>
          <table:table-cell office:value-type="float" office:value="409.476593831846" calcext:value-type="float">
            <text:p>409.4765938318</text:p>
          </table:table-cell>
          <table:table-cell office:value-type="float" office:value="401.216105816827" calcext:value-type="float">
            <text:p>401.2161058168</text:p>
          </table:table-cell>
          <table:table-cell office:value-type="float" office:value="385.389939382866" calcext:value-type="float">
            <text:p>385.3899393829</text:p>
          </table:table-cell>
          <table:table-cell office:value-type="float" office:value="386.768098224636" calcext:value-type="float">
            <text:p>386.7680982246</text:p>
          </table:table-cell>
          <table:table-cell office:value-type="float" office:value="401.246902020095" calcext:value-type="float">
            <text:p>401.2469020201</text:p>
          </table:table-cell>
          <table:table-cell office:value-type="float" office:value="396.404775267118" calcext:value-type="float">
            <text:p>396.4047752671</text:p>
          </table:table-cell>
          <table:table-cell office:value-type="float" office:value="392.517446693801" calcext:value-type="float">
            <text:p>392.5174466938</text:p>
          </table:table-cell>
          <table:table-cell office:value-type="float" office:value="356.811447024775" calcext:value-type="float">
            <text:p>356.8114470248</text:p>
          </table:table-cell>
          <table:table-cell office:value-type="float" office:value="382.088596445681" calcext:value-type="float">
            <text:p>382.0885964457</text:p>
          </table:table-cell>
          <table:table-cell office:value-type="float" office:value="424.405841740744" calcext:value-type="float">
            <text:p>424.4058417407</text:p>
          </table:table-cell>
          <table:table-cell office:value-type="float" office:value="397.759935648459" calcext:value-type="float">
            <text:p>397.7599356485</text:p>
          </table:table-cell>
          <table:table-cell office:value-type="float" office:value="401.32828580514" calcext:value-type="float">
            <text:p>401.3282858051</text:p>
          </table:table-cell>
          <table:table-cell office:value-type="float" office:value="391.246038163967" calcext:value-type="float">
            <text:p>391.246038164</text:p>
          </table:table-cell>
          <table:table-cell office:value-type="float" office:value="397.921689449918" calcext:value-type="float">
            <text:p>397.9216894499</text:p>
          </table:table-cell>
          <table:table-cell office:value-type="float" office:value="418.218192394954" calcext:value-type="float">
            <text:p>418.218192395</text:p>
          </table:table-cell>
          <table:table-cell office:value-type="float" office:value="412.487947744312" calcext:value-type="float">
            <text:p>412.4879477443</text:p>
          </table:table-cell>
          <table:table-cell office:value-type="float" office:value="388.400794100141" calcext:value-type="float">
            <text:p>388.4007941001</text:p>
          </table:table-cell>
          <table:table-cell office:value-type="float" office:value="405.199409414243" calcext:value-type="float">
            <text:p>405.1994094142</text:p>
          </table:table-cell>
          <table:table-cell office:value-type="float" office:value="432.692419813905" calcext:value-type="float">
            <text:p>432.6924198139</text:p>
          </table:table-cell>
          <table:table-cell office:value-type="float" office:value="434.311433056749" calcext:value-type="float">
            <text:p>434.3114330567</text:p>
          </table:table-cell>
          <table:table-cell office:value-type="float" office:value="394.375804354221" calcext:value-type="float">
            <text:p>394.3758043542</text:p>
          </table:table-cell>
          <table:table-cell office:value-type="float" office:value="415.272373596276" calcext:value-type="float">
            <text:p>415.2723735963</text:p>
          </table:table-cell>
          <table:table-cell office:value-type="float" office:value="421.422865000485" calcext:value-type="float">
            <text:p>421.4228650005</text:p>
          </table:table-cell>
          <table:table-cell office:value-type="float" office:value="389.518365667846" calcext:value-type="float">
            <text:p>389.5183656678</text:p>
          </table:table-cell>
          <table:table-cell office:value-type="float" office:value="400.2335229378" calcext:value-type="float">
            <text:p>400.2335229378</text:p>
          </table:table-cell>
          <table:table-cell office:value-type="float" office:value="382.876441105141" calcext:value-type="float">
            <text:p>382.8764411051</text:p>
          </table:table-cell>
          <table:table-cell office:value-type="float" office:value="370.160653476925" calcext:value-type="float">
            <text:p>370.1606534769</text:p>
          </table:table-cell>
          <table:table-cell office:value-type="float" office:value="415.800871362006" calcext:value-type="float">
            <text:p>415.800871362</text:p>
          </table:table-cell>
          <table:table-cell office:value-type="float" office:value="419.791004870445" calcext:value-type="float">
            <text:p>419.7910048704</text:p>
          </table:table-cell>
          <table:table-cell office:value-type="float" office:value="451.232294414622" calcext:value-type="float">
            <text:p>451.2322944146</text:p>
          </table:table-cell>
          <table:table-cell office:value-type="float" office:value="385.650091197405" calcext:value-type="float">
            <text:p>385.6500911974</text:p>
          </table:table-cell>
          <table:table-cell office:value-type="float" office:value="409.69389136144" calcext:value-type="float">
            <text:p>409.6938913614</text:p>
          </table:table-cell>
          <table:table-cell office:value-type="float" office:value="411.581431279574" calcext:value-type="float">
            <text:p>411.5814312796</text:p>
          </table:table-cell>
          <table:table-cell office:value-type="float" office:value="405.084315567025" calcext:value-type="float">
            <text:p>405.084315567</text:p>
          </table:table-cell>
          <table:table-cell office:value-type="float" office:value="408.176282995329" calcext:value-type="float">
            <text:p>408.1762829953</text:p>
          </table:table-cell>
          <table:table-cell office:value-type="float" office:value="398.239711236861" calcext:value-type="float">
            <text:p>398.2397112369</text:p>
          </table:table-cell>
          <table:table-cell office:value-type="float" office:value="409.791043110394" calcext:value-type="float">
            <text:p>409.7910431104</text:p>
          </table:table-cell>
        </table:table-row>
        <table:table-row table:style-name="ro1">
          <table:table-cell office:value-type="float" office:value="385.456887342688" calcext:value-type="float">
            <text:p>385.4568873427</text:p>
          </table:table-cell>
          <table:table-cell office:value-type="float" office:value="376.742350915228" calcext:value-type="float">
            <text:p>376.7423509152</text:p>
          </table:table-cell>
          <table:table-cell office:value-type="float" office:value="406.730801148989" calcext:value-type="float">
            <text:p>406.730801149</text:p>
          </table:table-cell>
          <table:table-cell office:value-type="float" office:value="407.818529941855" calcext:value-type="float">
            <text:p>407.8185299419</text:p>
          </table:table-cell>
          <table:table-cell office:value-type="float" office:value="394.320223780244" calcext:value-type="float">
            <text:p>394.3202237802</text:p>
          </table:table-cell>
          <table:table-cell office:value-type="float" office:value="389.204121341334" calcext:value-type="float">
            <text:p>389.2041213413</text:p>
          </table:table-cell>
          <table:table-cell office:value-type="float" office:value="419.667762357299" calcext:value-type="float">
            <text:p>419.6677623573</text:p>
          </table:table-cell>
          <table:table-cell office:value-type="float" office:value="391.638504680512" calcext:value-type="float">
            <text:p>391.6385046805</text:p>
          </table:table-cell>
          <table:table-cell office:value-type="float" office:value="367.44313408541" calcext:value-type="float">
            <text:p>367.4431340854</text:p>
          </table:table-cell>
          <table:table-cell office:value-type="float" office:value="435.244163788825" calcext:value-type="float">
            <text:p>435.2441637888</text:p>
          </table:table-cell>
          <table:table-cell office:value-type="float" office:value="409.348106482531" calcext:value-type="float">
            <text:p>409.3481064825</text:p>
          </table:table-cell>
          <table:table-cell office:value-type="float" office:value="426.087901384201" calcext:value-type="float">
            <text:p>426.0879013842</text:p>
          </table:table-cell>
          <table:table-cell office:value-type="float" office:value="421.072470061428" calcext:value-type="float">
            <text:p>421.0724700614</text:p>
          </table:table-cell>
          <table:table-cell office:value-type="float" office:value="414.411074141281" calcext:value-type="float">
            <text:p>414.4110741413</text:p>
          </table:table-cell>
          <table:table-cell office:value-type="float" office:value="397.560089939819" calcext:value-type="float">
            <text:p>397.5600899398</text:p>
          </table:table-cell>
          <table:table-cell office:value-type="float" office:value="384.561472278089" calcext:value-type="float">
            <text:p>384.5614722781</text:p>
          </table:table-cell>
          <table:table-cell office:value-type="float" office:value="389.403911317799" calcext:value-type="float">
            <text:p>389.4039113178</text:p>
          </table:table-cell>
          <table:table-cell office:value-type="float" office:value="402.293397020101" calcext:value-type="float">
            <text:p>402.2933970201</text:p>
          </table:table-cell>
          <table:table-cell office:value-type="float" office:value="406.407856986446" calcext:value-type="float">
            <text:p>406.4078569864</text:p>
          </table:table-cell>
          <table:table-cell office:value-type="float" office:value="392.493081058935" calcext:value-type="float">
            <text:p>392.4930810589</text:p>
          </table:table-cell>
          <table:table-cell office:value-type="float" office:value="359.194827556628" calcext:value-type="float">
            <text:p>359.1948275566</text:p>
          </table:table-cell>
          <table:table-cell office:value-type="float" office:value="383.284302109775" calcext:value-type="float">
            <text:p>383.2843021098</text:p>
          </table:table-cell>
          <table:table-cell office:value-type="float" office:value="439.570756952907" calcext:value-type="float">
            <text:p>439.5707569529</text:p>
          </table:table-cell>
          <table:table-cell office:value-type="float" office:value="410.60468377945" calcext:value-type="float">
            <text:p>410.6046837795</text:p>
          </table:table-cell>
          <table:table-cell office:value-type="float" office:value="411.714346492776" calcext:value-type="float">
            <text:p>411.7143464928</text:p>
          </table:table-cell>
          <table:table-cell office:value-type="float" office:value="389.736741483387" calcext:value-type="float">
            <text:p>389.7367414834</text:p>
          </table:table-cell>
          <table:table-cell office:value-type="float" office:value="403.228350121831" calcext:value-type="float">
            <text:p>403.2283501218</text:p>
          </table:table-cell>
          <table:table-cell office:value-type="float" office:value="419.840005474528" calcext:value-type="float">
            <text:p>419.8400054745</text:p>
          </table:table-cell>
          <table:table-cell office:value-type="float" office:value="414.885731068671" calcext:value-type="float">
            <text:p>414.8857310687</text:p>
          </table:table-cell>
          <table:table-cell office:value-type="float" office:value="387.397429393404" calcext:value-type="float">
            <text:p>387.3974293934</text:p>
          </table:table-cell>
          <table:table-cell office:value-type="float" office:value="409.850220043084" calcext:value-type="float">
            <text:p>409.8502200431</text:p>
          </table:table-cell>
          <table:table-cell office:value-type="float" office:value="0" calcext:value-type="float">
            <text:p>0</text:p>
          </table:table-cell>
          <table:table-cell office:value-type="float" office:value="449.557392685935" calcext:value-type="float">
            <text:p>449.5573926859</text:p>
          </table:table-cell>
          <table:table-cell office:value-type="float" office:value="402.231697321246" calcext:value-type="float">
            <text:p>402.2316973212</text:p>
          </table:table-cell>
          <table:table-cell office:value-type="float" office:value="412.154571783875" calcext:value-type="float">
            <text:p>412.1545717839</text:p>
          </table:table-cell>
          <table:table-cell office:value-type="float" office:value="418.530350210919" calcext:value-type="float">
            <text:p>418.5303502109</text:p>
          </table:table-cell>
          <table:table-cell office:value-type="float" office:value="400.317806795612" calcext:value-type="float">
            <text:p>400.3178067956</text:p>
          </table:table-cell>
          <table:table-cell office:value-type="float" office:value="411.917261963955" calcext:value-type="float">
            <text:p>411.917261964</text:p>
          </table:table-cell>
          <table:table-cell office:value-type="float" office:value="381.527519554995" calcext:value-type="float">
            <text:p>381.527519555</text:p>
          </table:table-cell>
          <table:table-cell office:value-type="float" office:value="380.761928191993" calcext:value-type="float">
            <text:p>380.761928192</text:p>
          </table:table-cell>
          <table:table-cell office:value-type="float" office:value="418.900590601356" calcext:value-type="float">
            <text:p>418.9005906014</text:p>
          </table:table-cell>
          <table:table-cell office:value-type="float" office:value="419.19471518513" calcext:value-type="float">
            <text:p>419.1947151851</text:p>
          </table:table-cell>
          <table:table-cell office:value-type="float" office:value="0" calcext:value-type="float">
            <text:p>0</text:p>
          </table:table-cell>
          <table:table-cell office:value-type="float" office:value="384.729977664612" calcext:value-type="float">
            <text:p>384.7299776646</text:p>
          </table:table-cell>
          <table:table-cell office:value-type="float" office:value="409.915295238149" calcext:value-type="float">
            <text:p>409.9152952381</text:p>
          </table:table-cell>
          <table:table-cell office:value-type="float" office:value="412.801697666726" calcext:value-type="float">
            <text:p>412.8016976667</text:p>
          </table:table-cell>
          <table:table-cell office:value-type="float" office:value="408.374149659772" calcext:value-type="float">
            <text:p>408.3741496598</text:p>
          </table:table-cell>
          <table:table-cell office:value-type="float" office:value="410.050469227205" calcext:value-type="float">
            <text:p>410.0504692272</text:p>
          </table:table-cell>
          <table:table-cell office:value-type="float" office:value="395.548917088705" calcext:value-type="float">
            <text:p>395.5489170887</text:p>
          </table:table-cell>
          <table:table-cell office:value-type="float" office:value="411.184438878721" calcext:value-type="float">
            <text:p>411.1844388787</text:p>
          </table:table-cell>
        </table:table-row>
        <table:table-row table:style-name="ro1">
          <table:table-cell office:value-type="float" office:value="382.669838719981" calcext:value-type="float">
            <text:p>382.66983872</text:p>
          </table:table-cell>
          <table:table-cell office:value-type="float" office:value="373.285205630665" calcext:value-type="float">
            <text:p>373.2852056307</text:p>
          </table:table-cell>
          <table:table-cell office:value-type="float" office:value="406.51430191018" calcext:value-type="float">
            <text:p>406.5143019102</text:p>
          </table:table-cell>
          <table:table-cell office:value-type="float" office:value="416.880712029249" calcext:value-type="float">
            <text:p>416.8807120292</text:p>
          </table:table-cell>
          <table:table-cell office:value-type="float" office:value="404.568201239944" calcext:value-type="float">
            <text:p>404.5682012399</text:p>
          </table:table-cell>
          <table:table-cell office:value-type="float" office:value="389.186490297659" calcext:value-type="float">
            <text:p>389.1864902977</text:p>
          </table:table-cell>
          <table:table-cell office:value-type="float" office:value="420.146971093022" calcext:value-type="float">
            <text:p>420.146971093</text:p>
          </table:table-cell>
          <table:table-cell office:value-type="float" office:value="397.540013940533" calcext:value-type="float">
            <text:p>397.5400139405</text:p>
          </table:table-cell>
          <table:table-cell office:value-type="float" office:value="371.463126138673" calcext:value-type="float">
            <text:p>371.4631261387</text:p>
          </table:table-cell>
          <table:table-cell office:value-type="float" office:value="439.71426265824" calcext:value-type="float">
            <text:p>439.7142626582</text:p>
          </table:table-cell>
          <table:table-cell office:value-type="float" office:value="406.670962518455" calcext:value-type="float">
            <text:p>406.6709625185</text:p>
          </table:table-cell>
          <table:table-cell office:value-type="float" office:value="427.377920126997" calcext:value-type="float">
            <text:p>427.377920127</text:p>
          </table:table-cell>
          <table:table-cell office:value-type="float" office:value="425.674021485436" calcext:value-type="float">
            <text:p>425.6740214854</text:p>
          </table:table-cell>
          <table:table-cell office:value-type="float" office:value="415.34563972224" calcext:value-type="float">
            <text:p>415.3456397222</text:p>
          </table:table-cell>
          <table:table-cell office:value-type="float" office:value="408.081191668423" calcext:value-type="float">
            <text:p>408.0811916684</text:p>
          </table:table-cell>
          <table:table-cell office:value-type="float" office:value="383.749745431084" calcext:value-type="float">
            <text:p>383.7497454311</text:p>
          </table:table-cell>
          <table:table-cell office:value-type="float" office:value="386.530190936001" calcext:value-type="float">
            <text:p>386.530190936</text:p>
          </table:table-cell>
          <table:table-cell office:value-type="float" office:value="402.378275036069" calcext:value-type="float">
            <text:p>402.3782750361</text:p>
          </table:table-cell>
          <table:table-cell office:value-type="float" office:value="410.991693700527" calcext:value-type="float">
            <text:p>410.9916937005</text:p>
          </table:table-cell>
          <table:table-cell office:value-type="float" office:value="388.917157183032" calcext:value-type="float">
            <text:p>388.917157183</text:p>
          </table:table-cell>
          <table:table-cell office:value-type="float" office:value="356.259657339457" calcext:value-type="float">
            <text:p>356.2596573395</text:p>
          </table:table-cell>
          <table:table-cell office:value-type="float" office:value="385.662881642774" calcext:value-type="float">
            <text:p>385.6628816428</text:p>
          </table:table-cell>
          <table:table-cell office:value-type="float" office:value="440.573414591642" calcext:value-type="float">
            <text:p>440.5734145916</text:p>
          </table:table-cell>
          <table:table-cell office:value-type="float" office:value="420.698924189878" calcext:value-type="float">
            <text:p>420.6989241899</text:p>
          </table:table-cell>
          <table:table-cell office:value-type="float" office:value="405.199379338982" calcext:value-type="float">
            <text:p>405.199379339</text:p>
          </table:table-cell>
          <table:table-cell office:value-type="float" office:value="385.724268027017" calcext:value-type="float">
            <text:p>385.724268027</text:p>
          </table:table-cell>
          <table:table-cell office:value-type="float" office:value="409.45031037949" calcext:value-type="float">
            <text:p>409.4503103795</text:p>
          </table:table-cell>
          <table:table-cell office:value-type="float" office:value="419.840005474528" calcext:value-type="float">
            <text:p>419.8400054745</text:p>
          </table:table-cell>
          <table:table-cell office:value-type="float" office:value="416.357308492388" calcext:value-type="float">
            <text:p>416.3573084924</text:p>
          </table:table-cell>
          <table:table-cell office:value-type="float" office:value="406.650694772907" calcext:value-type="float">
            <text:p>406.6506947729</text:p>
          </table:table-cell>
          <table:table-cell office:value-type="float" office:value="416.252391294356" calcext:value-type="float">
            <text:p>416.2523912944</text:p>
          </table:table-cell>
          <table:table-cell office:value-type="float" office:value="0" calcext:value-type="float">
            <text:p>0</text:p>
          </table:table-cell>
          <table:table-cell office:value-type="float" office:value="450.800760508889" calcext:value-type="float">
            <text:p>450.8007605089</text:p>
          </table:table-cell>
          <table:table-cell office:value-type="float" office:value="407.054643639871" calcext:value-type="float">
            <text:p>407.0546436399</text:p>
          </table:table-cell>
          <table:table-cell office:value-type="float" office:value="409.715183161167" calcext:value-type="float">
            <text:p>409.7151831612</text:p>
          </table:table-cell>
          <table:table-cell office:value-type="float" office:value="419.764985147934" calcext:value-type="float">
            <text:p>419.7649851479</text:p>
          </table:table-cell>
          <table:table-cell office:value-type="float" office:value="405.559274214848" calcext:value-type="float">
            <text:p>405.5592742148</text:p>
          </table:table-cell>
          <table:table-cell office:value-type="float" office:value="418.135569128932" calcext:value-type="float">
            <text:p>418.1355691289</text:p>
          </table:table-cell>
          <table:table-cell office:value-type="float" office:value="382.329640666474" calcext:value-type="float">
            <text:p>382.3296406665</text:p>
          </table:table-cell>
          <table:table-cell office:value-type="float" office:value="380.700800546581" calcext:value-type="float">
            <text:p>380.7008005466</text:p>
          </table:table-cell>
          <table:table-cell office:value-type="float" office:value="427.511792675039" calcext:value-type="float">
            <text:p>427.511792675</text:p>
          </table:table-cell>
          <table:table-cell office:value-type="float" office:value="422.003357436955" calcext:value-type="float">
            <text:p>422.003357437</text:p>
          </table:table-cell>
          <table:table-cell office:value-type="float" office:value="0" calcext:value-type="float">
            <text:p>0</text:p>
          </table:table-cell>
          <table:table-cell office:value-type="float" office:value="388.973130336247" calcext:value-type="float">
            <text:p>388.9731303362</text:p>
          </table:table-cell>
          <table:table-cell office:value-type="float" office:value="417.668300868459" calcext:value-type="float">
            <text:p>417.6683008685</text:p>
          </table:table-cell>
          <table:table-cell office:value-type="float" office:value="413.636579101086" calcext:value-type="float">
            <text:p>413.6365791011</text:p>
          </table:table-cell>
          <table:table-cell office:value-type="float" office:value="407.929485201054" calcext:value-type="float">
            <text:p>407.9294852011</text:p>
          </table:table-cell>
          <table:table-cell office:value-type="float" office:value="409.378240776147" calcext:value-type="float">
            <text:p>409.3782407761</text:p>
          </table:table-cell>
          <table:table-cell office:value-type="float" office:value="394.786549337445" calcext:value-type="float">
            <text:p>394.7865493374</text:p>
          </table:table-cell>
          <table:table-cell office:value-type="float" office:value="417.251668052607" calcext:value-type="float">
            <text:p>417.2516680526</text:p>
          </table:table-cell>
        </table:table-row>
        <table:table-row table:style-name="ro1">
          <table:table-cell office:value-type="float" office:value="381.236129330872" calcext:value-type="float">
            <text:p>381.2361293309</text:p>
          </table:table-cell>
          <table:table-cell office:value-type="float" office:value="370.981319668983" calcext:value-type="float">
            <text:p>370.981319669</text:p>
          </table:table-cell>
          <table:table-cell office:value-type="float" office:value="405.548749441394" calcext:value-type="float">
            <text:p>405.5487494414</text:p>
          </table:table-cell>
          <table:table-cell office:value-type="float" office:value="408.635638865893" calcext:value-type="float">
            <text:p>408.6356388659</text:p>
          </table:table-cell>
          <table:table-cell office:value-type="float" office:value="421.170246697865" calcext:value-type="float">
            <text:p>421.1702466979</text:p>
          </table:table-cell>
          <table:table-cell office:value-type="float" office:value="391.395701649317" calcext:value-type="float">
            <text:p>391.3957016493</text:p>
          </table:table-cell>
          <table:table-cell office:value-type="float" office:value="419.070655793839" calcext:value-type="float">
            <text:p>419.0706557938</text:p>
          </table:table-cell>
          <table:table-cell office:value-type="float" office:value="397.697751540088" calcext:value-type="float">
            <text:p>397.6977515401</text:p>
          </table:table-cell>
          <table:table-cell office:value-type="float" office:value="375.706605108483" calcext:value-type="float">
            <text:p>375.7066051085</text:p>
          </table:table-cell>
          <table:table-cell office:value-type="float" office:value="439.038766921313" calcext:value-type="float">
            <text:p>439.0387669213</text:p>
          </table:table-cell>
          <table:table-cell office:value-type="float" office:value="399.224717182358" calcext:value-type="float">
            <text:p>399.2247171824</text:p>
          </table:table-cell>
          <table:table-cell office:value-type="float" office:value="425.689003209334" calcext:value-type="float">
            <text:p>425.6890032093</text:p>
          </table:table-cell>
          <table:table-cell office:value-type="float" office:value="426.446781883391" calcext:value-type="float">
            <text:p>426.4467818834</text:p>
          </table:table-cell>
          <table:table-cell office:value-type="float" office:value="421.6974278708" calcext:value-type="float">
            <text:p>421.6974278708</text:p>
          </table:table-cell>
          <table:table-cell office:value-type="float" office:value="422.979679126435" calcext:value-type="float">
            <text:p>422.9796791264</text:p>
          </table:table-cell>
          <table:table-cell office:value-type="float" office:value="396.285457270744" calcext:value-type="float">
            <text:p>396.2854572707</text:p>
          </table:table-cell>
          <table:table-cell office:value-type="float" office:value="380.050244782784" calcext:value-type="float">
            <text:p>380.0502447828</text:p>
          </table:table-cell>
          <table:table-cell office:value-type="float" office:value="403.064370749497" calcext:value-type="float">
            <text:p>403.0643707495</text:p>
          </table:table-cell>
          <table:table-cell office:value-type="float" office:value="413.152445374439" calcext:value-type="float">
            <text:p>413.1524453744</text:p>
          </table:table-cell>
          <table:table-cell office:value-type="float" office:value="388.289629152305" calcext:value-type="float">
            <text:p>388.2896291523</text:p>
          </table:table-cell>
          <table:table-cell office:value-type="float" office:value="359.409660377699" calcext:value-type="float">
            <text:p>359.4096603777</text:p>
          </table:table-cell>
          <table:table-cell office:value-type="float" office:value="385.791989343542" calcext:value-type="float">
            <text:p>385.7919893435</text:p>
          </table:table-cell>
          <table:table-cell office:value-type="float" office:value="435.283528025226" calcext:value-type="float">
            <text:p>435.2835280252</text:p>
          </table:table-cell>
          <table:table-cell office:value-type="float" office:value="434.944289802816" calcext:value-type="float">
            <text:p>434.9442898028</text:p>
          </table:table-cell>
          <table:table-cell office:value-type="float" office:value="412.429471569477" calcext:value-type="float">
            <text:p>412.4294715695</text:p>
          </table:table-cell>
          <table:table-cell office:value-type="float" office:value="413.34437541373" calcext:value-type="float">
            <text:p>413.3443754137</text:p>
          </table:table-cell>
          <table:table-cell office:value-type="float" office:value="409.251656948678" calcext:value-type="float">
            <text:p>409.2516569487</text:p>
          </table:table-cell>
          <table:table-cell office:value-type="float" office:value="433.466145770775" calcext:value-type="float">
            <text:p>433.4661457708</text:p>
          </table:table-cell>
          <table:table-cell office:value-type="float" office:value="419.392530073707" calcext:value-type="float">
            <text:p>419.3925300737</text:p>
          </table:table-cell>
          <table:table-cell office:value-type="float" office:value="407.668805816523" calcext:value-type="float">
            <text:p>407.6688058165</text:p>
          </table:table-cell>
          <table:table-cell office:value-type="float" office:value="420.55562344301" calcext:value-type="float">
            <text:p>420.555623443</text:p>
          </table:table-cell>
          <table:table-cell office:value-type="float" office:value="0" calcext:value-type="float">
            <text:p>0</text:p>
          </table:table-cell>
          <table:table-cell office:value-type="float" office:value="454.190250590792" calcext:value-type="float">
            <text:p>454.1902505908</text:p>
          </table:table-cell>
          <table:table-cell office:value-type="float" office:value="407.694248258974" calcext:value-type="float">
            <text:p>407.694248259</text:p>
          </table:table-cell>
          <table:table-cell office:value-type="float" office:value="423.580435880856" calcext:value-type="float">
            <text:p>423.5804358809</text:p>
          </table:table-cell>
          <table:table-cell office:value-type="float" office:value="418.132937470483" calcext:value-type="float">
            <text:p>418.1329374705</text:p>
          </table:table-cell>
          <table:table-cell office:value-type="float" office:value="413.34012040209" calcext:value-type="float">
            <text:p>413.3401204021</text:p>
          </table:table-cell>
          <table:table-cell office:value-type="float" office:value="418.960009407193" calcext:value-type="float">
            <text:p>418.9600094072</text:p>
          </table:table-cell>
          <table:table-cell office:value-type="float" office:value="386.627260389373" calcext:value-type="float">
            <text:p>386.6272603894</text:p>
          </table:table-cell>
          <table:table-cell office:value-type="float" office:value="395.336302801592" calcext:value-type="float">
            <text:p>395.3363028016</text:p>
          </table:table-cell>
          <table:table-cell office:value-type="float" office:value="426.05974799379" calcext:value-type="float">
            <text:p>426.0597479938</text:p>
          </table:table-cell>
          <table:table-cell office:value-type="float" office:value="440.80028674148" calcext:value-type="float">
            <text:p>440.8002867415</text:p>
          </table:table-cell>
          <table:table-cell office:value-type="float" office:value="0" calcext:value-type="float">
            <text:p>0</text:p>
          </table:table-cell>
          <table:table-cell office:value-type="float" office:value="389.946119108883" calcext:value-type="float">
            <text:p>389.9461191089</text:p>
          </table:table-cell>
          <table:table-cell office:value-type="float" office:value="431.305181693825" calcext:value-type="float">
            <text:p>431.3051816938</text:p>
          </table:table-cell>
          <table:table-cell office:value-type="float" office:value="413.856076334102" calcext:value-type="float">
            <text:p>413.8560763341</text:p>
          </table:table-cell>
          <table:table-cell office:value-type="float" office:value="406.847087797384" calcext:value-type="float">
            <text:p>406.8470877974</text:p>
          </table:table-cell>
          <table:table-cell office:value-type="float" office:value="410.307307963898" calcext:value-type="float">
            <text:p>410.3073079639</text:p>
          </table:table-cell>
          <table:table-cell office:value-type="float" office:value="404.294171151193" calcext:value-type="float">
            <text:p>404.2941711512</text:p>
          </table:table-cell>
          <table:table-cell office:value-type="float" office:value="424.885133122311" calcext:value-type="float">
            <text:p>424.8851331223</text:p>
          </table:table-cell>
        </table:table-row>
        <table:table-row table:style-name="ro1">
          <table:table-cell office:value-type="float" office:value="388.811260663405" calcext:value-type="float">
            <text:p>388.8112606634</text:p>
          </table:table-cell>
          <table:table-cell office:value-type="float" office:value="368.166316831268" calcext:value-type="float">
            <text:p>368.1663168313</text:p>
          </table:table-cell>
          <table:table-cell office:value-type="float" office:value="412.76243276623" calcext:value-type="float">
            <text:p>412.7624327662</text:p>
          </table:table-cell>
          <table:table-cell office:value-type="float" office:value="423.875999317053" calcext:value-type="float">
            <text:p>423.8759993171</text:p>
          </table:table-cell>
          <table:table-cell office:value-type="float" office:value="428.123579706873" calcext:value-type="float">
            <text:p>428.1235797069</text:p>
          </table:table-cell>
          <table:table-cell office:value-type="float" office:value="395.987164760611" calcext:value-type="float">
            <text:p>395.9871647606</text:p>
          </table:table-cell>
          <table:table-cell office:value-type="float" office:value="419.329816186895" calcext:value-type="float">
            <text:p>419.3298161869</text:p>
          </table:table-cell>
          <table:table-cell office:value-type="float" office:value="406.162262348093" calcext:value-type="float">
            <text:p>406.1622623481</text:p>
          </table:table-cell>
          <table:table-cell office:value-type="float" office:value="375.511137883418" calcext:value-type="float">
            <text:p>375.5111378834</text:p>
          </table:table-cell>
          <table:table-cell office:value-type="float" office:value="443.04393301606" calcext:value-type="float">
            <text:p>443.0439330161</text:p>
          </table:table-cell>
          <table:table-cell office:value-type="float" office:value="399.70526983257" calcext:value-type="float">
            <text:p>399.7052698326</text:p>
          </table:table-cell>
          <table:table-cell office:value-type="float" office:value="427.180374790684" calcext:value-type="float">
            <text:p>427.1803747907</text:p>
          </table:table-cell>
          <table:table-cell office:value-type="float" office:value="425.946872027162" calcext:value-type="float">
            <text:p>425.9468720272</text:p>
          </table:table-cell>
          <table:table-cell office:value-type="float" office:value="417.737712540225" calcext:value-type="float">
            <text:p>417.7377125402</text:p>
          </table:table-cell>
          <table:table-cell office:value-type="float" office:value="422.979679126435" calcext:value-type="float">
            <text:p>422.9796791264</text:p>
          </table:table-cell>
          <table:table-cell office:value-type="float" office:value="394.994134328522" calcext:value-type="float">
            <text:p>394.9941343285</text:p>
          </table:table-cell>
          <table:table-cell office:value-type="float" office:value="399.576040989262" calcext:value-type="float">
            <text:p>399.5760409893</text:p>
          </table:table-cell>
          <table:table-cell office:value-type="float" office:value="408.135843407137" calcext:value-type="float">
            <text:p>408.1358434071</text:p>
          </table:table-cell>
          <table:table-cell office:value-type="float" office:value="416.333199341754" calcext:value-type="float">
            <text:p>416.3331993418</text:p>
          </table:table-cell>
          <table:table-cell office:value-type="float" office:value="388.811361573983" calcext:value-type="float">
            <text:p>388.811361574</text:p>
          </table:table-cell>
          <table:table-cell office:value-type="float" office:value="363.698639137123" calcext:value-type="float">
            <text:p>363.6986391371</text:p>
          </table:table-cell>
          <table:table-cell office:value-type="float" office:value="385.791989343542" calcext:value-type="float">
            <text:p>385.7919893435</text:p>
          </table:table-cell>
          <table:table-cell office:value-type="float" office:value="434.815322712387" calcext:value-type="float">
            <text:p>434.8153227124</text:p>
          </table:table-cell>
          <table:table-cell office:value-type="float" office:value="433.225763187124" calcext:value-type="float">
            <text:p>433.2257631871</text:p>
          </table:table-cell>
          <table:table-cell office:value-type="float" office:value="411.647839543014" calcext:value-type="float">
            <text:p>411.647839543</text:p>
          </table:table-cell>
          <table:table-cell office:value-type="float" office:value="423.153391367004" calcext:value-type="float">
            <text:p>423.153391367</text:p>
          </table:table-cell>
          <table:table-cell office:value-type="float" office:value="412.576348762342" calcext:value-type="float">
            <text:p>412.5763487623</text:p>
          </table:table-cell>
          <table:table-cell office:value-type="float" office:value="440.057286124263" calcext:value-type="float">
            <text:p>440.0572861243</text:p>
          </table:table-cell>
          <table:table-cell office:value-type="float" office:value="421.970426712641" calcext:value-type="float">
            <text:p>421.9704267126</text:p>
          </table:table-cell>
          <table:table-cell office:value-type="float" office:value="413.932663100284" calcext:value-type="float">
            <text:p>413.9326631003</text:p>
          </table:table-cell>
          <table:table-cell office:value-type="float" office:value="425.6664822343" calcext:value-type="float">
            <text:p>425.6664822343</text:p>
          </table:table-cell>
          <table:table-cell office:value-type="float" office:value="0" calcext:value-type="float">
            <text:p>0</text:p>
          </table:table-cell>
          <table:table-cell office:value-type="float" office:value="454.892832750947" calcext:value-type="float">
            <text:p>454.8928327509</text:p>
          </table:table-cell>
          <table:table-cell office:value-type="float" office:value="413.218290493907" calcext:value-type="float">
            <text:p>413.2182904939</text:p>
          </table:table-cell>
          <table:table-cell office:value-type="float" office:value="425.280694220908" calcext:value-type="float">
            <text:p>425.2806942209</text:p>
          </table:table-cell>
          <table:table-cell office:value-type="float" office:value="428.307536048745" calcext:value-type="float">
            <text:p>428.3075360487</text:p>
          </table:table-cell>
          <table:table-cell office:value-type="float" office:value="413.34012040209" calcext:value-type="float">
            <text:p>413.3401204021</text:p>
          </table:table-cell>
          <table:table-cell office:value-type="float" office:value="427.58970423773" calcext:value-type="float">
            <text:p>427.5897042377</text:p>
          </table:table-cell>
          <table:table-cell office:value-type="float" office:value="392.30998765152" calcext:value-type="float">
            <text:p>392.3099876515</text:p>
          </table:table-cell>
          <table:table-cell office:value-type="float" office:value="405.447965434073" calcext:value-type="float">
            <text:p>405.4479654341</text:p>
          </table:table-cell>
          <table:table-cell office:value-type="float" office:value="424.044990757293" calcext:value-type="float">
            <text:p>424.0449907573</text:p>
          </table:table-cell>
          <table:table-cell office:value-type="float" office:value="444.662283440828" calcext:value-type="float">
            <text:p>444.6622834408</text:p>
          </table:table-cell>
          <table:table-cell office:value-type="float" office:value="0" calcext:value-type="float">
            <text:p>0</text:p>
          </table:table-cell>
          <table:table-cell office:value-type="float" office:value="385.599868311679" calcext:value-type="float">
            <text:p>385.5998683117</text:p>
          </table:table-cell>
          <table:table-cell office:value-type="float" office:value="442.643741140147" calcext:value-type="float">
            <text:p>442.6437411401</text:p>
          </table:table-cell>
          <table:table-cell office:value-type="float" office:value="409.952822768789" calcext:value-type="float">
            <text:p>409.9528227688</text:p>
          </table:table-cell>
          <table:table-cell office:value-type="float" office:value="408.480387874019" calcext:value-type="float">
            <text:p>408.480387874</text:p>
          </table:table-cell>
          <table:table-cell office:value-type="float" office:value="412.309451229561" calcext:value-type="float">
            <text:p>412.3094512296</text:p>
          </table:table-cell>
          <table:table-cell office:value-type="float" office:value="404.159602217366" calcext:value-type="float">
            <text:p>404.1596022174</text:p>
          </table:table-cell>
          <table:table-cell office:value-type="float" office:value="431.798980237263" calcext:value-type="float">
            <text:p>431.7989802373</text:p>
          </table:table-cell>
        </table:table-row>
        <table:table-row table:style-name="ro1">
          <table:table-cell office:value-type="float" office:value="390.449596347026" calcext:value-type="float">
            <text:p>390.449596347</text:p>
          </table:table-cell>
          <table:table-cell office:value-type="float" office:value="367.779835896041" calcext:value-type="float">
            <text:p>367.779835896</text:p>
          </table:table-cell>
          <table:table-cell office:value-type="float" office:value="425.185950013231" calcext:value-type="float">
            <text:p>425.1859500132</text:p>
          </table:table-cell>
          <table:table-cell office:value-type="float" office:value="429.958569401075" calcext:value-type="float">
            <text:p>429.9585694011</text:p>
          </table:table-cell>
          <table:table-cell office:value-type="float" office:value="430.090402292782" calcext:value-type="float">
            <text:p>430.0904022928</text:p>
          </table:table-cell>
          <table:table-cell office:value-type="float" office:value="396.45500835263" calcext:value-type="float">
            <text:p>396.4550083526</text:p>
          </table:table-cell>
          <table:table-cell office:value-type="float" office:value="419.405954111585" calcext:value-type="float">
            <text:p>419.4059541116</text:p>
          </table:table-cell>
          <table:table-cell office:value-type="float" office:value="396.666719841547" calcext:value-type="float">
            <text:p>396.6667198415</text:p>
          </table:table-cell>
          <table:table-cell office:value-type="float" office:value="377.04978971893" calcext:value-type="float">
            <text:p>377.0497897189</text:p>
          </table:table-cell>
          <table:table-cell office:value-type="float" office:value="442.691796171759" calcext:value-type="float">
            <text:p>442.6917961718</text:p>
          </table:table-cell>
          <table:table-cell office:value-type="float" office:value="395.071346153498" calcext:value-type="float">
            <text:p>395.0713461535</text:p>
          </table:table-cell>
          <table:table-cell office:value-type="float" office:value="427.180374790684" calcext:value-type="float">
            <text:p>427.1803747907</text:p>
          </table:table-cell>
          <table:table-cell office:value-type="float" office:value="432.695719789144" calcext:value-type="float">
            <text:p>432.6957197891</text:p>
          </table:table-cell>
          <table:table-cell office:value-type="float" office:value="422.408881483715" calcext:value-type="float">
            <text:p>422.4088814837</text:p>
          </table:table-cell>
          <table:table-cell office:value-type="float" office:value="425.842407950077" calcext:value-type="float">
            <text:p>425.8424079501</text:p>
          </table:table-cell>
          <table:table-cell office:value-type="float" office:value="401.406822115987" calcext:value-type="float">
            <text:p>401.406822116</text:p>
          </table:table-cell>
          <table:table-cell office:value-type="float" office:value="404.882455558693" calcext:value-type="float">
            <text:p>404.8824555587</text:p>
          </table:table-cell>
          <table:table-cell office:value-type="float" office:value="408.160340263036" calcext:value-type="float">
            <text:p>408.160340263</text:p>
          </table:table-cell>
          <table:table-cell office:value-type="float" office:value="415.518827419491" calcext:value-type="float">
            <text:p>415.5188274195</text:p>
          </table:table-cell>
          <table:table-cell office:value-type="float" office:value="390.156759063256" calcext:value-type="float">
            <text:p>390.1567590633</text:p>
          </table:table-cell>
          <table:table-cell office:value-type="float" office:value="360.807850620847" calcext:value-type="float">
            <text:p>360.8078506208</text:p>
          </table:table-cell>
          <table:table-cell office:value-type="float" office:value="391.451330473051" calcext:value-type="float">
            <text:p>391.4513304731</text:p>
          </table:table-cell>
          <table:table-cell office:value-type="float" office:value="434.075066528524" calcext:value-type="float">
            <text:p>434.0750665285</text:p>
          </table:table-cell>
          <table:table-cell office:value-type="float" office:value="433.912406319244" calcext:value-type="float">
            <text:p>433.9124063192</text:p>
          </table:table-cell>
          <table:table-cell office:value-type="float" office:value="414.05304131166" calcext:value-type="float">
            <text:p>414.0530413117</text:p>
          </table:table-cell>
          <table:table-cell office:value-type="float" office:value="425.431372094815" calcext:value-type="float">
            <text:p>425.4313720948</text:p>
          </table:table-cell>
          <table:table-cell office:value-type="float" office:value="413.15481261835" calcext:value-type="float">
            <text:p>413.1548126184</text:p>
          </table:table-cell>
          <table:table-cell office:value-type="float" office:value="440.943504182248" calcext:value-type="float">
            <text:p>440.9435041822</text:p>
          </table:table-cell>
          <table:table-cell office:value-type="float" office:value="426.493905354343" calcext:value-type="float">
            <text:p>426.4939053543</text:p>
          </table:table-cell>
          <table:table-cell office:value-type="float" office:value="412.785034818104" calcext:value-type="float">
            <text:p>412.7850348181</text:p>
          </table:table-cell>
          <table:table-cell office:value-type="float" office:value="426.232882505903" calcext:value-type="float">
            <text:p>426.2328825059</text:p>
          </table:table-cell>
          <table:table-cell office:value-type="float" office:value="0" calcext:value-type="float">
            <text:p>0</text:p>
          </table:table-cell>
          <table:table-cell office:value-type="float" office:value="454.464347575552" calcext:value-type="float">
            <text:p>454.4643475756</text:p>
          </table:table-cell>
          <table:table-cell office:value-type="float" office:value="397.103962333788" calcext:value-type="float">
            <text:p>397.1039623338</text:p>
          </table:table-cell>
          <table:table-cell office:value-type="float" office:value="429.384382625989" calcext:value-type="float">
            <text:p>429.384382626</text:p>
          </table:table-cell>
          <table:table-cell office:value-type="float" office:value="428.142052371184" calcext:value-type="float">
            <text:p>428.1420523712</text:p>
          </table:table-cell>
          <table:table-cell office:value-type="float" office:value="418.356051368065" calcext:value-type="float">
            <text:p>418.3560513681</text:p>
          </table:table-cell>
          <table:table-cell office:value-type="float" office:value="428.581986514553" calcext:value-type="float">
            <text:p>428.5819865146</text:p>
          </table:table-cell>
          <table:table-cell office:value-type="float" office:value="400.510335902313" calcext:value-type="float">
            <text:p>400.5103359023</text:p>
          </table:table-cell>
          <table:table-cell office:value-type="float" office:value="408.19951023714" calcext:value-type="float">
            <text:p>408.1995102371</text:p>
          </table:table-cell>
          <table:table-cell office:value-type="float" office:value="426.26774818945" calcext:value-type="float">
            <text:p>426.2677481895</text:p>
          </table:table-cell>
          <table:table-cell office:value-type="float" office:value="446.146853423699" calcext:value-type="float">
            <text:p>446.1468534237</text:p>
          </table:table-cell>
          <table:table-cell office:value-type="float" office:value="0" calcext:value-type="float">
            <text:p>0</text:p>
          </table:table-cell>
          <table:table-cell office:value-type="float" office:value="376.772402179809" calcext:value-type="float">
            <text:p>376.7724021798</text:p>
          </table:table-cell>
          <table:table-cell office:value-type="float" office:value="444.138872904655" calcext:value-type="float">
            <text:p>444.1388729047</text:p>
          </table:table-cell>
          <table:table-cell office:value-type="float" office:value="409.952822768789" calcext:value-type="float">
            <text:p>409.9528227688</text:p>
          </table:table-cell>
          <table:table-cell office:value-type="float" office:value="410.380768586217" calcext:value-type="float">
            <text:p>410.3807685862</text:p>
          </table:table-cell>
          <table:table-cell office:value-type="float" office:value="406.957413669312" calcext:value-type="float">
            <text:p>406.9574136693</text:p>
          </table:table-cell>
          <table:table-cell office:value-type="float" office:value="404.159602217366" calcext:value-type="float">
            <text:p>404.1596022174</text:p>
          </table:table-cell>
          <table:table-cell office:value-type="float" office:value="434.416800055259" calcext:value-type="float">
            <text:p>434.4168000553</text:p>
          </table:table-cell>
        </table:table-row>
        <table:table-row table:style-name="ro1">
          <table:table-cell office:value-type="float" office:value="392.207102590487" calcext:value-type="float">
            <text:p>392.2071025905</text:p>
          </table:table-cell>
          <table:table-cell office:value-type="float" office:value="367.756322526715" calcext:value-type="float">
            <text:p>367.7563225267</text:p>
          </table:table-cell>
          <table:table-cell office:value-type="float" office:value="433.505905993282" calcext:value-type="float">
            <text:p>433.5059059933</text:p>
          </table:table-cell>
          <table:table-cell office:value-type="float" office:value="429.504563897025" calcext:value-type="float">
            <text:p>429.504563897</text:p>
          </table:table-cell>
          <table:table-cell office:value-type="float" office:value="433.756289231961" calcext:value-type="float">
            <text:p>433.756289232</text:p>
          </table:table-cell>
          <table:table-cell office:value-type="float" office:value="398.397538637448" calcext:value-type="float">
            <text:p>398.3975386374</text:p>
          </table:table-cell>
          <table:table-cell office:value-type="float" office:value="419.005689782056" calcext:value-type="float">
            <text:p>419.0056897821</text:p>
          </table:table-cell>
          <table:table-cell office:value-type="float" office:value="397.989864118616" calcext:value-type="float">
            <text:p>397.9898641186</text:p>
          </table:table-cell>
          <table:table-cell office:value-type="float" office:value="378.332083035268" calcext:value-type="float">
            <text:p>378.3320830353</text:p>
          </table:table-cell>
          <table:table-cell office:value-type="float" office:value="442.525933224553" calcext:value-type="float">
            <text:p>442.5259332246</text:p>
          </table:table-cell>
          <table:table-cell office:value-type="float" office:value="394.907478890819" calcext:value-type="float">
            <text:p>394.9074788908</text:p>
          </table:table-cell>
          <table:table-cell office:value-type="float" office:value="428.051536736538" calcext:value-type="float">
            <text:p>428.0515367365</text:p>
          </table:table-cell>
          <table:table-cell office:value-type="float" office:value="436.035307479144" calcext:value-type="float">
            <text:p>436.0353074791</text:p>
          </table:table-cell>
          <table:table-cell office:value-type="float" office:value="424.481190622494" calcext:value-type="float">
            <text:p>424.4811906225</text:p>
          </table:table-cell>
          <table:table-cell office:value-type="float" office:value="425.842407950077" calcext:value-type="float">
            <text:p>425.8424079501</text:p>
          </table:table-cell>
          <table:table-cell office:value-type="float" office:value="406.385919875625" calcext:value-type="float">
            <text:p>406.3859198756</text:p>
          </table:table-cell>
          <table:table-cell office:value-type="float" office:value="406.715098850629" calcext:value-type="float">
            <text:p>406.7150988506</text:p>
          </table:table-cell>
          <table:table-cell office:value-type="float" office:value="408.322608579942" calcext:value-type="float">
            <text:p>408.3226085799</text:p>
          </table:table-cell>
          <table:table-cell office:value-type="float" office:value="428.45757013446" calcext:value-type="float">
            <text:p>428.4575701345</text:p>
          </table:table-cell>
          <table:table-cell office:value-type="float" office:value="390.172931881937" calcext:value-type="float">
            <text:p>390.1729318819</text:p>
          </table:table-cell>
          <table:table-cell office:value-type="float" office:value="360.452906877954" calcext:value-type="float">
            <text:p>360.452906878</text:p>
          </table:table-cell>
          <table:table-cell office:value-type="float" office:value="410.053466337161" calcext:value-type="float">
            <text:p>410.0534663372</text:p>
          </table:table-cell>
          <table:table-cell office:value-type="float" office:value="436.570219479118" calcext:value-type="float">
            <text:p>436.5702194791</text:p>
          </table:table-cell>
          <table:table-cell office:value-type="float" office:value="433.912406319244" calcext:value-type="float">
            <text:p>433.9124063192</text:p>
          </table:table-cell>
          <table:table-cell office:value-type="float" office:value="414.844082361564" calcext:value-type="float">
            <text:p>414.8440823616</text:p>
          </table:table-cell>
          <table:table-cell office:value-type="float" office:value="427.197476896399" calcext:value-type="float">
            <text:p>427.1974768964</text:p>
          </table:table-cell>
          <table:table-cell office:value-type="float" office:value="425.592263696246" calcext:value-type="float">
            <text:p>425.5922636962</text:p>
          </table:table-cell>
          <table:table-cell office:value-type="float" office:value="441.202655212479" calcext:value-type="float">
            <text:p>441.2026552125</text:p>
          </table:table-cell>
          <table:table-cell office:value-type="float" office:value="427.846004827991" calcext:value-type="float">
            <text:p>427.846004828</text:p>
          </table:table-cell>
          <table:table-cell office:value-type="float" office:value="408.876574946113" calcext:value-type="float">
            <text:p>408.8765749461</text:p>
          </table:table-cell>
          <table:table-cell office:value-type="float" office:value="427.006908445394" calcext:value-type="float">
            <text:p>427.0069084454</text:p>
          </table:table-cell>
          <table:table-cell office:value-type="float" office:value="0" calcext:value-type="float">
            <text:p>0</text:p>
          </table:table-cell>
          <table:table-cell office:value-type="float" office:value="456.328282826134" calcext:value-type="float">
            <text:p>456.3282828261</text:p>
          </table:table-cell>
          <table:table-cell office:value-type="float" office:value="408.026230745339" calcext:value-type="float">
            <text:p>408.0262307453</text:p>
          </table:table-cell>
          <table:table-cell office:value-type="float" office:value="453.66468203461" calcext:value-type="float">
            <text:p>453.6646820346</text:p>
          </table:table-cell>
          <table:table-cell office:value-type="float" office:value="426.135542910361" calcext:value-type="float">
            <text:p>426.1355429104</text:p>
          </table:table-cell>
          <table:table-cell office:value-type="float" office:value="426.329611877856" calcext:value-type="float">
            <text:p>426.3296118779</text:p>
          </table:table-cell>
          <table:table-cell office:value-type="float" office:value="431.942180739747" calcext:value-type="float">
            <text:p>431.9421807397</text:p>
          </table:table-cell>
          <table:table-cell office:value-type="float" office:value="406.323380016918" calcext:value-type="float">
            <text:p>406.3233800169</text:p>
          </table:table-cell>
          <table:table-cell office:value-type="float" office:value="408.19951023714" calcext:value-type="float">
            <text:p>408.1995102371</text:p>
          </table:table-cell>
          <table:table-cell office:value-type="float" office:value="433.095401163945" calcext:value-type="float">
            <text:p>433.0954011639</text:p>
          </table:table-cell>
          <table:table-cell office:value-type="float" office:value="446.787298201125" calcext:value-type="float">
            <text:p>446.7872982011</text:p>
          </table:table-cell>
          <table:table-cell office:value-type="float" office:value="0" calcext:value-type="float">
            <text:p>0</text:p>
          </table:table-cell>
          <table:table-cell office:value-type="float" office:value="376.41591440715" calcext:value-type="float">
            <text:p>376.4159144072</text:p>
          </table:table-cell>
          <table:table-cell office:value-type="float" office:value="442.207309573183" calcext:value-type="float">
            <text:p>442.2073095732</text:p>
          </table:table-cell>
          <table:table-cell office:value-type="float" office:value="412.125393023173" calcext:value-type="float">
            <text:p>412.1253930232</text:p>
          </table:table-cell>
          <table:table-cell office:value-type="float" office:value="405.918070616122" calcext:value-type="float">
            <text:p>405.9180706161</text:p>
          </table:table-cell>
          <table:table-cell office:value-type="float" office:value="416.48271333777" calcext:value-type="float">
            <text:p>416.4827133378</text:p>
          </table:table-cell>
          <table:table-cell office:value-type="float" office:value="404.159602217366" calcext:value-type="float">
            <text:p>404.1596022174</text:p>
          </table:table-cell>
          <table:table-cell office:value-type="float" office:value="442.056149220149" calcext:value-type="float">
            <text:p>442.0561492201</text:p>
          </table:table-cell>
        </table:table-row>
        <table:table-row table:style-name="ro1">
          <table:table-cell office:value-type="float" office:value="391.384441726481" calcext:value-type="float">
            <text:p>391.3844417265</text:p>
          </table:table-cell>
          <table:table-cell office:value-type="float" office:value="367.754204952583" calcext:value-type="float">
            <text:p>367.7542049526</text:p>
          </table:table-cell>
          <table:table-cell office:value-type="float" office:value="438.736332580223" calcext:value-type="float">
            <text:p>438.7363325802</text:p>
          </table:table-cell>
          <table:table-cell office:value-type="float" office:value="429.08052499411" calcext:value-type="float">
            <text:p>429.0805249941</text:p>
          </table:table-cell>
          <table:table-cell office:value-type="float" office:value="434.477533826582" calcext:value-type="float">
            <text:p>434.4775338266</text:p>
          </table:table-cell>
          <table:table-cell office:value-type="float" office:value="412.191348825347" calcext:value-type="float">
            <text:p>412.1913488253</text:p>
          </table:table-cell>
          <table:table-cell office:value-type="float" office:value="417.695767763805" calcext:value-type="float">
            <text:p>417.6957677638</text:p>
          </table:table-cell>
          <table:table-cell office:value-type="float" office:value="405.074307480241" calcext:value-type="float">
            <text:p>405.0743074802</text:p>
          </table:table-cell>
          <table:table-cell office:value-type="float" office:value="377.752588908073" calcext:value-type="float">
            <text:p>377.7525889081</text:p>
          </table:table-cell>
          <table:table-cell office:value-type="float" office:value="447.60282522101" calcext:value-type="float">
            <text:p>447.602825221</text:p>
          </table:table-cell>
          <table:table-cell office:value-type="float" office:value="398.563793227112" calcext:value-type="float">
            <text:p>398.5637932271</text:p>
          </table:table-cell>
          <table:table-cell office:value-type="float" office:value="429.688940183475" calcext:value-type="float">
            <text:p>429.6889401835</text:p>
          </table:table-cell>
          <table:table-cell office:value-type="float" office:value="449.109841210775" calcext:value-type="float">
            <text:p>449.1098412108</text:p>
          </table:table-cell>
          <table:table-cell office:value-type="float" office:value="433.482751121045" calcext:value-type="float">
            <text:p>433.482751121</text:p>
          </table:table-cell>
          <table:table-cell office:value-type="float" office:value="425.842407950077" calcext:value-type="float">
            <text:p>425.8424079501</text:p>
          </table:table-cell>
          <table:table-cell office:value-type="float" office:value="403.475859831818" calcext:value-type="float">
            <text:p>403.4758598318</text:p>
          </table:table-cell>
          <table:table-cell office:value-type="float" office:value="407.914678007601" calcext:value-type="float">
            <text:p>407.9146780076</text:p>
          </table:table-cell>
          <table:table-cell office:value-type="float" office:value="408.717020447722" calcext:value-type="float">
            <text:p>408.7170204477</text:p>
          </table:table-cell>
          <table:table-cell office:value-type="float" office:value="432.761826263952" calcext:value-type="float">
            <text:p>432.761826264</text:p>
          </table:table-cell>
          <table:table-cell office:value-type="float" office:value="396.366390701156" calcext:value-type="float">
            <text:p>396.3663907012</text:p>
          </table:table-cell>
          <table:table-cell office:value-type="float" office:value="368.724685567864" calcext:value-type="float">
            <text:p>368.7246855679</text:p>
          </table:table-cell>
          <table:table-cell office:value-type="float" office:value="417.101667302118" calcext:value-type="float">
            <text:p>417.1016673021</text:p>
          </table:table-cell>
          <table:table-cell office:value-type="float" office:value="435.541548686599" calcext:value-type="float">
            <text:p>435.5415486866</text:p>
          </table:table-cell>
          <table:table-cell office:value-type="float" office:value="451.620035766793" calcext:value-type="float">
            <text:p>451.6200357668</text:p>
          </table:table-cell>
          <table:table-cell office:value-type="float" office:value="428.906159052971" calcext:value-type="float">
            <text:p>428.906159053</text:p>
          </table:table-cell>
          <table:table-cell office:value-type="float" office:value="428.687617439674" calcext:value-type="float">
            <text:p>428.6876174397</text:p>
          </table:table-cell>
          <table:table-cell office:value-type="float" office:value="425.71270293721" calcext:value-type="float">
            <text:p>425.7127029372</text:p>
          </table:table-cell>
          <table:table-cell office:value-type="float" office:value="438.994335184758" calcext:value-type="float">
            <text:p>438.9943351848</text:p>
          </table:table-cell>
          <table:table-cell office:value-type="float" office:value="425.56216690569" calcext:value-type="float">
            <text:p>425.5621669057</text:p>
          </table:table-cell>
          <table:table-cell office:value-type="float" office:value="406.151417215619" calcext:value-type="float">
            <text:p>406.1514172156</text:p>
          </table:table-cell>
          <table:table-cell office:value-type="float" office:value="440.487576854775" calcext:value-type="float">
            <text:p>440.4875768548</text:p>
          </table:table-cell>
          <table:table-cell office:value-type="float" office:value="0" calcext:value-type="float">
            <text:p>0</text:p>
          </table:table-cell>
          <table:table-cell office:value-type="float" office:value="468.492293234997" calcext:value-type="float">
            <text:p>468.492293235</text:p>
          </table:table-cell>
          <table:table-cell office:value-type="float" office:value="408.588472187754" calcext:value-type="float">
            <text:p>408.5884721878</text:p>
          </table:table-cell>
          <table:table-cell office:value-type="float" office:value="463.647727264264" calcext:value-type="float">
            <text:p>463.6477272643</text:p>
          </table:table-cell>
          <table:table-cell office:value-type="float" office:value="429.178058486501" calcext:value-type="float">
            <text:p>429.1780584865</text:p>
          </table:table-cell>
          <table:table-cell office:value-type="float" office:value="425.776306367205" calcext:value-type="float">
            <text:p>425.7763063672</text:p>
          </table:table-cell>
          <table:table-cell office:value-type="float" office:value="431.072120354531" calcext:value-type="float">
            <text:p>431.0721203545</text:p>
          </table:table-cell>
          <table:table-cell office:value-type="float" office:value="409.500568934619" calcext:value-type="float">
            <text:p>409.5005689346</text:p>
          </table:table-cell>
          <table:table-cell office:value-type="float" office:value="404.715330672413" calcext:value-type="float">
            <text:p>404.7153306724</text:p>
          </table:table-cell>
          <table:table-cell office:value-type="float" office:value="442.117672007847" calcext:value-type="float">
            <text:p>442.1176720078</text:p>
          </table:table-cell>
          <table:table-cell office:value-type="float" office:value="451.396169508839" calcext:value-type="float">
            <text:p>451.3961695088</text:p>
          </table:table-cell>
          <table:table-cell office:value-type="float" office:value="0" calcext:value-type="float">
            <text:p>0</text:p>
          </table:table-cell>
          <table:table-cell office:value-type="float" office:value="370.490322161355" calcext:value-type="float">
            <text:p>370.4903221614</text:p>
          </table:table-cell>
          <table:table-cell office:value-type="float" office:value="448.999702476972" calcext:value-type="float">
            <text:p>448.999702477</text:p>
          </table:table-cell>
          <table:table-cell office:value-type="float" office:value="419.833194919999" calcext:value-type="float">
            <text:p>419.83319492</text:p>
          </table:table-cell>
          <table:table-cell office:value-type="float" office:value="395.23765184508" calcext:value-type="float">
            <text:p>395.2376518451</text:p>
          </table:table-cell>
          <table:table-cell office:value-type="float" office:value="423.938331385106" calcext:value-type="float">
            <text:p>423.9383313851</text:p>
          </table:table-cell>
          <table:table-cell office:value-type="float" office:value="409.323184278211" calcext:value-type="float">
            <text:p>409.3231842782</text:p>
          </table:table-cell>
          <table:table-cell office:value-type="float" office:value="452.546311232386" calcext:value-type="float">
            <text:p>452.5463112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1.920049716514" calcext:value-type="float">
            <text:p>361.9200497165</text:p>
          </table:table-cell>
          <table:table-cell office:value-type="float" office:value="448.836991156358" calcext:value-type="float">
            <text:p>448.8369911564</text:p>
          </table:table-cell>
          <table:table-cell office:value-type="float" office:value="428.82774144135" calcext:value-type="float">
            <text:p>428.8277414414</text:p>
          </table:table-cell>
          <table:table-cell office:value-type="float" office:value="0" calcext:value-type="float">
            <text:p>0</text:p>
          </table:table-cell>
          <table:table-cell office:value-type="float" office:value="410.493500211816" calcext:value-type="float">
            <text:p>410.4935002118</text:p>
          </table:table-cell>
          <table:table-cell office:value-type="float" office:value="417.543067171718" calcext:value-type="float">
            <text:p>417.5430671717</text:p>
          </table:table-cell>
          <table:table-cell office:value-type="float" office:value="411.980063054749" calcext:value-type="float">
            <text:p>411.9800630547</text:p>
          </table:table-cell>
          <table:table-cell office:value-type="float" office:value="378.731237875164" calcext:value-type="float">
            <text:p>378.7312378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.172960186748" calcext:value-type="float">
            <text:p>429.1729601867</text:p>
          </table:table-cell>
          <table:table-cell office:value-type="float" office:value="456.239952681115" calcext:value-type="float">
            <text:p>456.2399526811</text:p>
          </table:table-cell>
          <table:table-cell office:value-type="float" office:value="437.191739348405" calcext:value-type="float">
            <text:p>437.1917393484</text:p>
          </table:table-cell>
          <table:table-cell office:value-type="float" office:value="433.586414980348" calcext:value-type="float">
            <text:p>433.5864149803</text:p>
          </table:table-cell>
          <table:table-cell office:value-type="float" office:value="0" calcext:value-type="float">
            <text:p>0</text:p>
          </table:table-cell>
          <table:table-cell office:value-type="float" office:value="405.730316627816" calcext:value-type="float">
            <text:p>405.7303166278</text:p>
          </table:table-cell>
          <table:table-cell office:value-type="float" office:value="407.52736939684" calcext:value-type="float">
            <text:p>407.5273693968</text:p>
          </table:table-cell>
          <table:table-cell office:value-type="float" office:value="432.666856578063" calcext:value-type="float">
            <text:p>432.6668565781</text:p>
          </table:table-cell>
          <table:table-cell office:value-type="float" office:value="396.554265366008" calcext:value-type="float">
            <text:p>396.554265366</text:p>
          </table:table-cell>
          <table:table-cell office:value-type="float" office:value="382.050696954079" calcext:value-type="float">
            <text:p>382.0506969541</text:p>
          </table:table-cell>
          <table:table-cell office:value-type="float" office:value="424.113671771209" calcext:value-type="float">
            <text:p>424.1136717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.505539144487" calcext:value-type="float">
            <text:p>440.5055391445</text:p>
          </table:table-cell>
          <table:table-cell office:value-type="float" office:value="431.136734364047" calcext:value-type="float">
            <text:p>431.136734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.562892026178" calcext:value-type="float">
            <text:p>425.5628920262</text:p>
          </table:table-cell>
          <table:table-cell office:value-type="float" office:value="411.662455822877" calcext:value-type="float">
            <text:p>411.6624558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.787784144289" calcext:value-type="float">
            <text:p>423.7877841443</text:p>
          </table:table-cell>
          <table:table-cell office:value-type="float" office:value="464.546638424129" calcext:value-type="float">
            <text:p>464.5466384241</text:p>
          </table:table-cell>
          <table:table-cell office:value-type="float" office:value="436.491562984861" calcext:value-type="float">
            <text:p>436.4915629849</text:p>
          </table:table-cell>
          <table:table-cell office:value-type="float" office:value="423.874743423749" calcext:value-type="float">
            <text:p>423.8747434237</text:p>
          </table:table-cell>
          <table:table-cell office:value-type="float" office:value="0" calcext:value-type="float">
            <text:p>0</text:p>
          </table:table-cell>
          <table:table-cell office:value-type="float" office:value="408.441652651781" calcext:value-type="float">
            <text:p>408.4416526518</text:p>
          </table:table-cell>
          <table:table-cell office:value-type="float" office:value="0" calcext:value-type="float">
            <text:p>0</text:p>
          </table:table-cell>
          <table:table-cell office:value-type="float" office:value="438.40817859006" calcext:value-type="float">
            <text:p>438.4081785901</text:p>
          </table:table-cell>
          <table:table-cell office:value-type="float" office:value="450.386085257897" calcext:value-type="float">
            <text:p>450.3860852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1.062427317208" calcext:value-type="float">
            <text:p>451.0624273172</text:p>
          </table:table-cell>
          <table:table-cell office:value-type="float" office:value="412.598435563118" calcext:value-type="float">
            <text:p>412.59843556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8.439833330819" calcext:value-type="float">
            <text:p>358.4398333308</text:p>
          </table:table-cell>
          <table:table-cell office:value-type="float" office:value="449.915345862671" calcext:value-type="float">
            <text:p>449.9153458627</text:p>
          </table:table-cell>
          <table:table-cell office:value-type="float" office:value="436.122169956559" calcext:value-type="float">
            <text:p>436.1221699566</text:p>
          </table:table-cell>
          <table:table-cell office:value-type="float" office:value="0" calcext:value-type="float">
            <text:p>0</text:p>
          </table:table-cell>
          <table:table-cell office:value-type="float" office:value="411.525093164457" calcext:value-type="float">
            <text:p>411.5250931645</text:p>
          </table:table-cell>
          <table:table-cell office:value-type="float" office:value="428.980926482998" calcext:value-type="float">
            <text:p>428.980926483</text:p>
          </table:table-cell>
          <table:table-cell office:value-type="float" office:value="420.496378935159" calcext:value-type="float">
            <text:p>420.4963789352</text:p>
          </table:table-cell>
          <table:table-cell office:value-type="float" office:value="380.840568667788" calcext:value-type="float">
            <text:p>380.8405686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.340455206249" calcext:value-type="float">
            <text:p>441.3404552062</text:p>
          </table:table-cell>
          <table:table-cell office:value-type="float" office:value="463.474745247312" calcext:value-type="float">
            <text:p>463.4747452473</text:p>
          </table:table-cell>
          <table:table-cell office:value-type="float" office:value="435.936111936293" calcext:value-type="float">
            <text:p>435.9361119363</text:p>
          </table:table-cell>
          <table:table-cell office:value-type="float" office:value="434.239665827132" calcext:value-type="float">
            <text:p>434.2396658271</text:p>
          </table:table-cell>
          <table:table-cell office:value-type="float" office:value="0" calcext:value-type="float">
            <text:p>0</text:p>
          </table:table-cell>
          <table:table-cell office:value-type="float" office:value="399.246628957334" calcext:value-type="float">
            <text:p>399.2466289573</text:p>
          </table:table-cell>
          <table:table-cell office:value-type="float" office:value="419.432504687963" calcext:value-type="float">
            <text:p>419.432504688</text:p>
          </table:table-cell>
          <table:table-cell office:value-type="float" office:value="434.209506368566" calcext:value-type="float">
            <text:p>434.2095063686</text:p>
          </table:table-cell>
          <table:table-cell office:value-type="float" office:value="396.72705095526" calcext:value-type="float">
            <text:p>396.7270509553</text:p>
          </table:table-cell>
          <table:table-cell office:value-type="float" office:value="382.422780967573" calcext:value-type="float">
            <text:p>382.4227809676</text:p>
          </table:table-cell>
          <table:table-cell office:value-type="float" office:value="427.250208697908" calcext:value-type="float">
            <text:p>427.2502086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.331233110625" calcext:value-type="float">
            <text:p>445.3312331106</text:p>
          </table:table-cell>
          <table:table-cell office:value-type="float" office:value="431.850141269099" calcext:value-type="float">
            <text:p>431.8501412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7.326474100325" calcext:value-type="float">
            <text:p>427.3264741003</text:p>
          </table:table-cell>
          <table:table-cell office:value-type="float" office:value="418.8334240574" calcext:value-type="float">
            <text:p>418.83342405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.002561269009" calcext:value-type="float">
            <text:p>434.002561269</text:p>
          </table:table-cell>
          <table:table-cell office:value-type="float" office:value="464.407785183772" calcext:value-type="float">
            <text:p>464.4077851838</text:p>
          </table:table-cell>
          <table:table-cell office:value-type="float" office:value="436.791379311518" calcext:value-type="float">
            <text:p>436.7913793115</text:p>
          </table:table-cell>
          <table:table-cell office:value-type="float" office:value="424.950158873203" calcext:value-type="float">
            <text:p>424.9501588732</text:p>
          </table:table-cell>
          <table:table-cell office:value-type="float" office:value="0" calcext:value-type="float">
            <text:p>0</text:p>
          </table:table-cell>
          <table:table-cell office:value-type="float" office:value="409.981275811149" calcext:value-type="float">
            <text:p>409.9812758111</text:p>
          </table:table-cell>
          <table:table-cell office:value-type="float" office:value="0" calcext:value-type="float">
            <text:p>0</text:p>
          </table:table-cell>
          <table:table-cell office:value-type="float" office:value="441.107928151299" calcext:value-type="float">
            <text:p>441.1079281513</text:p>
          </table:table-cell>
          <table:table-cell office:value-type="float" office:value="454.192798828239" calcext:value-type="float">
            <text:p>454.1927988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4.240306930027" calcext:value-type="float">
            <text:p>454.24030693</text:p>
          </table:table-cell>
          <table:table-cell office:value-type="float" office:value="420.960631351411" calcext:value-type="float">
            <text:p>420.96063135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0.820911759483" calcext:value-type="float">
            <text:p>380.8209117595</text:p>
          </table:table-cell>
          <table:table-cell office:value-type="float" office:value="450.506026300981" calcext:value-type="float">
            <text:p>450.506026301</text:p>
          </table:table-cell>
          <table:table-cell office:value-type="float" office:value="439.929963460196" calcext:value-type="float">
            <text:p>439.9299634602</text:p>
          </table:table-cell>
          <table:table-cell office:value-type="float" office:value="0" calcext:value-type="float">
            <text:p>0</text:p>
          </table:table-cell>
          <table:table-cell office:value-type="float" office:value="411.535034336053" calcext:value-type="float">
            <text:p>411.5350343361</text:p>
          </table:table-cell>
          <table:table-cell office:value-type="float" office:value="430.582400003333" calcext:value-type="float">
            <text:p>430.5824000033</text:p>
          </table:table-cell>
          <table:table-cell office:value-type="float" office:value="429.609561123172" calcext:value-type="float">
            <text:p>429.6095611232</text:p>
          </table:table-cell>
          <table:table-cell office:value-type="float" office:value="380.677057203856" calcext:value-type="float">
            <text:p>380.6770572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.465598723193" calcext:value-type="float">
            <text:p>441.4655987232</text:p>
          </table:table-cell>
          <table:table-cell office:value-type="float" office:value="463.037301363595" calcext:value-type="float">
            <text:p>463.0373013636</text:p>
          </table:table-cell>
          <table:table-cell office:value-type="float" office:value="437.178196530894" calcext:value-type="float">
            <text:p>437.1781965309</text:p>
          </table:table-cell>
          <table:table-cell office:value-type="float" office:value="434.501296344184" calcext:value-type="float">
            <text:p>434.5012963442</text:p>
          </table:table-cell>
          <table:table-cell office:value-type="float" office:value="0" calcext:value-type="float">
            <text:p>0</text:p>
          </table:table-cell>
          <table:table-cell office:value-type="float" office:value="417.239834046756" calcext:value-type="float">
            <text:p>417.2398340468</text:p>
          </table:table-cell>
          <table:table-cell office:value-type="float" office:value="424.604882277241" calcext:value-type="float">
            <text:p>424.6048822772</text:p>
          </table:table-cell>
          <table:table-cell office:value-type="float" office:value="436.22547973535" calcext:value-type="float">
            <text:p>436.2254797354</text:p>
          </table:table-cell>
          <table:table-cell office:value-type="float" office:value="396.343537095113" calcext:value-type="float">
            <text:p>396.3435370951</text:p>
          </table:table-cell>
          <table:table-cell office:value-type="float" office:value="387.88562905569" calcext:value-type="float">
            <text:p>387.8856290557</text:p>
          </table:table-cell>
          <table:table-cell office:value-type="float" office:value="430.494181551212" calcext:value-type="float">
            <text:p>430.4941815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8.024565450415" calcext:value-type="float">
            <text:p>458.0245654504</text:p>
          </table:table-cell>
          <table:table-cell office:value-type="float" office:value="432.237589259168" calcext:value-type="float">
            <text:p>432.2375892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.258058373457" calcext:value-type="float">
            <text:p>441.2580583735</text:p>
          </table:table-cell>
          <table:table-cell office:value-type="float" office:value="416.106599136341" calcext:value-type="float">
            <text:p>416.10659913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5.292856906273" calcext:value-type="float">
            <text:p>435.2928569063</text:p>
          </table:table-cell>
          <table:table-cell office:value-type="float" office:value="464.472671030915" calcext:value-type="float">
            <text:p>464.4726710309</text:p>
          </table:table-cell>
          <table:table-cell office:value-type="float" office:value="436.624784015747" calcext:value-type="float">
            <text:p>436.6247840157</text:p>
          </table:table-cell>
          <table:table-cell office:value-type="float" office:value="425.449368790332" calcext:value-type="float">
            <text:p>425.4493687903</text:p>
          </table:table-cell>
          <table:table-cell office:value-type="float" office:value="0" calcext:value-type="float">
            <text:p>0</text:p>
          </table:table-cell>
          <table:table-cell office:value-type="float" office:value="409.981275811149" calcext:value-type="float">
            <text:p>409.9812758111</text:p>
          </table:table-cell>
          <table:table-cell office:value-type="float" office:value="0" calcext:value-type="float">
            <text:p>0</text:p>
          </table:table-cell>
          <table:table-cell office:value-type="float" office:value="430.276088439329" calcext:value-type="float">
            <text:p>430.2760884393</text:p>
          </table:table-cell>
          <table:table-cell office:value-type="float" office:value="453.470712274689" calcext:value-type="float">
            <text:p>453.4707122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.151164921928" calcext:value-type="float">
            <text:p>462.1511649219</text:p>
          </table:table-cell>
          <table:table-cell office:value-type="float" office:value="432.332757646785" calcext:value-type="float">
            <text:p>432.33275764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9.001036564134" calcext:value-type="float">
            <text:p>389.0010365641</text:p>
          </table:table-cell>
          <table:table-cell office:value-type="float" office:value="450.506026300981" calcext:value-type="float">
            <text:p>450.506026301</text:p>
          </table:table-cell>
          <table:table-cell office:value-type="float" office:value="440.852230815058" calcext:value-type="float">
            <text:p>440.8522308151</text:p>
          </table:table-cell>
          <table:table-cell office:value-type="float" office:value="0" calcext:value-type="float">
            <text:p>0</text:p>
          </table:table-cell>
          <table:table-cell office:value-type="float" office:value="412.873324628458" calcext:value-type="float">
            <text:p>412.8733246285</text:p>
          </table:table-cell>
          <table:table-cell office:value-type="float" office:value="431.660466389442" calcext:value-type="float">
            <text:p>431.6604663894</text:p>
          </table:table-cell>
          <table:table-cell office:value-type="float" office:value="433.436290482377" calcext:value-type="float">
            <text:p>433.4362904824</text:p>
          </table:table-cell>
          <table:table-cell office:value-type="float" office:value="380.587883788384" calcext:value-type="float">
            <text:p>380.5878837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2.479663235515" calcext:value-type="float">
            <text:p>442.4796632355</text:p>
          </table:table-cell>
          <table:table-cell office:value-type="float" office:value="464.42922177588" calcext:value-type="float">
            <text:p>464.4292217759</text:p>
          </table:table-cell>
          <table:table-cell office:value-type="float" office:value="438.908472675475" calcext:value-type="float">
            <text:p>438.9084726755</text:p>
          </table:table-cell>
          <table:table-cell office:value-type="float" office:value="434.501296344184" calcext:value-type="float">
            <text:p>434.5012963442</text:p>
          </table:table-cell>
          <table:table-cell office:value-type="float" office:value="0" calcext:value-type="float">
            <text:p>0</text:p>
          </table:table-cell>
          <table:table-cell office:value-type="float" office:value="418.332109635425" calcext:value-type="float">
            <text:p>418.3321096354</text:p>
          </table:table-cell>
          <table:table-cell office:value-type="float" office:value="424.604882277241" calcext:value-type="float">
            <text:p>424.6048822772</text:p>
          </table:table-cell>
          <table:table-cell office:value-type="float" office:value="443.783054620733" calcext:value-type="float">
            <text:p>443.7830546207</text:p>
          </table:table-cell>
          <table:table-cell office:value-type="float" office:value="410.355182388581" calcext:value-type="float">
            <text:p>410.3551823886</text:p>
          </table:table-cell>
          <table:table-cell office:value-type="float" office:value="388.348865393015" calcext:value-type="float">
            <text:p>388.348865393</text:p>
          </table:table-cell>
          <table:table-cell office:value-type="float" office:value="436.726339004889" calcext:value-type="float">
            <text:p>436.7263390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5.161543126315" calcext:value-type="float">
            <text:p>455.1615431263</text:p>
          </table:table-cell>
          <table:table-cell office:value-type="float" office:value="443.17105836356" calcext:value-type="float">
            <text:p>443.171058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4.210347535632" calcext:value-type="float">
            <text:p>444.2103475356</text:p>
          </table:table-cell>
          <table:table-cell office:value-type="float" office:value="416.458199531574" calcext:value-type="float">
            <text:p>416.4581995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8.337489974722" calcext:value-type="float">
            <text:p>438.3374899747</text:p>
          </table:table-cell>
          <table:table-cell office:value-type="float" office:value="468.50019978332" calcext:value-type="float">
            <text:p>468.5001997833</text:p>
          </table:table-cell>
          <table:table-cell office:value-type="float" office:value="443.610679496089" calcext:value-type="float">
            <text:p>443.6106794961</text:p>
          </table:table-cell>
          <table:table-cell office:value-type="float" office:value="425.266348637053" calcext:value-type="float">
            <text:p>425.2663486371</text:p>
          </table:table-cell>
          <table:table-cell office:value-type="float" office:value="0" calcext:value-type="float">
            <text:p>0</text:p>
          </table:table-cell>
          <table:table-cell office:value-type="float" office:value="408.476487771523" calcext:value-type="float">
            <text:p>408.4764877715</text:p>
          </table:table-cell>
          <table:table-cell office:value-type="float" office:value="0" calcext:value-type="float">
            <text:p>0</text:p>
          </table:table-cell>
          <table:table-cell office:value-type="float" office:value="451.174332159818" calcext:value-type="float">
            <text:p>451.1743321598</text:p>
          </table:table-cell>
          <table:table-cell office:value-type="float" office:value="452.833400594789" calcext:value-type="float">
            <text:p>452.8334005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3.804240204349" calcext:value-type="float">
            <text:p>463.8042402043</text:p>
          </table:table-cell>
          <table:table-cell office:value-type="float" office:value="434.042785015234" calcext:value-type="float">
            <text:p>434.04278501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8.967949318378" calcext:value-type="float">
            <text:p>388.9679493184</text:p>
          </table:table-cell>
          <table:table-cell office:value-type="float" office:value="450.506026300981" calcext:value-type="float">
            <text:p>450.506026301</text:p>
          </table:table-cell>
          <table:table-cell office:value-type="float" office:value="450.623548806193" calcext:value-type="float">
            <text:p>450.6235488062</text:p>
          </table:table-cell>
          <table:table-cell office:value-type="float" office:value="0" calcext:value-type="float">
            <text:p>0</text:p>
          </table:table-cell>
          <table:table-cell office:value-type="float" office:value="412.530270112532" calcext:value-type="float">
            <text:p>412.5302701125</text:p>
          </table:table-cell>
          <table:table-cell office:value-type="float" office:value="432.336177282942" calcext:value-type="float">
            <text:p>432.3361772829</text:p>
          </table:table-cell>
          <table:table-cell office:value-type="float" office:value="435.06522504504" calcext:value-type="float">
            <text:p>435.065225045</text:p>
          </table:table-cell>
          <table:table-cell office:value-type="float" office:value="387.959570854644" calcext:value-type="float">
            <text:p>387.9595708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3.916575386782" calcext:value-type="float">
            <text:p>443.9165753868</text:p>
          </table:table-cell>
          <table:table-cell office:value-type="float" office:value="466.339844431929" calcext:value-type="float">
            <text:p>466.3398444319</text:p>
          </table:table-cell>
          <table:table-cell office:value-type="float" office:value="438.908472675475" calcext:value-type="float">
            <text:p>438.9084726755</text:p>
          </table:table-cell>
          <table:table-cell office:value-type="float" office:value="441.479477217786" calcext:value-type="float">
            <text:p>441.4794772178</text:p>
          </table:table-cell>
          <table:table-cell office:value-type="float" office:value="0" calcext:value-type="float">
            <text:p>0</text:p>
          </table:table-cell>
          <table:table-cell office:value-type="float" office:value="418.260107809136" calcext:value-type="float">
            <text:p>418.2601078091</text:p>
          </table:table-cell>
          <table:table-cell office:value-type="float" office:value="430.520189317851" calcext:value-type="float">
            <text:p>430.5201893179</text:p>
          </table:table-cell>
          <table:table-cell office:value-type="float" office:value="443.783054620733" calcext:value-type="float">
            <text:p>443.7830546207</text:p>
          </table:table-cell>
          <table:table-cell office:value-type="float" office:value="411.989669006486" calcext:value-type="float">
            <text:p>411.9896690065</text:p>
          </table:table-cell>
          <table:table-cell office:value-type="float" office:value="380.434093784541" calcext:value-type="float">
            <text:p>380.4340937845</text:p>
          </table:table-cell>
          <table:table-cell office:value-type="float" office:value="438.092947719628" calcext:value-type="float">
            <text:p>438.0929477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5.87226778569" calcext:value-type="float">
            <text:p>455.8722677857</text:p>
          </table:table-cell>
          <table:table-cell office:value-type="float" office:value="443.143813342604" calcext:value-type="float">
            <text:p>443.1438133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.316546704974" calcext:value-type="float">
            <text:p>446.316546705</text:p>
          </table:table-cell>
          <table:table-cell office:value-type="float" office:value="416.338097106577" calcext:value-type="float">
            <text:p>416.33809710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.20197181614" calcext:value-type="float">
            <text:p>440.2019718161</text:p>
          </table:table-cell>
          <table:table-cell office:value-type="float" office:value="465.388516435201" calcext:value-type="float">
            <text:p>465.3885164352</text:p>
          </table:table-cell>
          <table:table-cell office:value-type="float" office:value="432.390416751892" calcext:value-type="float">
            <text:p>432.3904167519</text:p>
          </table:table-cell>
          <table:table-cell office:value-type="float" office:value="427.714537057275" calcext:value-type="float">
            <text:p>427.7145370573</text:p>
          </table:table-cell>
          <table:table-cell office:value-type="float" office:value="0" calcext:value-type="float">
            <text:p>0</text:p>
          </table:table-cell>
          <table:table-cell office:value-type="float" office:value="408.651718371602" calcext:value-type="float">
            <text:p>408.6517183716</text:p>
          </table:table-cell>
          <table:table-cell office:value-type="float" office:value="0" calcext:value-type="float">
            <text:p>0</text:p>
          </table:table-cell>
          <table:table-cell office:value-type="float" office:value="474.42617679636" calcext:value-type="float">
            <text:p>474.4261767964</text:p>
          </table:table-cell>
          <table:table-cell office:value-type="float" office:value="450.268718694909" calcext:value-type="float">
            <text:p>450.2687186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.398048585505" calcext:value-type="float">
            <text:p>464.3980485855</text:p>
          </table:table-cell>
          <table:table-cell office:value-type="float" office:value="432.895169557799" calcext:value-type="float">
            <text:p>432.89516955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3.749664564559" calcext:value-type="float">
            <text:p>393.7496645646</text:p>
          </table:table-cell>
          <table:table-cell office:value-type="float" office:value="458.999894096262" calcext:value-type="float">
            <text:p>458.9998940963</text:p>
          </table:table-cell>
          <table:table-cell office:value-type="float" office:value="462.948715338758" calcext:value-type="float">
            <text:p>462.9487153388</text:p>
          </table:table-cell>
          <table:table-cell office:value-type="float" office:value="0" calcext:value-type="float">
            <text:p>0</text:p>
          </table:table-cell>
          <table:table-cell office:value-type="float" office:value="411.118669681486" calcext:value-type="float">
            <text:p>411.1186696815</text:p>
          </table:table-cell>
          <table:table-cell office:value-type="float" office:value="432.331327041219" calcext:value-type="float">
            <text:p>432.3313270412</text:p>
          </table:table-cell>
          <table:table-cell office:value-type="float" office:value="437.441064229107" calcext:value-type="float">
            <text:p>437.4410642291</text:p>
          </table:table-cell>
          <table:table-cell office:value-type="float" office:value="396.447601339322" calcext:value-type="float">
            <text:p>396.4476013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3.319857446836" calcext:value-type="float">
            <text:p>443.3198574468</text:p>
          </table:table-cell>
          <table:table-cell office:value-type="float" office:value="468.953369044196" calcext:value-type="float">
            <text:p>468.9533690442</text:p>
          </table:table-cell>
          <table:table-cell office:value-type="float" office:value="438.585340899198" calcext:value-type="float">
            <text:p>438.5853408992</text:p>
          </table:table-cell>
          <table:table-cell office:value-type="float" office:value="441.566240323847" calcext:value-type="float">
            <text:p>441.5662403238</text:p>
          </table:table-cell>
          <table:table-cell office:value-type="float" office:value="0" calcext:value-type="float">
            <text:p>0</text:p>
          </table:table-cell>
          <table:table-cell office:value-type="float" office:value="423.384387381252" calcext:value-type="float">
            <text:p>423.3843873813</text:p>
          </table:table-cell>
          <table:table-cell office:value-type="float" office:value="431.990004941609" calcext:value-type="float">
            <text:p>431.9900049416</text:p>
          </table:table-cell>
          <table:table-cell office:value-type="float" office:value="455.858481934425" calcext:value-type="float">
            <text:p>455.8584819344</text:p>
          </table:table-cell>
          <table:table-cell office:value-type="float" office:value="413.99210604683" calcext:value-type="float">
            <text:p>413.9921060468</text:p>
          </table:table-cell>
          <table:table-cell office:value-type="float" office:value="381.195527574273" calcext:value-type="float">
            <text:p>381.1955275743</text:p>
          </table:table-cell>
          <table:table-cell office:value-type="float" office:value="441.863667076004" calcext:value-type="float">
            <text:p>441.863667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.705724855262" calcext:value-type="float">
            <text:p>464.7057248553</text:p>
          </table:table-cell>
          <table:table-cell office:value-type="float" office:value="444.450777946803" calcext:value-type="float">
            <text:p>444.4507779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8.982829772409" calcext:value-type="float">
            <text:p>448.9828297724</text:p>
          </table:table-cell>
          <table:table-cell office:value-type="float" office:value="416.293043568688" calcext:value-type="float">
            <text:p>416.2930435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.092332393777" calcext:value-type="float">
            <text:p>441.0923323938</text:p>
          </table:table-cell>
          <table:table-cell office:value-type="float" office:value="473.488044403483" calcext:value-type="float">
            <text:p>473.4880444035</text:p>
          </table:table-cell>
          <table:table-cell office:value-type="float" office:value="434.248486151257" calcext:value-type="float">
            <text:p>434.2484861513</text:p>
          </table:table-cell>
          <table:table-cell office:value-type="float" office:value="430.600470145694" calcext:value-type="float">
            <text:p>430.6004701457</text:p>
          </table:table-cell>
          <table:table-cell office:value-type="float" office:value="0" calcext:value-type="float">
            <text:p>0</text:p>
          </table:table-cell>
          <table:table-cell office:value-type="float" office:value="405.906453618955" calcext:value-type="float">
            <text:p>405.906453619</text:p>
          </table:table-cell>
          <table:table-cell office:value-type="float" office:value="0" calcext:value-type="float">
            <text:p>0</text:p>
          </table:table-cell>
          <table:table-cell office:value-type="float" office:value="476.217926758849" calcext:value-type="float">
            <text:p>476.2179267588</text:p>
          </table:table-cell>
          <table:table-cell office:value-type="float" office:value="451.95051562742" calcext:value-type="float">
            <text:p>451.9505156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.271858720314" calcext:value-type="float">
            <text:p>466.2718587203</text:p>
          </table:table-cell>
          <table:table-cell office:value-type="float" office:value="433.473620116541" calcext:value-type="float">
            <text:p>433.47362011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3.39106832109" calcext:value-type="float">
            <text:p>393.3910683211</text:p>
          </table:table-cell>
          <table:table-cell office:value-type="float" office:value="464.038805088843" calcext:value-type="float">
            <text:p>464.0388050888</text:p>
          </table:table-cell>
          <table:table-cell office:value-type="float" office:value="466.633847304057" calcext:value-type="float">
            <text:p>466.6338473041</text:p>
          </table:table-cell>
          <table:table-cell office:value-type="float" office:value="0" calcext:value-type="float">
            <text:p>0</text:p>
          </table:table-cell>
          <table:table-cell office:value-type="float" office:value="411.284574589914" calcext:value-type="float">
            <text:p>411.2845745899</text:p>
          </table:table-cell>
          <table:table-cell office:value-type="float" office:value="432.153428287834" calcext:value-type="float">
            <text:p>432.1534282878</text:p>
          </table:table-cell>
          <table:table-cell office:value-type="float" office:value="435.56284575829" calcext:value-type="float">
            <text:p>435.5628457583</text:p>
          </table:table-cell>
          <table:table-cell office:value-type="float" office:value="396.982973474071" calcext:value-type="float">
            <text:p>396.9829734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3.910603503538" calcext:value-type="float">
            <text:p>443.9106035035</text:p>
          </table:table-cell>
          <table:table-cell office:value-type="float" office:value="472.319890722782" calcext:value-type="float">
            <text:p>472.3198907228</text:p>
          </table:table-cell>
          <table:table-cell office:value-type="float" office:value="438.585340899198" calcext:value-type="float">
            <text:p>438.5853408992</text:p>
          </table:table-cell>
          <table:table-cell office:value-type="float" office:value="456.912375444775" calcext:value-type="float">
            <text:p>456.9123754448</text:p>
          </table:table-cell>
          <table:table-cell office:value-type="float" office:value="0" calcext:value-type="float">
            <text:p>0</text:p>
          </table:table-cell>
          <table:table-cell office:value-type="float" office:value="424.120819735904" calcext:value-type="float">
            <text:p>424.1208197359</text:p>
          </table:table-cell>
          <table:table-cell office:value-type="float" office:value="431.534033048847" calcext:value-type="float">
            <text:p>431.5340330488</text:p>
          </table:table-cell>
          <table:table-cell office:value-type="float" office:value="457.274886685935" calcext:value-type="float">
            <text:p>457.2748866859</text:p>
          </table:table-cell>
          <table:table-cell office:value-type="float" office:value="419.54630038469" calcext:value-type="float">
            <text:p>419.5463003847</text:p>
          </table:table-cell>
          <table:table-cell office:value-type="float" office:value="386.445490366919" calcext:value-type="float">
            <text:p>386.4454903669</text:p>
          </table:table-cell>
          <table:table-cell office:value-type="float" office:value="440.260282809457" calcext:value-type="float">
            <text:p>440.2602828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4.661639536219" calcext:value-type="float">
            <text:p>474.6616395362</text:p>
          </table:table-cell>
          <table:table-cell office:value-type="float" office:value="444.450777946803" calcext:value-type="float">
            <text:p>444.4507779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.683926427181" calcext:value-type="float">
            <text:p>449.6839264272</text:p>
          </table:table-cell>
          <table:table-cell office:value-type="float" office:value="416.933119191589" calcext:value-type="float">
            <text:p>416.9331191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9.407595530438" calcext:value-type="float">
            <text:p>439.4075955304</text:p>
          </table:table-cell>
          <table:table-cell office:value-type="float" office:value="476.114541872177" calcext:value-type="float">
            <text:p>476.1145418722</text:p>
          </table:table-cell>
          <table:table-cell office:value-type="float" office:value="435.607614419242" calcext:value-type="float">
            <text:p>435.6076144192</text:p>
          </table:table-cell>
          <table:table-cell office:value-type="float" office:value="433.138126094656" calcext:value-type="float">
            <text:p>433.1381260947</text:p>
          </table:table-cell>
          <table:table-cell office:value-type="float" office:value="0" calcext:value-type="float">
            <text:p>0</text:p>
          </table:table-cell>
          <table:table-cell office:value-type="float" office:value="406.319873100599" calcext:value-type="float">
            <text:p>406.3198731006</text:p>
          </table:table-cell>
          <table:table-cell office:value-type="float" office:value="0" calcext:value-type="float">
            <text:p>0</text:p>
          </table:table-cell>
          <table:table-cell office:value-type="float" office:value="481.007329229833" calcext:value-type="float">
            <text:p>481.0073292298</text:p>
          </table:table-cell>
          <table:table-cell office:value-type="float" office:value="452.677213316675" calcext:value-type="float">
            <text:p>452.6772133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.356098035001" calcext:value-type="float">
            <text:p>466.356098035</text:p>
          </table:table-cell>
          <table:table-cell office:value-type="float" office:value="433.363961637076" calcext:value-type="float">
            <text:p>433.36396163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1.955474562994" calcext:value-type="float">
            <text:p>431.955474563</text:p>
          </table:table-cell>
          <table:table-cell office:value-type="float" office:value="0" calcext:value-type="float">
            <text:p>0</text:p>
          </table:table-cell>
          <table:table-cell office:value-type="float" office:value="387.14897401168" calcext:value-type="float">
            <text:p>387.148974011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94.548592559283" calcext:value-type="float">
            <text:p>394.54859255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4.592936182189" calcext:value-type="float">
            <text:p>474.592936182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41.785794160449" calcext:value-type="float">
            <text:p>441.78579416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1.45880967629" calcext:value-type="float">
            <text:p>481.45880967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6.823677393818" calcext:value-type="float">
            <text:p>466.823677393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2.126577684824" calcext:value-type="float">
            <text:p>432.1265776848</text:p>
          </table:table-cell>
          <table:table-cell office:value-type="float" office:value="0" calcext:value-type="float">
            <text:p>0</text:p>
          </table:table-cell>
          <table:table-cell office:value-type="float" office:value="387.035611145865" calcext:value-type="float">
            <text:p>387.035611145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97.411314613742" calcext:value-type="float">
            <text:p>397.4113146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4.956757780369" calcext:value-type="float">
            <text:p>474.956757780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49.956806962532" calcext:value-type="float">
            <text:p>449.95680696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3.407177310482" calcext:value-type="float">
            <text:p>483.4071773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6.846084121133" calcext:value-type="float">
            <text:p>466.84608412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3.342500676033" calcext:value-type="float">
            <text:p>433.342500676</text:p>
          </table:table-cell>
          <table:table-cell office:value-type="float" office:value="0" calcext:value-type="float">
            <text:p>0</text:p>
          </table:table-cell>
          <table:table-cell office:value-type="float" office:value="388.36200239478" calcext:value-type="float">
            <text:p>388.362002394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95.513249555876" calcext:value-type="float">
            <text:p>395.51324955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4.88788726726" calcext:value-type="float">
            <text:p>474.88788726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2.035436826854" calcext:value-type="float">
            <text:p>452.03543682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7.90698746958" calcext:value-type="float">
            <text:p>487.9069874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7.213328919487" calcext:value-type="float">
            <text:p>467.213328919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42.470743106776" calcext:value-type="float">
            <text:p>442.4707431068</text:p>
          </table:table-cell>
          <table:table-cell office:value-type="float" office:value="0" calcext:value-type="float">
            <text:p>0</text:p>
          </table:table-cell>
          <table:table-cell office:value-type="float" office:value="394.029476404817" calcext:value-type="float">
            <text:p>394.029476404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10.540794615567" calcext:value-type="float">
            <text:p>410.5407946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4.760531839715" calcext:value-type="float">
            <text:p>474.760531839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47.490148717696" calcext:value-type="float">
            <text:p>447.49014871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0.303258701381" calcext:value-type="float">
            <text:p>490.3032587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2.033125126354" calcext:value-type="float">
            <text:p>472.03312512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3.433407641277" calcext:value-type="float">
            <text:p>453.4334076413</text:p>
          </table:table-cell>
          <table:table-cell office:value-type="float" office:value="0" calcext:value-type="float">
            <text:p>0</text:p>
          </table:table-cell>
          <table:table-cell office:value-type="float" office:value="395.078236749257" calcext:value-type="float">
            <text:p>395.078236749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12.981824534083" calcext:value-type="float">
            <text:p>412.9818245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7.209501332575" calcext:value-type="float">
            <text:p>477.20950133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4.494904651568" calcext:value-type="float">
            <text:p>454.4949046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.600380788492" calcext:value-type="float">
            <text:p>500.60038078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3.8741595752" calcext:value-type="float">
            <text:p>473.874159575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3.433407641277" calcext:value-type="float">
            <text:p>453.4334076413</text:p>
          </table:table-cell>
          <table:table-cell office:value-type="float" office:value="0" calcext:value-type="float">
            <text:p>0</text:p>
          </table:table-cell>
          <table:table-cell office:value-type="float" office:value="389.871321777479" calcext:value-type="float">
            <text:p>389.87132177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11.84703892429" calcext:value-type="float">
            <text:p>411.8470389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8.629906250425" calcext:value-type="float">
            <text:p>478.629906250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8.96253829668" calcext:value-type="float">
            <text:p>458.96253829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4.243103505291" calcext:value-type="float">
            <text:p>504.2431035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3.975183304579" calcext:value-type="float">
            <text:p>473.97518330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4.354938020888" calcext:value-type="float">
            <text:p>454.3549380209</text:p>
          </table:table-cell>
          <table:table-cell office:value-type="float" office:value="0" calcext:value-type="float">
            <text:p>0</text:p>
          </table:table-cell>
          <table:table-cell office:value-type="float" office:value="397.38274069698" calcext:value-type="float">
            <text:p>397.38274069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14.089117015825" calcext:value-type="float">
            <text:p>414.0891170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.80887368093" calcext:value-type="float">
            <text:p>493.80887368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3.94406516176" calcext:value-type="float">
            <text:p>463.94406516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5.146521678387" calcext:value-type="float">
            <text:p>505.1465216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3.540039719679" calcext:value-type="float">
            <text:p>473.540039719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2:00:58.253525124</meta:creation-date>
    <dc:date>2017-01-04T12:03:59.737876903</dc:date>
    <meta:editing-duration>P0D</meta:editing-duration>
    <meta:editing-cycles>1</meta:editing-cycles>
    <meta:document-statistic meta:table-count="3" meta:cell-count="7503" meta:object-count="0"/>
    <meta:generator>LibreOffice/4.2.8.2$Linux_X86_64 LibreOffice_project/420m0$Build-2</meta:generator>
  </office:meta>
</office:document-meta>
</file>